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95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DSS J130452.58+245454.8</text:p>
          </table:table-cell>
          <table:table-cell office:value-type="float" office:value="196.21908">
            <text:p>196.21908</text:p>
          </table:table-cell>
          <table:table-cell office:value-type="float" office:value="24.91523">
            <text:p>24.915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0.304">
            <text:p>0.304</text:p>
          </table:table-cell>
          <table:table-cell table:formula="of:=ROUND([.J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DSS J130450.65+245501.4</text:p>
          </table:table-cell>
          <table:table-cell office:value-type="float" office:value="196.21108">
            <text:p>196.21108</text:p>
          </table:table-cell>
          <table:table-cell office:value-type="float" office:value="24.91708">
            <text:p>24.91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0.311">
            <text:p>0.311</text:p>
          </table:table-cell>
          <table:table-cell table:formula="of:=ROUND([.J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DSS J130453.23+245541.4</text:p>
          </table:table-cell>
          <table:table-cell office:value-type="float" office:value="196.22182">
            <text:p>196.22182</text:p>
          </table:table-cell>
          <table:table-cell office:value-type="float" office:value="24.92819">
            <text:p>24.928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1.015">
            <text:p>1.015</text:p>
          </table:table-cell>
          <table:table-cell table:formula="of:=ROUND([.J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DSS J130455.14+245529.0</text:p>
          </table:table-cell>
          <table:table-cell office:value-type="float" office:value="196.22976">
            <text:p>196.22976</text:p>
          </table:table-cell>
          <table:table-cell office:value-type="float" office:value="24.92473">
            <text:p>24.924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1.11">
            <text:p>1.11</text:p>
          </table:table-cell>
          <table:table-cell table:formula="of:=ROUND([.J4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DSS J130454.62+245501.7</text:p>
          </table:table-cell>
          <table:table-cell office:value-type="float" office:value="196.2276">
            <text:p>196.2276</text:p>
          </table:table-cell>
          <table:table-cell office:value-type="float" office:value="24.91716">
            <text:p>24.91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0.775">
            <text:p>0.775</text:p>
          </table:table-cell>
          <table:table-cell table:formula="of:=ROUND([.J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DSS J130457.05+245411.4</text:p>
          </table:table-cell>
          <table:table-cell office:value-type="float" office:value="196.23771">
            <text:p>196.23771</text:p>
          </table:table-cell>
          <table:table-cell office:value-type="float" office:value="24.90317">
            <text:p>24.903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402">
            <text:p>1.402</text:p>
          </table:table-cell>
          <table:table-cell table:formula="of:=ROUND([.J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DSS J130447.54+245536.3</text:p>
          </table:table-cell>
          <table:table-cell office:value-type="float" office:value="196.19812">
            <text:p>196.19812</text:p>
          </table:table-cell>
          <table:table-cell office:value-type="float" office:value="24.92675">
            <text:p>24.926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213">
            <text:p>1.213</text:p>
          </table:table-cell>
          <table:table-cell table:formula="of:=ROUND([.J7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DSS J130450.39+245610.5</text:p>
          </table:table-cell>
          <table:table-cell office:value-type="float" office:value="196.21">
            <text:p>196.21</text:p>
          </table:table-cell>
          <table:table-cell office:value-type="float" office:value="24.93627">
            <text:p>24.936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43">
            <text:p>1.43</text:p>
          </table:table-cell>
          <table:table-cell table:formula="of:=ROUND([.J8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DSS J130446.64+245513.4</text:p>
          </table:table-cell>
          <table:table-cell office:value-type="float" office:value="196.19435">
            <text:p>196.19435</text:p>
          </table:table-cell>
          <table:table-cell office:value-type="float" office:value="24.92041">
            <text:p>24.920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1.174">
            <text:p>1.174</text:p>
          </table:table-cell>
          <table:table-cell table:formula="of:=ROUND([.J9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DSS J130445.69+245455.8</text:p>
          </table:table-cell>
          <table:table-cell office:value-type="float" office:value="196.19039">
            <text:p>196.19039</text:p>
          </table:table-cell>
          <table:table-cell office:value-type="float" office:value="24.91551">
            <text:p>24.91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1.307">
            <text:p>1.307</text:p>
          </table:table-cell>
          <table:table-cell table:formula="of:=ROUND([.J1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DSS J130450.90+245335.9</text:p>
          </table:table-cell>
          <table:table-cell office:value-type="float" office:value="196.21209">
            <text:p>196.21209</text:p>
          </table:table-cell>
          <table:table-cell office:value-type="float" office:value="24.89331">
            <text:p>24.893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1.172">
            <text:p>1.172</text:p>
          </table:table-cell>
          <table:table-cell table:formula="of:=ROUND([.J11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DSS J130455.39+245557.2</text:p>
          </table:table-cell>
          <table:table-cell office:value-type="float" office:value="196.23079">
            <text:p>196.23079</text:p>
          </table:table-cell>
          <table:table-cell office:value-type="float" office:value="24.93256">
            <text:p>24.932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1.492">
            <text:p>1.492</text:p>
          </table:table-cell>
          <table:table-cell table:formula="of:=ROUND([.J1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DSS J130455.81+245354.9</text:p>
          </table:table-cell>
          <table:table-cell office:value-type="float" office:value="196.23255">
            <text:p>196.23255</text:p>
          </table:table-cell>
          <table:table-cell office:value-type="float" office:value="24.8986">
            <text:p>24.89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1.31">
            <text:p>1.31</text:p>
          </table:table-cell>
          <table:table-cell table:formula="of:=ROUND([.J1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string">
            <text:p>SDSS J130459.32+245548.0</text:p>
          </table:table-cell>
          <table:table-cell table:style-name="ce1" office:value-type="float" office:value="196.24717">
            <text:p>196.24717</text:p>
          </table:table-cell>
          <table:table-cell table:style-name="ce1" office:value-type="float" office:value="24.93003">
            <text:p>24.93003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3g</text:p>
          </table:table-cell>
          <table:table-cell table:style-name="ce1" office:value-type="float" office:value="2.071">
            <text:p>2.071</text:p>
          </table:table-cell>
          <table:table-cell table:style-name="ce1" table:formula="of:=ROUND([.J14])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DSS J130454.81+245310.9</text:p>
          </table:table-cell>
          <table:table-cell office:value-type="float" office:value="196.22839">
            <text:p>196.22839</text:p>
          </table:table-cell>
          <table:table-cell office:value-type="float" office:value="24.88639">
            <text:p>24.88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1.76">
            <text:p>1.76</text:p>
          </table:table-cell>
          <table:table-cell table:formula="of:=ROUND([.J1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DSS J130458.26+245325.3</text:p>
          </table:table-cell>
          <table:table-cell office:value-type="float" office:value="196.24276">
            <text:p>196.24276</text:p>
          </table:table-cell>
          <table:table-cell office:value-type="float" office:value="24.89038">
            <text:p>24.890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2.054">
            <text:p>2.054</text:p>
          </table:table-cell>
          <table:table-cell table:formula="of:=ROUND([.J1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DSS J130500.72+245326.6</text:p>
          </table:table-cell>
          <table:table-cell office:value-type="float" office:value="196.25303">
            <text:p>196.25303</text:p>
          </table:table-cell>
          <table:table-cell office:value-type="float" office:value="24.89073">
            <text:p>24.890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2.492">
            <text:p>2.492</text:p>
          </table:table-cell>
          <table:table-cell table:formula="of:=ROUND([.J1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DSS J130450.61+245228.0</text:p>
          </table:table-cell>
          <table:table-cell office:value-type="float" office:value="196.2109">
            <text:p>196.2109</text:p>
          </table:table-cell>
          <table:table-cell office:value-type="float" office:value="24.87445">
            <text:p>24.874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2.305">
            <text:p>2.305</text:p>
          </table:table-cell>
          <table:table-cell table:formula="of:=ROUND([.J1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DSS J130444.82+245637.8</text:p>
          </table:table-cell>
          <table:table-cell office:value-type="float" office:value="196.18678">
            <text:p>196.18678</text:p>
          </table:table-cell>
          <table:table-cell office:value-type="float" office:value="24.94384">
            <text:p>24.943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2.389">
            <text:p>2.389</text:p>
          </table:table-cell>
          <table:table-cell table:formula="of:=ROUND([.J1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DSS J130450.18+245642.5</text:p>
          </table:table-cell>
          <table:table-cell office:value-type="float" office:value="196.20909">
            <text:p>196.20909</text:p>
          </table:table-cell>
          <table:table-cell office:value-type="float" office:value="24.94516">
            <text:p>24.945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1.964">
            <text:p>1.964</text:p>
          </table:table-cell>
          <table:table-cell table:formula="of:=ROUND([.J2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DSS J130457.64+245339.2</text:p>
          </table:table-cell>
          <table:table-cell office:value-type="float" office:value="196.24018">
            <text:p>196.24018</text:p>
          </table:table-cell>
          <table:table-cell office:value-type="float" office:value="24.89424">
            <text:p>24.894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1.798">
            <text:p>1.798</text:p>
          </table:table-cell>
          <table:table-cell table:formula="of:=ROUND([.J2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DSS J130446.15+245322.0</text:p>
          </table:table-cell>
          <table:table-cell office:value-type="float" office:value="196.19232">
            <text:p>196.19232</text:p>
          </table:table-cell>
          <table:table-cell office:value-type="float" office:value="24.88947">
            <text:p>24.889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1.836">
            <text:p>1.836</text:p>
          </table:table-cell>
          <table:table-cell table:formula="of:=ROUND([.J2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DSS J130452.12+245628.1</text:p>
          </table:table-cell>
          <table:table-cell office:value-type="float" office:value="196.21718">
            <text:p>196.21718</text:p>
          </table:table-cell>
          <table:table-cell office:value-type="float" office:value="24.94114">
            <text:p>24.941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1.711">
            <text:p>1.711</text:p>
          </table:table-cell>
          <table:table-cell table:formula="of:=ROUND([.J2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DSS J130444.26+245307.9</text:p>
          </table:table-cell>
          <table:table-cell office:value-type="float" office:value="196.18442">
            <text:p>196.18442</text:p>
          </table:table-cell>
          <table:table-cell office:value-type="float" office:value="24.88554">
            <text:p>24.885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301">
            <text:p>2.301</text:p>
          </table:table-cell>
          <table:table-cell table:formula="of:=ROUND([.J2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DSS J130459.93+245600.9</text:p>
          </table:table-cell>
          <table:table-cell office:value-type="float" office:value="196.24974">
            <text:p>196.24974</text:p>
          </table:table-cell>
          <table:table-cell office:value-type="float" office:value="24.9336">
            <text:p>24.93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303">
            <text:p>2.303</text:p>
          </table:table-cell>
          <table:table-cell table:formula="of:=ROUND([.J2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DSS J130443.03+245408.1</text:p>
          </table:table-cell>
          <table:table-cell office:value-type="float" office:value="196.17929">
            <text:p>196.17929</text:p>
          </table:table-cell>
          <table:table-cell office:value-type="float" office:value="24.90226">
            <text:p>24.902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002">
            <text:p>2.002</text:p>
          </table:table-cell>
          <table:table-cell table:formula="of:=ROUND([.J2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DSS J130448.90+245610.4</text:p>
          </table:table-cell>
          <table:table-cell office:value-type="float" office:value="196.20378">
            <text:p>196.20378</text:p>
          </table:table-cell>
          <table:table-cell office:value-type="float" office:value="24.93622">
            <text:p>24.936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1.518">
            <text:p>1.518</text:p>
          </table:table-cell>
          <table:table-cell table:formula="of:=ROUND([.J2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DSS J130449.37+245650.4</text:p>
          </table:table-cell>
          <table:table-cell office:value-type="float" office:value="196.20572">
            <text:p>196.20572</text:p>
          </table:table-cell>
          <table:table-cell office:value-type="float" office:value="24.94735">
            <text:p>24.947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127">
            <text:p>2.127</text:p>
          </table:table-cell>
          <table:table-cell table:formula="of:=ROUND([.J2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DSS J130455.44+245605.8</text:p>
          </table:table-cell>
          <table:table-cell office:value-type="float" office:value="196.23103">
            <text:p>196.23103</text:p>
          </table:table-cell>
          <table:table-cell office:value-type="float" office:value="24.93496">
            <text:p>24.934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1.616">
            <text:p>1.616</text:p>
          </table:table-cell>
          <table:table-cell table:formula="of:=ROUND([.J2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DSS J130453.50+245258.6</text:p>
          </table:table-cell>
          <table:table-cell office:value-type="float" office:value="196.22292">
            <text:p>196.22292</text:p>
          </table:table-cell>
          <table:table-cell office:value-type="float" office:value="24.88295">
            <text:p>24.882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1.85">
            <text:p>1.85</text:p>
          </table:table-cell>
          <table:table-cell table:formula="of:=ROUND([.J3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DSS J130458.22+245344.0</text:p>
          </table:table-cell>
          <table:table-cell office:value-type="float" office:value="196.24262">
            <text:p>196.24262</text:p>
          </table:table-cell>
          <table:table-cell office:value-type="float" office:value="24.89556">
            <text:p>24.895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1.859">
            <text:p>1.859</text:p>
          </table:table-cell>
          <table:table-cell table:formula="of:=ROUND([.J3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DSS J130456.86+245620.2</text:p>
          </table:table-cell>
          <table:table-cell office:value-type="float" office:value="196.23693">
            <text:p>196.23693</text:p>
          </table:table-cell>
          <table:table-cell office:value-type="float" office:value="24.93897">
            <text:p>24.938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001">
            <text:p>2.001</text:p>
          </table:table-cell>
          <table:table-cell table:formula="of:=ROUND([.J3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DSS J130458.57+245520.4</text:p>
          </table:table-cell>
          <table:table-cell office:value-type="float" office:value="196.24406">
            <text:p>196.24406</text:p>
          </table:table-cell>
          <table:table-cell office:value-type="float" office:value="24.92235">
            <text:p>24.92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724">
            <text:p>1.724</text:p>
          </table:table-cell>
          <table:table-cell table:formula="of:=ROUND([.J3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DSS J130446.99+245622.0</text:p>
          </table:table-cell>
          <table:table-cell office:value-type="float" office:value="196.1958">
            <text:p>196.1958</text:p>
          </table:table-cell>
          <table:table-cell office:value-type="float" office:value="24.93946">
            <text:p>24.939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89">
            <text:p>1.89</text:p>
          </table:table-cell>
          <table:table-cell table:formula="of:=ROUND([.J3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DSS J130452.82+245654.9</text:p>
          </table:table-cell>
          <table:table-cell office:value-type="float" office:value="196.22009">
            <text:p>196.22009</text:p>
          </table:table-cell>
          <table:table-cell office:value-type="float" office:value="24.9486">
            <text:p>24.94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174">
            <text:p>2.174</text:p>
          </table:table-cell>
          <table:table-cell table:formula="of:=ROUND([.J3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DSS J130458.19+245433.8</text:p>
          </table:table-cell>
          <table:table-cell office:value-type="float" office:value="196.24248">
            <text:p>196.24248</text:p>
          </table:table-cell>
          <table:table-cell office:value-type="float" office:value="24.90941">
            <text:p>24.909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1.551">
            <text:p>1.551</text:p>
          </table:table-cell>
          <table:table-cell table:formula="of:=ROUND([.J3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DSS J130453.81+245655.0</text:p>
          </table:table-cell>
          <table:table-cell office:value-type="float" office:value="196.22423">
            <text:p>196.22423</text:p>
          </table:table-cell>
          <table:table-cell office:value-type="float" office:value="24.94862">
            <text:p>24.948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22">
            <text:p>2.22</text:p>
          </table:table-cell>
          <table:table-cell table:formula="of:=ROUND([.J3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DSS J130458.50+245430.9</text:p>
          </table:table-cell>
          <table:table-cell office:value-type="float" office:value="196.24375">
            <text:p>196.24375</text:p>
          </table:table-cell>
          <table:table-cell office:value-type="float" office:value="24.9086">
            <text:p>24.90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627">
            <text:p>1.627</text:p>
          </table:table-cell>
          <table:table-cell table:formula="of:=ROUND([.J3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DSS J130455.44+245611.1</text:p>
          </table:table-cell>
          <table:table-cell office:value-type="float" office:value="196.23101">
            <text:p>196.23101</text:p>
          </table:table-cell>
          <table:table-cell office:value-type="float" office:value="24.93644">
            <text:p>24.936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69">
            <text:p>1.69</text:p>
          </table:table-cell>
          <table:table-cell table:formula="of:=ROUND([.J3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DSS J130444.86+245313.3</text:p>
          </table:table-cell>
          <table:table-cell office:value-type="float" office:value="196.18694">
            <text:p>196.18694</text:p>
          </table:table-cell>
          <table:table-cell office:value-type="float" office:value="24.88703">
            <text:p>24.887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141">
            <text:p>2.141</text:p>
          </table:table-cell>
          <table:table-cell table:formula="of:=ROUND([.J4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DSS J130456.52+245254.1</text:p>
          </table:table-cell>
          <table:table-cell office:value-type="float" office:value="196.23552">
            <text:p>196.23552</text:p>
          </table:table-cell>
          <table:table-cell office:value-type="float" office:value="24.8817">
            <text:p>24.88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2.195">
            <text:p>2.195</text:p>
          </table:table-cell>
          <table:table-cell table:formula="of:=ROUND([.J4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office:value-type="string">
            <text:p>SDSS J130445.27+245719.2</text:p>
          </table:table-cell>
          <table:table-cell table:style-name="ce1" office:value-type="float" office:value="196.18866">
            <text:p>196.18866</text:p>
          </table:table-cell>
          <table:table-cell table:style-name="ce1" office:value-type="float" office:value="24.95536">
            <text:p>24.95536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9g</text:p>
          </table:table-cell>
          <table:table-cell table:style-name="ce1" office:value-type="float" office:value="2.91">
            <text:p>2.91</text:p>
          </table:table-cell>
          <table:table-cell table:style-name="ce1" table:formula="of:=ROUND([.J42])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DSS J130501.77+245539.3</text:p>
          </table:table-cell>
          <table:table-cell office:value-type="float" office:value="196.25741">
            <text:p>196.25741</text:p>
          </table:table-cell>
          <table:table-cell office:value-type="float" office:value="24.9276">
            <text:p>24.92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2.514">
            <text:p>2.514</text:p>
          </table:table-cell>
          <table:table-cell table:formula="of:=ROUND([.J4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DSS J130445.14+245210.2</text:p>
          </table:table-cell>
          <table:table-cell office:value-type="float" office:value="196.1881">
            <text:p>196.1881</text:p>
          </table:table-cell>
          <table:table-cell office:value-type="float" office:value="24.8695">
            <text:p>24.86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2.959">
            <text:p>2.959</text:p>
          </table:table-cell>
          <table:table-cell table:formula="of:=ROUND([.J4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DSS J130502.40+245632.1</text:p>
          </table:table-cell>
          <table:table-cell office:value-type="float" office:value="196.26004">
            <text:p>196.26004</text:p>
          </table:table-cell>
          <table:table-cell office:value-type="float" office:value="24.94227">
            <text:p>24.942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3.059">
            <text:p>3.059</text:p>
          </table:table-cell>
          <table:table-cell table:formula="of:=ROUND([.J4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DSS J130443.57+245641.1</text:p>
          </table:table-cell>
          <table:table-cell office:value-type="float" office:value="196.18157">
            <text:p>196.18157</text:p>
          </table:table-cell>
          <table:table-cell office:value-type="float" office:value="24.94475">
            <text:p>24.94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2.615">
            <text:p>2.615</text:p>
          </table:table-cell>
          <table:table-cell table:formula="of:=ROUND([.J4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DSS J130444.35+245733.4</text:p>
          </table:table-cell>
          <table:table-cell office:value-type="float" office:value="196.18483">
            <text:p>196.18483</text:p>
          </table:table-cell>
          <table:table-cell office:value-type="float" office:value="24.95929">
            <text:p>24.959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3.217">
            <text:p>3.217</text:p>
          </table:table-cell>
          <table:table-cell table:formula="of:=ROUND([.J4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DSS J130451.73+245117.3</text:p>
          </table:table-cell>
          <table:table-cell office:value-type="float" office:value="196.21555">
            <text:p>196.21555</text:p>
          </table:table-cell>
          <table:table-cell office:value-type="float" office:value="24.85483">
            <text:p>24.854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3.476">
            <text:p>3.476</text:p>
          </table:table-cell>
          <table:table-cell table:formula="of:=ROUND([.J4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DSS J130447.83+245216.9</text:p>
          </table:table-cell>
          <table:table-cell office:value-type="float" office:value="196.19932">
            <text:p>196.19932</text:p>
          </table:table-cell>
          <table:table-cell office:value-type="float" office:value="24.87138">
            <text:p>24.871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2.611">
            <text:p>2.611</text:p>
          </table:table-cell>
          <table:table-cell table:formula="of:=ROUND([.J4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DSS J130438.27+245512.5</text:p>
          </table:table-cell>
          <table:table-cell office:value-type="float" office:value="196.15948">
            <text:p>196.15948</text:p>
          </table:table-cell>
          <table:table-cell office:value-type="float" office:value="24.92014">
            <text:p>24.920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3.011">
            <text:p>3.011</text:p>
          </table:table-cell>
          <table:table-cell table:formula="of:=ROUND([.J5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DSS J130452.46+245142.9</text:p>
          </table:table-cell>
          <table:table-cell office:value-type="float" office:value="196.21859">
            <text:p>196.21859</text:p>
          </table:table-cell>
          <table:table-cell office:value-type="float" office:value="24.86193">
            <text:p>24.861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3.058">
            <text:p>3.058</text:p>
          </table:table-cell>
          <table:table-cell table:formula="of:=ROUND([.J5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DSS J130505.04+245355.9</text:p>
          </table:table-cell>
          <table:table-cell office:value-type="float" office:value="196.27103">
            <text:p>196.27103</text:p>
          </table:table-cell>
          <table:table-cell office:value-type="float" office:value="24.89888">
            <text:p>24.898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3.202">
            <text:p>3.202</text:p>
          </table:table-cell>
          <table:table-cell table:formula="of:=ROUND([.J5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DSS J130458.77+245717.7</text:p>
          </table:table-cell>
          <table:table-cell office:value-type="float" office:value="196.24492">
            <text:p>196.24492</text:p>
          </table:table-cell>
          <table:table-cell office:value-type="float" office:value="24.95494">
            <text:p>24.954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033">
            <text:p>3.033</text:p>
          </table:table-cell>
          <table:table-cell table:formula="of:=ROUND([.J5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DSS J130452.46+245727.1</text:p>
          </table:table-cell>
          <table:table-cell office:value-type="float" office:value="196.21859">
            <text:p>196.21859</text:p>
          </table:table-cell>
          <table:table-cell office:value-type="float" office:value="24.95754">
            <text:p>24.957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2.698">
            <text:p>2.698</text:p>
          </table:table-cell>
          <table:table-cell table:formula="of:=ROUND([.J5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DSS J130445.88+245737.4</text:p>
          </table:table-cell>
          <table:table-cell office:value-type="float" office:value="196.19118">
            <text:p>196.19118</text:p>
          </table:table-cell>
          <table:table-cell office:value-type="float" office:value="24.96041">
            <text:p>24.960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3.122">
            <text:p>3.122</text:p>
          </table:table-cell>
          <table:table-cell table:formula="of:=ROUND([.J5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DSS J130450.01+245716.5</text:p>
          </table:table-cell>
          <table:table-cell office:value-type="float" office:value="196.20839">
            <text:p>196.20839</text:p>
          </table:table-cell>
          <table:table-cell office:value-type="float" office:value="24.95461">
            <text:p>24.954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2.531">
            <text:p>2.531</text:p>
          </table:table-cell>
          <table:table-cell table:formula="of:=ROUND([.J5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DSS J130452.69+245152.0</text:p>
          </table:table-cell>
          <table:table-cell office:value-type="float" office:value="196.21956">
            <text:p>196.21956</text:p>
          </table:table-cell>
          <table:table-cell office:value-type="float" office:value="24.86446">
            <text:p>24.864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2.912">
            <text:p>2.912</text:p>
          </table:table-cell>
          <table:table-cell table:formula="of:=ROUND([.J5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DSS J130504.46+245453.5</text:p>
          </table:table-cell>
          <table:table-cell office:value-type="float" office:value="196.26861">
            <text:p>196.26861</text:p>
          </table:table-cell>
          <table:table-cell office:value-type="float" office:value="24.91489">
            <text:p>24.914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2.963">
            <text:p>2.963</text:p>
          </table:table-cell>
          <table:table-cell table:formula="of:=ROUND([.J5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DSS J130438.41+245430.9</text:p>
          </table:table-cell>
          <table:table-cell office:value-type="float" office:value="196.16007">
            <text:p>196.16007</text:p>
          </table:table-cell>
          <table:table-cell office:value-type="float" office:value="24.90859">
            <text:p>24.908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2.957">
            <text:p>2.957</text:p>
          </table:table-cell>
          <table:table-cell table:formula="of:=ROUND([.J5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DSS J130451.71+245139.7</text:p>
          </table:table-cell>
          <table:table-cell office:value-type="float" office:value="196.21547">
            <text:p>196.21547</text:p>
          </table:table-cell>
          <table:table-cell office:value-type="float" office:value="24.86104">
            <text:p>24.861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104">
            <text:p>3.104</text:p>
          </table:table-cell>
          <table:table-cell table:formula="of:=ROUND([.J6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DSS J130438.39+245546.9</text:p>
          </table:table-cell>
          <table:table-cell office:value-type="float" office:value="196.15997">
            <text:p>196.15997</text:p>
          </table:table-cell>
          <table:table-cell office:value-type="float" office:value="24.9297">
            <text:p>24.92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121">
            <text:p>3.121</text:p>
          </table:table-cell>
          <table:table-cell table:formula="of:=ROUND([.J6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DSS J130443.34+245731.2</text:p>
          </table:table-cell>
          <table:table-cell office:value-type="float" office:value="196.1806">
            <text:p>196.1806</text:p>
          </table:table-cell>
          <table:table-cell office:value-type="float" office:value="24.95869">
            <text:p>24.958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308">
            <text:p>3.308</text:p>
          </table:table-cell>
          <table:table-cell table:formula="of:=ROUND([.J6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DSS J130440.41+245414.0</text:p>
          </table:table-cell>
          <table:table-cell office:value-type="float" office:value="196.16838">
            <text:p>196.16838</text:p>
          </table:table-cell>
          <table:table-cell office:value-type="float" office:value="24.9039">
            <text:p>24.90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55">
            <text:p>2.55</text:p>
          </table:table-cell>
          <table:table-cell table:formula="of:=ROUND([.J6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DSS J130453.60+245212.0</text:p>
          </table:table-cell>
          <table:table-cell office:value-type="float" office:value="196.22335">
            <text:p>196.22335</text:p>
          </table:table-cell>
          <table:table-cell office:value-type="float" office:value="24.87001">
            <text:p>24.870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613">
            <text:p>2.613</text:p>
          </table:table-cell>
          <table:table-cell table:formula="of:=ROUND([.J6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DSS J130501.24+245618.1</text:p>
          </table:table-cell>
          <table:table-cell office:value-type="float" office:value="196.25517">
            <text:p>196.25517</text:p>
          </table:table-cell>
          <table:table-cell office:value-type="float" office:value="24.93839">
            <text:p>24.93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708">
            <text:p>2.708</text:p>
          </table:table-cell>
          <table:table-cell table:formula="of:=ROUND([.J6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DSS J130439.30+245511.5</text:p>
          </table:table-cell>
          <table:table-cell office:value-type="float" office:value="196.16375">
            <text:p>196.16375</text:p>
          </table:table-cell>
          <table:table-cell office:value-type="float" office:value="24.91987">
            <text:p>24.919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779">
            <text:p>2.779</text:p>
          </table:table-cell>
          <table:table-cell table:formula="of:=ROUND([.J6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DSS J130502.79+245520.8</text:p>
          </table:table-cell>
          <table:table-cell office:value-type="float" office:value="196.26165">
            <text:p>196.26165</text:p>
          </table:table-cell>
          <table:table-cell office:value-type="float" office:value="24.92245">
            <text:p>24.922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646">
            <text:p>2.646</text:p>
          </table:table-cell>
          <table:table-cell table:formula="of:=ROUND([.J6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DSS J130438.83+245402.3</text:p>
          </table:table-cell>
          <table:table-cell office:value-type="float" office:value="196.1618">
            <text:p>196.1618</text:p>
          </table:table-cell>
          <table:table-cell office:value-type="float" office:value="24.90065">
            <text:p>24.900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943">
            <text:p>2.943</text:p>
          </table:table-cell>
          <table:table-cell table:formula="of:=ROUND([.J6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DSS J130456.81+245722.9</text:p>
          </table:table-cell>
          <table:table-cell office:value-type="float" office:value="196.23674">
            <text:p>196.23674</text:p>
          </table:table-cell>
          <table:table-cell office:value-type="float" office:value="24.95637">
            <text:p>24.956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89">
            <text:p>2.89</text:p>
          </table:table-cell>
          <table:table-cell table:formula="of:=ROUND([.J6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DSS J130505.54+245508.1</text:p>
          </table:table-cell>
          <table:table-cell office:value-type="float" office:value="196.27311">
            <text:p>196.27311</text:p>
          </table:table-cell>
          <table:table-cell office:value-type="float" office:value="24.91893">
            <text:p>24.918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226">
            <text:p>3.226</text:p>
          </table:table-cell>
          <table:table-cell table:formula="of:=ROUND([.J7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DSS J130444.51+245150.7</text:p>
          </table:table-cell>
          <table:table-cell office:value-type="float" office:value="196.18547">
            <text:p>196.18547</text:p>
          </table:table-cell>
          <table:table-cell office:value-type="float" office:value="24.8641">
            <text:p>24.86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312">
            <text:p>3.312</text:p>
          </table:table-cell>
          <table:table-cell table:formula="of:=ROUND([.J7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DSS J130451.77+245122.9</text:p>
          </table:table-cell>
          <table:table-cell office:value-type="float" office:value="196.21571">
            <text:p>196.21571</text:p>
          </table:table-cell>
          <table:table-cell office:value-type="float" office:value="24.85638">
            <text:p>24.856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383">
            <text:p>3.383</text:p>
          </table:table-cell>
          <table:table-cell table:formula="of:=ROUND([.J7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DSS J130439.10+245243.1</text:p>
          </table:table-cell>
          <table:table-cell office:value-type="float" office:value="196.16292">
            <text:p>196.16292</text:p>
          </table:table-cell>
          <table:table-cell office:value-type="float" office:value="24.87865">
            <text:p>24.878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461">
            <text:p>3.461</text:p>
          </table:table-cell>
          <table:table-cell table:formula="of:=ROUND([.J7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DSS J130450.52+245715.8</text:p>
          </table:table-cell>
          <table:table-cell office:value-type="float" office:value="196.2105">
            <text:p>196.2105</text:p>
          </table:table-cell>
          <table:table-cell office:value-type="float" office:value="24.95441">
            <text:p>24.954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2.508">
            <text:p>2.508</text:p>
          </table:table-cell>
          <table:table-cell table:formula="of:=ROUND([.J7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DSS J130445.79+245739.5</text:p>
          </table:table-cell>
          <table:table-cell office:value-type="float" office:value="196.19082">
            <text:p>196.19082</text:p>
          </table:table-cell>
          <table:table-cell office:value-type="float" office:value="24.96098">
            <text:p>24.960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161">
            <text:p>3.161</text:p>
          </table:table-cell>
          <table:table-cell table:formula="of:=ROUND([.J7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DSS J130438.14+245625.9</text:p>
          </table:table-cell>
          <table:table-cell office:value-type="float" office:value="196.15894">
            <text:p>196.15894</text:p>
          </table:table-cell>
          <table:table-cell office:value-type="float" office:value="24.94056">
            <text:p>24.940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439">
            <text:p>3.439</text:p>
          </table:table-cell>
          <table:table-cell table:formula="of:=ROUND([.J7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DSS J130442.91+245641.5</text:p>
          </table:table-cell>
          <table:table-cell office:value-type="float" office:value="196.17882">
            <text:p>196.17882</text:p>
          </table:table-cell>
          <table:table-cell office:value-type="float" office:value="24.94488">
            <text:p>24.94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725">
            <text:p>2.725</text:p>
          </table:table-cell>
          <table:table-cell table:formula="of:=ROUND([.J7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DSS J130441.70+245243.3</text:p>
          </table:table-cell>
          <table:table-cell office:value-type="float" office:value="196.17379">
            <text:p>196.17379</text:p>
          </table:table-cell>
          <table:table-cell office:value-type="float" office:value="24.87872">
            <text:p>24.878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001">
            <text:p>3.001</text:p>
          </table:table-cell>
          <table:table-cell table:formula="of:=ROUND([.J7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DSS J130443.70+245725.3</text:p>
          </table:table-cell>
          <table:table-cell office:value-type="float" office:value="196.1821">
            <text:p>196.1821</text:p>
          </table:table-cell>
          <table:table-cell office:value-type="float" office:value="24.95704">
            <text:p>24.957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18">
            <text:p>3.18</text:p>
          </table:table-cell>
          <table:table-cell table:formula="of:=ROUND([.J7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DSS J130444.74+245146.7</text:p>
          </table:table-cell>
          <table:table-cell office:value-type="float" office:value="196.18643">
            <text:p>196.18643</text:p>
          </table:table-cell>
          <table:table-cell office:value-type="float" office:value="24.86298">
            <text:p>24.862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347">
            <text:p>3.347</text:p>
          </table:table-cell>
          <table:table-cell table:formula="of:=ROUND([.J8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DSS J130438.16+245258.5</text:p>
          </table:table-cell>
          <table:table-cell office:value-type="float" office:value="196.15902">
            <text:p>196.15902</text:p>
          </table:table-cell>
          <table:table-cell office:value-type="float" office:value="24.88292">
            <text:p>24.882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496">
            <text:p>3.496</text:p>
          </table:table-cell>
          <table:table-cell table:formula="of:=ROUND([.J8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DSS J130458.65+245651.4</text:p>
          </table:table-cell>
          <table:table-cell office:value-type="float" office:value="196.24441">
            <text:p>196.24441</text:p>
          </table:table-cell>
          <table:table-cell office:value-type="float" office:value="24.94764">
            <text:p>24.947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661">
            <text:p>2.661</text:p>
          </table:table-cell>
          <table:table-cell table:formula="of:=ROUND([.J8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DSS J130447.32+245211.2</text:p>
          </table:table-cell>
          <table:table-cell office:value-type="float" office:value="196.1972">
            <text:p>196.1972</text:p>
          </table:table-cell>
          <table:table-cell office:value-type="float" office:value="24.8698">
            <text:p>24.86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738">
            <text:p>2.738</text:p>
          </table:table-cell>
          <table:table-cell table:formula="of:=ROUND([.J8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DSS J130438.99+245345.7</text:p>
          </table:table-cell>
          <table:table-cell office:value-type="float" office:value="196.16246">
            <text:p>196.16246</text:p>
          </table:table-cell>
          <table:table-cell office:value-type="float" office:value="24.89603">
            <text:p>24.896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989">
            <text:p>2.989</text:p>
          </table:table-cell>
          <table:table-cell table:formula="of:=ROUND([.J8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DSS J130501.93+245555.3</text:p>
          </table:table-cell>
          <table:table-cell office:value-type="float" office:value="196.25808">
            <text:p>196.25808</text:p>
          </table:table-cell>
          <table:table-cell office:value-type="float" office:value="24.93204">
            <text:p>24.932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653">
            <text:p>2.653</text:p>
          </table:table-cell>
          <table:table-cell table:formula="of:=ROUND([.J8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DSS J130501.95+245636.2</text:p>
          </table:table-cell>
          <table:table-cell office:value-type="float" office:value="196.25815">
            <text:p>196.25815</text:p>
          </table:table-cell>
          <table:table-cell office:value-type="float" office:value="24.94341">
            <text:p>24.943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017">
            <text:p>3.017</text:p>
          </table:table-cell>
          <table:table-cell table:formula="of:=ROUND([.J8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DSS J130442.48+245653.7</text:p>
          </table:table-cell>
          <table:table-cell office:value-type="float" office:value="196.177">
            <text:p>196.177</text:p>
          </table:table-cell>
          <table:table-cell office:value-type="float" office:value="24.94825">
            <text:p>24.948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938">
            <text:p>2.938</text:p>
          </table:table-cell>
          <table:table-cell table:formula="of:=ROUND([.J8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DSS J130505.31+245318.9</text:p>
          </table:table-cell>
          <table:table-cell office:value-type="float" office:value="196.27216">
            <text:p>196.27216</text:p>
          </table:table-cell>
          <table:table-cell office:value-type="float" office:value="24.8886">
            <text:p>24.88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471">
            <text:p>3.471</text:p>
          </table:table-cell>
          <table:table-cell table:formula="of:=ROUND([.J8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DSS J130439.62+245447.6</text:p>
          </table:table-cell>
          <table:table-cell office:value-type="float" office:value="196.1651">
            <text:p>196.1651</text:p>
          </table:table-cell>
          <table:table-cell office:value-type="float" office:value="24.91323">
            <text:p>24.913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673">
            <text:p>2.673</text:p>
          </table:table-cell>
          <table:table-cell table:formula="of:=ROUND([.J8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DSS J130502.63+245333.7</text:p>
          </table:table-cell>
          <table:table-cell office:value-type="float" office:value="196.26096">
            <text:p>196.26096</text:p>
          </table:table-cell>
          <table:table-cell office:value-type="float" office:value="24.89271">
            <text:p>24.892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814">
            <text:p>2.814</text:p>
          </table:table-cell>
          <table:table-cell table:formula="of:=ROUND([.J9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DSS J130443.25+245712.8</text:p>
          </table:table-cell>
          <table:table-cell office:value-type="float" office:value="196.18024">
            <text:p>196.18024</text:p>
          </table:table-cell>
          <table:table-cell office:value-type="float" office:value="24.95358">
            <text:p>24.953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069">
            <text:p>3.069</text:p>
          </table:table-cell>
          <table:table-cell table:formula="of:=ROUND([.J9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DSS J130445.16+245727.2</text:p>
          </table:table-cell>
          <table:table-cell office:value-type="float" office:value="196.18818">
            <text:p>196.18818</text:p>
          </table:table-cell>
          <table:table-cell office:value-type="float" office:value="24.95757">
            <text:p>24.957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039">
            <text:p>3.039</text:p>
          </table:table-cell>
          <table:table-cell table:formula="of:=ROUND([.J9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DSS J130444.33+245739.7</text:p>
          </table:table-cell>
          <table:table-cell office:value-type="float" office:value="196.18471">
            <text:p>196.18471</text:p>
          </table:table-cell>
          <table:table-cell office:value-type="float" office:value="24.96104">
            <text:p>24.961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312">
            <text:p>3.312</text:p>
          </table:table-cell>
          <table:table-cell table:formula="of:=ROUND([.J9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DSS J130456.18+245157.8</text:p>
          </table:table-cell>
          <table:table-cell office:value-type="float" office:value="196.23411">
            <text:p>196.23411</text:p>
          </table:table-cell>
          <table:table-cell office:value-type="float" office:value="24.86606">
            <text:p>24.866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004">
            <text:p>3.004</text:p>
          </table:table-cell>
          <table:table-cell table:formula="of:=ROUND([.J9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DSS J130458.96+245241.0</text:p>
          </table:table-cell>
          <table:table-cell office:value-type="float" office:value="196.2457">
            <text:p>196.2457</text:p>
          </table:table-cell>
          <table:table-cell office:value-type="float" office:value="24.87808">
            <text:p>24.878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2.696">
            <text:p>2.696</text:p>
          </table:table-cell>
          <table:table-cell table:formula="of:=ROUND([.J9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DSS J130441.63+245634.8</text:p>
          </table:table-cell>
          <table:table-cell office:value-type="float" office:value="196.17348">
            <text:p>196.17348</text:p>
          </table:table-cell>
          <table:table-cell office:value-type="float" office:value="24.94302">
            <text:p>24.943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2.865">
            <text:p>2.865</text:p>
          </table:table-cell>
          <table:table-cell table:formula="of:=ROUND([.J9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DSS J130440.27+245320.7</text:p>
          </table:table-cell>
          <table:table-cell office:value-type="float" office:value="196.16783">
            <text:p>196.16783</text:p>
          </table:table-cell>
          <table:table-cell office:value-type="float" office:value="24.88909">
            <text:p>24.889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2.896">
            <text:p>2.896</text:p>
          </table:table-cell>
          <table:table-cell table:formula="of:=ROUND([.J9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DSS J130446.54+245138.1</text:p>
          </table:table-cell>
          <table:table-cell office:value-type="float" office:value="196.19394">
            <text:p>196.19394</text:p>
          </table:table-cell>
          <table:table-cell office:value-type="float" office:value="24.8606">
            <text:p>24.86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3.318">
            <text:p>3.318</text:p>
          </table:table-cell>
          <table:table-cell table:formula="of:=ROUND([.J9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DSS J130443.86+245737.4</text:p>
          </table:table-cell>
          <table:table-cell office:value-type="float" office:value="196.18279">
            <text:p>196.18279</text:p>
          </table:table-cell>
          <table:table-cell office:value-type="float" office:value="24.96041">
            <text:p>24.960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3.331">
            <text:p>3.331</text:p>
          </table:table-cell>
          <table:table-cell table:formula="of:=ROUND([.J9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DSS J130440.92+245224.6</text:p>
          </table:table-cell>
          <table:table-cell office:value-type="float" office:value="196.17053">
            <text:p>196.17053</text:p>
          </table:table-cell>
          <table:table-cell office:value-type="float" office:value="24.87352">
            <text:p>24.87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3.346">
            <text:p>3.346</text:p>
          </table:table-cell>
          <table:table-cell table:formula="of:=ROUND([.J10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DSS J130502.70+245306.3</text:p>
          </table:table-cell>
          <table:table-cell office:value-type="float" office:value="196.26126">
            <text:p>196.26126</text:p>
          </table:table-cell>
          <table:table-cell office:value-type="float" office:value="24.88509">
            <text:p>24.885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3.051">
            <text:p>3.051</text:p>
          </table:table-cell>
          <table:table-cell table:formula="of:=ROUND([.J10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DSS J130458.62+245708.6</text:p>
          </table:table-cell>
          <table:table-cell office:value-type="float" office:value="196.24426">
            <text:p>196.24426</text:p>
          </table:table-cell>
          <table:table-cell office:value-type="float" office:value="24.9524">
            <text:p>24.95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2.887">
            <text:p>2.887</text:p>
          </table:table-cell>
          <table:table-cell table:formula="of:=ROUND([.J10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DSS J130449.11+245754.8</text:p>
          </table:table-cell>
          <table:table-cell office:value-type="float" office:value="196.20463">
            <text:p>196.20463</text:p>
          </table:table-cell>
          <table:table-cell office:value-type="float" office:value="24.96523">
            <text:p>24.965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3.191">
            <text:p>3.191</text:p>
          </table:table-cell>
          <table:table-cell table:formula="of:=ROUND([.J10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DSS J130501.06+245218.4</text:p>
          </table:table-cell>
          <table:table-cell office:value-type="float" office:value="196.25443">
            <text:p>196.25443</text:p>
          </table:table-cell>
          <table:table-cell office:value-type="float" office:value="24.8718">
            <text:p>24.87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3.291">
            <text:p>3.291</text:p>
          </table:table-cell>
          <table:table-cell table:formula="of:=ROUND([.J10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DSS J130504.27+245409.4</text:p>
          </table:table-cell>
          <table:table-cell office:value-type="float" office:value="196.26781">
            <text:p>196.26781</text:p>
          </table:table-cell>
          <table:table-cell office:value-type="float" office:value="24.90263">
            <text:p>24.902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2.98">
            <text:p>2.98</text:p>
          </table:table-cell>
          <table:table-cell table:formula="of:=ROUND([.J10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DSS J130500.06+245216.3</text:p>
          </table:table-cell>
          <table:table-cell office:value-type="float" office:value="196.25026">
            <text:p>196.25026</text:p>
          </table:table-cell>
          <table:table-cell office:value-type="float" office:value="24.87122">
            <text:p>24.87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2g</text:p>
          </table:table-cell>
          <table:table-cell office:value-type="float" office:value="3.172">
            <text:p>3.172</text:p>
          </table:table-cell>
          <table:table-cell table:formula="of:=ROUND([.J10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203">
            <text:p>203</text:p>
          </table:table-cell>
          <table:table-cell table:style-name="ce1" office:value-type="string">
            <text:p>NGP9 F379-0188786</text:p>
          </table:table-cell>
          <table:table-cell table:style-name="ce1" office:value-type="float" office:value="196.194">
            <text:p>196.194</text:p>
          </table:table-cell>
          <table:table-cell table:style-name="ce1" office:value-type="float" office:value="24.84016">
            <text:p>24.84016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float" office:value="19.16">
            <text:p>19.16</text:p>
          </table:table-cell>
          <table:table-cell table:style-name="ce1" office:value-type="float" office:value="4.492">
            <text:p>4.492</text:p>
          </table:table-cell>
          <table:table-cell table:style-name="ce1" table:formula="of:=ROUND([.J107])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06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MASX J13044658+2458565</text:p>
          </table:table-cell>
          <table:table-cell office:value-type="float" office:value="196.19405">
            <text:p>196.19405</text:p>
          </table:table-cell>
          <table:table-cell office:value-type="float" office:value="24.98244">
            <text:p>24.98244</text:p>
          </table:table-cell>
          <table:table-cell office:value-type="string">
            <text:p>G</text:p>
          </table:table-cell>
          <table:table-cell office:value-type="float" office:value="23782">
            <text:p>23782</text:p>
          </table:table-cell>
          <table:table-cell office:value-type="float" office:value="0.079328">
            <text:p>0.079328</text:p>
          </table:table-cell>
          <table:table-cell office:value-type="string">
            <text:p><text:s text:c="4"/></text:p>
          </table:table-cell>
          <table:table-cell office:value-type="string">
            <text:p>17.2g</text:p>
          </table:table-cell>
          <table:table-cell office:value-type="float" office:value="4.323">
            <text:p>4.323</text:p>
          </table:table-cell>
          <table:table-cell table:formula="of:=ROUND([.J108]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office:value-type="string">
            <text:p>SDSS J130507.51+245517.3</text:p>
          </table:table-cell>
          <table:table-cell table:style-name="ce1" office:value-type="float" office:value="196.2813">
            <text:p>196.2813</text:p>
          </table:table-cell>
          <table:table-cell table:style-name="ce1" office:value-type="float" office:value="24.92148">
            <text:p>24.92148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8g</text:p>
          </table:table-cell>
          <table:table-cell table:style-name="ce1" office:value-type="float" office:value="3.688">
            <text:p>3.688</text:p>
          </table:table-cell>
          <table:table-cell table:style-name="ce1" table:formula="of:=ROUND([.J109])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DSS J130434.06+245558.5</text:p>
          </table:table-cell>
          <table:table-cell office:value-type="float" office:value="196.14196">
            <text:p>196.14196</text:p>
          </table:table-cell>
          <table:table-cell office:value-type="float" office:value="24.93293">
            <text:p>24.932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g</text:p>
          </table:table-cell>
          <table:table-cell office:value-type="float" office:value="4.114">
            <text:p>4.114</text:p>
          </table:table-cell>
          <table:table-cell table:formula="of:=ROUND([.J11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DSS J130440.06+245745.3</text:p>
          </table:table-cell>
          <table:table-cell office:value-type="float" office:value="196.16693">
            <text:p>196.16693</text:p>
          </table:table-cell>
          <table:table-cell office:value-type="float" office:value="24.9626">
            <text:p>24.96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3.945">
            <text:p>3.945</text:p>
          </table:table-cell>
          <table:table-cell table:formula="of:=ROUND([.J11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DSS J130447.92+245819.5</text:p>
          </table:table-cell>
          <table:table-cell office:value-type="float" office:value="196.19969">
            <text:p>196.19969</text:p>
          </table:table-cell>
          <table:table-cell office:value-type="float" office:value="24.9721">
            <text:p>24.9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3.647">
            <text:p>3.647</text:p>
          </table:table-cell>
          <table:table-cell table:formula="of:=ROUND([.J11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DSS J130432.85+245507.2</text:p>
          </table:table-cell>
          <table:table-cell office:value-type="float" office:value="196.13689">
            <text:p>196.13689</text:p>
          </table:table-cell>
          <table:table-cell office:value-type="float" office:value="24.91869">
            <text:p>24.918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4.222">
            <text:p>4.222</text:p>
          </table:table-cell>
          <table:table-cell table:formula="of:=ROUND([.J11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DSS J130444.10+245132.3</text:p>
          </table:table-cell>
          <table:table-cell office:value-type="float" office:value="196.18378">
            <text:p>196.18378</text:p>
          </table:table-cell>
          <table:table-cell office:value-type="float" office:value="24.85899">
            <text:p>24.858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3.626">
            <text:p>3.626</text:p>
          </table:table-cell>
          <table:table-cell table:formula="of:=ROUND([.J11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DSS J130445.60+245116.3</text:p>
          </table:table-cell>
          <table:table-cell office:value-type="float" office:value="196.19">
            <text:p>196.19</text:p>
          </table:table-cell>
          <table:table-cell office:value-type="float" office:value="24.85454">
            <text:p>24.854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3.733">
            <text:p>3.733</text:p>
          </table:table-cell>
          <table:table-cell table:formula="of:=ROUND([.J11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DSS J130444.20+245809.7</text:p>
          </table:table-cell>
          <table:table-cell office:value-type="float" office:value="196.18417">
            <text:p>196.18417</text:p>
          </table:table-cell>
          <table:table-cell office:value-type="float" office:value="24.96936">
            <text:p>24.969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3.769">
            <text:p>3.769</text:p>
          </table:table-cell>
          <table:table-cell table:formula="of:=ROUND([.J11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DSS J130501.19+245138.6</text:p>
          </table:table-cell>
          <table:table-cell office:value-type="float" office:value="196.25497">
            <text:p>196.25497</text:p>
          </table:table-cell>
          <table:table-cell office:value-type="float" office:value="24.86074">
            <text:p>24.860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3.829">
            <text:p>3.829</text:p>
          </table:table-cell>
          <table:table-cell table:formula="of:=ROUND([.J11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DSS J130433.29+245546.6</text:p>
          </table:table-cell>
          <table:table-cell office:value-type="float" office:value="196.13871">
            <text:p>196.13871</text:p>
          </table:table-cell>
          <table:table-cell office:value-type="float" office:value="24.92963">
            <text:p>24.929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4.231">
            <text:p>4.231</text:p>
          </table:table-cell>
          <table:table-cell table:formula="of:=ROUND([.J11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DSS J130433.54+245615.7</text:p>
          </table:table-cell>
          <table:table-cell office:value-type="float" office:value="196.13977">
            <text:p>196.13977</text:p>
          </table:table-cell>
          <table:table-cell office:value-type="float" office:value="24.93772">
            <text:p>24.937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4.318">
            <text:p>4.318</text:p>
          </table:table-cell>
          <table:table-cell table:formula="of:=ROUND([.J11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DSS J130455.93+245813.8</text:p>
          </table:table-cell>
          <table:table-cell office:value-type="float" office:value="196.23305">
            <text:p>196.23305</text:p>
          </table:table-cell>
          <table:table-cell office:value-type="float" office:value="24.9705">
            <text:p>24.97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3.613">
            <text:p>3.613</text:p>
          </table:table-cell>
          <table:table-cell table:formula="of:=ROUND([.J12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DSS J130445.49+245852.0</text:p>
          </table:table-cell>
          <table:table-cell office:value-type="float" office:value="196.18957">
            <text:p>196.18957</text:p>
          </table:table-cell>
          <table:table-cell office:value-type="float" office:value="24.98113">
            <text:p>24.981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4.316">
            <text:p>4.316</text:p>
          </table:table-cell>
          <table:table-cell table:formula="of:=ROUND([.J12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DSS J130458.35+245803.9</text:p>
          </table:table-cell>
          <table:table-cell office:value-type="float" office:value="196.24316">
            <text:p>196.24316</text:p>
          </table:table-cell>
          <table:table-cell office:value-type="float" office:value="24.96776">
            <text:p>24.967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3.657">
            <text:p>3.657</text:p>
          </table:table-cell>
          <table:table-cell table:formula="of:=ROUND([.J12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DSS J130455.60+245832.5</text:p>
          </table:table-cell>
          <table:table-cell office:value-type="float" office:value="196.23169">
            <text:p>196.23169</text:p>
          </table:table-cell>
          <table:table-cell office:value-type="float" office:value="24.97572">
            <text:p>24.97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3.896">
            <text:p>3.896</text:p>
          </table:table-cell>
          <table:table-cell table:formula="of:=ROUND([.J12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DSS J130438.05+245642.8</text:p>
          </table:table-cell>
          <table:table-cell office:value-type="float" office:value="196.15855">
            <text:p>196.15855</text:p>
          </table:table-cell>
          <table:table-cell office:value-type="float" office:value="24.94523">
            <text:p>24.945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3.601">
            <text:p>3.601</text:p>
          </table:table-cell>
          <table:table-cell table:formula="of:=ROUND([.J12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SDSS J130439.31+245723.4</text:p>
          </table:table-cell>
          <table:table-cell office:value-type="float" office:value="196.16379">
            <text:p>196.16379</text:p>
          </table:table-cell>
          <table:table-cell office:value-type="float" office:value="24.95653">
            <text:p>24.956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3.798">
            <text:p>3.798</text:p>
          </table:table-cell>
          <table:table-cell table:formula="of:=ROUND([.J12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SDSS J130455.42+245859.7</text:p>
          </table:table-cell>
          <table:table-cell office:value-type="float" office:value="196.23094">
            <text:p>196.23094</text:p>
          </table:table-cell>
          <table:table-cell office:value-type="float" office:value="24.98327">
            <text:p>24.983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328">
            <text:p>4.328</text:p>
          </table:table-cell>
          <table:table-cell table:formula="of:=ROUND([.J12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DSS J130447.24+245902.5</text:p>
          </table:table-cell>
          <table:table-cell office:value-type="float" office:value="196.19686">
            <text:p>196.19686</text:p>
          </table:table-cell>
          <table:table-cell office:value-type="float" office:value="24.98403">
            <text:p>24.98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379">
            <text:p>4.379</text:p>
          </table:table-cell>
          <table:table-cell table:formula="of:=ROUND([.J12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DSS J130439.90+245218.1</text:p>
          </table:table-cell>
          <table:table-cell office:value-type="float" office:value="196.16627">
            <text:p>196.16627</text:p>
          </table:table-cell>
          <table:table-cell office:value-type="float" office:value="24.87172">
            <text:p>24.871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3.587">
            <text:p>3.587</text:p>
          </table:table-cell>
          <table:table-cell table:formula="of:=ROUND([.J12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DSS J130453.96+245100.1</text:p>
          </table:table-cell>
          <table:table-cell office:value-type="float" office:value="196.22487">
            <text:p>196.22487</text:p>
          </table:table-cell>
          <table:table-cell office:value-type="float" office:value="24.85005">
            <text:p>24.850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3.807">
            <text:p>3.807</text:p>
          </table:table-cell>
          <table:table-cell table:formula="of:=ROUND([.J12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SDSS J130434.77+245324.7</text:p>
          </table:table-cell>
          <table:table-cell office:value-type="float" office:value="196.1449">
            <text:p>196.1449</text:p>
          </table:table-cell>
          <table:table-cell office:value-type="float" office:value="24.8902">
            <text:p>24.89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4.007">
            <text:p>4.007</text:p>
          </table:table-cell>
          <table:table-cell table:formula="of:=ROUND([.J13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DSS J130453.75+245044.9</text:p>
          </table:table-cell>
          <table:table-cell office:value-type="float" office:value="196.22399">
            <text:p>196.22399</text:p>
          </table:table-cell>
          <table:table-cell office:value-type="float" office:value="24.84582">
            <text:p>24.845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4.051">
            <text:p>4.051</text:p>
          </table:table-cell>
          <table:table-cell table:formula="of:=ROUND([.J13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DSS J130444.88+245130.5</text:p>
          </table:table-cell>
          <table:table-cell office:value-type="float" office:value="196.18703">
            <text:p>196.18703</text:p>
          </table:table-cell>
          <table:table-cell office:value-type="float" office:value="24.8585">
            <text:p>24.85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575">
            <text:p>3.575</text:p>
          </table:table-cell>
          <table:table-cell table:formula="of:=ROUND([.J13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DSS J130444.08+245056.4</text:p>
          </table:table-cell>
          <table:table-cell office:value-type="float" office:value="196.18371">
            <text:p>196.18371</text:p>
          </table:table-cell>
          <table:table-cell office:value-type="float" office:value="24.849">
            <text:p>24.8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17">
            <text:p>4.17</text:p>
          </table:table-cell>
          <table:table-cell table:formula="of:=ROUND([.J13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DSS J130508.46+245237.5</text:p>
          </table:table-cell>
          <table:table-cell office:value-type="float" office:value="196.28527">
            <text:p>196.28527</text:p>
          </table:table-cell>
          <table:table-cell office:value-type="float" office:value="24.87709">
            <text:p>24.877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42">
            <text:p>4.42</text:p>
          </table:table-cell>
          <table:table-cell table:formula="of:=ROUND([.J13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DSS J130440.23+245728.2</text:p>
          </table:table-cell>
          <table:table-cell office:value-type="float" office:value="196.16766">
            <text:p>196.16766</text:p>
          </table:table-cell>
          <table:table-cell office:value-type="float" office:value="24.95784">
            <text:p>24.957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706">
            <text:p>3.706</text:p>
          </table:table-cell>
          <table:table-cell table:formula="of:=ROUND([.J13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DSS J130459.66+245058.3</text:p>
          </table:table-cell>
          <table:table-cell office:value-type="float" office:value="196.2486">
            <text:p>196.2486</text:p>
          </table:table-cell>
          <table:table-cell office:value-type="float" office:value="24.84954">
            <text:p>24.849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23">
            <text:p>4.23</text:p>
          </table:table-cell>
          <table:table-cell table:formula="of:=ROUND([.J13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DSS J130507.14+245219.1</text:p>
          </table:table-cell>
          <table:table-cell office:value-type="float" office:value="196.27976">
            <text:p>196.27976</text:p>
          </table:table-cell>
          <table:table-cell office:value-type="float" office:value="24.87199">
            <text:p>24.871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325">
            <text:p>4.325</text:p>
          </table:table-cell>
          <table:table-cell table:formula="of:=ROUND([.J13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DSS J130453.87+245821.9</text:p>
          </table:table-cell>
          <table:table-cell office:value-type="float" office:value="196.22448">
            <text:p>196.22448</text:p>
          </table:table-cell>
          <table:table-cell office:value-type="float" office:value="24.97276">
            <text:p>24.972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644">
            <text:p>3.644</text:p>
          </table:table-cell>
          <table:table-cell table:formula="of:=ROUND([.J13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DSS J130443.18+245105.8</text:p>
          </table:table-cell>
          <table:table-cell office:value-type="float" office:value="196.17993">
            <text:p>196.17993</text:p>
          </table:table-cell>
          <table:table-cell office:value-type="float" office:value="24.85164">
            <text:p>24.851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114">
            <text:p>4.114</text:p>
          </table:table-cell>
          <table:table-cell table:formula="of:=ROUND([.J13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DSS J130501.95+245117.4</text:p>
          </table:table-cell>
          <table:table-cell office:value-type="float" office:value="196.25814">
            <text:p>196.25814</text:p>
          </table:table-cell>
          <table:table-cell office:value-type="float" office:value="24.85485">
            <text:p>24.854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218">
            <text:p>4.218</text:p>
          </table:table-cell>
          <table:table-cell table:formula="of:=ROUND([.J14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DSS J130440.13+245819.8</text:p>
          </table:table-cell>
          <table:table-cell office:value-type="float" office:value="196.16723">
            <text:p>196.16723</text:p>
          </table:table-cell>
          <table:table-cell office:value-type="float" office:value="24.97218">
            <text:p>24.972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387">
            <text:p>4.387</text:p>
          </table:table-cell>
          <table:table-cell table:formula="of:=ROUND([.J14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SDSS J130455.59+245838.9</text:p>
          </table:table-cell>
          <table:table-cell office:value-type="float" office:value="196.23165">
            <text:p>196.23165</text:p>
          </table:table-cell>
          <table:table-cell office:value-type="float" office:value="24.9775">
            <text:p>24.97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999">
            <text:p>3.999</text:p>
          </table:table-cell>
          <table:table-cell table:formula="of:=ROUND([.J14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DSS J130433.36+245322.9</text:p>
          </table:table-cell>
          <table:table-cell office:value-type="float" office:value="196.13903">
            <text:p>196.13903</text:p>
          </table:table-cell>
          <table:table-cell office:value-type="float" office:value="24.88972">
            <text:p>24.88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319">
            <text:p>4.319</text:p>
          </table:table-cell>
          <table:table-cell table:formula="of:=ROUND([.J14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SDSS J130510.97+245505.3</text:p>
          </table:table-cell>
          <table:table-cell office:value-type="float" office:value="196.29572">
            <text:p>196.29572</text:p>
          </table:table-cell>
          <table:table-cell office:value-type="float" office:value="24.91816">
            <text:p>24.918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448">
            <text:p>4.448</text:p>
          </table:table-cell>
          <table:table-cell table:formula="of:=ROUND([.J14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DSS J130507.18+245433.3</text:p>
          </table:table-cell>
          <table:table-cell office:value-type="float" office:value="196.27992">
            <text:p>196.27992</text:p>
          </table:table-cell>
          <table:table-cell office:value-type="float" office:value="24.90927">
            <text:p>24.909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582">
            <text:p>3.582</text:p>
          </table:table-cell>
          <table:table-cell table:formula="of:=ROUND([.J14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DSS J130506.94+245345.2</text:p>
          </table:table-cell>
          <table:table-cell office:value-type="float" office:value="196.27892">
            <text:p>196.27892</text:p>
          </table:table-cell>
          <table:table-cell office:value-type="float" office:value="24.89591">
            <text:p>24.895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664">
            <text:p>3.664</text:p>
          </table:table-cell>
          <table:table-cell table:formula="of:=ROUND([.J14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DSS J130507.40+245324.3</text:p>
          </table:table-cell>
          <table:table-cell office:value-type="float" office:value="196.28084">
            <text:p>196.28084</text:p>
          </table:table-cell>
          <table:table-cell office:value-type="float" office:value="24.89009">
            <text:p>24.890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872">
            <text:p>3.872</text:p>
          </table:table-cell>
          <table:table-cell table:formula="of:=ROUND([.J14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DSS J130434.08+245323.8</text:p>
          </table:table-cell>
          <table:table-cell office:value-type="float" office:value="196.14202">
            <text:p>196.14202</text:p>
          </table:table-cell>
          <table:table-cell office:value-type="float" office:value="24.88997">
            <text:p>24.889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16">
            <text:p>4.16</text:p>
          </table:table-cell>
          <table:table-cell table:formula="of:=ROUND([.J14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SDSS J130433.57+245335.9</text:p>
          </table:table-cell>
          <table:table-cell office:value-type="float" office:value="196.13991">
            <text:p>196.13991</text:p>
          </table:table-cell>
          <table:table-cell office:value-type="float" office:value="24.89332">
            <text:p>24.893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208">
            <text:p>4.208</text:p>
          </table:table-cell>
          <table:table-cell table:formula="of:=ROUND([.J14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DSS J130505.23+245133.6</text:p>
          </table:table-cell>
          <table:table-cell office:value-type="float" office:value="196.27182">
            <text:p>196.27182</text:p>
          </table:table-cell>
          <table:table-cell office:value-type="float" office:value="24.85934">
            <text:p>24.85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484">
            <text:p>4.484</text:p>
          </table:table-cell>
          <table:table-cell table:formula="of:=ROUND([.J15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DSS J130436.06+245515.8</text:p>
          </table:table-cell>
          <table:table-cell office:value-type="float" office:value="196.15027">
            <text:p>196.15027</text:p>
          </table:table-cell>
          <table:table-cell office:value-type="float" office:value="24.92106">
            <text:p>24.921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515">
            <text:p>3.515</text:p>
          </table:table-cell>
          <table:table-cell table:formula="of:=ROUND([.J15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DSS J130456.21+245806.4</text:p>
          </table:table-cell>
          <table:table-cell office:value-type="float" office:value="196.23425">
            <text:p>196.23425</text:p>
          </table:table-cell>
          <table:table-cell office:value-type="float" office:value="24.96846">
            <text:p>24.968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516">
            <text:p>3.516</text:p>
          </table:table-cell>
          <table:table-cell table:formula="of:=ROUND([.J15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DSS J130442.63+245141.1</text:p>
          </table:table-cell>
          <table:table-cell office:value-type="float" office:value="196.17763">
            <text:p>196.17763</text:p>
          </table:table-cell>
          <table:table-cell office:value-type="float" office:value="24.86144">
            <text:p>24.861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667">
            <text:p>3.667</text:p>
          </table:table-cell>
          <table:table-cell table:formula="of:=ROUND([.J15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DSS J130508.34+245515.2</text:p>
          </table:table-cell>
          <table:table-cell office:value-type="float" office:value="196.28479">
            <text:p>196.28479</text:p>
          </table:table-cell>
          <table:table-cell office:value-type="float" office:value="24.9209">
            <text:p>24.92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872">
            <text:p>3.872</text:p>
          </table:table-cell>
          <table:table-cell table:formula="of:=ROUND([.J15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SDSS J130442.64+245816.3</text:p>
          </table:table-cell>
          <table:table-cell office:value-type="float" office:value="196.17767">
            <text:p>196.17767</text:p>
          </table:table-cell>
          <table:table-cell office:value-type="float" office:value="24.97122">
            <text:p>24.97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032">
            <text:p>4.032</text:p>
          </table:table-cell>
          <table:table-cell table:formula="of:=ROUND([.J15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DSS J130439.87+245221.9</text:p>
          </table:table-cell>
          <table:table-cell office:value-type="float" office:value="196.16616">
            <text:p>196.16616</text:p>
          </table:table-cell>
          <table:table-cell office:value-type="float" office:value="24.87276">
            <text:p>24.872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549">
            <text:p>3.549</text:p>
          </table:table-cell>
          <table:table-cell table:formula="of:=ROUND([.J15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DSS J130443.37+245806.3</text:p>
          </table:table-cell>
          <table:table-cell office:value-type="float" office:value="196.18074">
            <text:p>196.18074</text:p>
          </table:table-cell>
          <table:table-cell office:value-type="float" office:value="24.96844">
            <text:p>24.968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805">
            <text:p>3.805</text:p>
          </table:table-cell>
          <table:table-cell table:formula="of:=ROUND([.J15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SDSS J130439.72+245150.9</text:p>
          </table:table-cell>
          <table:table-cell office:value-type="float" office:value="196.16551">
            <text:p>196.16551</text:p>
          </table:table-cell>
          <table:table-cell office:value-type="float" office:value="24.86417">
            <text:p>24.864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94">
            <text:p>3.94</text:p>
          </table:table-cell>
          <table:table-cell table:formula="of:=ROUND([.J15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DSS J130446.71+245043.8</text:p>
          </table:table-cell>
          <table:table-cell office:value-type="float" office:value="196.19464">
            <text:p>196.19464</text:p>
          </table:table-cell>
          <table:table-cell office:value-type="float" office:value="24.84552">
            <text:p>24.845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172">
            <text:p>4.172</text:p>
          </table:table-cell>
          <table:table-cell table:formula="of:=ROUND([.J15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DSS J130454.01+245029.8</text:p>
          </table:table-cell>
          <table:table-cell office:value-type="float" office:value="196.22506">
            <text:p>196.22506</text:p>
          </table:table-cell>
          <table:table-cell office:value-type="float" office:value="24.84163">
            <text:p>24.841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308">
            <text:p>4.308</text:p>
          </table:table-cell>
          <table:table-cell table:formula="of:=ROUND([.J16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DSS J130505.46+245239.1</text:p>
          </table:table-cell>
          <table:table-cell office:value-type="float" office:value="196.27279">
            <text:p>196.27279</text:p>
          </table:table-cell>
          <table:table-cell office:value-type="float" office:value="24.87754">
            <text:p>24.877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825">
            <text:p>3.825</text:p>
          </table:table-cell>
          <table:table-cell table:formula="of:=ROUND([.J16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DSS J130438.41+245749.0</text:p>
          </table:table-cell>
          <table:table-cell office:value-type="float" office:value="196.16007">
            <text:p>196.16007</text:p>
          </table:table-cell>
          <table:table-cell office:value-type="float" office:value="24.96363">
            <text:p>24.963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242">
            <text:p>4.242</text:p>
          </table:table-cell>
          <table:table-cell table:formula="of:=ROUND([.J16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DSS J130448.99+245913.2</text:p>
          </table:table-cell>
          <table:table-cell office:value-type="float" office:value="196.20416">
            <text:p>196.20416</text:p>
          </table:table-cell>
          <table:table-cell office:value-type="float" office:value="24.98702">
            <text:p>24.987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489">
            <text:p>4.489</text:p>
          </table:table-cell>
          <table:table-cell table:formula="of:=ROUND([.J16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SDSS J130509.25+245248.0</text:p>
          </table:table-cell>
          <table:table-cell office:value-type="float" office:value="196.28858">
            <text:p>196.28858</text:p>
          </table:table-cell>
          <table:table-cell office:value-type="float" office:value="24.88002">
            <text:p>24.880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499">
            <text:p>4.499</text:p>
          </table:table-cell>
          <table:table-cell table:formula="of:=ROUND([.J16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DSS J130437.23+245302.2</text:p>
          </table:table-cell>
          <table:table-cell office:value-type="float" office:value="196.15513">
            <text:p>196.15513</text:p>
          </table:table-cell>
          <table:table-cell office:value-type="float" office:value="24.88395">
            <text:p>24.883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65">
            <text:p>3.65</text:p>
          </table:table-cell>
          <table:table-cell table:formula="of:=ROUND([.J16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DSS J130449.75+245832.0</text:p>
          </table:table-cell>
          <table:table-cell office:value-type="float" office:value="196.20731">
            <text:p>196.20731</text:p>
          </table:table-cell>
          <table:table-cell office:value-type="float" office:value="24.97558">
            <text:p>24.975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788">
            <text:p>3.788</text:p>
          </table:table-cell>
          <table:table-cell table:formula="of:=ROUND([.J16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DSS J130434.37+245444.9</text:p>
          </table:table-cell>
          <table:table-cell office:value-type="float" office:value="196.14322">
            <text:p>196.14322</text:p>
          </table:table-cell>
          <table:table-cell office:value-type="float" office:value="24.91248">
            <text:p>24.912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863">
            <text:p>3.863</text:p>
          </table:table-cell>
          <table:table-cell table:formula="of:=ROUND([.J16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SDSS J130438.43+245209.4</text:p>
          </table:table-cell>
          <table:table-cell office:value-type="float" office:value="196.16014">
            <text:p>196.16014</text:p>
          </table:table-cell>
          <table:table-cell office:value-type="float" office:value="24.8693">
            <text:p>24.86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932">
            <text:p>3.932</text:p>
          </table:table-cell>
          <table:table-cell table:formula="of:=ROUND([.J16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DSS J130452.19+245112.0</text:p>
          </table:table-cell>
          <table:table-cell office:value-type="float" office:value="196.21747">
            <text:p>196.21747</text:p>
          </table:table-cell>
          <table:table-cell office:value-type="float" office:value="24.85334">
            <text:p>24.853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569">
            <text:p>3.569</text:p>
          </table:table-cell>
          <table:table-cell table:formula="of:=ROUND([.J16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SDSS J130445.18+245112.3</text:p>
          </table:table-cell>
          <table:table-cell office:value-type="float" office:value="196.18826">
            <text:p>196.18826</text:p>
          </table:table-cell>
          <table:table-cell office:value-type="float" office:value="24.85344">
            <text:p>24.853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829">
            <text:p>3.829</text:p>
          </table:table-cell>
          <table:table-cell table:formula="of:=ROUND([.J17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DSS J130501.01+245126.5</text:p>
          </table:table-cell>
          <table:table-cell office:value-type="float" office:value="196.25422">
            <text:p>196.25422</text:p>
          </table:table-cell>
          <table:table-cell office:value-type="float" office:value="24.85738">
            <text:p>24.857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973">
            <text:p>3.973</text:p>
          </table:table-cell>
          <table:table-cell table:formula="of:=ROUND([.J17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DSS J130433.84+245450.7</text:p>
          </table:table-cell>
          <table:table-cell office:value-type="float" office:value="196.14103">
            <text:p>196.14103</text:p>
          </table:table-cell>
          <table:table-cell office:value-type="float" office:value="24.91411">
            <text:p>24.914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983">
            <text:p>3.983</text:p>
          </table:table-cell>
          <table:table-cell table:formula="of:=ROUND([.J17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DSS J130444.20+245824.9</text:p>
          </table:table-cell>
          <table:table-cell office:value-type="float" office:value="196.18419">
            <text:p>196.18419</text:p>
          </table:table-cell>
          <table:table-cell office:value-type="float" office:value="24.9736">
            <text:p>24.97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999">
            <text:p>3.999</text:p>
          </table:table-cell>
          <table:table-cell table:formula="of:=ROUND([.J17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DSS J130503.99+245117.4</text:p>
          </table:table-cell>
          <table:table-cell office:value-type="float" office:value="196.26665">
            <text:p>196.26665</text:p>
          </table:table-cell>
          <table:table-cell office:value-type="float" office:value="24.85484">
            <text:p>24.854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497">
            <text:p>4.497</text:p>
          </table:table-cell>
          <table:table-cell table:formula="of:=ROUND([.J17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DSS J130504.83+245244.8</text:p>
          </table:table-cell>
          <table:table-cell office:value-type="float" office:value="196.27016">
            <text:p>196.27016</text:p>
          </table:table-cell>
          <table:table-cell office:value-type="float" office:value="24.87913">
            <text:p>24.879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653">
            <text:p>3.653</text:p>
          </table:table-cell>
          <table:table-cell table:formula="of:=ROUND([.J17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DSS J130450.35+245842.7</text:p>
          </table:table-cell>
          <table:table-cell office:value-type="float" office:value="196.20979">
            <text:p>196.20979</text:p>
          </table:table-cell>
          <table:table-cell office:value-type="float" office:value="24.97854">
            <text:p>24.978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954">
            <text:p>3.954</text:p>
          </table:table-cell>
          <table:table-cell table:formula="of:=ROUND([.J17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DSS J130434.46+245349.3</text:p>
          </table:table-cell>
          <table:table-cell office:value-type="float" office:value="196.14361">
            <text:p>196.14361</text:p>
          </table:table-cell>
          <table:table-cell office:value-type="float" office:value="24.89705">
            <text:p>24.897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956">
            <text:p>3.956</text:p>
          </table:table-cell>
          <table:table-cell table:formula="of:=ROUND([.J17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DSS J130436.85+245731.2</text:p>
          </table:table-cell>
          <table:table-cell office:value-type="float" office:value="196.15355">
            <text:p>196.15355</text:p>
          </table:table-cell>
          <table:table-cell office:value-type="float" office:value="24.95869">
            <text:p>24.958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3">
            <text:p>4.3</text:p>
          </table:table-cell>
          <table:table-cell table:formula="of:=ROUND([.J17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DSS J130449.83+245903.6</text:p>
          </table:table-cell>
          <table:table-cell office:value-type="float" office:value="196.20763">
            <text:p>196.20763</text:p>
          </table:table-cell>
          <table:table-cell office:value-type="float" office:value="24.98434">
            <text:p>24.98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31">
            <text:p>4.31</text:p>
          </table:table-cell>
          <table:table-cell table:formula="of:=ROUND([.J17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DSS J130432.04+245445.6</text:p>
          </table:table-cell>
          <table:table-cell office:value-type="float" office:value="196.1335">
            <text:p>196.1335</text:p>
          </table:table-cell>
          <table:table-cell office:value-type="float" office:value="24.91269">
            <text:p>24.912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392">
            <text:p>4.392</text:p>
          </table:table-cell>
          <table:table-cell table:formula="of:=ROUND([.J18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DSS J130446.38+245841.7</text:p>
          </table:table-cell>
          <table:table-cell office:value-type="float" office:value="196.19327">
            <text:p>196.19327</text:p>
          </table:table-cell>
          <table:table-cell office:value-type="float" office:value="24.97827">
            <text:p>24.978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093">
            <text:p>4.093</text:p>
          </table:table-cell>
          <table:table-cell table:formula="of:=ROUND([.J18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SDSS J130436.55+245217.4</text:p>
          </table:table-cell>
          <table:table-cell office:value-type="float" office:value="196.1523">
            <text:p>196.1523</text:p>
          </table:table-cell>
          <table:table-cell office:value-type="float" office:value="24.87152">
            <text:p>24.871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18">
            <text:p>4.18</text:p>
          </table:table-cell>
          <table:table-cell table:formula="of:=ROUND([.J18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DSS J130433.62+245313.3</text:p>
          </table:table-cell>
          <table:table-cell office:value-type="float" office:value="196.14011">
            <text:p>196.14011</text:p>
          </table:table-cell>
          <table:table-cell office:value-type="float" office:value="24.88705">
            <text:p>24.887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317">
            <text:p>4.317</text:p>
          </table:table-cell>
          <table:table-cell table:formula="of:=ROUND([.J18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DSS J130435.67+245507.8</text:p>
          </table:table-cell>
          <table:table-cell office:value-type="float" office:value="196.14867">
            <text:p>196.14867</text:p>
          </table:table-cell>
          <table:table-cell office:value-type="float" office:value="24.91886">
            <text:p>24.918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585">
            <text:p>3.585</text:p>
          </table:table-cell>
          <table:table-cell table:formula="of:=ROUND([.J18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DSS J130449.67+245849.3</text:p>
          </table:table-cell>
          <table:table-cell office:value-type="float" office:value="196.20699">
            <text:p>196.20699</text:p>
          </table:table-cell>
          <table:table-cell office:value-type="float" office:value="24.98037">
            <text:p>24.980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076">
            <text:p>4.076</text:p>
          </table:table-cell>
          <table:table-cell table:formula="of:=ROUND([.J18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DSS J130436.12+245204.2</text:p>
          </table:table-cell>
          <table:table-cell office:value-type="float" office:value="196.15053">
            <text:p>196.15053</text:p>
          </table:table-cell>
          <table:table-cell office:value-type="float" office:value="24.86785">
            <text:p>24.867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39">
            <text:p>4.39</text:p>
          </table:table-cell>
          <table:table-cell table:formula="of:=ROUND([.J18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DSS J130447.10+245907.0</text:p>
          </table:table-cell>
          <table:table-cell office:value-type="float" office:value="196.19626">
            <text:p>196.19626</text:p>
          </table:table-cell>
          <table:table-cell office:value-type="float" office:value="24.98528">
            <text:p>24.985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46">
            <text:p>4.46</text:p>
          </table:table-cell>
          <table:table-cell table:formula="of:=ROUND([.J18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SDSS J130435.15+245211.6</text:p>
          </table:table-cell>
          <table:table-cell office:value-type="float" office:value="196.1465">
            <text:p>196.1465</text:p>
          </table:table-cell>
          <table:table-cell office:value-type="float" office:value="24.8699">
            <text:p>24.86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494">
            <text:p>4.494</text:p>
          </table:table-cell>
          <table:table-cell table:formula="of:=ROUND([.J18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DSS J130505.20+245629.7</text:p>
          </table:table-cell>
          <table:table-cell office:value-type="float" office:value="196.27169">
            <text:p>196.27169</text:p>
          </table:table-cell>
          <table:table-cell office:value-type="float" office:value="24.94159">
            <text:p>24.941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574">
            <text:p>3.574</text:p>
          </table:table-cell>
          <table:table-cell table:formula="of:=ROUND([.J18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DSS J130505.02+245151.9</text:p>
          </table:table-cell>
          <table:table-cell office:value-type="float" office:value="196.27092">
            <text:p>196.27092</text:p>
          </table:table-cell>
          <table:table-cell office:value-type="float" office:value="24.86444">
            <text:p>24.864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234">
            <text:p>4.234</text:p>
          </table:table-cell>
          <table:table-cell table:formula="of:=ROUND([.J19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SDSS J130452.65+245018.9</text:p>
          </table:table-cell>
          <table:table-cell office:value-type="float" office:value="196.21938">
            <text:p>196.21938</text:p>
          </table:table-cell>
          <table:table-cell office:value-type="float" office:value="24.83859">
            <text:p>24.838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459">
            <text:p>4.459</text:p>
          </table:table-cell>
          <table:table-cell table:formula="of:=ROUND([.J19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DSS J130449.06+245836.9</text:p>
          </table:table-cell>
          <table:table-cell office:value-type="float" office:value="196.20445">
            <text:p>196.20445</text:p>
          </table:table-cell>
          <table:table-cell office:value-type="float" office:value="24.97693">
            <text:p>24.976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887">
            <text:p>3.887</text:p>
          </table:table-cell>
          <table:table-cell table:formula="of:=ROUND([.J19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DSS J130453.54+245053.0</text:p>
          </table:table-cell>
          <table:table-cell office:value-type="float" office:value="196.22309">
            <text:p>196.22309</text:p>
          </table:table-cell>
          <table:table-cell office:value-type="float" office:value="24.84807">
            <text:p>24.84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911">
            <text:p>3.911</text:p>
          </table:table-cell>
          <table:table-cell table:formula="of:=ROUND([.J19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DSS J130432.15+245434.1</text:p>
          </table:table-cell>
          <table:table-cell office:value-type="float" office:value="196.13399">
            <text:p>196.13399</text:p>
          </table:table-cell>
          <table:table-cell office:value-type="float" office:value="24.90948">
            <text:p>24.909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37">
            <text:p>4.37</text:p>
          </table:table-cell>
          <table:table-cell table:formula="of:=ROUND([.J19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DSS J130508.01+245621.6</text:p>
          </table:table-cell>
          <table:table-cell office:value-type="float" office:value="196.28342">
            <text:p>196.28342</text:p>
          </table:table-cell>
          <table:table-cell office:value-type="float" office:value="24.93935">
            <text:p>24.939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4.09">
            <text:p>4.09</text:p>
          </table:table-cell>
          <table:table-cell table:formula="of:=ROUND([.J19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DSS J130440.27+245809.4</text:p>
          </table:table-cell>
          <table:table-cell office:value-type="float" office:value="196.16783">
            <text:p>196.16783</text:p>
          </table:table-cell>
          <table:table-cell office:value-type="float" office:value="24.96929">
            <text:p>24.969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4.228">
            <text:p>4.228</text:p>
          </table:table-cell>
          <table:table-cell table:formula="of:=ROUND([.J19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DSS J130451.42+245911.0</text:p>
          </table:table-cell>
          <table:table-cell office:value-type="float" office:value="196.21427">
            <text:p>196.21427</text:p>
          </table:table-cell>
          <table:table-cell office:value-type="float" office:value="24.9864">
            <text:p>24.98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4.419">
            <text:p>4.419</text:p>
          </table:table-cell>
          <table:table-cell table:formula="of:=ROUND([.J19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DSS J130441.16+245121.3</text:p>
          </table:table-cell>
          <table:table-cell office:value-type="float" office:value="196.17153">
            <text:p>196.17153</text:p>
          </table:table-cell>
          <table:table-cell office:value-type="float" office:value="24.85592">
            <text:p>24.855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126">
            <text:p>4.126</text:p>
          </table:table-cell>
          <table:table-cell table:formula="of:=ROUND([.J19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DSS J130451.13+245855.8</text:p>
          </table:table-cell>
          <table:table-cell office:value-type="float" office:value="196.21307">
            <text:p>196.21307</text:p>
          </table:table-cell>
          <table:table-cell office:value-type="float" office:value="24.98219">
            <text:p>24.982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167">
            <text:p>4.167</text:p>
          </table:table-cell>
          <table:table-cell table:formula="of:=ROUND([.J19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SDSS J130451.08+245847.0</text:p>
          </table:table-cell>
          <table:table-cell office:value-type="float" office:value="196.21285">
            <text:p>196.21285</text:p>
          </table:table-cell>
          <table:table-cell office:value-type="float" office:value="24.97973">
            <text:p>24.979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4.019">
            <text:p>4.019</text:p>
          </table:table-cell>
          <table:table-cell table:formula="of:=ROUND([.J20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DSS J130507.25+245222.4</text:p>
          </table:table-cell>
          <table:table-cell office:value-type="float" office:value="196.28024">
            <text:p>196.28024</text:p>
          </table:table-cell>
          <table:table-cell office:value-type="float" office:value="24.87291">
            <text:p>24.872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4.316">
            <text:p>4.316</text:p>
          </table:table-cell>
          <table:table-cell table:formula="of:=ROUND([.J20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DSS J130505.95+245611.9</text:p>
          </table:table-cell>
          <table:table-cell office:value-type="float" office:value="196.27482">
            <text:p>196.27482</text:p>
          </table:table-cell>
          <table:table-cell office:value-type="float" office:value="24.93666">
            <text:p>24.936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3.596">
            <text:p>3.596</text:p>
          </table:table-cell>
          <table:table-cell table:formula="of:=ROUND([.J20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DSS J130441.12+245808.2</text:p>
          </table:table-cell>
          <table:table-cell office:value-type="float" office:value="196.17136">
            <text:p>196.17136</text:p>
          </table:table-cell>
          <table:table-cell office:value-type="float" office:value="24.96896">
            <text:p>24.968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4.1">
            <text:p>4.1</text:p>
          </table:table-cell>
          <table:table-cell table:formula="of:=ROUND([.J20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DSS J130440.66+245815.4</text:p>
          </table:table-cell>
          <table:table-cell office:value-type="float" office:value="196.16944">
            <text:p>196.16944</text:p>
          </table:table-cell>
          <table:table-cell office:value-type="float" office:value="24.97095">
            <text:p>24.97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4.257">
            <text:p>4.257</text:p>
          </table:table-cell>
          <table:table-cell table:formula="of:=ROUND([.J20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DSS J130438.55+245240.5</text:p>
          </table:table-cell>
          <table:table-cell office:value-type="float" office:value="196.16065">
            <text:p>196.16065</text:p>
          </table:table-cell>
          <table:table-cell office:value-type="float" office:value="24.87794">
            <text:p>24.877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8g</text:p>
          </table:table-cell>
          <table:table-cell office:value-type="float" office:value="3.586">
            <text:p>3.586</text:p>
          </table:table-cell>
          <table:table-cell table:formula="of:=ROUND([.J20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DSS J130500.77+245747.7</text:p>
          </table:table-cell>
          <table:table-cell office:value-type="float" office:value="196.25324">
            <text:p>196.25324</text:p>
          </table:table-cell>
          <table:table-cell office:value-type="float" office:value="24.96327">
            <text:p>24.963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5g</text:p>
          </table:table-cell>
          <table:table-cell office:value-type="float" office:value="3.701">
            <text:p>3.701</text:p>
          </table:table-cell>
          <table:table-cell table:formula="of:=ROUND([.J20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DSS J130512.81+245637.0</text:p>
          </table:table-cell>
          <table:table-cell office:value-type="float" office:value="196.30339">
            <text:p>196.30339</text:p>
          </table:table-cell>
          <table:table-cell office:value-type="float" office:value="24.94362">
            <text:p>24.94362</text:p>
          </table:table-cell>
          <table:table-cell office:value-type="string">
            <text:p>G</text:p>
          </table:table-cell>
          <table:table-cell office:value-type="float" office:value="10497">
            <text:p>10497</text:p>
          </table:table-cell>
          <table:table-cell office:value-type="float" office:value="0.035014">
            <text:p>0.035014</text:p>
          </table:table-cell>
          <table:table-cell office:value-type="string">
            <text:p><text:s text:c="4"/></text:p>
          </table:table-cell>
          <table:table-cell office:value-type="float" office:value="19.75">
            <text:p>19.75</text:p>
          </table:table-cell>
          <table:table-cell office:value-type="float" office:value="5.194">
            <text:p>5.194</text:p>
          </table:table-cell>
          <table:table-cell table:formula="of:=ROUND([.J207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GALEXASC J130446.15+245949.8 <text:s/></text:p>
          </table:table-cell>
          <table:table-cell office:value-type="float" office:value="196.19184">
            <text:p>196.19184</text:p>
          </table:table-cell>
          <table:table-cell office:value-type="float" office:value="24.99686">
            <text:p>24.9968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5.191">
            <text:p>5.191</text:p>
          </table:table-cell>
          <table:table-cell table:formula="of:=ROUND([.J208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float" office:value="274">
            <text:p>274</text:p>
          </table:table-cell>
          <table:table-cell table:style-name="ce1" office:value-type="string">
            <text:p>SDSS J130512.51+245242.6</text:p>
          </table:table-cell>
          <table:table-cell table:style-name="ce1" office:value-type="float" office:value="196.30213">
            <text:p>196.30213</text:p>
          </table:table-cell>
          <table:table-cell table:style-name="ce1" office:value-type="float" office:value="24.87852">
            <text:p>24.87852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8.8g</text:p>
          </table:table-cell>
          <table:table-cell table:style-name="ce1" office:value-type="float" office:value="5.207">
            <text:p>5.207</text:p>
          </table:table-cell>
          <table:table-cell table:style-name="ce1" table:formula="of:=ROUND([.J209])" office:value-type="float" office:value="5">
            <text:p>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SDSS J130446.01+245949.2</text:p>
          </table:table-cell>
          <table:table-cell office:value-type="float" office:value="196.19175">
            <text:p>196.19175</text:p>
          </table:table-cell>
          <table:table-cell office:value-type="float" office:value="24.997">
            <text:p>24.9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0g</text:p>
          </table:table-cell>
          <table:table-cell office:value-type="float" office:value="5.2">
            <text:p>5.2</text:p>
          </table:table-cell>
          <table:table-cell table:formula="of:=ROUND([.J21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DSS J130435.45+245825.7</text:p>
          </table:table-cell>
          <table:table-cell office:value-type="float" office:value="196.14771">
            <text:p>196.14771</text:p>
          </table:table-cell>
          <table:table-cell office:value-type="float" office:value="24.97382">
            <text:p>24.973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4g</text:p>
          </table:table-cell>
          <table:table-cell office:value-type="float" office:value="5.149">
            <text:p>5.149</text:p>
          </table:table-cell>
          <table:table-cell table:formula="of:=ROUND([.J21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DSS J130433.79+245757.9</text:p>
          </table:table-cell>
          <table:table-cell office:value-type="float" office:value="196.1408">
            <text:p>196.1408</text:p>
          </table:table-cell>
          <table:table-cell office:value-type="float" office:value="24.9661">
            <text:p>24.96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5.118">
            <text:p>5.118</text:p>
          </table:table-cell>
          <table:table-cell table:formula="of:=ROUND([.J21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DSS J130443.22+245940.0</text:p>
          </table:table-cell>
          <table:table-cell office:value-type="float" office:value="196.18009">
            <text:p>196.18009</text:p>
          </table:table-cell>
          <table:table-cell office:value-type="float" office:value="24.99446">
            <text:p>24.994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5.242">
            <text:p>5.242</text:p>
          </table:table-cell>
          <table:table-cell table:formula="of:=ROUND([.J21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SDSS J130506.08+245750.6</text:p>
          </table:table-cell>
          <table:table-cell office:value-type="float" office:value="196.27534">
            <text:p>196.27534</text:p>
          </table:table-cell>
          <table:table-cell office:value-type="float" office:value="24.96406">
            <text:p>24.964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4.532">
            <text:p>4.532</text:p>
          </table:table-cell>
          <table:table-cell table:formula="of:=ROUND([.J21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SDSS J130428.50+245309.8</text:p>
          </table:table-cell>
          <table:table-cell office:value-type="float" office:value="196.11879">
            <text:p>196.11879</text:p>
          </table:table-cell>
          <table:table-cell office:value-type="float" office:value="24.88607">
            <text:p>24.886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5.434">
            <text:p>5.434</text:p>
          </table:table-cell>
          <table:table-cell table:formula="of:=ROUND([.J21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DSS J130511.20+245639.6</text:p>
          </table:table-cell>
          <table:table-cell office:value-type="float" office:value="196.29668">
            <text:p>196.29668</text:p>
          </table:table-cell>
          <table:table-cell office:value-type="float" office:value="24.94434">
            <text:p>24.94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4.871">
            <text:p>4.871</text:p>
          </table:table-cell>
          <table:table-cell table:formula="of:=ROUND([.J21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DSS J130512.21+245640.2</text:p>
          </table:table-cell>
          <table:table-cell office:value-type="float" office:value="196.30088">
            <text:p>196.30088</text:p>
          </table:table-cell>
          <table:table-cell office:value-type="float" office:value="24.94452">
            <text:p>24.944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5.086">
            <text:p>5.086</text:p>
          </table:table-cell>
          <table:table-cell table:formula="of:=ROUND([.J21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DSS J130453.52+245957.4</text:p>
          </table:table-cell>
          <table:table-cell office:value-type="float" office:value="196.22303">
            <text:p>196.22303</text:p>
          </table:table-cell>
          <table:table-cell office:value-type="float" office:value="24.99928">
            <text:p>24.999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5.214">
            <text:p>5.214</text:p>
          </table:table-cell>
          <table:table-cell table:formula="of:=ROUND([.J21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SDSS J130431.32+245315.4</text:p>
          </table:table-cell>
          <table:table-cell office:value-type="float" office:value="196.13052">
            <text:p>196.13052</text:p>
          </table:table-cell>
          <table:table-cell office:value-type="float" office:value="24.88764">
            <text:p>24.887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4.797">
            <text:p>4.797</text:p>
          </table:table-cell>
          <table:table-cell table:formula="of:=ROUND([.J21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DSS J130510.65+245225.3</text:p>
          </table:table-cell>
          <table:table-cell office:value-type="float" office:value="196.29441">
            <text:p>196.29441</text:p>
          </table:table-cell>
          <table:table-cell office:value-type="float" office:value="24.8737">
            <text:p>24.87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4.954">
            <text:p>4.954</text:p>
          </table:table-cell>
          <table:table-cell table:formula="of:=ROUND([.J22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SDSS J130510.65+245157.3</text:p>
          </table:table-cell>
          <table:table-cell office:value-type="float" office:value="196.2944">
            <text:p>196.2944</text:p>
          </table:table-cell>
          <table:table-cell office:value-type="float" office:value="24.86593">
            <text:p>24.865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5.191">
            <text:p>5.191</text:p>
          </table:table-cell>
          <table:table-cell table:formula="of:=ROUND([.J22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DSS J130514.38+245519.2</text:p>
          </table:table-cell>
          <table:table-cell office:value-type="float" office:value="196.30993">
            <text:p>196.30993</text:p>
          </table:table-cell>
          <table:table-cell office:value-type="float" office:value="24.92203">
            <text:p>24.922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239">
            <text:p>5.239</text:p>
          </table:table-cell>
          <table:table-cell table:formula="of:=ROUND([.J22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DSS J130513.61+245623.6</text:p>
          </table:table-cell>
          <table:table-cell office:value-type="float" office:value="196.30671">
            <text:p>196.30671</text:p>
          </table:table-cell>
          <table:table-cell office:value-type="float" office:value="24.93991">
            <text:p>24.939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291">
            <text:p>5.291</text:p>
          </table:table-cell>
          <table:table-cell table:formula="of:=ROUND([.J22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DSS J130446.75+245911.4</text:p>
          </table:table-cell>
          <table:table-cell office:value-type="float" office:value="196.1948">
            <text:p>196.1948</text:p>
          </table:table-cell>
          <table:table-cell office:value-type="float" office:value="24.98651">
            <text:p>24.986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4.55">
            <text:p>4.55</text:p>
          </table:table-cell>
          <table:table-cell table:formula="of:=ROUND([.J22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SDSS J130433.41+245713.2</text:p>
          </table:table-cell>
          <table:table-cell office:value-type="float" office:value="196.13922">
            <text:p>196.13922</text:p>
          </table:table-cell>
          <table:table-cell office:value-type="float" office:value="24.95368">
            <text:p>24.95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4.762">
            <text:p>4.762</text:p>
          </table:table-cell>
          <table:table-cell table:formula="of:=ROUND([.J22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DSS J130514.85+245454.0</text:p>
          </table:table-cell>
          <table:table-cell office:value-type="float" office:value="196.31191">
            <text:p>196.31191</text:p>
          </table:table-cell>
          <table:table-cell office:value-type="float" office:value="24.91502">
            <text:p>24.915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5.318">
            <text:p>5.318</text:p>
          </table:table-cell>
          <table:table-cell table:formula="of:=ROUND([.J22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DSS J130512.98+245451.1</text:p>
          </table:table-cell>
          <table:table-cell office:value-type="float" office:value="196.3041">
            <text:p>196.3041</text:p>
          </table:table-cell>
          <table:table-cell office:value-type="float" office:value="24.91422">
            <text:p>24.914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892">
            <text:p>4.892</text:p>
          </table:table-cell>
          <table:table-cell table:formula="of:=ROUND([.J22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SDSS J130430.06+245705.9</text:p>
          </table:table-cell>
          <table:table-cell office:value-type="float" office:value="196.12527">
            <text:p>196.12527</text:p>
          </table:table-cell>
          <table:table-cell office:value-type="float" office:value="24.95166">
            <text:p>24.95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5.373">
            <text:p>5.373</text:p>
          </table:table-cell>
          <table:table-cell table:formula="of:=ROUND([.J22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SDSS J130513.80+245243.4</text:p>
          </table:table-cell>
          <table:table-cell office:value-type="float" office:value="196.3075">
            <text:p>196.3075</text:p>
          </table:table-cell>
          <table:table-cell office:value-type="float" office:value="24.87875">
            <text:p>24.878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5.472">
            <text:p>5.472</text:p>
          </table:table-cell>
          <table:table-cell table:formula="of:=ROUND([.J22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DSS J130500.95+245915.2</text:p>
          </table:table-cell>
          <table:table-cell office:value-type="float" office:value="196.25399">
            <text:p>196.25399</text:p>
          </table:table-cell>
          <table:table-cell office:value-type="float" office:value="24.98756">
            <text:p>24.987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4.983">
            <text:p>4.983</text:p>
          </table:table-cell>
          <table:table-cell table:formula="of:=ROUND([.J23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DSS J130506.38+245033.2</text:p>
          </table:table-cell>
          <table:table-cell office:value-type="float" office:value="196.27658">
            <text:p>196.27658</text:p>
          </table:table-cell>
          <table:table-cell office:value-type="float" office:value="24.84257">
            <text:p>24.842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5.409">
            <text:p>5.409</text:p>
          </table:table-cell>
          <table:table-cell table:formula="of:=ROUND([.J23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SDSS J130502.77+245040.7</text:p>
          </table:table-cell>
          <table:table-cell office:value-type="float" office:value="196.26156">
            <text:p>196.26156</text:p>
          </table:table-cell>
          <table:table-cell office:value-type="float" office:value="24.84465">
            <text:p>24.844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831">
            <text:p>4.831</text:p>
          </table:table-cell>
          <table:table-cell table:formula="of:=ROUND([.J23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SDSS J130455.87+244936.6</text:p>
          </table:table-cell>
          <table:table-cell office:value-type="float" office:value="196.23282">
            <text:p>196.23282</text:p>
          </table:table-cell>
          <table:table-cell office:value-type="float" office:value="24.82686">
            <text:p>24.826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252">
            <text:p>5.252</text:p>
          </table:table-cell>
          <table:table-cell table:formula="of:=ROUND([.J23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SDSS J130511.42+245441.9</text:p>
          </table:table-cell>
          <table:table-cell office:value-type="float" office:value="196.2976">
            <text:p>196.2976</text:p>
          </table:table-cell>
          <table:table-cell office:value-type="float" office:value="24.91166">
            <text:p>24.91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539">
            <text:p>4.539</text:p>
          </table:table-cell>
          <table:table-cell table:formula="of:=ROUND([.J23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DSS J130456.40+245009.9</text:p>
          </table:table-cell>
          <table:table-cell office:value-type="float" office:value="196.23501">
            <text:p>196.23501</text:p>
          </table:table-cell>
          <table:table-cell office:value-type="float" office:value="24.83609">
            <text:p>24.836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737">
            <text:p>4.737</text:p>
          </table:table-cell>
          <table:table-cell table:formula="of:=ROUND([.J23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SDSS J130441.53+245934.1</text:p>
          </table:table-cell>
          <table:table-cell office:value-type="float" office:value="196.17304">
            <text:p>196.17304</text:p>
          </table:table-cell>
          <table:table-cell office:value-type="float" office:value="24.99283">
            <text:p>24.992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301">
            <text:p>5.301</text:p>
          </table:table-cell>
          <table:table-cell table:formula="of:=ROUND([.J23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DSS J130430.86+245615.2</text:p>
          </table:table-cell>
          <table:table-cell office:value-type="float" office:value="196.12862">
            <text:p>196.12862</text:p>
          </table:table-cell>
          <table:table-cell office:value-type="float" office:value="24.93757">
            <text:p>24.937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889">
            <text:p>4.889</text:p>
          </table:table-cell>
          <table:table-cell table:formula="of:=ROUND([.J23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DSS J130429.88+245427.3</text:p>
          </table:table-cell>
          <table:table-cell office:value-type="float" office:value="196.12453">
            <text:p>196.12453</text:p>
          </table:table-cell>
          <table:table-cell office:value-type="float" office:value="24.90758">
            <text:p>24.907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89">
            <text:p>4.89</text:p>
          </table:table-cell>
          <table:table-cell table:formula="of:=ROUND([.J23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DSS J130434.47+245747.5</text:p>
          </table:table-cell>
          <table:table-cell office:value-type="float" office:value="196.14363">
            <text:p>196.14363</text:p>
          </table:table-cell>
          <table:table-cell office:value-type="float" office:value="24.96322">
            <text:p>24.963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89">
            <text:p>4.89</text:p>
          </table:table-cell>
          <table:table-cell table:formula="of:=ROUND([.J23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DSS J130510.45+245706.4</text:p>
          </table:table-cell>
          <table:table-cell office:value-type="float" office:value="196.29357">
            <text:p>196.29357</text:p>
          </table:table-cell>
          <table:table-cell office:value-type="float" office:value="24.95179">
            <text:p>24.951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913">
            <text:p>4.913</text:p>
          </table:table-cell>
          <table:table-cell table:formula="of:=ROUND([.J24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SDSS J130433.73+245805.4</text:p>
          </table:table-cell>
          <table:table-cell office:value-type="float" office:value="196.14056">
            <text:p>196.14056</text:p>
          </table:table-cell>
          <table:table-cell office:value-type="float" office:value="24.96817">
            <text:p>24.968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207">
            <text:p>5.207</text:p>
          </table:table-cell>
          <table:table-cell table:formula="of:=ROUND([.J24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DSS J130427.94+245530.9</text:p>
          </table:table-cell>
          <table:table-cell office:value-type="float" office:value="196.11643">
            <text:p>196.11643</text:p>
          </table:table-cell>
          <table:table-cell office:value-type="float" office:value="24.92525">
            <text:p>24.925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373">
            <text:p>5.373</text:p>
          </table:table-cell>
          <table:table-cell table:formula="of:=ROUND([.J24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DSS J130446.29+250004.0</text:p>
          </table:table-cell>
          <table:table-cell office:value-type="float" office:value="196.19289">
            <text:p>196.19289</text:p>
          </table:table-cell>
          <table:table-cell office:value-type="float" office:value="25.00111">
            <text:p>25.001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427">
            <text:p>5.427</text:p>
          </table:table-cell>
          <table:table-cell table:formula="of:=ROUND([.J24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DSS J130448.60+244932.3</text:p>
          </table:table-cell>
          <table:table-cell office:value-type="float" office:value="196.20252">
            <text:p>196.20252</text:p>
          </table:table-cell>
          <table:table-cell office:value-type="float" office:value="24.82565">
            <text:p>24.825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265">
            <text:p>5.265</text:p>
          </table:table-cell>
          <table:table-cell table:formula="of:=ROUND([.J24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DSS J130433.65+245821.6</text:p>
          </table:table-cell>
          <table:table-cell office:value-type="float" office:value="196.14024">
            <text:p>196.14024</text:p>
          </table:table-cell>
          <table:table-cell office:value-type="float" office:value="24.97268">
            <text:p>24.97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397">
            <text:p>5.397</text:p>
          </table:table-cell>
          <table:table-cell table:formula="of:=ROUND([.J24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DSS J130428.39+245321.6</text:p>
          </table:table-cell>
          <table:table-cell office:value-type="float" office:value="196.11833">
            <text:p>196.11833</text:p>
          </table:table-cell>
          <table:table-cell office:value-type="float" office:value="24.88935">
            <text:p>24.889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404">
            <text:p>5.404</text:p>
          </table:table-cell>
          <table:table-cell table:formula="of:=ROUND([.J24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SDSS J130429.34+245358.5</text:p>
          </table:table-cell>
          <table:table-cell office:value-type="float" office:value="196.12226">
            <text:p>196.12226</text:p>
          </table:table-cell>
          <table:table-cell office:value-type="float" office:value="24.89961">
            <text:p>24.899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066">
            <text:p>5.066</text:p>
          </table:table-cell>
          <table:table-cell table:formula="of:=ROUND([.J24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SDSS J130459.67+245947.7</text:p>
          </table:table-cell>
          <table:table-cell office:value-type="float" office:value="196.24867">
            <text:p>196.24867</text:p>
          </table:table-cell>
          <table:table-cell office:value-type="float" office:value="24.99659">
            <text:p>24.996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368">
            <text:p>5.368</text:p>
          </table:table-cell>
          <table:table-cell table:formula="of:=ROUND([.J24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SDSS J130511.86+245349.7</text:p>
          </table:table-cell>
          <table:table-cell office:value-type="float" office:value="196.29945">
            <text:p>196.29945</text:p>
          </table:table-cell>
          <table:table-cell office:value-type="float" office:value="24.89715">
            <text:p>24.897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732">
            <text:p>4.732</text:p>
          </table:table-cell>
          <table:table-cell table:formula="of:=ROUND([.J24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DSS J130508.86+245747.2</text:p>
          </table:table-cell>
          <table:table-cell office:value-type="float" office:value="196.28695">
            <text:p>196.28695</text:p>
          </table:table-cell>
          <table:table-cell office:value-type="float" office:value="24.96313">
            <text:p>24.963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98">
            <text:p>4.98</text:p>
          </table:table-cell>
          <table:table-cell table:formula="of:=ROUND([.J25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SDSS J130440.15+245908.3</text:p>
          </table:table-cell>
          <table:table-cell office:value-type="float" office:value="196.16733">
            <text:p>196.16733</text:p>
          </table:table-cell>
          <table:table-cell office:value-type="float" office:value="24.98565">
            <text:p>24.985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063">
            <text:p>5.063</text:p>
          </table:table-cell>
          <table:table-cell table:formula="of:=ROUND([.J25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SDSS J130505.11+245035.1</text:p>
          </table:table-cell>
          <table:table-cell office:value-type="float" office:value="196.27131">
            <text:p>196.27131</text:p>
          </table:table-cell>
          <table:table-cell office:value-type="float" office:value="24.84309">
            <text:p>24.843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209">
            <text:p>5.209</text:p>
          </table:table-cell>
          <table:table-cell table:formula="of:=ROUND([.J25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SDSS J130509.59+245236.6</text:p>
          </table:table-cell>
          <table:table-cell office:value-type="float" office:value="196.28996">
            <text:p>196.28996</text:p>
          </table:table-cell>
          <table:table-cell office:value-type="float" office:value="24.87686">
            <text:p>24.876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651">
            <text:p>4.651</text:p>
          </table:table-cell>
          <table:table-cell table:formula="of:=ROUND([.J25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DSS J130441.53+245851.1</text:p>
          </table:table-cell>
          <table:table-cell office:value-type="float" office:value="196.17305">
            <text:p>196.17305</text:p>
          </table:table-cell>
          <table:table-cell office:value-type="float" office:value="24.98086">
            <text:p>24.980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66">
            <text:p>4.66</text:p>
          </table:table-cell>
          <table:table-cell table:formula="of:=ROUND([.J25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DSS J130509.95+245703.3</text:p>
          </table:table-cell>
          <table:table-cell office:value-type="float" office:value="196.29149">
            <text:p>196.29149</text:p>
          </table:table-cell>
          <table:table-cell office:value-type="float" office:value="24.95093">
            <text:p>24.950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788">
            <text:p>4.788</text:p>
          </table:table-cell>
          <table:table-cell table:formula="of:=ROUND([.J25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DSS J130435.54+245800.7</text:p>
          </table:table-cell>
          <table:table-cell office:value-type="float" office:value="196.14812">
            <text:p>196.14812</text:p>
          </table:table-cell>
          <table:table-cell office:value-type="float" office:value="24.96688">
            <text:p>24.966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845">
            <text:p>4.845</text:p>
          </table:table-cell>
          <table:table-cell table:formula="of:=ROUND([.J25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DSS J130514.26+245435.8</text:p>
          </table:table-cell>
          <table:table-cell office:value-type="float" office:value="196.30944">
            <text:p>196.30944</text:p>
          </table:table-cell>
          <table:table-cell office:value-type="float" office:value="24.90996">
            <text:p>24.909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185">
            <text:p>5.185</text:p>
          </table:table-cell>
          <table:table-cell table:formula="of:=ROUND([.J25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DSS J130449.36+245956.2</text:p>
          </table:table-cell>
          <table:table-cell office:value-type="float" office:value="196.20567">
            <text:p>196.20567</text:p>
          </table:table-cell>
          <table:table-cell office:value-type="float" office:value="24.99897">
            <text:p>24.998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194">
            <text:p>5.194</text:p>
          </table:table-cell>
          <table:table-cell table:formula="of:=ROUND([.J25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DSS J130438.57+245925.8</text:p>
          </table:table-cell>
          <table:table-cell office:value-type="float" office:value="196.16073">
            <text:p>196.16073</text:p>
          </table:table-cell>
          <table:table-cell office:value-type="float" office:value="24.99052">
            <text:p>24.990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499">
            <text:p>5.499</text:p>
          </table:table-cell>
          <table:table-cell table:formula="of:=ROUND([.J25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DSS J130432.07+245623.3</text:p>
          </table:table-cell>
          <table:table-cell office:value-type="float" office:value="196.13366">
            <text:p>196.13366</text:p>
          </table:table-cell>
          <table:table-cell office:value-type="float" office:value="24.93983">
            <text:p>24.939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674">
            <text:p>4.674</text:p>
          </table:table-cell>
          <table:table-cell table:formula="of:=ROUND([.J26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SDSS J130446.88+245920.8</text:p>
          </table:table-cell>
          <table:table-cell office:value-type="float" office:value="196.19535">
            <text:p>196.19535</text:p>
          </table:table-cell>
          <table:table-cell office:value-type="float" office:value="24.98911">
            <text:p>24.989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695">
            <text:p>4.695</text:p>
          </table:table-cell>
          <table:table-cell table:formula="of:=ROUND([.J26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DSS J130500.25+245005.0</text:p>
          </table:table-cell>
          <table:table-cell office:value-type="float" office:value="196.25108">
            <text:p>196.25108</text:p>
          </table:table-cell>
          <table:table-cell office:value-type="float" office:value="24.83473">
            <text:p>24.834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093">
            <text:p>5.093</text:p>
          </table:table-cell>
          <table:table-cell table:formula="of:=ROUND([.J26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DSS J130508.65+245816.6</text:p>
          </table:table-cell>
          <table:table-cell office:value-type="float" office:value="196.28608">
            <text:p>196.28608</text:p>
          </table:table-cell>
          <table:table-cell office:value-type="float" office:value="24.9713">
            <text:p>24.97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256">
            <text:p>5.256</text:p>
          </table:table-cell>
          <table:table-cell table:formula="of:=ROUND([.J26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DSS J130431.55+245158.4</text:p>
          </table:table-cell>
          <table:table-cell office:value-type="float" office:value="196.13147">
            <text:p>196.13147</text:p>
          </table:table-cell>
          <table:table-cell office:value-type="float" office:value="24.86623">
            <text:p>24.866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298">
            <text:p>5.298</text:p>
          </table:table-cell>
          <table:table-cell table:formula="of:=ROUND([.J26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SDSS J130511.91+245156.4</text:p>
          </table:table-cell>
          <table:table-cell office:value-type="float" office:value="196.29966">
            <text:p>196.29966</text:p>
          </table:table-cell>
          <table:table-cell office:value-type="float" office:value="24.86567">
            <text:p>24.865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442">
            <text:p>5.442</text:p>
          </table:table-cell>
          <table:table-cell table:formula="of:=ROUND([.J26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DSS J130432.07+245336.2</text:p>
          </table:table-cell>
          <table:table-cell office:value-type="float" office:value="196.13366">
            <text:p>196.13366</text:p>
          </table:table-cell>
          <table:table-cell office:value-type="float" office:value="24.8934">
            <text:p>24.8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535">
            <text:p>4.535</text:p>
          </table:table-cell>
          <table:table-cell table:formula="of:=ROUND([.J26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SDSS J130507.91+245728.8</text:p>
          </table:table-cell>
          <table:table-cell office:value-type="float" office:value="196.28296">
            <text:p>196.28296</text:p>
          </table:table-cell>
          <table:table-cell office:value-type="float" office:value="24.95803">
            <text:p>24.958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623">
            <text:p>4.623</text:p>
          </table:table-cell>
          <table:table-cell table:formula="of:=ROUND([.J26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SDSS J130429.54+245612.3</text:p>
          </table:table-cell>
          <table:table-cell office:value-type="float" office:value="196.12311">
            <text:p>196.12311</text:p>
          </table:table-cell>
          <table:table-cell office:value-type="float" office:value="24.93676">
            <text:p>24.936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162">
            <text:p>5.162</text:p>
          </table:table-cell>
          <table:table-cell table:formula="of:=ROUND([.J26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SDSS J130506.85+245053.2</text:p>
          </table:table-cell>
          <table:table-cell office:value-type="float" office:value="196.27855">
            <text:p>196.27855</text:p>
          </table:table-cell>
          <table:table-cell office:value-type="float" office:value="24.84813">
            <text:p>24.848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225">
            <text:p>5.225</text:p>
          </table:table-cell>
          <table:table-cell table:formula="of:=ROUND([.J26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DSS J130510.15+245757.3</text:p>
          </table:table-cell>
          <table:table-cell office:value-type="float" office:value="196.2923">
            <text:p>196.2923</text:p>
          </table:table-cell>
          <table:table-cell office:value-type="float" office:value="24.96592">
            <text:p>24.965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313">
            <text:p>5.313</text:p>
          </table:table-cell>
          <table:table-cell table:formula="of:=ROUND([.J27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DSS J130452.86+244926.6</text:p>
          </table:table-cell>
          <table:table-cell office:value-type="float" office:value="196.22027">
            <text:p>196.22027</text:p>
          </table:table-cell>
          <table:table-cell office:value-type="float" office:value="24.82407">
            <text:p>24.82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331">
            <text:p>5.331</text:p>
          </table:table-cell>
          <table:table-cell table:formula="of:=ROUND([.J27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DSS J130448.12+245921.9</text:p>
          </table:table-cell>
          <table:table-cell office:value-type="float" office:value="196.20052">
            <text:p>196.20052</text:p>
          </table:table-cell>
          <table:table-cell office:value-type="float" office:value="24.98944">
            <text:p>24.989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661">
            <text:p>4.661</text:p>
          </table:table-cell>
          <table:table-cell table:formula="of:=ROUND([.J27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DSS J130443.36+245926.9</text:p>
          </table:table-cell>
          <table:table-cell office:value-type="float" office:value="196.1807">
            <text:p>196.1807</text:p>
          </table:table-cell>
          <table:table-cell office:value-type="float" office:value="24.99081">
            <text:p>24.990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026">
            <text:p>5.026</text:p>
          </table:table-cell>
          <table:table-cell table:formula="of:=ROUND([.J27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DSS J130433.38+245135.8</text:p>
          </table:table-cell>
          <table:table-cell office:value-type="float" office:value="196.13909">
            <text:p>196.13909</text:p>
          </table:table-cell>
          <table:table-cell office:value-type="float" office:value="24.85995">
            <text:p>24.859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172">
            <text:p>5.172</text:p>
          </table:table-cell>
          <table:table-cell table:formula="of:=ROUND([.J27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DSS J130514.18+245527.3</text:p>
          </table:table-cell>
          <table:table-cell office:value-type="float" office:value="196.30912">
            <text:p>196.30912</text:p>
          </table:table-cell>
          <table:table-cell office:value-type="float" office:value="24.92425">
            <text:p>24.924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21">
            <text:p>5.21</text:p>
          </table:table-cell>
          <table:table-cell table:formula="of:=ROUND([.J27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DSS J130435.66+245056.6</text:p>
          </table:table-cell>
          <table:table-cell office:value-type="float" office:value="196.14862">
            <text:p>196.14862</text:p>
          </table:table-cell>
          <table:table-cell office:value-type="float" office:value="24.84906">
            <text:p>24.849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23">
            <text:p>5.23</text:p>
          </table:table-cell>
          <table:table-cell table:formula="of:=ROUND([.J27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DSS J130444.30+245948.7</text:p>
          </table:table-cell>
          <table:table-cell office:value-type="float" office:value="196.1846">
            <text:p>196.1846</text:p>
          </table:table-cell>
          <table:table-cell office:value-type="float" office:value="24.99689">
            <text:p>24.996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299">
            <text:p>5.299</text:p>
          </table:table-cell>
          <table:table-cell table:formula="of:=ROUND([.J27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SDSS J130433.87+245100.6</text:p>
          </table:table-cell>
          <table:table-cell office:value-type="float" office:value="196.14114">
            <text:p>196.14114</text:p>
          </table:table-cell>
          <table:table-cell office:value-type="float" office:value="24.85019">
            <text:p>24.850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469">
            <text:p>5.469</text:p>
          </table:table-cell>
          <table:table-cell table:formula="of:=ROUND([.J27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SDSS J130456.58+245910.6</text:p>
          </table:table-cell>
          <table:table-cell office:value-type="float" office:value="196.23578">
            <text:p>196.23578</text:p>
          </table:table-cell>
          <table:table-cell office:value-type="float" office:value="24.98629">
            <text:p>24.986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565">
            <text:p>4.565</text:p>
          </table:table-cell>
          <table:table-cell table:formula="of:=ROUND([.J27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DSS J130510.77+245317.7</text:p>
          </table:table-cell>
          <table:table-cell office:value-type="float" office:value="196.29489">
            <text:p>196.29489</text:p>
          </table:table-cell>
          <table:table-cell office:value-type="float" office:value="24.88826">
            <text:p>24.888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63">
            <text:p>4.63</text:p>
          </table:table-cell>
          <table:table-cell table:formula="of:=ROUND([.J28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SDSS J130501.39+245032.6</text:p>
          </table:table-cell>
          <table:table-cell office:value-type="float" office:value="196.2558">
            <text:p>196.2558</text:p>
          </table:table-cell>
          <table:table-cell office:value-type="float" office:value="24.8424">
            <text:p>24.84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79">
            <text:p>4.79</text:p>
          </table:table-cell>
          <table:table-cell table:formula="of:=ROUND([.J28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SDSS J130433.93+245737.2</text:p>
          </table:table-cell>
          <table:table-cell office:value-type="float" office:value="196.1414">
            <text:p>196.1414</text:p>
          </table:table-cell>
          <table:table-cell office:value-type="float" office:value="24.96036">
            <text:p>24.960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884">
            <text:p>4.884</text:p>
          </table:table-cell>
          <table:table-cell table:formula="of:=ROUND([.J28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SDSS J130447.89+245952.3</text:p>
          </table:table-cell>
          <table:table-cell office:value-type="float" office:value="196.19955">
            <text:p>196.19955</text:p>
          </table:table-cell>
          <table:table-cell office:value-type="float" office:value="24.99786">
            <text:p>24.997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168">
            <text:p>5.168</text:p>
          </table:table-cell>
          <table:table-cell table:formula="of:=ROUND([.J28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DSS J130437.51+245031.5</text:p>
          </table:table-cell>
          <table:table-cell office:value-type="float" office:value="196.15631">
            <text:p>196.15631</text:p>
          </table:table-cell>
          <table:table-cell office:value-type="float" office:value="24.84211">
            <text:p>24.842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282">
            <text:p>5.282</text:p>
          </table:table-cell>
          <table:table-cell table:formula="of:=ROUND([.J28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SDSS J130434.52+245742.8</text:p>
          </table:table-cell>
          <table:table-cell office:value-type="float" office:value="196.14385">
            <text:p>196.14385</text:p>
          </table:table-cell>
          <table:table-cell office:value-type="float" office:value="24.96191">
            <text:p>24.961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833">
            <text:p>4.833</text:p>
          </table:table-cell>
          <table:table-cell table:formula="of:=ROUND([.J28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SDSS J130442.73+245019.9</text:p>
          </table:table-cell>
          <table:table-cell office:value-type="float" office:value="196.17804">
            <text:p>196.17804</text:p>
          </table:table-cell>
          <table:table-cell office:value-type="float" office:value="24.83887">
            <text:p>24.838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85">
            <text:p>4.85</text:p>
          </table:table-cell>
          <table:table-cell table:formula="of:=ROUND([.J28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SDSS J130443.29+245003.8</text:p>
          </table:table-cell>
          <table:table-cell office:value-type="float" office:value="196.18038">
            <text:p>196.18038</text:p>
          </table:table-cell>
          <table:table-cell office:value-type="float" office:value="24.83441">
            <text:p>24.834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048">
            <text:p>5.048</text:p>
          </table:table-cell>
          <table:table-cell table:formula="of:=ROUND([.J28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DSS J130442.49+245008.2</text:p>
          </table:table-cell>
          <table:table-cell office:value-type="float" office:value="196.17706">
            <text:p>196.17706</text:p>
          </table:table-cell>
          <table:table-cell office:value-type="float" office:value="24.83562">
            <text:p>24.835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05">
            <text:p>5.05</text:p>
          </table:table-cell>
          <table:table-cell table:formula="of:=ROUND([.J28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DSS J130436.91+245838.0</text:p>
          </table:table-cell>
          <table:table-cell office:value-type="float" office:value="196.15381">
            <text:p>196.15381</text:p>
          </table:table-cell>
          <table:table-cell office:value-type="float" office:value="24.97725">
            <text:p>24.977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077">
            <text:p>5.077</text:p>
          </table:table-cell>
          <table:table-cell table:formula="of:=ROUND([.J28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SDSS J130512.68+245221.1</text:p>
          </table:table-cell>
          <table:table-cell office:value-type="float" office:value="196.30286">
            <text:p>196.30286</text:p>
          </table:table-cell>
          <table:table-cell office:value-type="float" office:value="24.87254">
            <text:p>24.872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395">
            <text:p>5.395</text:p>
          </table:table-cell>
          <table:table-cell table:formula="of:=ROUND([.J29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SDSS J130435.17+245742.2</text:p>
          </table:table-cell>
          <table:table-cell office:value-type="float" office:value="196.14657">
            <text:p>196.14657</text:p>
          </table:table-cell>
          <table:table-cell office:value-type="float" office:value="24.96174">
            <text:p>24.961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71">
            <text:p>4.71</text:p>
          </table:table-cell>
          <table:table-cell table:formula="of:=ROUND([.J29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SDSS J130435.52+245850.5</text:p>
          </table:table-cell>
          <table:table-cell office:value-type="float" office:value="196.14802">
            <text:p>196.14802</text:p>
          </table:table-cell>
          <table:table-cell office:value-type="float" office:value="24.9807">
            <text:p>24.9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439">
            <text:p>5.439</text:p>
          </table:table-cell>
          <table:table-cell table:formula="of:=ROUND([.J29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DSS J130503.04+245844.8</text:p>
          </table:table-cell>
          <table:table-cell office:value-type="float" office:value="196.2627">
            <text:p>196.2627</text:p>
          </table:table-cell>
          <table:table-cell office:value-type="float" office:value="24.97913">
            <text:p>24.979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777">
            <text:p>4.777</text:p>
          </table:table-cell>
          <table:table-cell table:formula="of:=ROUND([.J29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DSS J130514.38+245353.0</text:p>
          </table:table-cell>
          <table:table-cell office:value-type="float" office:value="196.30995">
            <text:p>196.30995</text:p>
          </table:table-cell>
          <table:table-cell office:value-type="float" office:value="24.89807">
            <text:p>24.89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284">
            <text:p>5.284</text:p>
          </table:table-cell>
          <table:table-cell table:formula="of:=ROUND([.J29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SDSS J130510.90+245335.8</text:p>
          </table:table-cell>
          <table:table-cell office:value-type="float" office:value="196.29544">
            <text:p>196.29544</text:p>
          </table:table-cell>
          <table:table-cell office:value-type="float" office:value="24.8933">
            <text:p>24.89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572">
            <text:p>4.572</text:p>
          </table:table-cell>
          <table:table-cell table:formula="of:=ROUND([.J29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DSS J130501.06+245846.8</text:p>
          </table:table-cell>
          <table:table-cell office:value-type="float" office:value="196.25442">
            <text:p>196.25442</text:p>
          </table:table-cell>
          <table:table-cell office:value-type="float" office:value="24.97969">
            <text:p>24.979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573">
            <text:p>4.573</text:p>
          </table:table-cell>
          <table:table-cell table:formula="of:=ROUND([.J29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SDSS J130501.86+245921.1</text:p>
          </table:table-cell>
          <table:table-cell office:value-type="float" office:value="196.25775">
            <text:p>196.25775</text:p>
          </table:table-cell>
          <table:table-cell office:value-type="float" office:value="24.98921">
            <text:p>24.989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163">
            <text:p>5.163</text:p>
          </table:table-cell>
          <table:table-cell table:formula="of:=ROUND([.J29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SDSS J130436.98+245905.0</text:p>
          </table:table-cell>
          <table:table-cell office:value-type="float" office:value="196.15412">
            <text:p>196.15412</text:p>
          </table:table-cell>
          <table:table-cell office:value-type="float" office:value="24.98474">
            <text:p>24.984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416">
            <text:p>5.416</text:p>
          </table:table-cell>
          <table:table-cell table:formula="of:=ROUND([.J29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SDSS J130436.04+245739.7</text:p>
          </table:table-cell>
          <table:table-cell office:value-type="float" office:value="196.15018">
            <text:p>196.15018</text:p>
          </table:table-cell>
          <table:table-cell office:value-type="float" office:value="24.96105">
            <text:p>24.961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4.531">
            <text:p>4.531</text:p>
          </table:table-cell>
          <table:table-cell table:formula="of:=ROUND([.J29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DSS J130506.50+245827.3</text:p>
          </table:table-cell>
          <table:table-cell office:value-type="float" office:value="196.2771">
            <text:p>196.2771</text:p>
          </table:table-cell>
          <table:table-cell office:value-type="float" office:value="24.97427">
            <text:p>24.974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033">
            <text:p>5.033</text:p>
          </table:table-cell>
          <table:table-cell table:formula="of:=ROUND([.J30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DSS J130429.49+245552.1</text:p>
          </table:table-cell>
          <table:table-cell office:value-type="float" office:value="196.12289">
            <text:p>196.12289</text:p>
          </table:table-cell>
          <table:table-cell office:value-type="float" office:value="24.93116">
            <text:p>24.931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09">
            <text:p>5.09</text:p>
          </table:table-cell>
          <table:table-cell table:formula="of:=ROUND([.J30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DSS J130508.92+245117.6</text:p>
          </table:table-cell>
          <table:table-cell office:value-type="float" office:value="196.28719">
            <text:p>196.28719</text:p>
          </table:table-cell>
          <table:table-cell office:value-type="float" office:value="24.8549">
            <text:p>24.85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275">
            <text:p>5.275</text:p>
          </table:table-cell>
          <table:table-cell table:formula="of:=ROUND([.J30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SDSS J130510.96+245259.3</text:p>
          </table:table-cell>
          <table:table-cell office:value-type="float" office:value="196.29571">
            <text:p>196.29571</text:p>
          </table:table-cell>
          <table:table-cell office:value-type="float" office:value="24.88314">
            <text:p>24.883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778">
            <text:p>4.778</text:p>
          </table:table-cell>
          <table:table-cell table:formula="of:=ROUND([.J30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SDSS J130429.66+245558.7</text:p>
          </table:table-cell>
          <table:table-cell office:value-type="float" office:value="196.1236">
            <text:p>196.1236</text:p>
          </table:table-cell>
          <table:table-cell office:value-type="float" office:value="24.93297">
            <text:p>24.932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077">
            <text:p>5.077</text:p>
          </table:table-cell>
          <table:table-cell table:formula="of:=ROUND([.J30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SDSS J130457.57+245916.9</text:p>
          </table:table-cell>
          <table:table-cell office:value-type="float" office:value="196.23989">
            <text:p>196.23989</text:p>
          </table:table-cell>
          <table:table-cell office:value-type="float" office:value="24.98804">
            <text:p>24.988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4.729">
            <text:p>4.729</text:p>
          </table:table-cell>
          <table:table-cell table:formula="of:=ROUND([.J30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SDSS J130511.31+245545.0</text:p>
          </table:table-cell>
          <table:table-cell office:value-type="float" office:value="196.29714">
            <text:p>196.29714</text:p>
          </table:table-cell>
          <table:table-cell office:value-type="float" office:value="24.92918">
            <text:p>24.929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4.619">
            <text:p>4.619</text:p>
          </table:table-cell>
          <table:table-cell table:formula="of:=ROUND([.J30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SDSS J130504.06+245008.9</text:p>
          </table:table-cell>
          <table:table-cell office:value-type="float" office:value="196.26692">
            <text:p>196.26692</text:p>
          </table:table-cell>
          <table:table-cell office:value-type="float" office:value="24.83581">
            <text:p>24.835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5.435">
            <text:p>5.435</text:p>
          </table:table-cell>
          <table:table-cell table:formula="of:=ROUND([.J30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SDSS J130443.73+245859.8</text:p>
          </table:table-cell>
          <table:table-cell office:value-type="float" office:value="196.18224">
            <text:p>196.18224</text:p>
          </table:table-cell>
          <table:table-cell office:value-type="float" office:value="24.9833">
            <text:p>24.98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576">
            <text:p>4.576</text:p>
          </table:table-cell>
          <table:table-cell table:formula="of:=ROUND([.J30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DSS J130501.46+244954.3</text:p>
          </table:table-cell>
          <table:table-cell office:value-type="float" office:value="196.25612">
            <text:p>196.25612</text:p>
          </table:table-cell>
          <table:table-cell office:value-type="float" office:value="24.83177">
            <text:p>24.831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5.368">
            <text:p>5.368</text:p>
          </table:table-cell>
          <table:table-cell table:formula="of:=ROUND([.J30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SDSS J130458.19+245025.1</text:p>
          </table:table-cell>
          <table:table-cell office:value-type="float" office:value="196.24249">
            <text:p>196.24249</text:p>
          </table:table-cell>
          <table:table-cell office:value-type="float" office:value="24.84033">
            <text:p>24.840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4.61">
            <text:p>4.61</text:p>
          </table:table-cell>
          <table:table-cell table:formula="of:=ROUND([.J31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SDSS J130447.02+245942.4</text:p>
          </table:table-cell>
          <table:table-cell office:value-type="float" office:value="196.19593">
            <text:p>196.19593</text:p>
          </table:table-cell>
          <table:table-cell office:value-type="float" office:value="24.99511">
            <text:p>24.995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5.041">
            <text:p>5.041</text:p>
          </table:table-cell>
          <table:table-cell table:formula="of:=ROUND([.J31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SDSS J130426.71+245723.1</text:p>
          </table:table-cell>
          <table:table-cell office:value-type="float" office:value="196.1113">
            <text:p>196.1113</text:p>
          </table:table-cell>
          <table:table-cell office:value-type="float" office:value="24.95643">
            <text:p>24.9564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27">
            <text:p>19.27</text:p>
          </table:table-cell>
          <table:table-cell office:value-type="float" office:value="6.182">
            <text:p>6.182</text:p>
          </table:table-cell>
          <table:table-cell table:formula="of:=ROUND([.J31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SDSS J130441.36+244936.6</text:p>
          </table:table-cell>
          <table:table-cell office:value-type="float" office:value="196.17237">
            <text:p>196.17237</text:p>
          </table:table-cell>
          <table:table-cell office:value-type="float" office:value="24.82685">
            <text:p>24.82685</text:p>
          </table:table-cell>
          <table:table-cell office:value-type="string">
            <text:p>G</text:p>
          </table:table-cell>
          <table:table-cell office:value-type="float" office:value="55363">
            <text:p>55363</text:p>
          </table:table-cell>
          <table:table-cell office:value-type="float" office:value="0.184671">
            <text:p>0.184671</text:p>
          </table:table-cell>
          <table:table-cell office:value-type="string">
            <text:p><text:s text:c="4"/></text:p>
          </table:table-cell>
          <table:table-cell office:value-type="float" office:value="19.77">
            <text:p>19.77</text:p>
          </table:table-cell>
          <table:table-cell office:value-type="float" office:value="5.635">
            <text:p>5.635</text:p>
          </table:table-cell>
          <table:table-cell table:formula="of:=ROUND([.J313]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SDSS J130454.73+244852.4</text:p>
          </table:table-cell>
          <table:table-cell office:value-type="float" office:value="196.22804">
            <text:p>196.22804</text:p>
          </table:table-cell>
          <table:table-cell office:value-type="float" office:value="24.81457">
            <text:p>24.814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6g</text:p>
          </table:table-cell>
          <table:table-cell office:value-type="float" office:value="5.939">
            <text:p>5.939</text:p>
          </table:table-cell>
          <table:table-cell table:formula="of:=ROUND([.J31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2MASX J13050964+2450253</text:p>
          </table:table-cell>
          <table:table-cell office:value-type="float" office:value="196.29032">
            <text:p>196.29032</text:p>
          </table:table-cell>
          <table:table-cell office:value-type="float" office:value="24.8405">
            <text:p>24.8405</text:p>
          </table:table-cell>
          <table:table-cell office:value-type="string">
            <text:p>G</text:p>
          </table:table-cell>
          <table:table-cell office:value-type="float" office:value="74730">
            <text:p>74730</text:p>
          </table:table-cell>
          <table:table-cell office:value-type="float" office:value="0.249271">
            <text:p>0.249271</text:p>
          </table:table-cell>
          <table:table-cell office:value-type="string">
            <text:p><text:s text:c="4"/></text:p>
          </table:table-cell>
          <table:table-cell office:value-type="string">
            <text:p>19.0g</text:p>
          </table:table-cell>
          <table:table-cell office:value-type="float" office:value="5.997">
            <text:p>5.997</text:p>
          </table:table-cell>
          <table:table-cell table:formula="of:=ROUND([.J315])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SDSS J130459.00+244841.7</text:p>
          </table:table-cell>
          <table:table-cell office:value-type="float" office:value="196.24586">
            <text:p>196.24586</text:p>
          </table:table-cell>
          <table:table-cell office:value-type="float" office:value="24.8116">
            <text:p>24.81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g</text:p>
          </table:table-cell>
          <table:table-cell office:value-type="float" office:value="6.309">
            <text:p>6.309</text:p>
          </table:table-cell>
          <table:table-cell table:formula="of:=ROUND([.J31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SDSS J130451.49+250056.4</text:p>
          </table:table-cell>
          <table:table-cell office:value-type="float" office:value="196.21457">
            <text:p>196.21457</text:p>
          </table:table-cell>
          <table:table-cell office:value-type="float" office:value="25.01569">
            <text:p>25.015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g</text:p>
          </table:table-cell>
          <table:table-cell office:value-type="float" office:value="6.176">
            <text:p>6.176</text:p>
          </table:table-cell>
          <table:table-cell table:formula="of:=ROUND([.J31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SDSS J130515.24+245131.6</text:p>
          </table:table-cell>
          <table:table-cell office:value-type="float" office:value="196.31353">
            <text:p>196.31353</text:p>
          </table:table-cell>
          <table:table-cell office:value-type="float" office:value="24.85878">
            <text:p>24.858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g</text:p>
          </table:table-cell>
          <table:table-cell office:value-type="float" office:value="6.301">
            <text:p>6.301</text:p>
          </table:table-cell>
          <table:table-cell table:formula="of:=ROUND([.J318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SDSS J130424.58+245455.7</text:p>
          </table:table-cell>
          <table:table-cell office:value-type="float" office:value="196.10242">
            <text:p>196.10242</text:p>
          </table:table-cell>
          <table:table-cell office:value-type="float" office:value="24.91549">
            <text:p>24.915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6.085">
            <text:p>6.085</text:p>
          </table:table-cell>
          <table:table-cell table:formula="of:=ROUND([.J31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DSS J130512.26+245055.7</text:p>
          </table:table-cell>
          <table:table-cell office:value-type="float" office:value="196.3011">
            <text:p>196.3011</text:p>
          </table:table-cell>
          <table:table-cell office:value-type="float" office:value="24.84882">
            <text:p>24.848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6.09">
            <text:p>6.09</text:p>
          </table:table-cell>
          <table:table-cell table:formula="of:=ROUND([.J32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SDSS J130509.27+245035.8</text:p>
          </table:table-cell>
          <table:table-cell office:value-type="float" office:value="196.28863">
            <text:p>196.28863</text:p>
          </table:table-cell>
          <table:table-cell office:value-type="float" office:value="24.8433">
            <text:p>24.84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5.812">
            <text:p>5.812</text:p>
          </table:table-cell>
          <table:table-cell table:formula="of:=ROUND([.J32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SDSS J130509.34+245017.9</text:p>
          </table:table-cell>
          <table:table-cell office:value-type="float" office:value="196.28894">
            <text:p>196.28894</text:p>
          </table:table-cell>
          <table:table-cell office:value-type="float" office:value="24.83831">
            <text:p>24.838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6.041">
            <text:p>6.041</text:p>
          </table:table-cell>
          <table:table-cell table:formula="of:=ROUND([.J32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SDSS J130429.28+245808.7</text:p>
          </table:table-cell>
          <table:table-cell office:value-type="float" office:value="196.12202">
            <text:p>196.12202</text:p>
          </table:table-cell>
          <table:table-cell office:value-type="float" office:value="24.96911">
            <text:p>24.969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6.049">
            <text:p>6.049</text:p>
          </table:table-cell>
          <table:table-cell table:formula="of:=ROUND([.J32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SDSS J130515.53+245154.9</text:p>
          </table:table-cell>
          <table:table-cell office:value-type="float" office:value="196.31473">
            <text:p>196.31473</text:p>
          </table:table-cell>
          <table:table-cell office:value-type="float" office:value="24.86525">
            <text:p>24.865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6.169">
            <text:p>6.169</text:p>
          </table:table-cell>
          <table:table-cell table:formula="of:=ROUND([.J324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SDSS J130436.83+250018.9</text:p>
          </table:table-cell>
          <table:table-cell office:value-type="float" office:value="196.15348">
            <text:p>196.15348</text:p>
          </table:table-cell>
          <table:table-cell office:value-type="float" office:value="25.00526">
            <text:p>25.005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6.459">
            <text:p>6.459</text:p>
          </table:table-cell>
          <table:table-cell table:formula="of:=ROUND([.J32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SDSSCGB 47545.05</text:p>
          </table:table-cell>
          <table:table-cell office:value-type="float" office:value="196.31292">
            <text:p>196.31292</text:p>
          </table:table-cell>
          <table:table-cell office:value-type="float" office:value="24.86372">
            <text:p>24.863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6.125">
            <text:p>6.125</text:p>
          </table:table-cell>
          <table:table-cell table:formula="of:=ROUND([.J326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SDSS J130508.77+245046.5</text:p>
          </table:table-cell>
          <table:table-cell office:value-type="float" office:value="196.28654">
            <text:p>196.28654</text:p>
          </table:table-cell>
          <table:table-cell office:value-type="float" office:value="24.84628">
            <text:p>24.846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5.605">
            <text:p>5.605</text:p>
          </table:table-cell>
          <table:table-cell table:formula="of:=ROUND([.J32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SDSS J130451.84+250034.7</text:p>
          </table:table-cell>
          <table:table-cell office:value-type="float" office:value="196.21602">
            <text:p>196.21602</text:p>
          </table:table-cell>
          <table:table-cell office:value-type="float" office:value="25.00965">
            <text:p>25.009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5.815">
            <text:p>5.815</text:p>
          </table:table-cell>
          <table:table-cell table:formula="of:=ROUND([.J32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DSS J130500.52+250025.9</text:p>
          </table:table-cell>
          <table:table-cell office:value-type="float" office:value="196.25218">
            <text:p>196.25218</text:p>
          </table:table-cell>
          <table:table-cell office:value-type="float" office:value="25.00721">
            <text:p>25.00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6.032">
            <text:p>6.032</text:p>
          </table:table-cell>
          <table:table-cell table:formula="of:=ROUND([.J32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DSS J130427.33+245529.4</text:p>
          </table:table-cell>
          <table:table-cell office:value-type="float" office:value="196.11389">
            <text:p>196.11389</text:p>
          </table:table-cell>
          <table:table-cell office:value-type="float" office:value="24.92484">
            <text:p>24.924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5.506">
            <text:p>5.506</text:p>
          </table:table-cell>
          <table:table-cell table:formula="of:=ROUND([.J33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SDSS J130428.32+245113.1</text:p>
          </table:table-cell>
          <table:table-cell office:value-type="float" office:value="196.118">
            <text:p>196.118</text:p>
          </table:table-cell>
          <table:table-cell office:value-type="float" office:value="24.85366">
            <text:p>24.853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6.324">
            <text:p>6.324</text:p>
          </table:table-cell>
          <table:table-cell table:formula="of:=ROUND([.J33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DSS J130514.33+245250.4</text:p>
          </table:table-cell>
          <table:table-cell office:value-type="float" office:value="196.30975">
            <text:p>196.30975</text:p>
          </table:table-cell>
          <table:table-cell office:value-type="float" office:value="24.88067">
            <text:p>24.880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5.545">
            <text:p>5.545</text:p>
          </table:table-cell>
          <table:table-cell table:formula="of:=ROUND([.J33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SDSS J130427.95+245628.2</text:p>
          </table:table-cell>
          <table:table-cell office:value-type="float" office:value="196.11649">
            <text:p>196.11649</text:p>
          </table:table-cell>
          <table:table-cell office:value-type="float" office:value="24.94117">
            <text:p>24.941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5.584">
            <text:p>5.584</text:p>
          </table:table-cell>
          <table:table-cell table:formula="of:=ROUND([.J33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SDSS J130456.63+250028.1</text:p>
          </table:table-cell>
          <table:table-cell office:value-type="float" office:value="196.23599">
            <text:p>196.23599</text:p>
          </table:table-cell>
          <table:table-cell office:value-type="float" office:value="25.00782">
            <text:p>25.007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826">
            <text:p>5.826</text:p>
          </table:table-cell>
          <table:table-cell table:formula="of:=ROUND([.J33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SDSS J130440.67+244926.2</text:p>
          </table:table-cell>
          <table:table-cell office:value-type="float" office:value="196.16949">
            <text:p>196.16949</text:p>
          </table:table-cell>
          <table:table-cell office:value-type="float" office:value="24.82397">
            <text:p>24.823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857">
            <text:p>5.857</text:p>
          </table:table-cell>
          <table:table-cell table:formula="of:=ROUND([.J33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DSS J130431.53+245101.1</text:p>
          </table:table-cell>
          <table:table-cell office:value-type="float" office:value="196.1314">
            <text:p>196.1314</text:p>
          </table:table-cell>
          <table:table-cell office:value-type="float" office:value="24.85033">
            <text:p>24.850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5.861">
            <text:p>5.861</text:p>
          </table:table-cell>
          <table:table-cell table:formula="of:=ROUND([.J33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SDSS J130432.02+245038.2</text:p>
          </table:table-cell>
          <table:table-cell office:value-type="float" office:value="196.13344">
            <text:p>196.13344</text:p>
          </table:table-cell>
          <table:table-cell office:value-type="float" office:value="24.84397">
            <text:p>24.843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6.03">
            <text:p>6.03</text:p>
          </table:table-cell>
          <table:table-cell table:formula="of:=ROUND([.J33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DSS J130424.87+245253.9</text:p>
          </table:table-cell>
          <table:table-cell office:value-type="float" office:value="196.10364">
            <text:p>196.10364</text:p>
          </table:table-cell>
          <table:table-cell office:value-type="float" office:value="24.88165">
            <text:p>24.881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6.301">
            <text:p>6.301</text:p>
          </table:table-cell>
          <table:table-cell table:formula="of:=ROUND([.J33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DSS J130515.69+245435.6</text:p>
          </table:table-cell>
          <table:table-cell office:value-type="float" office:value="196.3154">
            <text:p>196.3154</text:p>
          </table:table-cell>
          <table:table-cell office:value-type="float" office:value="24.9099">
            <text:p>24.90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5.509">
            <text:p>5.509</text:p>
          </table:table-cell>
          <table:table-cell table:formula="of:=ROUND([.J33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SDSS J130505.64+244940.2</text:p>
          </table:table-cell>
          <table:table-cell office:value-type="float" office:value="196.27354">
            <text:p>196.27354</text:p>
          </table:table-cell>
          <table:table-cell office:value-type="float" office:value="24.82785">
            <text:p>24.827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032">
            <text:p>6.032</text:p>
          </table:table-cell>
          <table:table-cell table:formula="of:=ROUND([.J34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SDSS J130423.76+245526.5</text:p>
          </table:table-cell>
          <table:table-cell office:value-type="float" office:value="196.09903">
            <text:p>196.09903</text:p>
          </table:table-cell>
          <table:table-cell office:value-type="float" office:value="24.92403">
            <text:p>24.92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304">
            <text:p>6.304</text:p>
          </table:table-cell>
          <table:table-cell table:formula="of:=ROUND([.J34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SDSS J130450.02+250048.1</text:p>
          </table:table-cell>
          <table:table-cell office:value-type="float" office:value="196.20844">
            <text:p>196.20844</text:p>
          </table:table-cell>
          <table:table-cell office:value-type="float" office:value="25.01337">
            <text:p>25.013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045">
            <text:p>6.045</text:p>
          </table:table-cell>
          <table:table-cell table:formula="of:=ROUND([.J34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DSS J130516.55+245235.7</text:p>
          </table:table-cell>
          <table:table-cell office:value-type="float" office:value="196.31897">
            <text:p>196.31897</text:p>
          </table:table-cell>
          <table:table-cell office:value-type="float" office:value="24.8766">
            <text:p>24.87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1">
            <text:p>6.1</text:p>
          </table:table-cell>
          <table:table-cell table:formula="of:=ROUND([.J34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DSS J130454.52+250019.3</text:p>
          </table:table-cell>
          <table:table-cell office:value-type="float" office:value="196.22719">
            <text:p>196.22719</text:p>
          </table:table-cell>
          <table:table-cell office:value-type="float" office:value="25.00538">
            <text:p>25.005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5.602">
            <text:p>5.602</text:p>
          </table:table-cell>
          <table:table-cell table:formula="of:=ROUND([.J34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SDSS J130429.19+245724.0</text:p>
          </table:table-cell>
          <table:table-cell office:value-type="float" office:value="196.12165">
            <text:p>196.12165</text:p>
          </table:table-cell>
          <table:table-cell office:value-type="float" office:value="24.95668">
            <text:p>24.956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5.684">
            <text:p>5.684</text:p>
          </table:table-cell>
          <table:table-cell table:formula="of:=ROUND([.J34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DSS J130510.18+245036.7</text:p>
          </table:table-cell>
          <table:table-cell office:value-type="float" office:value="196.29244">
            <text:p>196.29244</text:p>
          </table:table-cell>
          <table:table-cell office:value-type="float" office:value="24.84354">
            <text:p>24.843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5.948">
            <text:p>5.948</text:p>
          </table:table-cell>
          <table:table-cell table:formula="of:=ROUND([.J34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SDSS J130514.56+245152.3</text:p>
          </table:table-cell>
          <table:table-cell office:value-type="float" office:value="196.31067">
            <text:p>196.31067</text:p>
          </table:table-cell>
          <table:table-cell office:value-type="float" office:value="24.86454">
            <text:p>24.864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5.994">
            <text:p>5.994</text:p>
          </table:table-cell>
          <table:table-cell table:formula="of:=ROUND([.J347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SDSS J130435.22+244959.3</text:p>
          </table:table-cell>
          <table:table-cell office:value-type="float" office:value="196.14679">
            <text:p>196.14679</text:p>
          </table:table-cell>
          <table:table-cell office:value-type="float" office:value="24.83316">
            <text:p>24.833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023">
            <text:p>6.023</text:p>
          </table:table-cell>
          <table:table-cell table:formula="of:=ROUND([.J34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DSS J130449.41+244841.1</text:p>
          </table:table-cell>
          <table:table-cell office:value-type="float" office:value="196.2059">
            <text:p>196.2059</text:p>
          </table:table-cell>
          <table:table-cell office:value-type="float" office:value="24.81144">
            <text:p>24.811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096">
            <text:p>6.096</text:p>
          </table:table-cell>
          <table:table-cell table:formula="of:=ROUND([.J34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SDSS J130434.44+244956.6</text:p>
          </table:table-cell>
          <table:table-cell office:value-type="float" office:value="196.14354">
            <text:p>196.14354</text:p>
          </table:table-cell>
          <table:table-cell office:value-type="float" office:value="24.83239">
            <text:p>24.832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168">
            <text:p>6.168</text:p>
          </table:table-cell>
          <table:table-cell table:formula="of:=ROUND([.J35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SDSS J130503.72+244859.2</text:p>
          </table:table-cell>
          <table:table-cell office:value-type="float" office:value="196.26553">
            <text:p>196.26553</text:p>
          </table:table-cell>
          <table:table-cell office:value-type="float" office:value="24.81645">
            <text:p>24.816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418">
            <text:p>6.418</text:p>
          </table:table-cell>
          <table:table-cell table:formula="of:=ROUND([.J35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SDSS J130437.83+250000.0</text:p>
          </table:table-cell>
          <table:table-cell office:value-type="float" office:value="196.15764">
            <text:p>196.15764</text:p>
          </table:table-cell>
          <table:table-cell office:value-type="float" office:value="25.00001">
            <text:p>25.000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073">
            <text:p>6.073</text:p>
          </table:table-cell>
          <table:table-cell table:formula="of:=ROUND([.J35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SDSS J130423.34+245526.6</text:p>
          </table:table-cell>
          <table:table-cell office:value-type="float" office:value="196.09727">
            <text:p>196.09727</text:p>
          </table:table-cell>
          <table:table-cell office:value-type="float" office:value="24.92408">
            <text:p>24.924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399">
            <text:p>6.399</text:p>
          </table:table-cell>
          <table:table-cell table:formula="of:=ROUND([.J35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SDSS J130508.60+245047.7</text:p>
          </table:table-cell>
          <table:table-cell office:value-type="float" office:value="196.28586">
            <text:p>196.28586</text:p>
          </table:table-cell>
          <table:table-cell office:value-type="float" office:value="24.8466">
            <text:p>24.84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565">
            <text:p>5.565</text:p>
          </table:table-cell>
          <table:table-cell table:formula="of:=ROUND([.J35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DSS J130436.20+245911.9</text:p>
          </table:table-cell>
          <table:table-cell office:value-type="float" office:value="196.15087">
            <text:p>196.15087</text:p>
          </table:table-cell>
          <table:table-cell office:value-type="float" office:value="24.98666">
            <text:p>24.986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616">
            <text:p>5.616</text:p>
          </table:table-cell>
          <table:table-cell table:formula="of:=ROUND([.J35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DSS J130442.87+250022.7</text:p>
          </table:table-cell>
          <table:table-cell office:value-type="float" office:value="196.17865">
            <text:p>196.17865</text:p>
          </table:table-cell>
          <table:table-cell office:value-type="float" office:value="25.00633">
            <text:p>25.006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938">
            <text:p>5.938</text:p>
          </table:table-cell>
          <table:table-cell table:formula="of:=ROUND([.J35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SDSS J130433.60+245909.3</text:p>
          </table:table-cell>
          <table:table-cell office:value-type="float" office:value="196.14004">
            <text:p>196.14004</text:p>
          </table:table-cell>
          <table:table-cell office:value-type="float" office:value="24.98593">
            <text:p>24.985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963">
            <text:p>5.963</text:p>
          </table:table-cell>
          <table:table-cell table:formula="of:=ROUND([.J35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SDSS J130428.02+245750.2</text:p>
          </table:table-cell>
          <table:table-cell office:value-type="float" office:value="196.11676">
            <text:p>196.11676</text:p>
          </table:table-cell>
          <table:table-cell office:value-type="float" office:value="24.96396">
            <text:p>24.963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127">
            <text:p>6.127</text:p>
          </table:table-cell>
          <table:table-cell table:formula="of:=ROUND([.J35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SDSS J130425.52+245234.2</text:p>
          </table:table-cell>
          <table:table-cell office:value-type="float" office:value="196.10636">
            <text:p>196.10636</text:p>
          </table:table-cell>
          <table:table-cell office:value-type="float" office:value="24.87617">
            <text:p>24.876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266">
            <text:p>6.266</text:p>
          </table:table-cell>
          <table:table-cell table:formula="of:=ROUND([.J35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SDSS J130432.74+245030.9</text:p>
          </table:table-cell>
          <table:table-cell office:value-type="float" office:value="196.13644">
            <text:p>196.13644</text:p>
          </table:table-cell>
          <table:table-cell office:value-type="float" office:value="24.84192">
            <text:p>24.841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998">
            <text:p>5.998</text:p>
          </table:table-cell>
          <table:table-cell table:formula="of:=ROUND([.J36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DSS J130509.80+245014.6</text:p>
          </table:table-cell>
          <table:table-cell office:value-type="float" office:value="196.29084">
            <text:p>196.29084</text:p>
          </table:table-cell>
          <table:table-cell office:value-type="float" office:value="24.8374">
            <text:p>24.83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152">
            <text:p>6.152</text:p>
          </table:table-cell>
          <table:table-cell table:formula="of:=ROUND([.J36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SDSS J130445.63+250047.4</text:p>
          </table:table-cell>
          <table:table-cell office:value-type="float" office:value="196.19013">
            <text:p>196.19013</text:p>
          </table:table-cell>
          <table:table-cell office:value-type="float" office:value="25.01318">
            <text:p>25.013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166">
            <text:p>6.166</text:p>
          </table:table-cell>
          <table:table-cell table:formula="of:=ROUND([.J36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DSS J130515.56+245147.7</text:p>
          </table:table-cell>
          <table:table-cell office:value-type="float" office:value="196.31486">
            <text:p>196.31486</text:p>
          </table:table-cell>
          <table:table-cell office:value-type="float" office:value="24.86327">
            <text:p>24.863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231">
            <text:p>6.231</text:p>
          </table:table-cell>
          <table:table-cell table:formula="of:=ROUND([.J363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SDSS J130438.02+250012.5</text:p>
          </table:table-cell>
          <table:table-cell office:value-type="float" office:value="196.15845">
            <text:p>196.15845</text:p>
          </table:table-cell>
          <table:table-cell office:value-type="float" office:value="25.00348">
            <text:p>25.003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232">
            <text:p>6.232</text:p>
          </table:table-cell>
          <table:table-cell table:formula="of:=ROUND([.J36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SDSS J130518.50+245240.8</text:p>
          </table:table-cell>
          <table:table-cell office:value-type="float" office:value="196.32712">
            <text:p>196.32712</text:p>
          </table:table-cell>
          <table:table-cell office:value-type="float" office:value="24.87803">
            <text:p>24.878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489">
            <text:p>6.489</text:p>
          </table:table-cell>
          <table:table-cell table:formula="of:=ROUND([.J36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SDSS J130455.29+250019.0</text:p>
          </table:table-cell>
          <table:table-cell office:value-type="float" office:value="196.23038">
            <text:p>196.23038</text:p>
          </table:table-cell>
          <table:table-cell office:value-type="float" office:value="25.0053">
            <text:p>25.00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622">
            <text:p>5.622</text:p>
          </table:table-cell>
          <table:table-cell table:formula="of:=ROUND([.J36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DSS J130425.48+245406.6</text:p>
          </table:table-cell>
          <table:table-cell office:value-type="float" office:value="196.10617">
            <text:p>196.10617</text:p>
          </table:table-cell>
          <table:table-cell office:value-type="float" office:value="24.90185">
            <text:p>24.901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916">
            <text:p>5.916</text:p>
          </table:table-cell>
          <table:table-cell table:formula="of:=ROUND([.J36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SDSS J130453.14+250102.4</text:p>
          </table:table-cell>
          <table:table-cell office:value-type="float" office:value="196.22146">
            <text:p>196.22146</text:p>
          </table:table-cell>
          <table:table-cell office:value-type="float" office:value="25.01733">
            <text:p>25.017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287">
            <text:p>6.287</text:p>
          </table:table-cell>
          <table:table-cell table:formula="of:=ROUND([.J36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SDSS J130450.14+244821.9</text:p>
          </table:table-cell>
          <table:table-cell office:value-type="float" office:value="196.20894">
            <text:p>196.20894</text:p>
          </table:table-cell>
          <table:table-cell office:value-type="float" office:value="24.8061">
            <text:p>24.80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405">
            <text:p>6.405</text:p>
          </table:table-cell>
          <table:table-cell table:formula="of:=ROUND([.J36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SDSS J130501.55+250003.2</text:p>
          </table:table-cell>
          <table:table-cell office:value-type="float" office:value="196.25646">
            <text:p>196.25646</text:p>
          </table:table-cell>
          <table:table-cell office:value-type="float" office:value="25.00089">
            <text:p>25.000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766">
            <text:p>5.766</text:p>
          </table:table-cell>
          <table:table-cell table:formula="of:=ROUND([.J37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SDSS J130500.80+244922.8</text:p>
          </table:table-cell>
          <table:table-cell office:value-type="float" office:value="196.25334">
            <text:p>196.25334</text:p>
          </table:table-cell>
          <table:table-cell office:value-type="float" office:value="24.82302">
            <text:p>24.823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79">
            <text:p>5.79</text:p>
          </table:table-cell>
          <table:table-cell table:formula="of:=ROUND([.J37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SDSS J130504.03+250019.1</text:p>
          </table:table-cell>
          <table:table-cell office:value-type="float" office:value="196.26681">
            <text:p>196.26681</text:p>
          </table:table-cell>
          <table:table-cell office:value-type="float" office:value="25.00531">
            <text:p>25.005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247">
            <text:p>6.247</text:p>
          </table:table-cell>
          <table:table-cell table:formula="of:=ROUND([.J37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SDSS J130433.54+244946.5</text:p>
          </table:table-cell>
          <table:table-cell office:value-type="float" office:value="196.13976">
            <text:p>196.13976</text:p>
          </table:table-cell>
          <table:table-cell office:value-type="float" office:value="24.82961">
            <text:p>24.829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428">
            <text:p>6.428</text:p>
          </table:table-cell>
          <table:table-cell table:formula="of:=ROUND([.J37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SDSS J130428.93+245704.2</text:p>
          </table:table-cell>
          <table:table-cell office:value-type="float" office:value="196.12057">
            <text:p>196.12057</text:p>
          </table:table-cell>
          <table:table-cell office:value-type="float" office:value="24.95119">
            <text:p>24.951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592">
            <text:p>5.592</text:p>
          </table:table-cell>
          <table:table-cell table:formula="of:=ROUND([.J37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SDSS J130516.02+245319.4</text:p>
          </table:table-cell>
          <table:table-cell office:value-type="float" office:value="196.31679">
            <text:p>196.31679</text:p>
          </table:table-cell>
          <table:table-cell office:value-type="float" office:value="24.88873">
            <text:p>24.888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766">
            <text:p>5.766</text:p>
          </table:table-cell>
          <table:table-cell table:formula="of:=ROUND([.J37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DSS J130426.33+245544.2</text:p>
          </table:table-cell>
          <table:table-cell office:value-type="float" office:value="196.10972">
            <text:p>196.10972</text:p>
          </table:table-cell>
          <table:table-cell office:value-type="float" office:value="24.92897">
            <text:p>24.928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768">
            <text:p>5.768</text:p>
          </table:table-cell>
          <table:table-cell table:formula="of:=ROUND([.J37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SDSS J130444.16+244908.6</text:p>
          </table:table-cell>
          <table:table-cell office:value-type="float" office:value="196.18403">
            <text:p>196.18403</text:p>
          </table:table-cell>
          <table:table-cell office:value-type="float" office:value="24.81908">
            <text:p>24.819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856">
            <text:p>5.856</text:p>
          </table:table-cell>
          <table:table-cell table:formula="of:=ROUND([.J37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SDSS J130427.63+245743.7</text:p>
          </table:table-cell>
          <table:table-cell office:value-type="float" office:value="196.11516">
            <text:p>196.11516</text:p>
          </table:table-cell>
          <table:table-cell office:value-type="float" office:value="24.96214">
            <text:p>24.962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15">
            <text:p>6.15</text:p>
          </table:table-cell>
          <table:table-cell table:formula="of:=ROUND([.J37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SDSS J130436.31+244917.3</text:p>
          </table:table-cell>
          <table:table-cell office:value-type="float" office:value="196.15132">
            <text:p>196.15132</text:p>
          </table:table-cell>
          <table:table-cell office:value-type="float" office:value="24.82148">
            <text:p>24.821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458">
            <text:p>6.458</text:p>
          </table:table-cell>
          <table:table-cell table:formula="of:=ROUND([.J37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DSS J130515.31+245554.5</text:p>
          </table:table-cell>
          <table:table-cell office:value-type="float" office:value="196.31382">
            <text:p>196.31382</text:p>
          </table:table-cell>
          <table:table-cell office:value-type="float" office:value="24.93182">
            <text:p>24.931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54">
            <text:p>5.54</text:p>
          </table:table-cell>
          <table:table-cell table:formula="of:=ROUND([.J38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SDSS J130459.58+250007.1</text:p>
          </table:table-cell>
          <table:table-cell office:value-type="float" office:value="196.24826">
            <text:p>196.24826</text:p>
          </table:table-cell>
          <table:table-cell office:value-type="float" office:value="25.00198">
            <text:p>25.001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665">
            <text:p>5.665</text:p>
          </table:table-cell>
          <table:table-cell table:formula="of:=ROUND([.J38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SDSS J130441.61+250020.5</text:p>
          </table:table-cell>
          <table:table-cell office:value-type="float" office:value="196.17338">
            <text:p>196.17338</text:p>
          </table:table-cell>
          <table:table-cell office:value-type="float" office:value="25.00571">
            <text:p>25.005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003">
            <text:p>6.003</text:p>
          </table:table-cell>
          <table:table-cell table:formula="of:=ROUND([.J38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DSS J130429.33+245816.4</text:p>
          </table:table-cell>
          <table:table-cell office:value-type="float" office:value="196.12223">
            <text:p>196.12223</text:p>
          </table:table-cell>
          <table:table-cell office:value-type="float" office:value="24.97124">
            <text:p>24.971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112">
            <text:p>6.112</text:p>
          </table:table-cell>
          <table:table-cell table:formula="of:=ROUND([.J38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SDSS J130504.23+250013.8</text:p>
          </table:table-cell>
          <table:table-cell office:value-type="float" office:value="196.26764">
            <text:p>196.26764</text:p>
          </table:table-cell>
          <table:table-cell office:value-type="float" office:value="25.00385">
            <text:p>25.003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191">
            <text:p>6.191</text:p>
          </table:table-cell>
          <table:table-cell table:formula="of:=ROUND([.J38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SDSS J130500.70+250036.9</text:p>
          </table:table-cell>
          <table:table-cell office:value-type="float" office:value="196.25292">
            <text:p>196.25292</text:p>
          </table:table-cell>
          <table:table-cell office:value-type="float" office:value="25.01027">
            <text:p>25.010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218">
            <text:p>6.218</text:p>
          </table:table-cell>
          <table:table-cell table:formula="of:=ROUND([.J38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SDSS J130431.89+245912.2</text:p>
          </table:table-cell>
          <table:table-cell office:value-type="float" office:value="196.13289">
            <text:p>196.13289</text:p>
          </table:table-cell>
          <table:table-cell office:value-type="float" office:value="24.98674">
            <text:p>24.986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267">
            <text:p>6.267</text:p>
          </table:table-cell>
          <table:table-cell table:formula="of:=ROUND([.J38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SDSS J130508.23+244946.9</text:p>
          </table:table-cell>
          <table:table-cell office:value-type="float" office:value="196.28431">
            <text:p>196.28431</text:p>
          </table:table-cell>
          <table:table-cell office:value-type="float" office:value="24.82971">
            <text:p>24.829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276">
            <text:p>6.276</text:p>
          </table:table-cell>
          <table:table-cell table:formula="of:=ROUND([.J38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SDSS J130515.47+245259.7</text:p>
          </table:table-cell>
          <table:table-cell office:value-type="float" office:value="196.31446">
            <text:p>196.31446</text:p>
          </table:table-cell>
          <table:table-cell office:value-type="float" office:value="24.88326">
            <text:p>24.88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736">
            <text:p>5.736</text:p>
          </table:table-cell>
          <table:table-cell table:formula="of:=ROUND([.J38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DSS J130501.53+244914.7</text:p>
          </table:table-cell>
          <table:table-cell office:value-type="float" office:value="196.25638">
            <text:p>196.25638</text:p>
          </table:table-cell>
          <table:table-cell office:value-type="float" office:value="24.82077">
            <text:p>24.820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977">
            <text:p>5.977</text:p>
          </table:table-cell>
          <table:table-cell table:formula="of:=ROUND([.J38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SDSS J130434.61+245925.0</text:p>
          </table:table-cell>
          <table:table-cell office:value-type="float" office:value="196.14424">
            <text:p>196.14424</text:p>
          </table:table-cell>
          <table:table-cell office:value-type="float" office:value="24.99029">
            <text:p>24.990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011">
            <text:p>6.011</text:p>
          </table:table-cell>
          <table:table-cell table:formula="of:=ROUND([.J39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DSS J130518.75+245412.3</text:p>
          </table:table-cell>
          <table:table-cell office:value-type="float" office:value="196.32816">
            <text:p>196.32816</text:p>
          </table:table-cell>
          <table:table-cell office:value-type="float" office:value="24.90344">
            <text:p>24.903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226">
            <text:p>6.226</text:p>
          </table:table-cell>
          <table:table-cell table:formula="of:=ROUND([.J39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DSS J130457.68+250051.7</text:p>
          </table:table-cell>
          <table:table-cell office:value-type="float" office:value="196.24036">
            <text:p>196.24036</text:p>
          </table:table-cell>
          <table:table-cell office:value-type="float" office:value="25.01437">
            <text:p>25.014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261">
            <text:p>6.261</text:p>
          </table:table-cell>
          <table:table-cell table:formula="of:=ROUND([.J39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SDSS J130512.23+245827.1</text:p>
          </table:table-cell>
          <table:table-cell office:value-type="float" office:value="196.30099">
            <text:p>196.30099</text:p>
          </table:table-cell>
          <table:table-cell office:value-type="float" office:value="24.97421">
            <text:p>24.974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991">
            <text:p>5.991</text:p>
          </table:table-cell>
          <table:table-cell table:formula="of:=ROUND([.J39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SDSS J130431.29+245843.3</text:p>
          </table:table-cell>
          <table:table-cell office:value-type="float" office:value="196.13039">
            <text:p>196.13039</text:p>
          </table:table-cell>
          <table:table-cell office:value-type="float" office:value="24.9787">
            <text:p>24.97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037">
            <text:p>6.037</text:p>
          </table:table-cell>
          <table:table-cell table:formula="of:=ROUND([.J39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SDSS J130455.38+250053.0</text:p>
          </table:table-cell>
          <table:table-cell office:value-type="float" office:value="196.23076">
            <text:p>196.23076</text:p>
          </table:table-cell>
          <table:table-cell office:value-type="float" office:value="25.01475">
            <text:p>25.01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185">
            <text:p>6.185</text:p>
          </table:table-cell>
          <table:table-cell table:formula="of:=ROUND([.J39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SDSS J130424.45+245332.3</text:p>
          </table:table-cell>
          <table:table-cell office:value-type="float" office:value="196.10189">
            <text:p>196.10189</text:p>
          </table:table-cell>
          <table:table-cell office:value-type="float" office:value="24.89232">
            <text:p>24.892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234">
            <text:p>6.234</text:p>
          </table:table-cell>
          <table:table-cell table:formula="of:=ROUND([.J39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SDSS J130432.26+245926.1</text:p>
          </table:table-cell>
          <table:table-cell office:value-type="float" office:value="196.13444">
            <text:p>196.13444</text:p>
          </table:table-cell>
          <table:table-cell office:value-type="float" office:value="24.99059">
            <text:p>24.990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375">
            <text:p>6.375</text:p>
          </table:table-cell>
          <table:table-cell table:formula="of:=ROUND([.J39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SDSS J130457.47+244827.2</text:p>
          </table:table-cell>
          <table:table-cell office:value-type="float" office:value="196.23946">
            <text:p>196.23946</text:p>
          </table:table-cell>
          <table:table-cell office:value-type="float" office:value="24.80758">
            <text:p>24.807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458">
            <text:p>6.458</text:p>
          </table:table-cell>
          <table:table-cell table:formula="of:=ROUND([.J39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SDSS J130439.77+244849.6</text:p>
          </table:table-cell>
          <table:table-cell office:value-type="float" office:value="196.16574">
            <text:p>196.16574</text:p>
          </table:table-cell>
          <table:table-cell office:value-type="float" office:value="24.81378">
            <text:p>24.813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498">
            <text:p>6.498</text:p>
          </table:table-cell>
          <table:table-cell table:formula="of:=ROUND([.J39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SDSS J130429.91+245824.5</text:p>
          </table:table-cell>
          <table:table-cell office:value-type="float" office:value="196.12466">
            <text:p>196.12466</text:p>
          </table:table-cell>
          <table:table-cell office:value-type="float" office:value="24.97347">
            <text:p>24.973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083">
            <text:p>6.083</text:p>
          </table:table-cell>
          <table:table-cell table:formula="of:=ROUND([.J40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SDSS J130506.61+250007.0</text:p>
          </table:table-cell>
          <table:table-cell office:value-type="float" office:value="196.27756">
            <text:p>196.27756</text:p>
          </table:table-cell>
          <table:table-cell office:value-type="float" office:value="25.00195">
            <text:p>25.001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365">
            <text:p>6.365</text:p>
          </table:table-cell>
          <table:table-cell table:formula="of:=ROUND([.J40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SDSS J130442.78+250050.5</text:p>
          </table:table-cell>
          <table:table-cell office:value-type="float" office:value="196.17826">
            <text:p>196.17826</text:p>
          </table:table-cell>
          <table:table-cell office:value-type="float" office:value="25.01405">
            <text:p>25.014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385">
            <text:p>6.385</text:p>
          </table:table-cell>
          <table:table-cell table:formula="of:=ROUND([.J40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DSS J130429.34+245047.6</text:p>
          </table:table-cell>
          <table:table-cell office:value-type="float" office:value="196.12229">
            <text:p>196.12229</text:p>
          </table:table-cell>
          <table:table-cell office:value-type="float" office:value="24.84657">
            <text:p>24.846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387">
            <text:p>6.387</text:p>
          </table:table-cell>
          <table:table-cell table:formula="of:=ROUND([.J40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DSS J130444.87+250102.4</text:p>
          </table:table-cell>
          <table:table-cell office:value-type="float" office:value="196.18697">
            <text:p>196.18697</text:p>
          </table:table-cell>
          <table:table-cell office:value-type="float" office:value="25.01736">
            <text:p>25.017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449">
            <text:p>6.449</text:p>
          </table:table-cell>
          <table:table-cell table:formula="of:=ROUND([.J40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SDSS J130423.96+245628.1</text:p>
          </table:table-cell>
          <table:table-cell office:value-type="float" office:value="196.09987">
            <text:p>196.09987</text:p>
          </table:table-cell>
          <table:table-cell office:value-type="float" office:value="24.94116">
            <text:p>24.941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45">
            <text:p>6.45</text:p>
          </table:table-cell>
          <table:table-cell table:formula="of:=ROUND([.J40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DSS J130515.03+245316.1</text:p>
          </table:table-cell>
          <table:table-cell office:value-type="float" office:value="196.31266">
            <text:p>196.31266</text:p>
          </table:table-cell>
          <table:table-cell office:value-type="float" office:value="24.88782">
            <text:p>24.887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563">
            <text:p>5.563</text:p>
          </table:table-cell>
          <table:table-cell table:formula="of:=ROUND([.J40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SDSS J130457.25+250021.9</text:p>
          </table:table-cell>
          <table:table-cell office:value-type="float" office:value="196.23856">
            <text:p>196.23856</text:p>
          </table:table-cell>
          <table:table-cell office:value-type="float" office:value="25.00609">
            <text:p>25.006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755">
            <text:p>5.755</text:p>
          </table:table-cell>
          <table:table-cell table:formula="of:=ROUND([.J40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SDSS J130432.52+245852.0</text:p>
          </table:table-cell>
          <table:table-cell office:value-type="float" office:value="196.13552">
            <text:p>196.13552</text:p>
          </table:table-cell>
          <table:table-cell office:value-type="float" office:value="24.98112">
            <text:p>24.981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929">
            <text:p>5.929</text:p>
          </table:table-cell>
          <table:table-cell table:formula="of:=ROUND([.J40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DSS J130515.43+245149.4</text:p>
          </table:table-cell>
          <table:table-cell office:value-type="float" office:value="196.31429">
            <text:p>196.31429</text:p>
          </table:table-cell>
          <table:table-cell office:value-type="float" office:value="24.86372">
            <text:p>24.863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191">
            <text:p>6.191</text:p>
          </table:table-cell>
          <table:table-cell table:formula="of:=ROUND([.J40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SDSS J130516.90+245223.0</text:p>
          </table:table-cell>
          <table:table-cell office:value-type="float" office:value="196.32044">
            <text:p>196.32044</text:p>
          </table:table-cell>
          <table:table-cell office:value-type="float" office:value="24.87307">
            <text:p>24.873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253">
            <text:p>6.253</text:p>
          </table:table-cell>
          <table:table-cell table:formula="of:=ROUND([.J41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DSS J130518.86+245342.4</text:p>
          </table:table-cell>
          <table:table-cell office:value-type="float" office:value="196.32858">
            <text:p>196.32858</text:p>
          </table:table-cell>
          <table:table-cell office:value-type="float" office:value="24.89512">
            <text:p>24.895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314">
            <text:p>6.314</text:p>
          </table:table-cell>
          <table:table-cell table:formula="of:=ROUND([.J41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SDSS J130426.64+245147.1</text:p>
          </table:table-cell>
          <table:table-cell office:value-type="float" office:value="196.11103">
            <text:p>196.11103</text:p>
          </table:table-cell>
          <table:table-cell office:value-type="float" office:value="24.86309">
            <text:p>24.863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357">
            <text:p>6.357</text:p>
          </table:table-cell>
          <table:table-cell table:formula="of:=ROUND([.J41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DSS J130446.23+250009.2</text:p>
          </table:table-cell>
          <table:table-cell office:value-type="float" office:value="196.19264">
            <text:p>196.19264</text:p>
          </table:table-cell>
          <table:table-cell office:value-type="float" office:value="25.00256">
            <text:p>25.002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515">
            <text:p>5.515</text:p>
          </table:table-cell>
          <table:table-cell table:formula="of:=ROUND([.J41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SDSS J130447.44+244909.4</text:p>
          </table:table-cell>
          <table:table-cell office:value-type="float" office:value="196.19767">
            <text:p>196.19767</text:p>
          </table:table-cell>
          <table:table-cell office:value-type="float" office:value="24.8193">
            <text:p>24.81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679">
            <text:p>5.679</text:p>
          </table:table-cell>
          <table:table-cell table:formula="of:=ROUND([.J41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DSS J130426.25+245501.4</text:p>
          </table:table-cell>
          <table:table-cell office:value-type="float" office:value="196.10938">
            <text:p>196.10938</text:p>
          </table:table-cell>
          <table:table-cell office:value-type="float" office:value="24.91708">
            <text:p>24.91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71">
            <text:p>5.71</text:p>
          </table:table-cell>
          <table:table-cell table:formula="of:=ROUND([.J41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DSS J130445.35+250043.7</text:p>
          </table:table-cell>
          <table:table-cell office:value-type="float" office:value="196.18899">
            <text:p>196.18899</text:p>
          </table:table-cell>
          <table:table-cell office:value-type="float" office:value="25.01216">
            <text:p>25.012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12">
            <text:p>6.12</text:p>
          </table:table-cell>
          <table:table-cell table:formula="of:=ROUND([.J41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SDSS J130512.32+245044.6</text:p>
          </table:table-cell>
          <table:table-cell office:value-type="float" office:value="196.30137">
            <text:p>196.30137</text:p>
          </table:table-cell>
          <table:table-cell office:value-type="float" office:value="24.84572">
            <text:p>24.84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22">
            <text:p>6.22</text:p>
          </table:table-cell>
          <table:table-cell table:formula="of:=ROUND([.J41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SDSS J130455.27+250055.6</text:p>
          </table:table-cell>
          <table:table-cell office:value-type="float" office:value="196.2303">
            <text:p>196.2303</text:p>
          </table:table-cell>
          <table:table-cell office:value-type="float" office:value="25.01547">
            <text:p>25.015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225">
            <text:p>6.225</text:p>
          </table:table-cell>
          <table:table-cell table:formula="of:=ROUND([.J41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SDSS J130431.71+245907.0</text:p>
          </table:table-cell>
          <table:table-cell office:value-type="float" office:value="196.13216">
            <text:p>196.13216</text:p>
          </table:table-cell>
          <table:table-cell office:value-type="float" office:value="24.98529">
            <text:p>24.985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234">
            <text:p>6.234</text:p>
          </table:table-cell>
          <table:table-cell table:formula="of:=ROUND([.J41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SDSS J130438.21+244917.2</text:p>
          </table:table-cell>
          <table:table-cell office:value-type="float" office:value="196.15924">
            <text:p>196.15924</text:p>
          </table:table-cell>
          <table:table-cell office:value-type="float" office:value="24.82146">
            <text:p>24.821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241">
            <text:p>6.241</text:p>
          </table:table-cell>
          <table:table-cell table:formula="of:=ROUND([.J42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SDSS J130507.69+250003.9</text:p>
          </table:table-cell>
          <table:table-cell office:value-type="float" office:value="196.28207">
            <text:p>196.28207</text:p>
          </table:table-cell>
          <table:table-cell office:value-type="float" office:value="25.00108">
            <text:p>25.001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459">
            <text:p>6.459</text:p>
          </table:table-cell>
          <table:table-cell table:formula="of:=ROUND([.J42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DSS J130432.67+245825.9</text:p>
          </table:table-cell>
          <table:table-cell office:value-type="float" office:value="196.13613">
            <text:p>196.13613</text:p>
          </table:table-cell>
          <table:table-cell office:value-type="float" office:value="24.97389">
            <text:p>24.973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613">
            <text:p>5.613</text:p>
          </table:table-cell>
          <table:table-cell table:formula="of:=ROUND([.J42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SDSS J130517.30+245310.0</text:p>
          </table:table-cell>
          <table:table-cell office:value-type="float" office:value="196.32212">
            <text:p>196.32212</text:p>
          </table:table-cell>
          <table:table-cell office:value-type="float" office:value="24.88613">
            <text:p>24.886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086">
            <text:p>6.086</text:p>
          </table:table-cell>
          <table:table-cell table:formula="of:=ROUND([.J42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SDSS J130426.14+245228.2</text:p>
          </table:table-cell>
          <table:table-cell office:value-type="float" office:value="196.10894">
            <text:p>196.10894</text:p>
          </table:table-cell>
          <table:table-cell office:value-type="float" office:value="24.87451">
            <text:p>24.874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172">
            <text:p>6.172</text:p>
          </table:table-cell>
          <table:table-cell table:formula="of:=ROUND([.J42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SDSS J130512.95+245854.8</text:p>
          </table:table-cell>
          <table:table-cell office:value-type="float" office:value="196.30397">
            <text:p>196.30397</text:p>
          </table:table-cell>
          <table:table-cell office:value-type="float" office:value="24.9819">
            <text:p>24.98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408">
            <text:p>6.408</text:p>
          </table:table-cell>
          <table:table-cell table:formula="of:=ROUND([.J42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SDSS J130455.90+250013.8</text:p>
          </table:table-cell>
          <table:table-cell office:value-type="float" office:value="196.23293">
            <text:p>196.23293</text:p>
          </table:table-cell>
          <table:table-cell office:value-type="float" office:value="25.00385">
            <text:p>25.003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56">
            <text:p>5.56</text:p>
          </table:table-cell>
          <table:table-cell table:formula="of:=ROUND([.J42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DSS J130457.24+244911.6</text:p>
          </table:table-cell>
          <table:table-cell office:value-type="float" office:value="196.23853">
            <text:p>196.23853</text:p>
          </table:table-cell>
          <table:table-cell office:value-type="float" office:value="24.81989">
            <text:p>24.819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727">
            <text:p>5.727</text:p>
          </table:table-cell>
          <table:table-cell table:formula="of:=ROUND([.J42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SDSS J130456.76+244900.0</text:p>
          </table:table-cell>
          <table:table-cell office:value-type="float" office:value="196.23653">
            <text:p>196.23653</text:p>
          </table:table-cell>
          <table:table-cell office:value-type="float" office:value="24.81667">
            <text:p>24.816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892">
            <text:p>5.892</text:p>
          </table:table-cell>
          <table:table-cell table:formula="of:=ROUND([.J42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DSS J130436.28+245949.4</text:p>
          </table:table-cell>
          <table:table-cell office:value-type="float" office:value="196.15119">
            <text:p>196.15119</text:p>
          </table:table-cell>
          <table:table-cell office:value-type="float" office:value="24.99708">
            <text:p>24.99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112">
            <text:p>6.112</text:p>
          </table:table-cell>
          <table:table-cell table:formula="of:=ROUND([.J42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DSS J130518.28+245349.4</text:p>
          </table:table-cell>
          <table:table-cell office:value-type="float" office:value="196.32619">
            <text:p>196.32619</text:p>
          </table:table-cell>
          <table:table-cell office:value-type="float" office:value="24.89708">
            <text:p>24.89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166">
            <text:p>6.166</text:p>
          </table:table-cell>
          <table:table-cell table:formula="of:=ROUND([.J43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DSS J130501.29+244856.1</text:p>
          </table:table-cell>
          <table:table-cell office:value-type="float" office:value="196.2554">
            <text:p>196.2554</text:p>
          </table:table-cell>
          <table:table-cell office:value-type="float" office:value="24.81561">
            <text:p>24.815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245">
            <text:p>6.245</text:p>
          </table:table-cell>
          <table:table-cell table:formula="of:=ROUND([.J43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SDSS J130442.86+250044.5</text:p>
          </table:table-cell>
          <table:table-cell office:value-type="float" office:value="196.17862">
            <text:p>196.17862</text:p>
          </table:table-cell>
          <table:table-cell office:value-type="float" office:value="25.01238">
            <text:p>25.012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283">
            <text:p>6.283</text:p>
          </table:table-cell>
          <table:table-cell table:formula="of:=ROUND([.J43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SDSS J130429.89+245852.3</text:p>
          </table:table-cell>
          <table:table-cell office:value-type="float" office:value="196.12456">
            <text:p>196.12456</text:p>
          </table:table-cell>
          <table:table-cell office:value-type="float" office:value="24.9812">
            <text:p>24.98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376">
            <text:p>6.376</text:p>
          </table:table-cell>
          <table:table-cell table:formula="of:=ROUND([.J43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SDSS J130439.88+250034.9</text:p>
          </table:table-cell>
          <table:table-cell office:value-type="float" office:value="196.16618">
            <text:p>196.16618</text:p>
          </table:table-cell>
          <table:table-cell office:value-type="float" office:value="25.00972">
            <text:p>25.00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378">
            <text:p>6.378</text:p>
          </table:table-cell>
          <table:table-cell table:formula="of:=ROUND([.J43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SDSS J130427.36+245806.3</text:p>
          </table:table-cell>
          <table:table-cell office:value-type="float" office:value="196.11404">
            <text:p>196.11404</text:p>
          </table:table-cell>
          <table:table-cell office:value-type="float" office:value="24.96844">
            <text:p>24.968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393">
            <text:p>6.393</text:p>
          </table:table-cell>
          <table:table-cell table:formula="of:=ROUND([.J43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DSS J130507.98+250000.3</text:p>
          </table:table-cell>
          <table:table-cell office:value-type="float" office:value="196.28328">
            <text:p>196.28328</text:p>
          </table:table-cell>
          <table:table-cell office:value-type="float" office:value="25.00011">
            <text:p>25.000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449">
            <text:p>6.449</text:p>
          </table:table-cell>
          <table:table-cell table:formula="of:=ROUND([.J43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DSS J130448.63+250021.0</text:p>
          </table:table-cell>
          <table:table-cell office:value-type="float" office:value="196.20265">
            <text:p>196.20265</text:p>
          </table:table-cell>
          <table:table-cell office:value-type="float" office:value="25.00585">
            <text:p>25.005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621">
            <text:p>5.621</text:p>
          </table:table-cell>
          <table:table-cell table:formula="of:=ROUND([.J43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SDSS J130438.08+245950.6</text:p>
          </table:table-cell>
          <table:table-cell office:value-type="float" office:value="196.15869">
            <text:p>196.15869</text:p>
          </table:table-cell>
          <table:table-cell office:value-type="float" office:value="24.99739">
            <text:p>24.997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909">
            <text:p>5.909</text:p>
          </table:table-cell>
          <table:table-cell table:formula="of:=ROUND([.J43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DSS J130501.09+244915.8</text:p>
          </table:table-cell>
          <table:table-cell office:value-type="float" office:value="196.25456">
            <text:p>196.25456</text:p>
          </table:table-cell>
          <table:table-cell office:value-type="float" office:value="24.82106">
            <text:p>24.821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924">
            <text:p>5.924</text:p>
          </table:table-cell>
          <table:table-cell table:formula="of:=ROUND([.J43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SDSS J130426.40+245255.6</text:p>
          </table:table-cell>
          <table:table-cell office:value-type="float" office:value="196.11004">
            <text:p>196.11004</text:p>
          </table:table-cell>
          <table:table-cell office:value-type="float" office:value="24.88213">
            <text:p>24.882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96">
            <text:p>5.96</text:p>
          </table:table-cell>
          <table:table-cell table:formula="of:=ROUND([.J44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DSS J130444.64+250044.0</text:p>
          </table:table-cell>
          <table:table-cell office:value-type="float" office:value="196.18604">
            <text:p>196.18604</text:p>
          </table:table-cell>
          <table:table-cell office:value-type="float" office:value="25.01223">
            <text:p>25.01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162">
            <text:p>6.162</text:p>
          </table:table-cell>
          <table:table-cell table:formula="of:=ROUND([.J44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DSS J130443.11+245957.1</text:p>
          </table:table-cell>
          <table:table-cell office:value-type="float" office:value="196.17966">
            <text:p>196.17966</text:p>
          </table:table-cell>
          <table:table-cell office:value-type="float" office:value="24.9992">
            <text:p>24.99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517">
            <text:p>5.517</text:p>
          </table:table-cell>
          <table:table-cell table:formula="of:=ROUND([.J44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SDSS J130515.34+245630.9</text:p>
          </table:table-cell>
          <table:table-cell office:value-type="float" office:value="196.31393">
            <text:p>196.31393</text:p>
          </table:table-cell>
          <table:table-cell office:value-type="float" office:value="24.94192">
            <text:p>24.941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701">
            <text:p>5.701</text:p>
          </table:table-cell>
          <table:table-cell table:formula="of:=ROUND([.J44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SDSS J130504.42+245945.8</text:p>
          </table:table-cell>
          <table:table-cell office:value-type="float" office:value="196.26844">
            <text:p>196.26844</text:p>
          </table:table-cell>
          <table:table-cell office:value-type="float" office:value="24.99606">
            <text:p>24.996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804">
            <text:p>5.804</text:p>
          </table:table-cell>
          <table:table-cell table:formula="of:=ROUND([.J44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SDSS J130433.25+245932.3</text:p>
          </table:table-cell>
          <table:table-cell office:value-type="float" office:value="196.13855">
            <text:p>196.13855</text:p>
          </table:table-cell>
          <table:table-cell office:value-type="float" office:value="24.99232">
            <text:p>24.992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303">
            <text:p>6.303</text:p>
          </table:table-cell>
          <table:table-cell table:formula="of:=ROUND([.J44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SDSS J130438.29+250030.5</text:p>
          </table:table-cell>
          <table:table-cell office:value-type="float" office:value="196.15955">
            <text:p>196.15955</text:p>
          </table:table-cell>
          <table:table-cell office:value-type="float" office:value="25.00849">
            <text:p>25.008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468">
            <text:p>6.468</text:p>
          </table:table-cell>
          <table:table-cell table:formula="of:=ROUND([.J44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SDSS J130520.04+245426.9</text:p>
          </table:table-cell>
          <table:table-cell office:value-type="float" office:value="196.3335">
            <text:p>196.3335</text:p>
          </table:table-cell>
          <table:table-cell office:value-type="float" office:value="24.9075">
            <text:p>24.90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499">
            <text:p>6.499</text:p>
          </table:table-cell>
          <table:table-cell table:formula="of:=ROUND([.J44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DSS J130459.36+244933.4</text:p>
          </table:table-cell>
          <table:table-cell office:value-type="float" office:value="196.24737">
            <text:p>196.24737</text:p>
          </table:table-cell>
          <table:table-cell office:value-type="float" office:value="24.82595">
            <text:p>24.82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512">
            <text:p>5.512</text:p>
          </table:table-cell>
          <table:table-cell table:formula="of:=ROUND([.J44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DSS J130511.70+245142.6</text:p>
          </table:table-cell>
          <table:table-cell office:value-type="float" office:value="196.29875">
            <text:p>196.29875</text:p>
          </table:table-cell>
          <table:table-cell office:value-type="float" office:value="24.86183">
            <text:p>24.861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523">
            <text:p>5.523</text:p>
          </table:table-cell>
          <table:table-cell table:formula="of:=ROUND([.J44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DSS J130513.67+245138.9</text:p>
          </table:table-cell>
          <table:table-cell office:value-type="float" office:value="196.30697">
            <text:p>196.30697</text:p>
          </table:table-cell>
          <table:table-cell office:value-type="float" office:value="24.86083">
            <text:p>24.860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933">
            <text:p>5.933</text:p>
          </table:table-cell>
          <table:table-cell table:formula="of:=ROUND([.J45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SDSS J130443.42+244905.3</text:p>
          </table:table-cell>
          <table:table-cell office:value-type="float" office:value="196.18095">
            <text:p>196.18095</text:p>
          </table:table-cell>
          <table:table-cell office:value-type="float" office:value="24.81816">
            <text:p>24.818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957">
            <text:p>5.957</text:p>
          </table:table-cell>
          <table:table-cell table:formula="of:=ROUND([.J45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DSS J130443.51+250044.9</text:p>
          </table:table-cell>
          <table:table-cell office:value-type="float" office:value="196.18131">
            <text:p>196.18131</text:p>
          </table:table-cell>
          <table:table-cell office:value-type="float" office:value="25.01248">
            <text:p>25.012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6.245">
            <text:p>6.245</text:p>
          </table:table-cell>
          <table:table-cell table:formula="of:=ROUND([.J45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SDSS J130443.85+250002.7</text:p>
          </table:table-cell>
          <table:table-cell office:value-type="float" office:value="196.18272">
            <text:p>196.18272</text:p>
          </table:table-cell>
          <table:table-cell office:value-type="float" office:value="25.00078">
            <text:p>25.000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5.552">
            <text:p>5.552</text:p>
          </table:table-cell>
          <table:table-cell table:formula="of:=ROUND([.J45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DSS J130455.60+250035.5</text:p>
          </table:table-cell>
          <table:table-cell office:value-type="float" office:value="196.23171">
            <text:p>196.23171</text:p>
          </table:table-cell>
          <table:table-cell office:value-type="float" office:value="25.00987">
            <text:p>25.009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5.905">
            <text:p>5.905</text:p>
          </table:table-cell>
          <table:table-cell table:formula="of:=ROUND([.J45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SDSS J130501.07+250019.0</text:p>
          </table:table-cell>
          <table:table-cell office:value-type="float" office:value="196.25449">
            <text:p>196.25449</text:p>
          </table:table-cell>
          <table:table-cell office:value-type="float" office:value="25.00528">
            <text:p>25.005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5.969">
            <text:p>5.969</text:p>
          </table:table-cell>
          <table:table-cell table:formula="of:=ROUND([.J45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SDSS J130435.56+245024.2</text:p>
          </table:table-cell>
          <table:table-cell office:value-type="float" office:value="196.14819">
            <text:p>196.14819</text:p>
          </table:table-cell>
          <table:table-cell office:value-type="float" office:value="24.84006">
            <text:p>24.840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5.651">
            <text:p>5.651</text:p>
          </table:table-cell>
          <table:table-cell table:formula="of:=ROUND([.J45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DSS J130432.09+245913.7</text:p>
          </table:table-cell>
          <table:table-cell office:value-type="float" office:value="196.13372">
            <text:p>196.13372</text:p>
          </table:table-cell>
          <table:table-cell office:value-type="float" office:value="24.98716">
            <text:p>24.98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6.254">
            <text:p>6.254</text:p>
          </table:table-cell>
          <table:table-cell table:formula="of:=ROUND([.J45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SDSS J130501.19+250037.7</text:p>
          </table:table-cell>
          <table:table-cell office:value-type="float" office:value="196.25497">
            <text:p>196.25497</text:p>
          </table:table-cell>
          <table:table-cell office:value-type="float" office:value="25.01048">
            <text:p>25.010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6.269">
            <text:p>6.269</text:p>
          </table:table-cell>
          <table:table-cell table:formula="of:=ROUND([.J45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SDSS J130513.90+245057.0</text:p>
          </table:table-cell>
          <table:table-cell office:value-type="float" office:value="196.30794">
            <text:p>196.30794</text:p>
          </table:table-cell>
          <table:table-cell office:value-type="float" office:value="24.84919">
            <text:p>24.849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6.37">
            <text:p>6.37</text:p>
          </table:table-cell>
          <table:table-cell table:formula="of:=ROUND([.J45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SDSS J130456.14+244905.3</text:p>
          </table:table-cell>
          <table:table-cell office:value-type="float" office:value="196.23395">
            <text:p>196.23395</text:p>
          </table:table-cell>
          <table:table-cell office:value-type="float" office:value="24.81814">
            <text:p>24.818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5.778">
            <text:p>5.778</text:p>
          </table:table-cell>
          <table:table-cell table:formula="of:=ROUND([.J46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SDSS J130425.04+245527.0</text:p>
          </table:table-cell>
          <table:table-cell office:value-type="float" office:value="196.10433">
            <text:p>196.10433</text:p>
          </table:table-cell>
          <table:table-cell office:value-type="float" office:value="24.92418">
            <text:p>24.924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6.018">
            <text:p>6.018</text:p>
          </table:table-cell>
          <table:table-cell table:formula="of:=ROUND([.J46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SDSS J130444.65+244840.4</text:p>
          </table:table-cell>
          <table:table-cell office:value-type="float" office:value="196.18607">
            <text:p>196.18607</text:p>
          </table:table-cell>
          <table:table-cell office:value-type="float" office:value="24.81124">
            <text:p>24.811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6.28">
            <text:p>6.28</text:p>
          </table:table-cell>
          <table:table-cell table:formula="of:=ROUND([.J46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DSS J130448.20+250025.7</text:p>
          </table:table-cell>
          <table:table-cell office:value-type="float" office:value="196.20086">
            <text:p>196.20086</text:p>
          </table:table-cell>
          <table:table-cell office:value-type="float" office:value="25.00716">
            <text:p>25.00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5.711">
            <text:p>5.711</text:p>
          </table:table-cell>
          <table:table-cell table:formula="of:=ROUND([.J46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SDSS J130508.76+245014.1</text:p>
          </table:table-cell>
          <table:table-cell office:value-type="float" office:value="196.28651">
            <text:p>196.28651</text:p>
          </table:table-cell>
          <table:table-cell office:value-type="float" office:value="24.83726">
            <text:p>24.837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6">
            <text:p>6</text:p>
          </table:table-cell>
          <table:table-cell table:formula="of:=ROUND([.J46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SDSS J130512.30+245021.7</text:p>
          </table:table-cell>
          <table:table-cell office:value-type="float" office:value="196.30128">
            <text:p>196.30128</text:p>
          </table:table-cell>
          <table:table-cell office:value-type="float" office:value="24.83937">
            <text:p>24.839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6.469">
            <text:p>6.469</text:p>
          </table:table-cell>
          <table:table-cell table:formula="of:=ROUND([.J46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SDSS J130429.28+245819.4</text:p>
          </table:table-cell>
          <table:table-cell office:value-type="float" office:value="196.12202">
            <text:p>196.12202</text:p>
          </table:table-cell>
          <table:table-cell office:value-type="float" office:value="24.97207">
            <text:p>24.972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6.15">
            <text:p>6.15</text:p>
          </table:table-cell>
          <table:table-cell table:formula="of:=ROUND([.J46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SDSS J130455.05+250039.5</text:p>
          </table:table-cell>
          <table:table-cell office:value-type="float" office:value="196.22939">
            <text:p>196.22939</text:p>
          </table:table-cell>
          <table:table-cell office:value-type="float" office:value="25.01098">
            <text:p>25.010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8g</text:p>
          </table:table-cell>
          <table:table-cell office:value-type="float" office:value="5.951">
            <text:p>5.951</text:p>
          </table:table-cell>
          <table:table-cell table:formula="of:=ROUND([.J46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SDSS J130431.19+245013.2</text:p>
          </table:table-cell>
          <table:table-cell office:value-type="float" office:value="196.12999">
            <text:p>196.12999</text:p>
          </table:table-cell>
          <table:table-cell office:value-type="float" office:value="24.83703">
            <text:p>24.837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8g</text:p>
          </table:table-cell>
          <table:table-cell office:value-type="float" office:value="6.455">
            <text:p>6.455</text:p>
          </table:table-cell>
          <table:table-cell table:formula="of:=ROUND([.J46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SDSS J130431.03+245141.5</text:p>
          </table:table-cell>
          <table:table-cell office:value-type="float" office:value="196.12932">
            <text:p>196.12932</text:p>
          </table:table-cell>
          <table:table-cell office:value-type="float" office:value="24.86155">
            <text:p>24.861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2g</text:p>
          </table:table-cell>
          <table:table-cell office:value-type="float" office:value="5.549">
            <text:p>5.549</text:p>
          </table:table-cell>
          <table:table-cell table:formula="of:=ROUND([.J46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DSS J130510.15+245015.2</text:p>
          </table:table-cell>
          <table:table-cell office:value-type="float" office:value="196.29231">
            <text:p>196.29231</text:p>
          </table:table-cell>
          <table:table-cell office:value-type="float" office:value="24.83757">
            <text:p>24.837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2g</text:p>
          </table:table-cell>
          <table:table-cell office:value-type="float" office:value="6.199">
            <text:p>6.199</text:p>
          </table:table-cell>
          <table:table-cell table:formula="of:=ROUND([.J47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2MASX J13051456+2450483</text:p>
          </table:table-cell>
          <table:table-cell office:value-type="float" office:value="196.31066">
            <text:p>196.31066</text:p>
          </table:table-cell>
          <table:table-cell office:value-type="float" office:value="24.84679">
            <text:p>24.84679</text:p>
          </table:table-cell>
          <table:table-cell office:value-type="string">
            <text:p>G</text:p>
          </table:table-cell>
          <table:table-cell office:value-type="float" office:value="22051">
            <text:p>22051</text:p>
          </table:table-cell>
          <table:table-cell office:value-type="float" office:value="0.073553">
            <text:p>0.073553</text:p>
          </table:table-cell>
          <table:table-cell office:value-type="string">
            <text:p><text:s text:c="4"/></text:p>
          </table:table-cell>
          <table:table-cell office:value-type="string">
            <text:p>17.1g</text:p>
          </table:table-cell>
          <table:table-cell office:value-type="float" office:value="6.575">
            <text:p>6.575</text:p>
          </table:table-cell>
          <table:table-cell table:formula="of:=ROUND([.J471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2MASX J13044766+2448165</text:p>
          </table:table-cell>
          <table:table-cell office:value-type="float" office:value="196.19837">
            <text:p>196.19837</text:p>
          </table:table-cell>
          <table:table-cell office:value-type="float" office:value="24.80451">
            <text:p>24.80451</text:p>
          </table:table-cell>
          <table:table-cell office:value-type="string">
            <text:p>G</text:p>
          </table:table-cell>
          <table:table-cell office:value-type="float" office:value="23568">
            <text:p>23568</text:p>
          </table:table-cell>
          <table:table-cell office:value-type="float" office:value="0.078614">
            <text:p>0.078614</text:p>
          </table:table-cell>
          <table:table-cell office:value-type="string">
            <text:p><text:s text:c="4"/></text:p>
          </table:table-cell>
          <table:table-cell office:value-type="string">
            <text:p>17.5g</text:p>
          </table:table-cell>
          <table:table-cell office:value-type="float" office:value="6.552">
            <text:p>6.552</text:p>
          </table:table-cell>
          <table:table-cell table:formula="of:=ROUND([.J472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SDSS J130426.34+245918.4</text:p>
          </table:table-cell>
          <table:table-cell office:value-type="float" office:value="196.10976">
            <text:p>196.10976</text:p>
          </table:table-cell>
          <table:table-cell office:value-type="float" office:value="24.98846">
            <text:p>24.988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7.275">
            <text:p>7.275</text:p>
          </table:table-cell>
          <table:table-cell table:formula="of:=ROUND([.J47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SDSS J130440.11+244823.9</text:p>
          </table:table-cell>
          <table:table-cell office:value-type="float" office:value="196.16716">
            <text:p>196.16716</text:p>
          </table:table-cell>
          <table:table-cell office:value-type="float" office:value="24.80666">
            <text:p>24.806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6.862">
            <text:p>6.862</text:p>
          </table:table-cell>
          <table:table-cell table:formula="of:=ROUND([.J47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SDSS J130521.34+245359.4</text:p>
          </table:table-cell>
          <table:table-cell office:value-type="float" office:value="196.33893">
            <text:p>196.33893</text:p>
          </table:table-cell>
          <table:table-cell office:value-type="float" office:value="24.89984">
            <text:p>24.899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6.832">
            <text:p>6.832</text:p>
          </table:table-cell>
          <table:table-cell table:formula="of:=ROUND([.J47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SDSS J130523.63+245526.3</text:p>
          </table:table-cell>
          <table:table-cell office:value-type="float" office:value="196.34849">
            <text:p>196.34849</text:p>
          </table:table-cell>
          <table:table-cell office:value-type="float" office:value="24.92398">
            <text:p>24.923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7.338">
            <text:p>7.338</text:p>
          </table:table-cell>
          <table:table-cell table:formula="of:=ROUND([.J47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SDSS J130429.81+244950.4</text:p>
          </table:table-cell>
          <table:table-cell office:value-type="float" office:value="196.12425">
            <text:p>196.12425</text:p>
          </table:table-cell>
          <table:table-cell office:value-type="float" office:value="24.83068">
            <text:p>24.830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6.945">
            <text:p>6.945</text:p>
          </table:table-cell>
          <table:table-cell table:formula="of:=ROUND([.J47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SDSS J130420.10+245454.9</text:p>
          </table:table-cell>
          <table:table-cell office:value-type="float" office:value="196.08377">
            <text:p>196.08377</text:p>
          </table:table-cell>
          <table:table-cell office:value-type="float" office:value="24.91526">
            <text:p>24.915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7.1">
            <text:p>7.1</text:p>
          </table:table-cell>
          <table:table-cell table:formula="of:=ROUND([.J47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SDSS J130447.25+244744.2</text:p>
          </table:table-cell>
          <table:table-cell office:value-type="float" office:value="196.19691">
            <text:p>196.19691</text:p>
          </table:table-cell>
          <table:table-cell office:value-type="float" office:value="24.79562">
            <text:p>24.795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7.09">
            <text:p>7.09</text:p>
          </table:table-cell>
          <table:table-cell table:formula="of:=ROUND([.J47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SDSS J130442.77+250135.1</text:p>
          </table:table-cell>
          <table:table-cell office:value-type="float" office:value="196.17822">
            <text:p>196.17822</text:p>
          </table:table-cell>
          <table:table-cell office:value-type="float" office:value="25.02644">
            <text:p>25.026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7.096">
            <text:p>7.096</text:p>
          </table:table-cell>
          <table:table-cell table:formula="of:=ROUND([.J48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SDSS J130512.92+244928.0</text:p>
          </table:table-cell>
          <table:table-cell office:value-type="float" office:value="196.30387">
            <text:p>196.30387</text:p>
          </table:table-cell>
          <table:table-cell office:value-type="float" office:value="24.82445">
            <text:p>24.824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7.204">
            <text:p>7.204</text:p>
          </table:table-cell>
          <table:table-cell table:formula="of:=ROUND([.J48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SDSS J130422.57+245138.5</text:p>
          </table:table-cell>
          <table:table-cell office:value-type="float" office:value="196.09406">
            <text:p>196.09406</text:p>
          </table:table-cell>
          <table:table-cell office:value-type="float" office:value="24.86072">
            <text:p>24.860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7.246">
            <text:p>7.246</text:p>
          </table:table-cell>
          <table:table-cell table:formula="of:=ROUND([.J48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SDSS J130422.27+245403.9</text:p>
          </table:table-cell>
          <table:table-cell office:value-type="float" office:value="196.09282">
            <text:p>196.09282</text:p>
          </table:table-cell>
          <table:table-cell office:value-type="float" office:value="24.90109">
            <text:p>24.901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6.643">
            <text:p>6.643</text:p>
          </table:table-cell>
          <table:table-cell table:formula="of:=ROUND([.J48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SDSS J130511.26+244933.8</text:p>
          </table:table-cell>
          <table:table-cell office:value-type="float" office:value="196.29694">
            <text:p>196.29694</text:p>
          </table:table-cell>
          <table:table-cell office:value-type="float" office:value="24.82607">
            <text:p>24.826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6.88">
            <text:p>6.88</text:p>
          </table:table-cell>
          <table:table-cell table:formula="of:=ROUND([.J48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SDSS J130456.97+244724.8</text:p>
          </table:table-cell>
          <table:table-cell office:value-type="float" office:value="196.23741">
            <text:p>196.23741</text:p>
          </table:table-cell>
          <table:table-cell office:value-type="float" office:value="24.79023">
            <text:p>24.790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7.459">
            <text:p>7.459</text:p>
          </table:table-cell>
          <table:table-cell table:formula="of:=ROUND([.J48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SDSS J130433.19+244925.4</text:p>
          </table:table-cell>
          <table:table-cell office:value-type="float" office:value="196.13832">
            <text:p>196.13832</text:p>
          </table:table-cell>
          <table:table-cell office:value-type="float" office:value="24.82374">
            <text:p>24.823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6.752">
            <text:p>6.752</text:p>
          </table:table-cell>
          <table:table-cell table:formula="of:=ROUND([.J48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SDSS J130515.55+245040.3</text:p>
          </table:table-cell>
          <table:table-cell office:value-type="float" office:value="196.31483">
            <text:p>196.31483</text:p>
          </table:table-cell>
          <table:table-cell office:value-type="float" office:value="24.84454">
            <text:p>24.844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6.837">
            <text:p>6.837</text:p>
          </table:table-cell>
          <table:table-cell table:formula="of:=ROUND([.J48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SDSS J130500.99+244759.3</text:p>
          </table:table-cell>
          <table:table-cell office:value-type="float" office:value="196.25415">
            <text:p>196.25415</text:p>
          </table:table-cell>
          <table:table-cell office:value-type="float" office:value="24.79983">
            <text:p>24.799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7.116">
            <text:p>7.116</text:p>
          </table:table-cell>
          <table:table-cell table:formula="of:=ROUND([.J48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SDSS J130513.80+245908.6</text:p>
          </table:table-cell>
          <table:table-cell office:value-type="float" office:value="196.30753">
            <text:p>196.30753</text:p>
          </table:table-cell>
          <table:table-cell office:value-type="float" office:value="24.98572">
            <text:p>24.98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6.704">
            <text:p>6.704</text:p>
          </table:table-cell>
          <table:table-cell table:formula="of:=ROUND([.J48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SDSS J130459.12+244810.6</text:p>
          </table:table-cell>
          <table:table-cell office:value-type="float" office:value="196.24635">
            <text:p>196.24635</text:p>
          </table:table-cell>
          <table:table-cell office:value-type="float" office:value="24.80295">
            <text:p>24.802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6.816">
            <text:p>6.816</text:p>
          </table:table-cell>
          <table:table-cell table:formula="of:=ROUND([.J49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DSS J130518.35+245134.9</text:p>
          </table:table-cell>
          <table:table-cell office:value-type="float" office:value="196.32648">
            <text:p>196.32648</text:p>
          </table:table-cell>
          <table:table-cell office:value-type="float" office:value="24.85971">
            <text:p>24.859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89">
            <text:p>6.89</text:p>
          </table:table-cell>
          <table:table-cell table:formula="of:=ROUND([.J49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SDSS J130430.88+245945.3</text:p>
          </table:table-cell>
          <table:table-cell office:value-type="float" office:value="196.12867">
            <text:p>196.12867</text:p>
          </table:table-cell>
          <table:table-cell office:value-type="float" office:value="24.99594">
            <text:p>24.995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6.824">
            <text:p>6.824</text:p>
          </table:table-cell>
          <table:table-cell table:formula="of:=ROUND([.J49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SDSS J130512.49+245959.4</text:p>
          </table:table-cell>
          <table:table-cell office:value-type="float" office:value="196.30207">
            <text:p>196.30207</text:p>
          </table:table-cell>
          <table:table-cell office:value-type="float" office:value="24.99986">
            <text:p>24.999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082">
            <text:p>7.082</text:p>
          </table:table-cell>
          <table:table-cell table:formula="of:=ROUND([.J49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SDSS J130434.12+244918.7</text:p>
          </table:table-cell>
          <table:table-cell office:value-type="float" office:value="196.14218">
            <text:p>196.14218</text:p>
          </table:table-cell>
          <table:table-cell office:value-type="float" office:value="24.82188">
            <text:p>24.821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6.716">
            <text:p>6.716</text:p>
          </table:table-cell>
          <table:table-cell table:formula="of:=ROUND([.J49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DSS J130502.56+244817.8</text:p>
          </table:table-cell>
          <table:table-cell office:value-type="float" office:value="196.26068">
            <text:p>196.26068</text:p>
          </table:table-cell>
          <table:table-cell office:value-type="float" office:value="24.80496">
            <text:p>24.804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6.945">
            <text:p>6.945</text:p>
          </table:table-cell>
          <table:table-cell table:formula="of:=ROUND([.J49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SDSS J130518.42+245032.7</text:p>
          </table:table-cell>
          <table:table-cell office:value-type="float" office:value="196.32679">
            <text:p>196.32679</text:p>
          </table:table-cell>
          <table:table-cell office:value-type="float" office:value="24.84242">
            <text:p>24.842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44">
            <text:p>7.44</text:p>
          </table:table-cell>
          <table:table-cell table:formula="of:=ROUND([.J49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SDSS J130510.23+250055.7</text:p>
          </table:table-cell>
          <table:table-cell office:value-type="float" office:value="196.29266">
            <text:p>196.29266</text:p>
          </table:table-cell>
          <table:table-cell office:value-type="float" office:value="25.01549">
            <text:p>25.015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497">
            <text:p>7.497</text:p>
          </table:table-cell>
          <table:table-cell table:formula="of:=ROUND([.J49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DSS J130455.20+250136.4</text:p>
          </table:table-cell>
          <table:table-cell office:value-type="float" office:value="196.23003">
            <text:p>196.23003</text:p>
          </table:table-cell>
          <table:table-cell office:value-type="float" office:value="25.02679">
            <text:p>25.026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896">
            <text:p>6.896</text:p>
          </table:table-cell>
          <table:table-cell table:formula="of:=ROUND([.J49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SDSS J130455.54+244757.3</text:p>
          </table:table-cell>
          <table:table-cell office:value-type="float" office:value="196.23144">
            <text:p>196.23144</text:p>
          </table:table-cell>
          <table:table-cell office:value-type="float" office:value="24.79928">
            <text:p>24.799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873">
            <text:p>6.873</text:p>
          </table:table-cell>
          <table:table-cell table:formula="of:=ROUND([.J49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DSS J130512.83+245938.9</text:p>
          </table:table-cell>
          <table:table-cell office:value-type="float" office:value="196.30346">
            <text:p>196.30346</text:p>
          </table:table-cell>
          <table:table-cell office:value-type="float" office:value="24.99414">
            <text:p>24.994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886">
            <text:p>6.886</text:p>
          </table:table-cell>
          <table:table-cell table:formula="of:=ROUND([.J50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SDSS J130446.36+244737.4</text:p>
          </table:table-cell>
          <table:table-cell office:value-type="float" office:value="196.19319">
            <text:p>196.19319</text:p>
          </table:table-cell>
          <table:table-cell office:value-type="float" office:value="24.79374">
            <text:p>24.793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232">
            <text:p>7.232</text:p>
          </table:table-cell>
          <table:table-cell table:formula="of:=ROUND([.J50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SDSS J130511.00+244903.1</text:p>
          </table:table-cell>
          <table:table-cell office:value-type="float" office:value="196.29586">
            <text:p>196.29586</text:p>
          </table:table-cell>
          <table:table-cell office:value-type="float" office:value="24.81753">
            <text:p>24.817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239">
            <text:p>7.239</text:p>
          </table:table-cell>
          <table:table-cell table:formula="of:=ROUND([.J50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SDSS J130452.01+250140.3</text:p>
          </table:table-cell>
          <table:table-cell office:value-type="float" office:value="196.21674">
            <text:p>196.21674</text:p>
          </table:table-cell>
          <table:table-cell office:value-type="float" office:value="25.02787">
            <text:p>25.027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908">
            <text:p>6.908</text:p>
          </table:table-cell>
          <table:table-cell table:formula="of:=ROUND([.J50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DSS J130433.00+250022.4</text:p>
          </table:table-cell>
          <table:table-cell office:value-type="float" office:value="196.13753">
            <text:p>196.13753</text:p>
          </table:table-cell>
          <table:table-cell office:value-type="float" office:value="25.00624">
            <text:p>25.006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99">
            <text:p>6.99</text:p>
          </table:table-cell>
          <table:table-cell table:formula="of:=ROUND([.J50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SDSS J130521.78+245324.8</text:p>
          </table:table-cell>
          <table:table-cell office:value-type="float" office:value="196.34076">
            <text:p>196.34076</text:p>
          </table:table-cell>
          <table:table-cell office:value-type="float" office:value="24.89022">
            <text:p>24.890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018">
            <text:p>7.018</text:p>
          </table:table-cell>
          <table:table-cell table:formula="of:=ROUND([.J50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SDSS J130521.75+245257.9</text:p>
          </table:table-cell>
          <table:table-cell office:value-type="float" office:value="196.34065">
            <text:p>196.34065</text:p>
          </table:table-cell>
          <table:table-cell office:value-type="float" office:value="24.88277">
            <text:p>24.882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113">
            <text:p>7.113</text:p>
          </table:table-cell>
          <table:table-cell table:formula="of:=ROUND([.J50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SDSS J130420.11+245326.1</text:p>
          </table:table-cell>
          <table:table-cell office:value-type="float" office:value="196.0838">
            <text:p>196.0838</text:p>
          </table:table-cell>
          <table:table-cell office:value-type="float" office:value="24.89058">
            <text:p>24.890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22">
            <text:p>7.22</text:p>
          </table:table-cell>
          <table:table-cell table:formula="of:=ROUND([.J50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SDSS J130501.66+244836.7</text:p>
          </table:table-cell>
          <table:table-cell office:value-type="float" office:value="196.25693">
            <text:p>196.25693</text:p>
          </table:table-cell>
          <table:table-cell office:value-type="float" office:value="24.8102">
            <text:p>24.81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578">
            <text:p>6.578</text:p>
          </table:table-cell>
          <table:table-cell table:formula="of:=ROUND([.J50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SDSS J130515.25+245042.9</text:p>
          </table:table-cell>
          <table:table-cell office:value-type="float" office:value="196.31357">
            <text:p>196.31357</text:p>
          </table:table-cell>
          <table:table-cell office:value-type="float" office:value="24.84525">
            <text:p>24.845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757">
            <text:p>6.757</text:p>
          </table:table-cell>
          <table:table-cell table:formula="of:=ROUND([.J50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SDSS J130451.17+244759.6</text:p>
          </table:table-cell>
          <table:table-cell office:value-type="float" office:value="196.21324">
            <text:p>196.21324</text:p>
          </table:table-cell>
          <table:table-cell office:value-type="float" office:value="24.79991">
            <text:p>24.799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771">
            <text:p>6.771</text:p>
          </table:table-cell>
          <table:table-cell table:formula="of:=ROUND([.J51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SDSS J130521.41+245418.9</text:p>
          </table:table-cell>
          <table:table-cell office:value-type="float" office:value="196.33921">
            <text:p>196.33921</text:p>
          </table:table-cell>
          <table:table-cell office:value-type="float" office:value="24.90527">
            <text:p>24.905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817">
            <text:p>6.817</text:p>
          </table:table-cell>
          <table:table-cell table:formula="of:=ROUND([.J51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DSS J130513.64+244958.1</text:p>
          </table:table-cell>
          <table:table-cell office:value-type="float" office:value="196.30686">
            <text:p>196.30686</text:p>
          </table:table-cell>
          <table:table-cell office:value-type="float" office:value="24.83283">
            <text:p>24.832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959">
            <text:p>6.959</text:p>
          </table:table-cell>
          <table:table-cell table:formula="of:=ROUND([.J51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SDSS J130521.91+245711.8</text:p>
          </table:table-cell>
          <table:table-cell office:value-type="float" office:value="196.34133">
            <text:p>196.34133</text:p>
          </table:table-cell>
          <table:table-cell office:value-type="float" office:value="24.9533">
            <text:p>24.95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332">
            <text:p>7.332</text:p>
          </table:table-cell>
          <table:table-cell table:formula="of:=ROUND([.J51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SDSS J130509.81+245945.3</text:p>
          </table:table-cell>
          <table:table-cell office:value-type="float" office:value="196.29089">
            <text:p>196.29089</text:p>
          </table:table-cell>
          <table:table-cell office:value-type="float" office:value="24.99594">
            <text:p>24.995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505">
            <text:p>6.505</text:p>
          </table:table-cell>
          <table:table-cell table:formula="of:=ROUND([.J51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SDSS J130454.07+250147.8</text:p>
          </table:table-cell>
          <table:table-cell office:value-type="float" office:value="196.22531">
            <text:p>196.22531</text:p>
          </table:table-cell>
          <table:table-cell office:value-type="float" office:value="25.02996">
            <text:p>25.029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058">
            <text:p>7.058</text:p>
          </table:table-cell>
          <table:table-cell table:formula="of:=ROUND([.J51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SDSS J130434.35+244850.8</text:p>
          </table:table-cell>
          <table:table-cell office:value-type="float" office:value="196.14313">
            <text:p>196.14313</text:p>
          </table:table-cell>
          <table:table-cell office:value-type="float" office:value="24.81412">
            <text:p>24.814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07">
            <text:p>7.07</text:p>
          </table:table-cell>
          <table:table-cell table:formula="of:=ROUND([.J51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SDSS J130503.49+250139.7</text:p>
          </table:table-cell>
          <table:table-cell office:value-type="float" office:value="196.26457">
            <text:p>196.26457</text:p>
          </table:table-cell>
          <table:table-cell office:value-type="float" office:value="25.0277">
            <text:p>25.02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421">
            <text:p>7.421</text:p>
          </table:table-cell>
          <table:table-cell table:formula="of:=ROUND([.J51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SDSS J130515.21+245958.1</text:p>
          </table:table-cell>
          <table:table-cell office:value-type="float" office:value="196.3134">
            <text:p>196.3134</text:p>
          </table:table-cell>
          <table:table-cell office:value-type="float" office:value="24.99948">
            <text:p>24.999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496">
            <text:p>7.496</text:p>
          </table:table-cell>
          <table:table-cell table:formula="of:=ROUND([.J51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SDSS J130440.21+250046.9</text:p>
          </table:table-cell>
          <table:table-cell office:value-type="float" office:value="196.16758">
            <text:p>196.16758</text:p>
          </table:table-cell>
          <table:table-cell office:value-type="float" office:value="25.01303">
            <text:p>25.01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53">
            <text:p>6.53</text:p>
          </table:table-cell>
          <table:table-cell table:formula="of:=ROUND([.J51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SDSS J130438.55+250042.0</text:p>
          </table:table-cell>
          <table:table-cell office:value-type="float" office:value="196.16064">
            <text:p>196.16064</text:p>
          </table:table-cell>
          <table:table-cell office:value-type="float" office:value="25.01169">
            <text:p>25.011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613">
            <text:p>6.613</text:p>
          </table:table-cell>
          <table:table-cell table:formula="of:=ROUND([.J52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SDSS J130510.70+244931.1</text:p>
          </table:table-cell>
          <table:table-cell office:value-type="float" office:value="196.2946">
            <text:p>196.2946</text:p>
          </table:table-cell>
          <table:table-cell office:value-type="float" office:value="24.82532">
            <text:p>24.825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832">
            <text:p>6.832</text:p>
          </table:table-cell>
          <table:table-cell table:formula="of:=ROUND([.J52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SDSS J130425.80+245823.5</text:p>
          </table:table-cell>
          <table:table-cell office:value-type="float" office:value="196.10752">
            <text:p>196.10752</text:p>
          </table:table-cell>
          <table:table-cell office:value-type="float" office:value="24.9732">
            <text:p>24.97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844">
            <text:p>6.844</text:p>
          </table:table-cell>
          <table:table-cell table:formula="of:=ROUND([.J52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SDSS J130506.08+250052.9</text:p>
          </table:table-cell>
          <table:table-cell office:value-type="float" office:value="196.27537">
            <text:p>196.27537</text:p>
          </table:table-cell>
          <table:table-cell office:value-type="float" office:value="25.01471">
            <text:p>25.014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964">
            <text:p>6.964</text:p>
          </table:table-cell>
          <table:table-cell table:formula="of:=ROUND([.J52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SDSS J130422.45+245709.4</text:p>
          </table:table-cell>
          <table:table-cell office:value-type="float" office:value="196.09356">
            <text:p>196.09356</text:p>
          </table:table-cell>
          <table:table-cell office:value-type="float" office:value="24.95263">
            <text:p>24.952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987">
            <text:p>6.987</text:p>
          </table:table-cell>
          <table:table-cell table:formula="of:=ROUND([.J52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SDSS J130421.55+245300.4</text:p>
          </table:table-cell>
          <table:table-cell office:value-type="float" office:value="196.08981">
            <text:p>196.08981</text:p>
          </table:table-cell>
          <table:table-cell office:value-type="float" office:value="24.88345">
            <text:p>24.88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995">
            <text:p>6.995</text:p>
          </table:table-cell>
          <table:table-cell table:formula="of:=ROUND([.J52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SDSS J130450.31+244735.2</text:p>
          </table:table-cell>
          <table:table-cell office:value-type="float" office:value="196.20964">
            <text:p>196.20964</text:p>
          </table:table-cell>
          <table:table-cell office:value-type="float" office:value="24.79312">
            <text:p>24.793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182">
            <text:p>7.182</text:p>
          </table:table-cell>
          <table:table-cell table:formula="of:=ROUND([.J52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SDSS J130456.73+244732.5</text:p>
          </table:table-cell>
          <table:table-cell office:value-type="float" office:value="196.2364">
            <text:p>196.2364</text:p>
          </table:table-cell>
          <table:table-cell office:value-type="float" office:value="24.79238">
            <text:p>24.792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323">
            <text:p>7.323</text:p>
          </table:table-cell>
          <table:table-cell table:formula="of:=ROUND([.J52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SDSS J130506.80+250120.4</text:p>
          </table:table-cell>
          <table:table-cell office:value-type="float" office:value="196.27834">
            <text:p>196.27834</text:p>
          </table:table-cell>
          <table:table-cell office:value-type="float" office:value="25.02235">
            <text:p>25.02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444">
            <text:p>7.444</text:p>
          </table:table-cell>
          <table:table-cell table:formula="of:=ROUND([.J52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SDSS J130509.67+245955.6</text:p>
          </table:table-cell>
          <table:table-cell office:value-type="float" office:value="196.29033">
            <text:p>196.29033</text:p>
          </table:table-cell>
          <table:table-cell office:value-type="float" office:value="24.9988">
            <text:p>24.99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618">
            <text:p>6.618</text:p>
          </table:table-cell>
          <table:table-cell table:formula="of:=ROUND([.J52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SDSS J130500.89+250102.0</text:p>
          </table:table-cell>
          <table:table-cell office:value-type="float" office:value="196.25372">
            <text:p>196.25372</text:p>
          </table:table-cell>
          <table:table-cell office:value-type="float" office:value="25.01724">
            <text:p>25.01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627">
            <text:p>6.627</text:p>
          </table:table-cell>
          <table:table-cell table:formula="of:=ROUND([.J53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SDSS J130518.60+245218.1</text:p>
          </table:table-cell>
          <table:table-cell office:value-type="float" office:value="196.32753">
            <text:p>196.32753</text:p>
          </table:table-cell>
          <table:table-cell office:value-type="float" office:value="24.87171">
            <text:p>24.871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641">
            <text:p>6.641</text:p>
          </table:table-cell>
          <table:table-cell table:formula="of:=ROUND([.J53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SDSS J130448.75+250128.7</text:p>
          </table:table-cell>
          <table:table-cell office:value-type="float" office:value="196.20314">
            <text:p>196.20314</text:p>
          </table:table-cell>
          <table:table-cell office:value-type="float" office:value="25.02464">
            <text:p>25.024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74">
            <text:p>6.74</text:p>
          </table:table-cell>
          <table:table-cell table:formula="of:=ROUND([.J53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SDSS J130433.73+244900.0</text:p>
          </table:table-cell>
          <table:table-cell office:value-type="float" office:value="196.14055">
            <text:p>196.14055</text:p>
          </table:table-cell>
          <table:table-cell office:value-type="float" office:value="24.81669">
            <text:p>24.816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022">
            <text:p>7.022</text:p>
          </table:table-cell>
          <table:table-cell table:formula="of:=ROUND([.J53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SDSS J130454.52+250150.2</text:p>
          </table:table-cell>
          <table:table-cell office:value-type="float" office:value="196.22718">
            <text:p>196.22718</text:p>
          </table:table-cell>
          <table:table-cell office:value-type="float" office:value="25.03062">
            <text:p>25.030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107">
            <text:p>7.107</text:p>
          </table:table-cell>
          <table:table-cell table:formula="of:=ROUND([.J53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SDSS J130419.95+245351.6</text:p>
          </table:table-cell>
          <table:table-cell office:value-type="float" office:value="196.08315">
            <text:p>196.08315</text:p>
          </table:table-cell>
          <table:table-cell office:value-type="float" office:value="24.89769">
            <text:p>24.897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189">
            <text:p>7.189</text:p>
          </table:table-cell>
          <table:table-cell table:formula="of:=ROUND([.J53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SDSS J130512.10+250030.4</text:p>
          </table:table-cell>
          <table:table-cell office:value-type="float" office:value="196.30044">
            <text:p>196.30044</text:p>
          </table:table-cell>
          <table:table-cell office:value-type="float" office:value="25.00846">
            <text:p>25.008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415">
            <text:p>7.415</text:p>
          </table:table-cell>
          <table:table-cell table:formula="of:=ROUND([.J53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DSS J130456.60+244808.9</text:p>
          </table:table-cell>
          <table:table-cell office:value-type="float" office:value="196.23587">
            <text:p>196.23587</text:p>
          </table:table-cell>
          <table:table-cell office:value-type="float" office:value="24.80249">
            <text:p>24.802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72">
            <text:p>6.72</text:p>
          </table:table-cell>
          <table:table-cell table:formula="of:=ROUND([.J53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SDSS J130452.32+244758.9</text:p>
          </table:table-cell>
          <table:table-cell office:value-type="float" office:value="196.21802">
            <text:p>196.21802</text:p>
          </table:table-cell>
          <table:table-cell office:value-type="float" office:value="24.7997">
            <text:p>24.79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786">
            <text:p>6.786</text:p>
          </table:table-cell>
          <table:table-cell table:formula="of:=ROUND([.J53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SDSS J130521.46+245620.6</text:p>
          </table:table-cell>
          <table:table-cell office:value-type="float" office:value="196.33945">
            <text:p>196.33945</text:p>
          </table:table-cell>
          <table:table-cell office:value-type="float" office:value="24.93907">
            <text:p>24.939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995">
            <text:p>6.995</text:p>
          </table:table-cell>
          <table:table-cell table:formula="of:=ROUND([.J53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SDSS J130433.48+250033.6</text:p>
          </table:table-cell>
          <table:table-cell office:value-type="float" office:value="196.13953">
            <text:p>196.13953</text:p>
          </table:table-cell>
          <table:table-cell office:value-type="float" office:value="25.00934">
            <text:p>25.00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077">
            <text:p>7.077</text:p>
          </table:table-cell>
          <table:table-cell table:formula="of:=ROUND([.J54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SDSS J130505.49+244824.9</text:p>
          </table:table-cell>
          <table:table-cell office:value-type="float" office:value="196.2729">
            <text:p>196.2729</text:p>
          </table:table-cell>
          <table:table-cell office:value-type="float" office:value="24.80692">
            <text:p>24.80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109">
            <text:p>7.109</text:p>
          </table:table-cell>
          <table:table-cell table:formula="of:=ROUND([.J54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SDSS J130449.59+244737.2</text:p>
          </table:table-cell>
          <table:table-cell office:value-type="float" office:value="196.20666">
            <text:p>196.20666</text:p>
          </table:table-cell>
          <table:table-cell office:value-type="float" office:value="24.79367">
            <text:p>24.793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157">
            <text:p>7.157</text:p>
          </table:table-cell>
          <table:table-cell table:formula="of:=ROUND([.J54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SDSS J130454.37+244735.2</text:p>
          </table:table-cell>
          <table:table-cell office:value-type="float" office:value="196.22655">
            <text:p>196.22655</text:p>
          </table:table-cell>
          <table:table-cell office:value-type="float" office:value="24.79314">
            <text:p>24.793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208">
            <text:p>7.208</text:p>
          </table:table-cell>
          <table:table-cell table:formula="of:=ROUND([.J54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SDSS J130447.74+244753.2</text:p>
          </table:table-cell>
          <table:table-cell office:value-type="float" office:value="196.19895">
            <text:p>196.19895</text:p>
          </table:table-cell>
          <table:table-cell office:value-type="float" office:value="24.79813">
            <text:p>24.798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927">
            <text:p>6.927</text:p>
          </table:table-cell>
          <table:table-cell table:formula="of:=ROUND([.J54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DSS J130512.03+244938.0</text:p>
          </table:table-cell>
          <table:table-cell office:value-type="float" office:value="196.30013">
            <text:p>196.30013</text:p>
          </table:table-cell>
          <table:table-cell office:value-type="float" office:value="24.82723">
            <text:p>24.827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943">
            <text:p>6.943</text:p>
          </table:table-cell>
          <table:table-cell table:formula="of:=ROUND([.J54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SDSS J130419.12+245518.2</text:p>
          </table:table-cell>
          <table:table-cell office:value-type="float" office:value="196.07969">
            <text:p>196.07969</text:p>
          </table:table-cell>
          <table:table-cell office:value-type="float" office:value="24.92175">
            <text:p>24.921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34">
            <text:p>7.34</text:p>
          </table:table-cell>
          <table:table-cell table:formula="of:=ROUND([.J54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SDSS J130422.98+245601.4</text:p>
          </table:table-cell>
          <table:table-cell office:value-type="float" office:value="196.09578">
            <text:p>196.09578</text:p>
          </table:table-cell>
          <table:table-cell office:value-type="float" office:value="24.93374">
            <text:p>24.933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566">
            <text:p>6.566</text:p>
          </table:table-cell>
          <table:table-cell table:formula="of:=ROUND([.J54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SDSS J130508.74+250012.0</text:p>
          </table:table-cell>
          <table:table-cell office:value-type="float" office:value="196.28646">
            <text:p>196.28646</text:p>
          </table:table-cell>
          <table:table-cell office:value-type="float" office:value="25.00334">
            <text:p>25.003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707">
            <text:p>6.707</text:p>
          </table:table-cell>
          <table:table-cell table:formula="of:=ROUND([.J54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SDSS J130420.35+245343.0</text:p>
          </table:table-cell>
          <table:table-cell office:value-type="float" office:value="196.08482">
            <text:p>196.08482</text:p>
          </table:table-cell>
          <table:table-cell office:value-type="float" office:value="24.8953">
            <text:p>24.89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119">
            <text:p>7.119</text:p>
          </table:table-cell>
          <table:table-cell table:formula="of:=ROUND([.J54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SDSS J130441.21+250132.7</text:p>
          </table:table-cell>
          <table:table-cell office:value-type="float" office:value="196.17172">
            <text:p>196.17172</text:p>
          </table:table-cell>
          <table:table-cell office:value-type="float" office:value="25.02577">
            <text:p>25.025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164">
            <text:p>7.164</text:p>
          </table:table-cell>
          <table:table-cell table:formula="of:=ROUND([.J55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SDSS J130430.74+250012.8</text:p>
          </table:table-cell>
          <table:table-cell office:value-type="float" office:value="196.12811">
            <text:p>196.12811</text:p>
          </table:table-cell>
          <table:table-cell office:value-type="float" office:value="25.00356">
            <text:p>25.003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185">
            <text:p>7.185</text:p>
          </table:table-cell>
          <table:table-cell table:formula="of:=ROUND([.J55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SDSS J130419.68+245450.2</text:p>
          </table:table-cell>
          <table:table-cell office:value-type="float" office:value="196.08201">
            <text:p>196.08201</text:p>
          </table:table-cell>
          <table:table-cell office:value-type="float" office:value="24.91395">
            <text:p>24.913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194">
            <text:p>7.194</text:p>
          </table:table-cell>
          <table:table-cell table:formula="of:=ROUND([.J55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SDSS J130457.00+250153.4</text:p>
          </table:table-cell>
          <table:table-cell office:value-type="float" office:value="196.23753">
            <text:p>196.23753</text:p>
          </table:table-cell>
          <table:table-cell office:value-type="float" office:value="25.03152">
            <text:p>25.031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238">
            <text:p>7.238</text:p>
          </table:table-cell>
          <table:table-cell table:formula="of:=ROUND([.J55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SDSS J130445.25+244737.9</text:p>
          </table:table-cell>
          <table:table-cell office:value-type="float" office:value="196.18854">
            <text:p>196.18854</text:p>
          </table:table-cell>
          <table:table-cell office:value-type="float" office:value="24.79387">
            <text:p>24.79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268">
            <text:p>7.268</text:p>
          </table:table-cell>
          <table:table-cell table:formula="of:=ROUND([.J55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DSS J130523.99+245501.7</text:p>
          </table:table-cell>
          <table:table-cell office:value-type="float" office:value="196.34997">
            <text:p>196.34997</text:p>
          </table:table-cell>
          <table:table-cell office:value-type="float" office:value="24.91716">
            <text:p>24.91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392">
            <text:p>7.392</text:p>
          </table:table-cell>
          <table:table-cell table:formula="of:=ROUND([.J55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SDSS J130439.32+250138.6</text:p>
          </table:table-cell>
          <table:table-cell office:value-type="float" office:value="196.16385">
            <text:p>196.16385</text:p>
          </table:table-cell>
          <table:table-cell office:value-type="float" office:value="25.02741">
            <text:p>25.027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405">
            <text:p>7.405</text:p>
          </table:table-cell>
          <table:table-cell table:formula="of:=ROUND([.J55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SDSS J130445.35+250125.3</text:p>
          </table:table-cell>
          <table:table-cell office:value-type="float" office:value="196.18899">
            <text:p>196.18899</text:p>
          </table:table-cell>
          <table:table-cell office:value-type="float" office:value="25.0237">
            <text:p>25.02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797">
            <text:p>6.797</text:p>
          </table:table-cell>
          <table:table-cell table:formula="of:=ROUND([.J55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SDSS J130435.02+250034.4</text:p>
          </table:table-cell>
          <table:table-cell office:value-type="float" office:value="196.14594">
            <text:p>196.14594</text:p>
          </table:table-cell>
          <table:table-cell office:value-type="float" office:value="25.00956">
            <text:p>25.009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894">
            <text:p>6.894</text:p>
          </table:table-cell>
          <table:table-cell table:formula="of:=ROUND([.J55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DSS J130456.82+250134.1</text:p>
          </table:table-cell>
          <table:table-cell office:value-type="float" office:value="196.23678">
            <text:p>196.23678</text:p>
          </table:table-cell>
          <table:table-cell office:value-type="float" office:value="25.02615">
            <text:p>25.026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914">
            <text:p>6.914</text:p>
          </table:table-cell>
          <table:table-cell table:formula="of:=ROUND([.J55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SDSS J130423.32+245801.4</text:p>
          </table:table-cell>
          <table:table-cell office:value-type="float" office:value="196.0972">
            <text:p>196.0972</text:p>
          </table:table-cell>
          <table:table-cell office:value-type="float" office:value="24.96708">
            <text:p>24.96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152">
            <text:p>7.152</text:p>
          </table:table-cell>
          <table:table-cell table:formula="of:=ROUND([.J56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SDSS J130433.15+250037.6</text:p>
          </table:table-cell>
          <table:table-cell office:value-type="float" office:value="196.13813">
            <text:p>196.13813</text:p>
          </table:table-cell>
          <table:table-cell office:value-type="float" office:value="25.01046">
            <text:p>25.010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176">
            <text:p>7.176</text:p>
          </table:table-cell>
          <table:table-cell table:formula="of:=ROUND([.J56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SDSS J130420.71+245639.3</text:p>
          </table:table-cell>
          <table:table-cell office:value-type="float" office:value="196.08631">
            <text:p>196.08631</text:p>
          </table:table-cell>
          <table:table-cell office:value-type="float" office:value="24.94427">
            <text:p>24.944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211">
            <text:p>7.211</text:p>
          </table:table-cell>
          <table:table-cell table:formula="of:=ROUND([.J56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SDSS J130419.64+245638.5</text:p>
          </table:table-cell>
          <table:table-cell office:value-type="float" office:value="196.08184">
            <text:p>196.08184</text:p>
          </table:table-cell>
          <table:table-cell office:value-type="float" office:value="24.94403">
            <text:p>24.94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443">
            <text:p>7.443</text:p>
          </table:table-cell>
          <table:table-cell table:formula="of:=ROUND([.J56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SDSS J130431.35+245931.3</text:p>
          </table:table-cell>
          <table:table-cell office:value-type="float" office:value="196.13063">
            <text:p>196.13063</text:p>
          </table:table-cell>
          <table:table-cell office:value-type="float" office:value="24.99204">
            <text:p>24.992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58">
            <text:p>6.58</text:p>
          </table:table-cell>
          <table:table-cell table:formula="of:=ROUND([.J56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SDSS J130431.18+244948.5</text:p>
          </table:table-cell>
          <table:table-cell office:value-type="float" office:value="196.12993">
            <text:p>196.12993</text:p>
          </table:table-cell>
          <table:table-cell office:value-type="float" office:value="24.83016">
            <text:p>24.830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753">
            <text:p>6.753</text:p>
          </table:table-cell>
          <table:table-cell table:formula="of:=ROUND([.J56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DSS J130507.60+244903.2</text:p>
          </table:table-cell>
          <table:table-cell office:value-type="float" office:value="196.28169">
            <text:p>196.28169</text:p>
          </table:table-cell>
          <table:table-cell office:value-type="float" office:value="24.81756">
            <text:p>24.817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791">
            <text:p>6.791</text:p>
          </table:table-cell>
          <table:table-cell table:formula="of:=ROUND([.J56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SDSS J130426.11+245036.0</text:p>
          </table:table-cell>
          <table:table-cell office:value-type="float" office:value="196.10882">
            <text:p>196.10882</text:p>
          </table:table-cell>
          <table:table-cell office:value-type="float" office:value="24.84336">
            <text:p>24.843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088">
            <text:p>7.088</text:p>
          </table:table-cell>
          <table:table-cell table:formula="of:=ROUND([.J56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SDSS J130433.77+250040.4</text:p>
          </table:table-cell>
          <table:table-cell office:value-type="float" office:value="196.14075">
            <text:p>196.14075</text:p>
          </table:table-cell>
          <table:table-cell office:value-type="float" office:value="25.01123">
            <text:p>25.011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133">
            <text:p>7.133</text:p>
          </table:table-cell>
          <table:table-cell table:formula="of:=ROUND([.J56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SDSS J130522.02+245642.6</text:p>
          </table:table-cell>
          <table:table-cell office:value-type="float" office:value="196.34179">
            <text:p>196.34179</text:p>
          </table:table-cell>
          <table:table-cell office:value-type="float" office:value="24.94519">
            <text:p>24.945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209">
            <text:p>7.209</text:p>
          </table:table-cell>
          <table:table-cell table:formula="of:=ROUND([.J56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SDSS J130435.63+250107.4</text:p>
          </table:table-cell>
          <table:table-cell office:value-type="float" office:value="196.1485">
            <text:p>196.1485</text:p>
          </table:table-cell>
          <table:table-cell office:value-type="float" office:value="25.01873">
            <text:p>25.018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294">
            <text:p>7.294</text:p>
          </table:table-cell>
          <table:table-cell table:formula="of:=ROUND([.J57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SDSS J130443.51+244827.1</text:p>
          </table:table-cell>
          <table:table-cell office:value-type="float" office:value="196.18133">
            <text:p>196.18133</text:p>
          </table:table-cell>
          <table:table-cell office:value-type="float" office:value="24.80753">
            <text:p>24.807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562">
            <text:p>6.562</text:p>
          </table:table-cell>
          <table:table-cell table:formula="of:=ROUND([.J57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SDSS J130509.44+244937.0</text:p>
          </table:table-cell>
          <table:table-cell office:value-type="float" office:value="196.28937">
            <text:p>196.28937</text:p>
          </table:table-cell>
          <table:table-cell office:value-type="float" office:value="24.82696">
            <text:p>24.82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575">
            <text:p>6.575</text:p>
          </table:table-cell>
          <table:table-cell table:formula="of:=ROUND([.J57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SDSS J130424.25+245212.0</text:p>
          </table:table-cell>
          <table:table-cell office:value-type="float" office:value="196.10106">
            <text:p>196.10106</text:p>
          </table:table-cell>
          <table:table-cell office:value-type="float" office:value="24.87002">
            <text:p>24.870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671">
            <text:p>6.671</text:p>
          </table:table-cell>
          <table:table-cell table:formula="of:=ROUND([.J57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SDSS J130424.95+245112.0</text:p>
          </table:table-cell>
          <table:table-cell office:value-type="float" office:value="196.10398">
            <text:p>196.10398</text:p>
          </table:table-cell>
          <table:table-cell office:value-type="float" office:value="24.85335">
            <text:p>24.853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978">
            <text:p>6.978</text:p>
          </table:table-cell>
          <table:table-cell table:formula="of:=ROUND([.J57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SDSS J130438.29+244825.8</text:p>
          </table:table-cell>
          <table:table-cell office:value-type="float" office:value="196.15958">
            <text:p>196.15958</text:p>
          </table:table-cell>
          <table:table-cell office:value-type="float" office:value="24.80719">
            <text:p>24.807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997">
            <text:p>6.997</text:p>
          </table:table-cell>
          <table:table-cell table:formula="of:=ROUND([.J57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SDSS J130421.08+245609.7</text:p>
          </table:table-cell>
          <table:table-cell office:value-type="float" office:value="196.08787">
            <text:p>196.08787</text:p>
          </table:table-cell>
          <table:table-cell office:value-type="float" office:value="24.93604">
            <text:p>24.936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015">
            <text:p>7.015</text:p>
          </table:table-cell>
          <table:table-cell table:formula="of:=ROUND([.J57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SDSS J130510.23+250036.8</text:p>
          </table:table-cell>
          <table:table-cell office:value-type="float" office:value="196.29264">
            <text:p>196.29264</text:p>
          </table:table-cell>
          <table:table-cell office:value-type="float" office:value="25.01023">
            <text:p>25.010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239">
            <text:p>7.239</text:p>
          </table:table-cell>
          <table:table-cell table:formula="of:=ROUND([.J57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SDSS J130517.30+245158.0</text:p>
          </table:table-cell>
          <table:table-cell office:value-type="float" office:value="196.32209">
            <text:p>196.32209</text:p>
          </table:table-cell>
          <table:table-cell office:value-type="float" office:value="24.86613">
            <text:p>24.866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504">
            <text:p>6.504</text:p>
          </table:table-cell>
          <table:table-cell table:formula="of:=ROUND([.J57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SDSS J130519.90+245602.6</text:p>
          </table:table-cell>
          <table:table-cell office:value-type="float" office:value="196.33296">
            <text:p>196.33296</text:p>
          </table:table-cell>
          <table:table-cell office:value-type="float" office:value="24.93408">
            <text:p>24.934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587">
            <text:p>6.587</text:p>
          </table:table-cell>
          <table:table-cell table:formula="of:=ROUND([.J57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SDSS J130428.49+245914.9</text:p>
          </table:table-cell>
          <table:table-cell office:value-type="float" office:value="196.11871">
            <text:p>196.11871</text:p>
          </table:table-cell>
          <table:table-cell office:value-type="float" office:value="24.98748">
            <text:p>24.987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862">
            <text:p>6.862</text:p>
          </table:table-cell>
          <table:table-cell table:formula="of:=ROUND([.J58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DSS J130510.66+244926.6</text:p>
          </table:table-cell>
          <table:table-cell office:value-type="float" office:value="196.29442">
            <text:p>196.29442</text:p>
          </table:table-cell>
          <table:table-cell office:value-type="float" office:value="24.82408">
            <text:p>24.824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883">
            <text:p>6.883</text:p>
          </table:table-cell>
          <table:table-cell table:formula="of:=ROUND([.J58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DSS J130501.77+244815.4</text:p>
          </table:table-cell>
          <table:table-cell office:value-type="float" office:value="196.25741">
            <text:p>196.25741</text:p>
          </table:table-cell>
          <table:table-cell office:value-type="float" office:value="24.80429">
            <text:p>24.804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92">
            <text:p>6.92</text:p>
          </table:table-cell>
          <table:table-cell table:formula="of:=ROUND([.J58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SDSS J130509.19+250027.8</text:p>
          </table:table-cell>
          <table:table-cell office:value-type="float" office:value="196.28832">
            <text:p>196.28832</text:p>
          </table:table-cell>
          <table:table-cell office:value-type="float" office:value="25.00773">
            <text:p>25.007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98">
            <text:p>6.98</text:p>
          </table:table-cell>
          <table:table-cell table:formula="of:=ROUND([.J58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SDSS J130435.13+250053.0</text:p>
          </table:table-cell>
          <table:table-cell office:value-type="float" office:value="196.14641">
            <text:p>196.14641</text:p>
          </table:table-cell>
          <table:table-cell office:value-type="float" office:value="25.01475">
            <text:p>25.01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145">
            <text:p>7.145</text:p>
          </table:table-cell>
          <table:table-cell table:formula="of:=ROUND([.J58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SDSS J130513.89+250008.4</text:p>
          </table:table-cell>
          <table:table-cell office:value-type="float" office:value="196.30788">
            <text:p>196.30788</text:p>
          </table:table-cell>
          <table:table-cell office:value-type="float" office:value="25.00236">
            <text:p>25.002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407">
            <text:p>7.407</text:p>
          </table:table-cell>
          <table:table-cell table:formula="of:=ROUND([.J58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SDSS J130513.13+245030.2</text:p>
          </table:table-cell>
          <table:table-cell office:value-type="float" office:value="196.30471">
            <text:p>196.30471</text:p>
          </table:table-cell>
          <table:table-cell office:value-type="float" office:value="24.84173">
            <text:p>24.841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514">
            <text:p>6.514</text:p>
          </table:table-cell>
          <table:table-cell table:formula="of:=ROUND([.J58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SDSS J130513.75+245859.7</text:p>
          </table:table-cell>
          <table:table-cell office:value-type="float" office:value="196.30731">
            <text:p>196.30731</text:p>
          </table:table-cell>
          <table:table-cell office:value-type="float" office:value="24.98325">
            <text:p>24.983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599">
            <text:p>6.599</text:p>
          </table:table-cell>
          <table:table-cell table:formula="of:=ROUND([.J58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SDSS J130518.78+245705.4</text:p>
          </table:table-cell>
          <table:table-cell office:value-type="float" office:value="196.32826">
            <text:p>196.32826</text:p>
          </table:table-cell>
          <table:table-cell office:value-type="float" office:value="24.95152">
            <text:p>24.951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627">
            <text:p>6.627</text:p>
          </table:table-cell>
          <table:table-cell table:formula="of:=ROUND([.J58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SDSS J130516.04+245046.1</text:p>
          </table:table-cell>
          <table:table-cell office:value-type="float" office:value="196.31685">
            <text:p>196.31685</text:p>
          </table:table-cell>
          <table:table-cell office:value-type="float" office:value="24.84617">
            <text:p>24.846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868">
            <text:p>6.868</text:p>
          </table:table-cell>
          <table:table-cell table:formula="of:=ROUND([.J58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DSS J130424.08+245750.1</text:p>
          </table:table-cell>
          <table:table-cell office:value-type="float" office:value="196.10036">
            <text:p>196.10036</text:p>
          </table:table-cell>
          <table:table-cell office:value-type="float" office:value="24.96394">
            <text:p>24.963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914">
            <text:p>6.914</text:p>
          </table:table-cell>
          <table:table-cell table:formula="of:=ROUND([.J59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SDSS J130421.02+245343.2</text:p>
          </table:table-cell>
          <table:table-cell office:value-type="float" office:value="196.08761">
            <text:p>196.08761</text:p>
          </table:table-cell>
          <table:table-cell office:value-type="float" office:value="24.89534">
            <text:p>24.895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969">
            <text:p>6.969</text:p>
          </table:table-cell>
          <table:table-cell table:formula="of:=ROUND([.J59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SDSS J130420.37+245547.5</text:p>
          </table:table-cell>
          <table:table-cell office:value-type="float" office:value="196.08489">
            <text:p>196.08489</text:p>
          </table:table-cell>
          <table:table-cell office:value-type="float" office:value="24.92987">
            <text:p>24.929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111">
            <text:p>7.111</text:p>
          </table:table-cell>
          <table:table-cell table:formula="of:=ROUND([.J59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SDSS J130445.47+250159.3</text:p>
          </table:table-cell>
          <table:table-cell office:value-type="float" office:value="196.18946">
            <text:p>196.18946</text:p>
          </table:table-cell>
          <table:table-cell office:value-type="float" office:value="25.03316">
            <text:p>25.033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348">
            <text:p>7.348</text:p>
          </table:table-cell>
          <table:table-cell table:formula="of:=ROUND([.J59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SDSS J130509.19+244930.1</text:p>
          </table:table-cell>
          <table:table-cell office:value-type="float" office:value="196.28833">
            <text:p>196.28833</text:p>
          </table:table-cell>
          <table:table-cell office:value-type="float" office:value="24.82503">
            <text:p>24.82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632">
            <text:p>6.632</text:p>
          </table:table-cell>
          <table:table-cell table:formula="of:=ROUND([.J59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SDSS J130422.38+245632.1</text:p>
          </table:table-cell>
          <table:table-cell office:value-type="float" office:value="196.09328">
            <text:p>196.09328</text:p>
          </table:table-cell>
          <table:table-cell office:value-type="float" office:value="24.94228">
            <text:p>24.942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814">
            <text:p>6.814</text:p>
          </table:table-cell>
          <table:table-cell table:formula="of:=ROUND([.J59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SDSS J130500.12+250139.5</text:p>
          </table:table-cell>
          <table:table-cell office:value-type="float" office:value="196.25051">
            <text:p>196.25051</text:p>
          </table:table-cell>
          <table:table-cell office:value-type="float" office:value="25.02766">
            <text:p>25.027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171">
            <text:p>7.171</text:p>
          </table:table-cell>
          <table:table-cell table:formula="of:=ROUND([.J59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SDSS J130423.50+245810.4</text:p>
          </table:table-cell>
          <table:table-cell office:value-type="float" office:value="196.09795">
            <text:p>196.09795</text:p>
          </table:table-cell>
          <table:table-cell office:value-type="float" office:value="24.96956">
            <text:p>24.969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185">
            <text:p>7.185</text:p>
          </table:table-cell>
          <table:table-cell table:formula="of:=ROUND([.J59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SDSS J130519.02+245111.3</text:p>
          </table:table-cell>
          <table:table-cell office:value-type="float" office:value="196.32927">
            <text:p>196.32927</text:p>
          </table:table-cell>
          <table:table-cell office:value-type="float" office:value="24.85316">
            <text:p>24.853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212">
            <text:p>7.212</text:p>
          </table:table-cell>
          <table:table-cell table:formula="of:=ROUND([.J59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SDSS J130453.82+250157.7</text:p>
          </table:table-cell>
          <table:table-cell office:value-type="float" office:value="196.22426">
            <text:p>196.22426</text:p>
          </table:table-cell>
          <table:table-cell office:value-type="float" office:value="25.0327">
            <text:p>25.03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218">
            <text:p>7.218</text:p>
          </table:table-cell>
          <table:table-cell table:formula="of:=ROUND([.J59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SDSS J130424.94+245847.8</text:p>
          </table:table-cell>
          <table:table-cell office:value-type="float" office:value="196.10394">
            <text:p>196.10394</text:p>
          </table:table-cell>
          <table:table-cell office:value-type="float" office:value="24.97997">
            <text:p>24.979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228">
            <text:p>7.228</text:p>
          </table:table-cell>
          <table:table-cell table:formula="of:=ROUND([.J60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SDSS J130518.05+245036.7</text:p>
          </table:table-cell>
          <table:table-cell office:value-type="float" office:value="196.32523">
            <text:p>196.32523</text:p>
          </table:table-cell>
          <table:table-cell office:value-type="float" office:value="24.84354">
            <text:p>24.843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332">
            <text:p>7.332</text:p>
          </table:table-cell>
          <table:table-cell table:formula="of:=ROUND([.J60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SDSS J130442.34+244738.3</text:p>
          </table:table-cell>
          <table:table-cell office:value-type="float" office:value="196.17643">
            <text:p>196.17643</text:p>
          </table:table-cell>
          <table:table-cell office:value-type="float" office:value="24.79398">
            <text:p>24.793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417">
            <text:p>7.417</text:p>
          </table:table-cell>
          <table:table-cell table:formula="of:=ROUND([.J60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SDSS J130459.50+250157.8</text:p>
          </table:table-cell>
          <table:table-cell office:value-type="float" office:value="196.24792">
            <text:p>196.24792</text:p>
          </table:table-cell>
          <table:table-cell office:value-type="float" office:value="25.03274">
            <text:p>25.032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429">
            <text:p>7.429</text:p>
          </table:table-cell>
          <table:table-cell table:formula="of:=ROUND([.J60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DSS J130453.38+250130.0</text:p>
          </table:table-cell>
          <table:table-cell office:value-type="float" office:value="196.22242">
            <text:p>196.22242</text:p>
          </table:table-cell>
          <table:table-cell office:value-type="float" office:value="25.02502">
            <text:p>25.025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751">
            <text:p>6.751</text:p>
          </table:table-cell>
          <table:table-cell table:formula="of:=ROUND([.J60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SDSS J130421.76+245331.4</text:p>
          </table:table-cell>
          <table:table-cell office:value-type="float" office:value="196.09068">
            <text:p>196.09068</text:p>
          </table:table-cell>
          <table:table-cell office:value-type="float" office:value="24.89206">
            <text:p>24.892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836">
            <text:p>6.836</text:p>
          </table:table-cell>
          <table:table-cell table:formula="of:=ROUND([.J60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SDSS J130423.88+245735.5</text:p>
          </table:table-cell>
          <table:table-cell office:value-type="float" office:value="196.09951">
            <text:p>196.09951</text:p>
          </table:table-cell>
          <table:table-cell office:value-type="float" office:value="24.95987">
            <text:p>24.959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851">
            <text:p>6.851</text:p>
          </table:table-cell>
          <table:table-cell table:formula="of:=ROUND([.J60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DSS J130422.27+245247.8</text:p>
          </table:table-cell>
          <table:table-cell office:value-type="float" office:value="196.09282">
            <text:p>196.09282</text:p>
          </table:table-cell>
          <table:table-cell office:value-type="float" office:value="24.87995">
            <text:p>24.879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893">
            <text:p>6.893</text:p>
          </table:table-cell>
          <table:table-cell table:formula="of:=ROUND([.J60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SDSS J130424.42+245757.4</text:p>
          </table:table-cell>
          <table:table-cell office:value-type="float" office:value="196.10175">
            <text:p>196.10175</text:p>
          </table:table-cell>
          <table:table-cell office:value-type="float" office:value="24.96595">
            <text:p>24.96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901">
            <text:p>6.901</text:p>
          </table:table-cell>
          <table:table-cell table:formula="of:=ROUND([.J60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SDSS J130507.78+244854.9</text:p>
          </table:table-cell>
          <table:table-cell office:value-type="float" office:value="196.28243">
            <text:p>196.28243</text:p>
          </table:table-cell>
          <table:table-cell office:value-type="float" office:value="24.81528">
            <text:p>24.815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928">
            <text:p>6.928</text:p>
          </table:table-cell>
          <table:table-cell table:formula="of:=ROUND([.J60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SDSS J130431.72+244911.1</text:p>
          </table:table-cell>
          <table:table-cell office:value-type="float" office:value="196.13219">
            <text:p>196.13219</text:p>
          </table:table-cell>
          <table:table-cell office:value-type="float" office:value="24.81977">
            <text:p>24.819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146">
            <text:p>7.146</text:p>
          </table:table-cell>
          <table:table-cell table:formula="of:=ROUND([.J61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SDSS J130522.93+245546.7</text:p>
          </table:table-cell>
          <table:table-cell office:value-type="float" office:value="196.34558">
            <text:p>196.34558</text:p>
          </table:table-cell>
          <table:table-cell office:value-type="float" office:value="24.92965">
            <text:p>24.929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22">
            <text:p>7.22</text:p>
          </table:table-cell>
          <table:table-cell table:formula="of:=ROUND([.J61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SDSS J130500.52+250149.4</text:p>
          </table:table-cell>
          <table:table-cell office:value-type="float" office:value="196.25218">
            <text:p>196.25218</text:p>
          </table:table-cell>
          <table:table-cell office:value-type="float" office:value="25.03041">
            <text:p>25.030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355">
            <text:p>7.355</text:p>
          </table:table-cell>
          <table:table-cell table:formula="of:=ROUND([.J61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SDSS J130523.83+245414.7</text:p>
          </table:table-cell>
          <table:table-cell office:value-type="float" office:value="196.3493">
            <text:p>196.3493</text:p>
          </table:table-cell>
          <table:table-cell office:value-type="float" office:value="24.90409">
            <text:p>24.904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37">
            <text:p>7.37</text:p>
          </table:table-cell>
          <table:table-cell table:formula="of:=ROUND([.J61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SDSS J130505.75+244853.6</text:p>
          </table:table-cell>
          <table:table-cell office:value-type="float" office:value="196.27397">
            <text:p>196.27397</text:p>
          </table:table-cell>
          <table:table-cell office:value-type="float" office:value="24.81491">
            <text:p>24.814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712">
            <text:p>6.712</text:p>
          </table:table-cell>
          <table:table-cell table:formula="of:=ROUND([.J61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SDSS J130452.42+250144.4</text:p>
          </table:table-cell>
          <table:table-cell office:value-type="float" office:value="196.21844">
            <text:p>196.21844</text:p>
          </table:table-cell>
          <table:table-cell office:value-type="float" office:value="25.02903">
            <text:p>25.029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98">
            <text:p>6.98</text:p>
          </table:table-cell>
          <table:table-cell table:formula="of:=ROUND([.J61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SDSS J130434.99+250045.8</text:p>
          </table:table-cell>
          <table:table-cell office:value-type="float" office:value="196.14582">
            <text:p>196.14582</text:p>
          </table:table-cell>
          <table:table-cell office:value-type="float" office:value="25.01272">
            <text:p>25.012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058">
            <text:p>7.058</text:p>
          </table:table-cell>
          <table:table-cell table:formula="of:=ROUND([.J61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SDSS J130436.82+250102.6</text:p>
          </table:table-cell>
          <table:table-cell office:value-type="float" office:value="196.15343">
            <text:p>196.15343</text:p>
          </table:table-cell>
          <table:table-cell office:value-type="float" office:value="25.01741">
            <text:p>25.017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097">
            <text:p>7.097</text:p>
          </table:table-cell>
          <table:table-cell table:formula="of:=ROUND([.J61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SDSS J130420.89+245627.3</text:p>
          </table:table-cell>
          <table:table-cell office:value-type="float" office:value="196.08705">
            <text:p>196.08705</text:p>
          </table:table-cell>
          <table:table-cell office:value-type="float" office:value="24.94094">
            <text:p>24.940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123">
            <text:p>7.123</text:p>
          </table:table-cell>
          <table:table-cell table:formula="of:=ROUND([.J61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DSS J130507.76+250107.7</text:p>
          </table:table-cell>
          <table:table-cell office:value-type="float" office:value="196.28236">
            <text:p>196.28236</text:p>
          </table:table-cell>
          <table:table-cell office:value-type="float" office:value="25.01883">
            <text:p>25.018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366">
            <text:p>7.366</text:p>
          </table:table-cell>
          <table:table-cell table:formula="of:=ROUND([.J61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SDSS J130423.14+245338.2</text:p>
          </table:table-cell>
          <table:table-cell office:value-type="float" office:value="196.09643">
            <text:p>196.09643</text:p>
          </table:table-cell>
          <table:table-cell office:value-type="float" office:value="24.89396">
            <text:p>24.893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508">
            <text:p>6.508</text:p>
          </table:table-cell>
          <table:table-cell table:formula="of:=ROUND([.J62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SDSS J130446.50+250147.5</text:p>
          </table:table-cell>
          <table:table-cell office:value-type="float" office:value="196.19376">
            <text:p>196.19376</text:p>
          </table:table-cell>
          <table:table-cell office:value-type="float" office:value="25.02987">
            <text:p>25.029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115">
            <text:p>7.115</text:p>
          </table:table-cell>
          <table:table-cell table:formula="of:=ROUND([.J62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SDSS J130435.93+250057.6</text:p>
          </table:table-cell>
          <table:table-cell office:value-type="float" office:value="196.14974">
            <text:p>196.14974</text:p>
          </table:table-cell>
          <table:table-cell office:value-type="float" office:value="25.01601">
            <text:p>25.016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119">
            <text:p>7.119</text:p>
          </table:table-cell>
          <table:table-cell table:formula="of:=ROUND([.J62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SDSS J130439.93+250146.9</text:p>
          </table:table-cell>
          <table:table-cell office:value-type="float" office:value="196.16638">
            <text:p>196.16638</text:p>
          </table:table-cell>
          <table:table-cell office:value-type="float" office:value="25.02972">
            <text:p>25.02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484">
            <text:p>7.484</text:p>
          </table:table-cell>
          <table:table-cell table:formula="of:=ROUND([.J62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SDSS J130501.22+244816.1</text:p>
          </table:table-cell>
          <table:table-cell office:value-type="float" office:value="196.2551">
            <text:p>196.2551</text:p>
          </table:table-cell>
          <table:table-cell office:value-type="float" office:value="24.80449">
            <text:p>24.804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866">
            <text:p>6.866</text:p>
          </table:table-cell>
          <table:table-cell table:formula="of:=ROUND([.J62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SDSS J130515.07+245922.7</text:p>
          </table:table-cell>
          <table:table-cell office:value-type="float" office:value="196.31279">
            <text:p>196.31279</text:p>
          </table:table-cell>
          <table:table-cell office:value-type="float" office:value="24.98965">
            <text:p>24.989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075">
            <text:p>7.075</text:p>
          </table:table-cell>
          <table:table-cell table:formula="of:=ROUND([.J62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SDSS J130422.67+245814.0</text:p>
          </table:table-cell>
          <table:table-cell office:value-type="float" office:value="196.0945">
            <text:p>196.0945</text:p>
          </table:table-cell>
          <table:table-cell office:value-type="float" office:value="24.97056">
            <text:p>24.970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379">
            <text:p>7.379</text:p>
          </table:table-cell>
          <table:table-cell table:formula="of:=ROUND([.J62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DSS J130434.04+244929.4</text:p>
          </table:table-cell>
          <table:table-cell office:value-type="float" office:value="196.14187">
            <text:p>196.14187</text:p>
          </table:table-cell>
          <table:table-cell office:value-type="float" office:value="24.82486">
            <text:p>24.824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6.582">
            <text:p>6.582</text:p>
          </table:table-cell>
          <table:table-cell table:formula="of:=ROUND([.J62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SDSS J130458.64+244748.7</text:p>
          </table:table-cell>
          <table:table-cell office:value-type="float" office:value="196.24435">
            <text:p>196.24435</text:p>
          </table:table-cell>
          <table:table-cell office:value-type="float" office:value="24.79688">
            <text:p>24.796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144">
            <text:p>7.144</text:p>
          </table:table-cell>
          <table:table-cell table:formula="of:=ROUND([.J62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SDSS J130434.63+250057.5</text:p>
          </table:table-cell>
          <table:table-cell office:value-type="float" office:value="196.14431">
            <text:p>196.14431</text:p>
          </table:table-cell>
          <table:table-cell office:value-type="float" office:value="25.016">
            <text:p>25.0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269">
            <text:p>7.269</text:p>
          </table:table-cell>
          <table:table-cell table:formula="of:=ROUND([.J62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SDSS J130520.43+245438.7</text:p>
          </table:table-cell>
          <table:table-cell office:value-type="float" office:value="196.33513">
            <text:p>196.33513</text:p>
          </table:table-cell>
          <table:table-cell office:value-type="float" office:value="24.91076">
            <text:p>24.910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581">
            <text:p>6.581</text:p>
          </table:table-cell>
          <table:table-cell table:formula="of:=ROUND([.J63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SDSS J130426.24+245824.2</text:p>
          </table:table-cell>
          <table:table-cell office:value-type="float" office:value="196.10936">
            <text:p>196.10936</text:p>
          </table:table-cell>
          <table:table-cell office:value-type="float" office:value="24.97341">
            <text:p>24.973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766">
            <text:p>6.766</text:p>
          </table:table-cell>
          <table:table-cell table:formula="of:=ROUND([.J63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SDSS J130513.53+245003.9</text:p>
          </table:table-cell>
          <table:table-cell office:value-type="float" office:value="196.30641">
            <text:p>196.30641</text:p>
          </table:table-cell>
          <table:table-cell office:value-type="float" office:value="24.83443">
            <text:p>24.834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876">
            <text:p>6.876</text:p>
          </table:table-cell>
          <table:table-cell table:formula="of:=ROUND([.J63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SDSS J130421.51+245243.0</text:p>
          </table:table-cell>
          <table:table-cell office:value-type="float" office:value="196.08966">
            <text:p>196.08966</text:p>
          </table:table-cell>
          <table:table-cell office:value-type="float" office:value="24.87863">
            <text:p>24.878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081">
            <text:p>7.081</text:p>
          </table:table-cell>
          <table:table-cell table:formula="of:=ROUND([.J63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SDSS J130515.57+245924.5</text:p>
          </table:table-cell>
          <table:table-cell office:value-type="float" office:value="196.3149">
            <text:p>196.3149</text:p>
          </table:table-cell>
          <table:table-cell office:value-type="float" office:value="24.99015">
            <text:p>24.990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181">
            <text:p>7.181</text:p>
          </table:table-cell>
          <table:table-cell table:formula="of:=ROUND([.J63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SDSS J130418.78+245438.8</text:p>
          </table:table-cell>
          <table:table-cell office:value-type="float" office:value="196.07825">
            <text:p>196.07825</text:p>
          </table:table-cell>
          <table:table-cell office:value-type="float" office:value="24.91079">
            <text:p>24.910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399">
            <text:p>7.399</text:p>
          </table:table-cell>
          <table:table-cell table:formula="of:=ROUND([.J63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DSS J130440.40+244844.5</text:p>
          </table:table-cell>
          <table:table-cell office:value-type="float" office:value="196.16835">
            <text:p>196.16835</text:p>
          </table:table-cell>
          <table:table-cell office:value-type="float" office:value="24.81237">
            <text:p>24.812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6.52">
            <text:p>6.52</text:p>
          </table:table-cell>
          <table:table-cell table:formula="of:=ROUND([.J63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SDSS J130506.08+250024.8</text:p>
          </table:table-cell>
          <table:table-cell office:value-type="float" office:value="196.27537">
            <text:p>196.27537</text:p>
          </table:table-cell>
          <table:table-cell office:value-type="float" office:value="25.0069">
            <text:p>25.00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6.556">
            <text:p>6.556</text:p>
          </table:table-cell>
          <table:table-cell table:formula="of:=ROUND([.J63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DSS J130445.77+250125.7</text:p>
          </table:table-cell>
          <table:table-cell office:value-type="float" office:value="196.19075">
            <text:p>196.19075</text:p>
          </table:table-cell>
          <table:table-cell office:value-type="float" office:value="25.02383">
            <text:p>25.023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6.786">
            <text:p>6.786</text:p>
          </table:table-cell>
          <table:table-cell table:formula="of:=ROUND([.J63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SDSS J130419.38+245510.4</text:p>
          </table:table-cell>
          <table:table-cell office:value-type="float" office:value="196.08076">
            <text:p>196.08076</text:p>
          </table:table-cell>
          <table:table-cell office:value-type="float" office:value="24.91957">
            <text:p>24.919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273">
            <text:p>7.273</text:p>
          </table:table-cell>
          <table:table-cell table:formula="of:=ROUND([.J63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SDSS J130506.73+244852.2</text:p>
          </table:table-cell>
          <table:table-cell office:value-type="float" office:value="196.27806">
            <text:p>196.27806</text:p>
          </table:table-cell>
          <table:table-cell office:value-type="float" office:value="24.8145">
            <text:p>24.81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6.844">
            <text:p>6.844</text:p>
          </table:table-cell>
          <table:table-cell table:formula="of:=ROUND([.J64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DSS J130425.42+245903.4</text:p>
          </table:table-cell>
          <table:table-cell office:value-type="float" office:value="196.10592">
            <text:p>196.10592</text:p>
          </table:table-cell>
          <table:table-cell office:value-type="float" office:value="24.98429">
            <text:p>24.984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289">
            <text:p>7.289</text:p>
          </table:table-cell>
          <table:table-cell table:formula="of:=ROUND([.J64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SDSS J130519.07+245050.0</text:p>
          </table:table-cell>
          <table:table-cell office:value-type="float" office:value="196.32948">
            <text:p>196.32948</text:p>
          </table:table-cell>
          <table:table-cell office:value-type="float" office:value="24.84725">
            <text:p>24.847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404">
            <text:p>7.404</text:p>
          </table:table-cell>
          <table:table-cell table:formula="of:=ROUND([.J64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SDSS J130514.98+245928.3</text:p>
          </table:table-cell>
          <table:table-cell office:value-type="float" office:value="196.31243">
            <text:p>196.31243</text:p>
          </table:table-cell>
          <table:table-cell office:value-type="float" office:value="24.99122">
            <text:p>24.99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7.122">
            <text:p>7.122</text:p>
          </table:table-cell>
          <table:table-cell table:formula="of:=ROUND([.J64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SDSS J130419.04+245346.3</text:p>
          </table:table-cell>
          <table:table-cell office:value-type="float" office:value="196.07935">
            <text:p>196.07935</text:p>
          </table:table-cell>
          <table:table-cell office:value-type="float" office:value="24.8962">
            <text:p>24.89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7.406">
            <text:p>7.406</text:p>
          </table:table-cell>
          <table:table-cell table:formula="of:=ROUND([.J64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SDSS J130512.07+245939.5</text:p>
          </table:table-cell>
          <table:table-cell office:value-type="float" office:value="196.3003">
            <text:p>196.3003</text:p>
          </table:table-cell>
          <table:table-cell office:value-type="float" office:value="24.99431">
            <text:p>24.994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6.774">
            <text:p>6.774</text:p>
          </table:table-cell>
          <table:table-cell table:formula="of:=ROUND([.J64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SDSS J130428.73+250011.0</text:p>
          </table:table-cell>
          <table:table-cell office:value-type="float" office:value="196.11971">
            <text:p>196.11971</text:p>
          </table:table-cell>
          <table:table-cell office:value-type="float" office:value="25.00306">
            <text:p>25.003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7.469">
            <text:p>7.469</text:p>
          </table:table-cell>
          <table:table-cell table:formula="of:=ROUND([.J64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SDSS J130434.42+250043.3</text:p>
          </table:table-cell>
          <table:table-cell office:value-type="float" office:value="196.14346">
            <text:p>196.14346</text:p>
          </table:table-cell>
          <table:table-cell office:value-type="float" office:value="25.01204">
            <text:p>25.012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7.092">
            <text:p>7.092</text:p>
          </table:table-cell>
          <table:table-cell table:formula="of:=ROUND([.J64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SDSS J130418.86+245403.4</text:p>
          </table:table-cell>
          <table:table-cell office:value-type="float" office:value="196.07862">
            <text:p>196.07862</text:p>
          </table:table-cell>
          <table:table-cell office:value-type="float" office:value="24.90097">
            <text:p>24.900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7.412">
            <text:p>7.412</text:p>
          </table:table-cell>
          <table:table-cell table:formula="of:=ROUND([.J64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SDSS J130418.76+245509.2</text:p>
          </table:table-cell>
          <table:table-cell office:value-type="float" office:value="196.0782">
            <text:p>196.0782</text:p>
          </table:table-cell>
          <table:table-cell office:value-type="float" office:value="24.91924">
            <text:p>24.919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7.411">
            <text:p>7.411</text:p>
          </table:table-cell>
          <table:table-cell table:formula="of:=ROUND([.J64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SDSS J130515.60+245921.8</text:p>
          </table:table-cell>
          <table:table-cell office:value-type="float" office:value="196.31503">
            <text:p>196.31503</text:p>
          </table:table-cell>
          <table:table-cell office:value-type="float" office:value="24.9894">
            <text:p>24.98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7g</text:p>
          </table:table-cell>
          <table:table-cell office:value-type="float" office:value="7.158">
            <text:p>7.158</text:p>
          </table:table-cell>
          <table:table-cell table:formula="of:=ROUND([.J65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2MASX J13041955+2451422</text:p>
          </table:table-cell>
          <table:table-cell office:value-type="float" office:value="196.08146">
            <text:p>196.08146</text:p>
          </table:table-cell>
          <table:table-cell office:value-type="float" office:value="24.86182">
            <text:p>24.86182</text:p>
          </table:table-cell>
          <table:table-cell office:value-type="string">
            <text:p>G</text:p>
          </table:table-cell>
          <table:table-cell office:value-type="float" office:value="22084">
            <text:p>22084</text:p>
          </table:table-cell>
          <table:table-cell office:value-type="float" office:value="0.073665">
            <text:p>0.073665</text:p>
          </table:table-cell>
          <table:table-cell office:value-type="string">
            <text:p><text:s text:c="4"/></text:p>
          </table:table-cell>
          <table:table-cell office:value-type="string">
            <text:p>17.3g</text:p>
          </table:table-cell>
          <table:table-cell office:value-type="float" office:value="7.845">
            <text:p>7.845</text:p>
          </table:table-cell>
          <table:table-cell table:formula="of:=ROUND([.J651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SDSS J130430.22+244812.1</text:p>
          </table:table-cell>
          <table:table-cell office:value-type="float" office:value="196.12593">
            <text:p>196.12593</text:p>
          </table:table-cell>
          <table:table-cell office:value-type="float" office:value="24.80337">
            <text:p>24.803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g</text:p>
          </table:table-cell>
          <table:table-cell office:value-type="float" office:value="8.135">
            <text:p>8.135</text:p>
          </table:table-cell>
          <table:table-cell table:formula="of:=ROUND([.J65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SDSS J130414.40+245509.2</text:p>
          </table:table-cell>
          <table:table-cell office:value-type="float" office:value="196.06">
            <text:p>196.06</text:p>
          </table:table-cell>
          <table:table-cell office:value-type="float" office:value="24.91925">
            <text:p>24.919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g</text:p>
          </table:table-cell>
          <table:table-cell office:value-type="float" office:value="8.4">
            <text:p>8.4</text:p>
          </table:table-cell>
          <table:table-cell table:formula="of:=ROUND([.J65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SDSS J130413.98+245418.0</text:p>
          </table:table-cell>
          <table:table-cell office:value-type="float" office:value="196.05827">
            <text:p>196.05827</text:p>
          </table:table-cell>
          <table:table-cell office:value-type="float" office:value="24.90502">
            <text:p>24.905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8.498">
            <text:p>8.498</text:p>
          </table:table-cell>
          <table:table-cell table:formula="of:=ROUND([.J65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SDSS J130437.18+250158.0</text:p>
          </table:table-cell>
          <table:table-cell office:value-type="float" office:value="196.15492">
            <text:p>196.15492</text:p>
          </table:table-cell>
          <table:table-cell office:value-type="float" office:value="25.03279">
            <text:p>25.032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7.891">
            <text:p>7.891</text:p>
          </table:table-cell>
          <table:table-cell table:formula="of:=ROUND([.J65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SDSS J130526.94+245224.0</text:p>
          </table:table-cell>
          <table:table-cell office:value-type="float" office:value="196.36227">
            <text:p>196.36227</text:p>
          </table:table-cell>
          <table:table-cell office:value-type="float" office:value="24.87334">
            <text:p>24.873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8.398">
            <text:p>8.398</text:p>
          </table:table-cell>
          <table:table-cell table:formula="of:=ROUND([.J65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SDSS J130509.50+244815.2</text:p>
          </table:table-cell>
          <table:table-cell office:value-type="float" office:value="196.28959">
            <text:p>196.28959</text:p>
          </table:table-cell>
          <table:table-cell office:value-type="float" office:value="24.80422">
            <text:p>24.804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7.697">
            <text:p>7.697</text:p>
          </table:table-cell>
          <table:table-cell table:formula="of:=ROUND([.J65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SDSS J130416.68+245648.2</text:p>
          </table:table-cell>
          <table:table-cell office:value-type="float" office:value="196.0695">
            <text:p>196.0695</text:p>
          </table:table-cell>
          <table:table-cell office:value-type="float" office:value="24.94675">
            <text:p>24.946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8.133">
            <text:p>8.133</text:p>
          </table:table-cell>
          <table:table-cell table:formula="of:=ROUND([.J65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SDSS J130414.76+245603.6</text:p>
          </table:table-cell>
          <table:table-cell office:value-type="float" office:value="196.06153">
            <text:p>196.06153</text:p>
          </table:table-cell>
          <table:table-cell office:value-type="float" office:value="24.93434">
            <text:p>24.93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8.408">
            <text:p>8.408</text:p>
          </table:table-cell>
          <table:table-cell table:formula="of:=ROUND([.J65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SDSS J130428.37+250119.8</text:p>
          </table:table-cell>
          <table:table-cell office:value-type="float" office:value="196.11823">
            <text:p>196.11823</text:p>
          </table:table-cell>
          <table:table-cell office:value-type="float" office:value="25.02219">
            <text:p>25.022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8.389">
            <text:p>8.389</text:p>
          </table:table-cell>
          <table:table-cell table:formula="of:=ROUND([.J66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SDSS J130423.71+244945.9</text:p>
          </table:table-cell>
          <table:table-cell office:value-type="float" office:value="196.09882">
            <text:p>196.09882</text:p>
          </table:table-cell>
          <table:table-cell office:value-type="float" office:value="24.82943">
            <text:p>24.829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8.028">
            <text:p>8.028</text:p>
          </table:table-cell>
          <table:table-cell table:formula="of:=ROUND([.J66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DSS J130526.65+245242.1</text:p>
          </table:table-cell>
          <table:table-cell office:value-type="float" office:value="196.36108">
            <text:p>196.36108</text:p>
          </table:table-cell>
          <table:table-cell office:value-type="float" office:value="24.87837">
            <text:p>24.878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8.255">
            <text:p>8.255</text:p>
          </table:table-cell>
          <table:table-cell table:formula="of:=ROUND([.J66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SDSS J130418.06+245554.4</text:p>
          </table:table-cell>
          <table:table-cell office:value-type="float" office:value="196.07526">
            <text:p>196.07526</text:p>
          </table:table-cell>
          <table:table-cell office:value-type="float" office:value="24.93179">
            <text:p>24.931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7.646">
            <text:p>7.646</text:p>
          </table:table-cell>
          <table:table-cell table:formula="of:=ROUND([.J66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SDSS J130518.23+244937.0</text:p>
          </table:table-cell>
          <table:table-cell office:value-type="float" office:value="196.32597">
            <text:p>196.32597</text:p>
          </table:table-cell>
          <table:table-cell office:value-type="float" office:value="24.82697">
            <text:p>24.826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7.969">
            <text:p>7.969</text:p>
          </table:table-cell>
          <table:table-cell table:formula="of:=ROUND([.J66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SDSS J130426.21+250036.8</text:p>
          </table:table-cell>
          <table:table-cell office:value-type="float" office:value="196.10922">
            <text:p>196.10922</text:p>
          </table:table-cell>
          <table:table-cell office:value-type="float" office:value="25.01022">
            <text:p>25.010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174">
            <text:p>8.174</text:p>
          </table:table-cell>
          <table:table-cell table:formula="of:=ROUND([.J66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SDSS J130515.51+250103.1</text:p>
          </table:table-cell>
          <table:table-cell office:value-type="float" office:value="196.31466">
            <text:p>196.31466</text:p>
          </table:table-cell>
          <table:table-cell office:value-type="float" office:value="25.01755">
            <text:p>25.017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33">
            <text:p>8.33</text:p>
          </table:table-cell>
          <table:table-cell table:formula="of:=ROUND([.J66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SDSS J130416.68+245748.0</text:p>
          </table:table-cell>
          <table:table-cell office:value-type="float" office:value="196.06953">
            <text:p>196.06953</text:p>
          </table:table-cell>
          <table:table-cell office:value-type="float" office:value="24.96334">
            <text:p>24.963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436">
            <text:p>8.436</text:p>
          </table:table-cell>
          <table:table-cell table:formula="of:=ROUND([.J66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SDSS J130414.88+245416.7</text:p>
          </table:table-cell>
          <table:table-cell office:value-type="float" office:value="196.062">
            <text:p>196.062</text:p>
          </table:table-cell>
          <table:table-cell office:value-type="float" office:value="24.90466">
            <text:p>24.904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8.297">
            <text:p>8.297</text:p>
          </table:table-cell>
          <table:table-cell table:formula="of:=ROUND([.J66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SDSS J130503.28+244745.1</text:p>
          </table:table-cell>
          <table:table-cell office:value-type="float" office:value="196.2637">
            <text:p>196.2637</text:p>
          </table:table-cell>
          <table:table-cell office:value-type="float" office:value="24.79587">
            <text:p>24.795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7.513">
            <text:p>7.513</text:p>
          </table:table-cell>
          <table:table-cell table:formula="of:=ROUND([.J66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SDSS J130437.22+244710.6</text:p>
          </table:table-cell>
          <table:table-cell office:value-type="float" office:value="196.15512">
            <text:p>196.15512</text:p>
          </table:table-cell>
          <table:table-cell office:value-type="float" office:value="24.78628">
            <text:p>24.786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242">
            <text:p>8.242</text:p>
          </table:table-cell>
          <table:table-cell table:formula="of:=ROUND([.J67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SDSS J130527.33+245300.2</text:p>
          </table:table-cell>
          <table:table-cell office:value-type="float" office:value="196.36392">
            <text:p>196.36392</text:p>
          </table:table-cell>
          <table:table-cell office:value-type="float" office:value="24.88342">
            <text:p>24.883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8.336">
            <text:p>8.336</text:p>
          </table:table-cell>
          <table:table-cell table:formula="of:=ROUND([.J67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SDSS J130419.27+245039.6</text:p>
          </table:table-cell>
          <table:table-cell office:value-type="float" office:value="196.08033">
            <text:p>196.08033</text:p>
          </table:table-cell>
          <table:table-cell office:value-type="float" office:value="24.84436">
            <text:p>24.844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363">
            <text:p>8.363</text:p>
          </table:table-cell>
          <table:table-cell table:formula="of:=ROUND([.J67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SDSS J130415.40+245241.4</text:p>
          </table:table-cell>
          <table:table-cell office:value-type="float" office:value="196.06419">
            <text:p>196.06419</text:p>
          </table:table-cell>
          <table:table-cell office:value-type="float" office:value="24.87818">
            <text:p>24.878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424">
            <text:p>8.424</text:p>
          </table:table-cell>
          <table:table-cell table:formula="of:=ROUND([.J67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SDSS J130415.83+245237.9</text:p>
          </table:table-cell>
          <table:table-cell office:value-type="float" office:value="196.06599">
            <text:p>196.06599</text:p>
          </table:table-cell>
          <table:table-cell office:value-type="float" office:value="24.87721">
            <text:p>24.87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344">
            <text:p>8.344</text:p>
          </table:table-cell>
          <table:table-cell table:formula="of:=ROUND([.J67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SDSS J130425.00+250042.7</text:p>
          </table:table-cell>
          <table:table-cell office:value-type="float" office:value="196.10419">
            <text:p>196.10419</text:p>
          </table:table-cell>
          <table:table-cell office:value-type="float" office:value="25.01187">
            <text:p>25.011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437">
            <text:p>8.437</text:p>
          </table:table-cell>
          <table:table-cell table:formula="of:=ROUND([.J67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SDSS J130425.86+250056.6</text:p>
          </table:table-cell>
          <table:table-cell office:value-type="float" office:value="196.10778">
            <text:p>196.10778</text:p>
          </table:table-cell>
          <table:table-cell office:value-type="float" office:value="25.01575">
            <text:p>25.015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468">
            <text:p>8.468</text:p>
          </table:table-cell>
          <table:table-cell table:formula="of:=ROUND([.J67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SDSS J130432.74+250116.6</text:p>
          </table:table-cell>
          <table:table-cell office:value-type="float" office:value="196.13646">
            <text:p>196.13646</text:p>
          </table:table-cell>
          <table:table-cell office:value-type="float" office:value="25.0213">
            <text:p>25.02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765">
            <text:p>7.765</text:p>
          </table:table-cell>
          <table:table-cell table:formula="of:=ROUND([.J67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DSS J130417.06+245413.2</text:p>
          </table:table-cell>
          <table:table-cell office:value-type="float" office:value="196.07109">
            <text:p>196.07109</text:p>
          </table:table-cell>
          <table:table-cell office:value-type="float" office:value="24.90368">
            <text:p>24.90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807">
            <text:p>7.807</text:p>
          </table:table-cell>
          <table:table-cell table:formula="of:=ROUND([.J67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SDSS J130442.05+244652.1</text:p>
          </table:table-cell>
          <table:table-cell office:value-type="float" office:value="196.17525">
            <text:p>196.17525</text:p>
          </table:table-cell>
          <table:table-cell office:value-type="float" office:value="24.78114">
            <text:p>24.781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176">
            <text:p>8.176</text:p>
          </table:table-cell>
          <table:table-cell table:formula="of:=ROUND([.J67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SDSS J130418.01+245756.2</text:p>
          </table:table-cell>
          <table:table-cell office:value-type="float" office:value="196.07505">
            <text:p>196.07505</text:p>
          </table:table-cell>
          <table:table-cell office:value-type="float" office:value="24.96562">
            <text:p>24.965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209">
            <text:p>8.209</text:p>
          </table:table-cell>
          <table:table-cell table:formula="of:=ROUND([.J68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DSS J130427.19+244835.4</text:p>
          </table:table-cell>
          <table:table-cell office:value-type="float" office:value="196.11333">
            <text:p>196.11333</text:p>
          </table:table-cell>
          <table:table-cell office:value-type="float" office:value="24.80985">
            <text:p>24.809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263">
            <text:p>8.263</text:p>
          </table:table-cell>
          <table:table-cell table:formula="of:=ROUND([.J68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SDSS J130457.14+244650.5</text:p>
          </table:table-cell>
          <table:table-cell office:value-type="float" office:value="196.2381">
            <text:p>196.2381</text:p>
          </table:table-cell>
          <table:table-cell office:value-type="float" office:value="24.78071">
            <text:p>24.780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028">
            <text:p>8.028</text:p>
          </table:table-cell>
          <table:table-cell table:formula="of:=ROUND([.J68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SDSS J130526.78+245416.5</text:p>
          </table:table-cell>
          <table:table-cell office:value-type="float" office:value="196.3616">
            <text:p>196.3616</text:p>
          </table:table-cell>
          <table:table-cell office:value-type="float" office:value="24.90461">
            <text:p>24.904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036">
            <text:p>8.036</text:p>
          </table:table-cell>
          <table:table-cell table:formula="of:=ROUND([.J68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SDSS J130525.31+245742.1</text:p>
          </table:table-cell>
          <table:table-cell office:value-type="float" office:value="196.35549">
            <text:p>196.35549</text:p>
          </table:table-cell>
          <table:table-cell office:value-type="float" office:value="24.9617">
            <text:p>24.96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228">
            <text:p>8.228</text:p>
          </table:table-cell>
          <table:table-cell table:formula="of:=ROUND([.J68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SDSS J130508.39+244814.8</text:p>
          </table:table-cell>
          <table:table-cell office:value-type="float" office:value="196.28496">
            <text:p>196.28496</text:p>
          </table:table-cell>
          <table:table-cell office:value-type="float" office:value="24.80412">
            <text:p>24.804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571">
            <text:p>7.571</text:p>
          </table:table-cell>
          <table:table-cell table:formula="of:=ROUND([.J68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SDSS J130458.19+244713.7</text:p>
          </table:table-cell>
          <table:table-cell office:value-type="float" office:value="196.2425">
            <text:p>196.2425</text:p>
          </table:table-cell>
          <table:table-cell office:value-type="float" office:value="24.78715">
            <text:p>24.787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692">
            <text:p>7.692</text:p>
          </table:table-cell>
          <table:table-cell table:formula="of:=ROUND([.J68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SDSS J130506.32+250154.4</text:p>
          </table:table-cell>
          <table:table-cell office:value-type="float" office:value="196.27637">
            <text:p>196.27637</text:p>
          </table:table-cell>
          <table:table-cell office:value-type="float" office:value="25.03179">
            <text:p>25.031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902">
            <text:p>7.902</text:p>
          </table:table-cell>
          <table:table-cell table:formula="of:=ROUND([.J68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SDSS J130427.56+244848.1</text:p>
          </table:table-cell>
          <table:table-cell office:value-type="float" office:value="196.11487">
            <text:p>196.11487</text:p>
          </table:table-cell>
          <table:table-cell office:value-type="float" office:value="24.81338">
            <text:p>24.813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05">
            <text:p>8.05</text:p>
          </table:table-cell>
          <table:table-cell table:formula="of:=ROUND([.J68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SDSS J130415.71+245434.8</text:p>
          </table:table-cell>
          <table:table-cell office:value-type="float" office:value="196.06547">
            <text:p>196.06547</text:p>
          </table:table-cell>
          <table:table-cell office:value-type="float" office:value="24.90967">
            <text:p>24.909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096">
            <text:p>8.096</text:p>
          </table:table-cell>
          <table:table-cell table:formula="of:=ROUND([.J68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DSS J130432.61+250155.7</text:p>
          </table:table-cell>
          <table:table-cell office:value-type="float" office:value="196.13588">
            <text:p>196.13588</text:p>
          </table:table-cell>
          <table:table-cell office:value-type="float" office:value="25.03216">
            <text:p>25.032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336">
            <text:p>8.336</text:p>
          </table:table-cell>
          <table:table-cell table:formula="of:=ROUND([.J69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SDSS J130457.87+250302.2</text:p>
          </table:table-cell>
          <table:table-cell office:value-type="float" office:value="196.24114">
            <text:p>196.24114</text:p>
          </table:table-cell>
          <table:table-cell office:value-type="float" office:value="25.05062">
            <text:p>25.050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401">
            <text:p>8.401</text:p>
          </table:table-cell>
          <table:table-cell table:formula="of:=ROUND([.J69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SDSS J130509.59+244819.0</text:p>
          </table:table-cell>
          <table:table-cell office:value-type="float" office:value="196.28997">
            <text:p>196.28997</text:p>
          </table:table-cell>
          <table:table-cell office:value-type="float" office:value="24.80528">
            <text:p>24.805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655">
            <text:p>7.655</text:p>
          </table:table-cell>
          <table:table-cell table:formula="of:=ROUND([.J69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SDSS J130455.91+250236.0</text:p>
          </table:table-cell>
          <table:table-cell office:value-type="float" office:value="196.233">
            <text:p>196.233</text:p>
          </table:table-cell>
          <table:table-cell office:value-type="float" office:value="25.04335">
            <text:p>25.043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902">
            <text:p>7.902</text:p>
          </table:table-cell>
          <table:table-cell table:formula="of:=ROUND([.J69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SDSS J130432.45+250141.0</text:p>
          </table:table-cell>
          <table:table-cell office:value-type="float" office:value="196.13522">
            <text:p>196.13522</text:p>
          </table:table-cell>
          <table:table-cell office:value-type="float" office:value="25.02807">
            <text:p>25.02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145">
            <text:p>8.145</text:p>
          </table:table-cell>
          <table:table-cell table:formula="of:=ROUND([.J69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SDSS J130430.77+250137.4</text:p>
          </table:table-cell>
          <table:table-cell office:value-type="float" office:value="196.12822">
            <text:p>196.12822</text:p>
          </table:table-cell>
          <table:table-cell office:value-type="float" office:value="25.02708">
            <text:p>25.02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303">
            <text:p>8.303</text:p>
          </table:table-cell>
          <table:table-cell table:formula="of:=ROUND([.J69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SDSS J130452.59+250313.2</text:p>
          </table:table-cell>
          <table:table-cell office:value-type="float" office:value="196.21916">
            <text:p>196.21916</text:p>
          </table:table-cell>
          <table:table-cell office:value-type="float" office:value="25.05369">
            <text:p>25.053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46">
            <text:p>8.46</text:p>
          </table:table-cell>
          <table:table-cell table:formula="of:=ROUND([.J69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SDSS J130508.36+250117.0</text:p>
          </table:table-cell>
          <table:table-cell office:value-type="float" office:value="196.28484">
            <text:p>196.28484</text:p>
          </table:table-cell>
          <table:table-cell office:value-type="float" office:value="25.02139">
            <text:p>25.02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566">
            <text:p>7.566</text:p>
          </table:table-cell>
          <table:table-cell table:formula="of:=ROUND([.J69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SDSS J130509.84+244824.6</text:p>
          </table:table-cell>
          <table:table-cell office:value-type="float" office:value="196.291">
            <text:p>196.291</text:p>
          </table:table-cell>
          <table:table-cell office:value-type="float" office:value="24.80684">
            <text:p>24.806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606">
            <text:p>7.606</text:p>
          </table:table-cell>
          <table:table-cell table:formula="of:=ROUND([.J69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SDSS J130416.79+245329.3</text:p>
          </table:table-cell>
          <table:table-cell office:value-type="float" office:value="196.06997">
            <text:p>196.06997</text:p>
          </table:table-cell>
          <table:table-cell office:value-type="float" office:value="24.89147">
            <text:p>24.891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953">
            <text:p>7.953</text:p>
          </table:table-cell>
          <table:table-cell table:formula="of:=ROUND([.J69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DSS J130417.07+245654.0</text:p>
          </table:table-cell>
          <table:table-cell office:value-type="float" office:value="196.07116">
            <text:p>196.07116</text:p>
          </table:table-cell>
          <table:table-cell office:value-type="float" office:value="24.94836">
            <text:p>24.948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071">
            <text:p>8.071</text:p>
          </table:table-cell>
          <table:table-cell table:formula="of:=ROUND([.J70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SDSS J130423.98+244933.3</text:p>
          </table:table-cell>
          <table:table-cell office:value-type="float" office:value="196.09995">
            <text:p>196.09995</text:p>
          </table:table-cell>
          <table:table-cell office:value-type="float" office:value="24.82593">
            <text:p>24.825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113">
            <text:p>8.113</text:p>
          </table:table-cell>
          <table:table-cell table:formula="of:=ROUND([.J70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SDSS J130457.30+244638.7</text:p>
          </table:table-cell>
          <table:table-cell office:value-type="float" office:value="196.23879">
            <text:p>196.23879</text:p>
          </table:table-cell>
          <table:table-cell office:value-type="float" office:value="24.77742">
            <text:p>24.777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229">
            <text:p>8.229</text:p>
          </table:table-cell>
          <table:table-cell table:formula="of:=ROUND([.J70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SDSS J130414.58+245435.2</text:p>
          </table:table-cell>
          <table:table-cell office:value-type="float" office:value="196.06075">
            <text:p>196.06075</text:p>
          </table:table-cell>
          <table:table-cell office:value-type="float" office:value="24.90978">
            <text:p>24.909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352">
            <text:p>8.352</text:p>
          </table:table-cell>
          <table:table-cell table:formula="of:=ROUND([.J70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SDSS J130457.37+244723.0</text:p>
          </table:table-cell>
          <table:table-cell office:value-type="float" office:value="196.23907">
            <text:p>196.23907</text:p>
          </table:table-cell>
          <table:table-cell office:value-type="float" office:value="24.78973">
            <text:p>24.789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505">
            <text:p>7.505</text:p>
          </table:table-cell>
          <table:table-cell table:formula="of:=ROUND([.J70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SDSS J130521.09+245104.4</text:p>
          </table:table-cell>
          <table:table-cell office:value-type="float" office:value="196.33788">
            <text:p>196.33788</text:p>
          </table:table-cell>
          <table:table-cell office:value-type="float" office:value="24.85125">
            <text:p>24.851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677">
            <text:p>7.677</text:p>
          </table:table-cell>
          <table:table-cell table:formula="of:=ROUND([.J70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SDSS J130419.58+245201.8</text:p>
          </table:table-cell>
          <table:table-cell office:value-type="float" office:value="196.08162">
            <text:p>196.08162</text:p>
          </table:table-cell>
          <table:table-cell office:value-type="float" office:value="24.86719">
            <text:p>24.867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717">
            <text:p>7.717</text:p>
          </table:table-cell>
          <table:table-cell table:formula="of:=ROUND([.J70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SDSS J130417.37+245438.7</text:p>
          </table:table-cell>
          <table:table-cell office:value-type="float" office:value="196.07239">
            <text:p>196.07239</text:p>
          </table:table-cell>
          <table:table-cell office:value-type="float" office:value="24.91075">
            <text:p>24.910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718">
            <text:p>7.718</text:p>
          </table:table-cell>
          <table:table-cell table:formula="of:=ROUND([.J70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SDSS J130501.62+244716.1</text:p>
          </table:table-cell>
          <table:table-cell office:value-type="float" office:value="196.25675">
            <text:p>196.25675</text:p>
          </table:table-cell>
          <table:table-cell office:value-type="float" office:value="24.78783">
            <text:p>24.787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845">
            <text:p>7.845</text:p>
          </table:table-cell>
          <table:table-cell table:formula="of:=ROUND([.J70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SDSS J130516.84+244914.4</text:p>
          </table:table-cell>
          <table:table-cell office:value-type="float" office:value="196.3202">
            <text:p>196.3202</text:p>
          </table:table-cell>
          <table:table-cell office:value-type="float" office:value="24.82068">
            <text:p>24.820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988">
            <text:p>7.988</text:p>
          </table:table-cell>
          <table:table-cell table:formula="of:=ROUND([.J70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SDSS J130414.50+245413.8</text:p>
          </table:table-cell>
          <table:table-cell office:value-type="float" office:value="196.06042">
            <text:p>196.06042</text:p>
          </table:table-cell>
          <table:table-cell office:value-type="float" office:value="24.90386">
            <text:p>24.903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386">
            <text:p>8.386</text:p>
          </table:table-cell>
          <table:table-cell table:formula="of:=ROUND([.J71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SDSS J130420.18+245005.3</text:p>
          </table:table-cell>
          <table:table-cell office:value-type="float" office:value="196.08409">
            <text:p>196.08409</text:p>
          </table:table-cell>
          <table:table-cell office:value-type="float" office:value="24.83482">
            <text:p>24.834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487">
            <text:p>8.487</text:p>
          </table:table-cell>
          <table:table-cell table:formula="of:=ROUND([.J71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SDSS J130454.83+250217.5</text:p>
          </table:table-cell>
          <table:table-cell office:value-type="float" office:value="196.22847">
            <text:p>196.22847</text:p>
          </table:table-cell>
          <table:table-cell office:value-type="float" office:value="25.03822">
            <text:p>25.038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568">
            <text:p>7.568</text:p>
          </table:table-cell>
          <table:table-cell table:formula="of:=ROUND([.J71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SDSS J130420.32+245053.9</text:p>
          </table:table-cell>
          <table:table-cell office:value-type="float" office:value="196.08468">
            <text:p>196.08468</text:p>
          </table:table-cell>
          <table:table-cell office:value-type="float" office:value="24.84833">
            <text:p>24.848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04">
            <text:p>8.04</text:p>
          </table:table-cell>
          <table:table-cell table:formula="of:=ROUND([.J71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SDSS J130451.43+244635.6</text:p>
          </table:table-cell>
          <table:table-cell office:value-type="float" office:value="196.2143">
            <text:p>196.2143</text:p>
          </table:table-cell>
          <table:table-cell office:value-type="float" office:value="24.77657">
            <text:p>24.776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171">
            <text:p>8.171</text:p>
          </table:table-cell>
          <table:table-cell table:formula="of:=ROUND([.J71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SDSS J130424.64+250015.4</text:p>
          </table:table-cell>
          <table:table-cell office:value-type="float" office:value="196.1027">
            <text:p>196.1027</text:p>
          </table:table-cell>
          <table:table-cell office:value-type="float" office:value="25.00429">
            <text:p>25.004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183">
            <text:p>8.183</text:p>
          </table:table-cell>
          <table:table-cell table:formula="of:=ROUND([.J71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SDSS J130426.15+250043.5</text:p>
          </table:table-cell>
          <table:table-cell office:value-type="float" office:value="196.10898">
            <text:p>196.10898</text:p>
          </table:table-cell>
          <table:table-cell office:value-type="float" office:value="25.01209">
            <text:p>25.012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264">
            <text:p>8.264</text:p>
          </table:table-cell>
          <table:table-cell table:formula="of:=ROUND([.J71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SDSS J130509.20+250201.0</text:p>
          </table:table-cell>
          <table:table-cell office:value-type="float" office:value="196.28835">
            <text:p>196.28835</text:p>
          </table:table-cell>
          <table:table-cell office:value-type="float" office:value="25.03362">
            <text:p>25.033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298">
            <text:p>8.298</text:p>
          </table:table-cell>
          <table:table-cell table:formula="of:=ROUND([.J71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SDSS J130427.85+244915.7</text:p>
          </table:table-cell>
          <table:table-cell office:value-type="float" office:value="196.11608">
            <text:p>196.11608</text:p>
          </table:table-cell>
          <table:table-cell office:value-type="float" office:value="24.82104">
            <text:p>24.821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669">
            <text:p>7.669</text:p>
          </table:table-cell>
          <table:table-cell table:formula="of:=ROUND([.J71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SDSS J130516.72+244931.3</text:p>
          </table:table-cell>
          <table:table-cell office:value-type="float" office:value="196.31967">
            <text:p>196.31967</text:p>
          </table:table-cell>
          <table:table-cell office:value-type="float" office:value="24.82538">
            <text:p>24.825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775">
            <text:p>7.775</text:p>
          </table:table-cell>
          <table:table-cell table:formula="of:=ROUND([.J71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SDSS J130445.51+250232.3</text:p>
          </table:table-cell>
          <table:table-cell office:value-type="float" office:value="196.18966">
            <text:p>196.18966</text:p>
          </table:table-cell>
          <table:table-cell office:value-type="float" office:value="25.04231">
            <text:p>25.042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887">
            <text:p>7.887</text:p>
          </table:table-cell>
          <table:table-cell table:formula="of:=ROUND([.J72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DSS J130424.52+244930.9</text:p>
          </table:table-cell>
          <table:table-cell office:value-type="float" office:value="196.10219">
            <text:p>196.10219</text:p>
          </table:table-cell>
          <table:table-cell office:value-type="float" office:value="24.82527">
            <text:p>24.825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046">
            <text:p>8.046</text:p>
          </table:table-cell>
          <table:table-cell table:formula="of:=ROUND([.J72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SDSS J130507.31+244722.1</text:p>
          </table:table-cell>
          <table:table-cell office:value-type="float" office:value="196.28049">
            <text:p>196.28049</text:p>
          </table:table-cell>
          <table:table-cell office:value-type="float" office:value="24.78949">
            <text:p>24.789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229">
            <text:p>8.229</text:p>
          </table:table-cell>
          <table:table-cell table:formula="of:=ROUND([.J72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SDSS J130430.99+250141.0</text:p>
          </table:table-cell>
          <table:table-cell office:value-type="float" office:value="196.12915">
            <text:p>196.12915</text:p>
          </table:table-cell>
          <table:table-cell office:value-type="float" office:value="25.02807">
            <text:p>25.02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323">
            <text:p>8.323</text:p>
          </table:table-cell>
          <table:table-cell table:formula="of:=ROUND([.J72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SDSS J130528.43+245337.4</text:p>
          </table:table-cell>
          <table:table-cell office:value-type="float" office:value="196.36847">
            <text:p>196.36847</text:p>
          </table:table-cell>
          <table:table-cell office:value-type="float" office:value="24.89374">
            <text:p>24.893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472">
            <text:p>8.472</text:p>
          </table:table-cell>
          <table:table-cell table:formula="of:=ROUND([.J72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SDSS J130513.67+244912.0</text:p>
          </table:table-cell>
          <table:table-cell office:value-type="float" office:value="196.30699">
            <text:p>196.30699</text:p>
          </table:table-cell>
          <table:table-cell office:value-type="float" office:value="24.82002">
            <text:p>24.820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514">
            <text:p>7.514</text:p>
          </table:table-cell>
          <table:table-cell table:formula="of:=ROUND([.J72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SDSS J130418.18+245506.9</text:p>
          </table:table-cell>
          <table:table-cell office:value-type="float" office:value="196.07578">
            <text:p>196.07578</text:p>
          </table:table-cell>
          <table:table-cell office:value-type="float" office:value="24.91859">
            <text:p>24.918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541">
            <text:p>7.541</text:p>
          </table:table-cell>
          <table:table-cell table:formula="of:=ROUND([.J72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SDSS J130420.09+245212.1</text:p>
          </table:table-cell>
          <table:table-cell office:value-type="float" office:value="196.08373">
            <text:p>196.08373</text:p>
          </table:table-cell>
          <table:table-cell office:value-type="float" office:value="24.87003">
            <text:p>24.870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55">
            <text:p>7.55</text:p>
          </table:table-cell>
          <table:table-cell table:formula="of:=ROUND([.J72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SDSS J130446.79+250219.1</text:p>
          </table:table-cell>
          <table:table-cell office:value-type="float" office:value="196.19496">
            <text:p>196.19496</text:p>
          </table:table-cell>
          <table:table-cell office:value-type="float" office:value="25.03866">
            <text:p>25.038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626">
            <text:p>7.626</text:p>
          </table:table-cell>
          <table:table-cell table:formula="of:=ROUND([.J72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SDSS J130518.08+244949.3</text:p>
          </table:table-cell>
          <table:table-cell office:value-type="float" office:value="196.32537">
            <text:p>196.32537</text:p>
          </table:table-cell>
          <table:table-cell office:value-type="float" office:value="24.83038">
            <text:p>24.830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813">
            <text:p>7.813</text:p>
          </table:table-cell>
          <table:table-cell table:formula="of:=ROUND([.J72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SDSS J130416.84+245332.5</text:p>
          </table:table-cell>
          <table:table-cell office:value-type="float" office:value="196.07018">
            <text:p>196.07018</text:p>
          </table:table-cell>
          <table:table-cell office:value-type="float" office:value="24.89239">
            <text:p>24.892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933">
            <text:p>7.933</text:p>
          </table:table-cell>
          <table:table-cell table:formula="of:=ROUND([.J73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SDSS J130514.34+244839.5</text:p>
          </table:table-cell>
          <table:table-cell office:value-type="float" office:value="196.30975">
            <text:p>196.30975</text:p>
          </table:table-cell>
          <table:table-cell office:value-type="float" office:value="24.81098">
            <text:p>24.810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021">
            <text:p>8.021</text:p>
          </table:table-cell>
          <table:table-cell table:formula="of:=ROUND([.J73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SDSS J130446.77+244644.9</text:p>
          </table:table-cell>
          <table:table-cell office:value-type="float" office:value="196.19489">
            <text:p>196.19489</text:p>
          </table:table-cell>
          <table:table-cell office:value-type="float" office:value="24.77917">
            <text:p>24.779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084">
            <text:p>8.084</text:p>
          </table:table-cell>
          <table:table-cell table:formula="of:=ROUND([.J73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SDSS J130415.51+245416.3</text:p>
          </table:table-cell>
          <table:table-cell office:value-type="float" office:value="196.06464">
            <text:p>196.06464</text:p>
          </table:table-cell>
          <table:table-cell office:value-type="float" office:value="24.90454">
            <text:p>24.904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154">
            <text:p>8.154</text:p>
          </table:table-cell>
          <table:table-cell table:formula="of:=ROUND([.J73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SDSS J130426.45+250100.9</text:p>
          </table:table-cell>
          <table:table-cell office:value-type="float" office:value="196.11022">
            <text:p>196.11022</text:p>
          </table:table-cell>
          <table:table-cell office:value-type="float" office:value="25.01694">
            <text:p>25.016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43">
            <text:p>8.43</text:p>
          </table:table-cell>
          <table:table-cell table:formula="of:=ROUND([.J73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SDSS J130459.04+250301.3</text:p>
          </table:table-cell>
          <table:table-cell office:value-type="float" office:value="196.24602">
            <text:p>196.24602</text:p>
          </table:table-cell>
          <table:table-cell office:value-type="float" office:value="25.05037">
            <text:p>25.050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436">
            <text:p>8.436</text:p>
          </table:table-cell>
          <table:table-cell table:formula="of:=ROUND([.J73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DSS J130426.03+244942.8</text:p>
          </table:table-cell>
          <table:table-cell office:value-type="float" office:value="196.10847">
            <text:p>196.10847</text:p>
          </table:table-cell>
          <table:table-cell office:value-type="float" office:value="24.82857">
            <text:p>24.828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658">
            <text:p>7.658</text:p>
          </table:table-cell>
          <table:table-cell table:formula="of:=ROUND([.J73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SDSS J130458.94+250226.6</text:p>
          </table:table-cell>
          <table:table-cell office:value-type="float" office:value="196.2456">
            <text:p>196.2456</text:p>
          </table:table-cell>
          <table:table-cell office:value-type="float" office:value="25.04074">
            <text:p>25.040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867">
            <text:p>7.867</text:p>
          </table:table-cell>
          <table:table-cell table:formula="of:=ROUND([.J73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SDSS J130434.15+250153.0</text:p>
          </table:table-cell>
          <table:table-cell office:value-type="float" office:value="196.14231">
            <text:p>196.14231</text:p>
          </table:table-cell>
          <table:table-cell office:value-type="float" office:value="25.03139">
            <text:p>25.03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122">
            <text:p>8.122</text:p>
          </table:table-cell>
          <table:table-cell table:formula="of:=ROUND([.J73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SDSS J130430.40+250137.0</text:p>
          </table:table-cell>
          <table:table-cell office:value-type="float" office:value="196.12667">
            <text:p>196.12667</text:p>
          </table:table-cell>
          <table:table-cell office:value-type="float" office:value="25.02696">
            <text:p>25.02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344">
            <text:p>8.344</text:p>
          </table:table-cell>
          <table:table-cell table:formula="of:=ROUND([.J73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SDSS J130455.17+250307.4</text:p>
          </table:table-cell>
          <table:table-cell office:value-type="float" office:value="196.22988">
            <text:p>196.22988</text:p>
          </table:table-cell>
          <table:table-cell office:value-type="float" office:value="25.05206">
            <text:p>25.052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402">
            <text:p>8.402</text:p>
          </table:table-cell>
          <table:table-cell table:formula="of:=ROUND([.J74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SDSS J130445.24+250307.0</text:p>
          </table:table-cell>
          <table:table-cell office:value-type="float" office:value="196.18851">
            <text:p>196.18851</text:p>
          </table:table-cell>
          <table:table-cell office:value-type="float" office:value="25.05195">
            <text:p>25.051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468">
            <text:p>8.468</text:p>
          </table:table-cell>
          <table:table-cell table:formula="of:=ROUND([.J74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SDSS J130458.40+250206.8</text:p>
          </table:table-cell>
          <table:table-cell office:value-type="float" office:value="196.24334">
            <text:p>196.24334</text:p>
          </table:table-cell>
          <table:table-cell office:value-type="float" office:value="25.03525">
            <text:p>25.035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519">
            <text:p>7.519</text:p>
          </table:table-cell>
          <table:table-cell table:formula="of:=ROUND([.J74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SDSS J130436.72+250130.7</text:p>
          </table:table-cell>
          <table:table-cell office:value-type="float" office:value="196.15303">
            <text:p>196.15303</text:p>
          </table:table-cell>
          <table:table-cell office:value-type="float" office:value="25.0252">
            <text:p>25.02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523">
            <text:p>7.523</text:p>
          </table:table-cell>
          <table:table-cell table:formula="of:=ROUND([.J74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SDSS J130457.25+250214.5</text:p>
          </table:table-cell>
          <table:table-cell office:value-type="float" office:value="196.23857">
            <text:p>196.23857</text:p>
          </table:table-cell>
          <table:table-cell office:value-type="float" office:value="25.03737">
            <text:p>25.037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594">
            <text:p>7.594</text:p>
          </table:table-cell>
          <table:table-cell table:formula="of:=ROUND([.J74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SDSS J130514.11+250031.6</text:p>
          </table:table-cell>
          <table:table-cell office:value-type="float" office:value="196.30883">
            <text:p>196.30883</text:p>
          </table:table-cell>
          <table:table-cell office:value-type="float" office:value="25.0088">
            <text:p>25.00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727">
            <text:p>7.727</text:p>
          </table:table-cell>
          <table:table-cell table:formula="of:=ROUND([.J74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DSS J130416.20+245602.5</text:p>
          </table:table-cell>
          <table:table-cell office:value-type="float" office:value="196.06752">
            <text:p>196.06752</text:p>
          </table:table-cell>
          <table:table-cell office:value-type="float" office:value="24.93405">
            <text:p>24.934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083">
            <text:p>8.083</text:p>
          </table:table-cell>
          <table:table-cell table:formula="of:=ROUND([.J74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SDSS J130418.10+245137.5</text:p>
          </table:table-cell>
          <table:table-cell office:value-type="float" office:value="196.07545">
            <text:p>196.07545</text:p>
          </table:table-cell>
          <table:table-cell office:value-type="float" office:value="24.86043">
            <text:p>24.860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179">
            <text:p>8.179</text:p>
          </table:table-cell>
          <table:table-cell table:formula="of:=ROUND([.J74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SDSS J130415.23+245549.0</text:p>
          </table:table-cell>
          <table:table-cell office:value-type="float" office:value="196.0635">
            <text:p>196.0635</text:p>
          </table:table-cell>
          <table:table-cell office:value-type="float" office:value="24.93028">
            <text:p>24.930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268">
            <text:p>8.268</text:p>
          </table:table-cell>
          <table:table-cell table:formula="of:=ROUND([.J74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SDSS J130431.96+250150.3</text:p>
          </table:table-cell>
          <table:table-cell office:value-type="float" office:value="196.13319">
            <text:p>196.13319</text:p>
          </table:table-cell>
          <table:table-cell office:value-type="float" office:value="25.03065">
            <text:p>25.030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334">
            <text:p>8.334</text:p>
          </table:table-cell>
          <table:table-cell table:formula="of:=ROUND([.J74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SDSS J130443.15+244634.9</text:p>
          </table:table-cell>
          <table:table-cell office:value-type="float" office:value="196.17982">
            <text:p>196.17982</text:p>
          </table:table-cell>
          <table:table-cell office:value-type="float" office:value="24.77638">
            <text:p>24.776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394">
            <text:p>8.394</text:p>
          </table:table-cell>
          <table:table-cell table:formula="of:=ROUND([.J75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SDSS J130432.52+250106.2</text:p>
          </table:table-cell>
          <table:table-cell office:value-type="float" office:value="196.13552">
            <text:p>196.13552</text:p>
          </table:table-cell>
          <table:table-cell office:value-type="float" office:value="25.01841">
            <text:p>25.018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649">
            <text:p>7.649</text:p>
          </table:table-cell>
          <table:table-cell table:formula="of:=ROUND([.J75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SDSS J130430.02+250105.9</text:p>
          </table:table-cell>
          <table:table-cell office:value-type="float" office:value="196.12509">
            <text:p>196.12509</text:p>
          </table:table-cell>
          <table:table-cell office:value-type="float" office:value="25.01832">
            <text:p>25.018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976">
            <text:p>7.976</text:p>
          </table:table-cell>
          <table:table-cell table:formula="of:=ROUND([.J75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DSS J130422.96+244957.0</text:p>
          </table:table-cell>
          <table:table-cell office:value-type="float" office:value="196.09568">
            <text:p>196.09568</text:p>
          </table:table-cell>
          <table:table-cell office:value-type="float" office:value="24.8325">
            <text:p>24.83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051">
            <text:p>8.051</text:p>
          </table:table-cell>
          <table:table-cell table:formula="of:=ROUND([.J75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DSS J130519.97+244956.4</text:p>
          </table:table-cell>
          <table:table-cell office:value-type="float" office:value="196.33323">
            <text:p>196.33323</text:p>
          </table:table-cell>
          <table:table-cell office:value-type="float" office:value="24.83235">
            <text:p>24.83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078">
            <text:p>8.078</text:p>
          </table:table-cell>
          <table:table-cell table:formula="of:=ROUND([.J75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SDSS J130508.12+244737.4</text:p>
          </table:table-cell>
          <table:table-cell office:value-type="float" office:value="196.28387">
            <text:p>196.28387</text:p>
          </table:table-cell>
          <table:table-cell office:value-type="float" office:value="24.79372">
            <text:p>24.793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086">
            <text:p>8.086</text:p>
          </table:table-cell>
          <table:table-cell table:formula="of:=ROUND([.J75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SDSS J130505.43+244713.7</text:p>
          </table:table-cell>
          <table:table-cell office:value-type="float" office:value="196.27265">
            <text:p>196.27265</text:p>
          </table:table-cell>
          <table:table-cell office:value-type="float" office:value="24.78716">
            <text:p>24.78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18">
            <text:p>8.18</text:p>
          </table:table-cell>
          <table:table-cell table:formula="of:=ROUND([.J75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SDSS J130430.63+244801.2</text:p>
          </table:table-cell>
          <table:table-cell office:value-type="float" office:value="196.12764">
            <text:p>196.12764</text:p>
          </table:table-cell>
          <table:table-cell office:value-type="float" office:value="24.80036">
            <text:p>24.800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227">
            <text:p>8.227</text:p>
          </table:table-cell>
          <table:table-cell table:formula="of:=ROUND([.J75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SDSS J130449.80+250303.9</text:p>
          </table:table-cell>
          <table:table-cell office:value-type="float" office:value="196.20751">
            <text:p>196.20751</text:p>
          </table:table-cell>
          <table:table-cell office:value-type="float" office:value="25.0511">
            <text:p>25.05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309">
            <text:p>8.309</text:p>
          </table:table-cell>
          <table:table-cell table:formula="of:=ROUND([.J75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SDSS J130521.94+245007.3</text:p>
          </table:table-cell>
          <table:table-cell office:value-type="float" office:value="196.34143">
            <text:p>196.34143</text:p>
          </table:table-cell>
          <table:table-cell office:value-type="float" office:value="24.83538">
            <text:p>24.835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337">
            <text:p>8.337</text:p>
          </table:table-cell>
          <table:table-cell table:formula="of:=ROUND([.J75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SDSS J130457.84+244627.1</text:p>
          </table:table-cell>
          <table:table-cell office:value-type="float" office:value="196.24103">
            <text:p>196.24103</text:p>
          </table:table-cell>
          <table:table-cell office:value-type="float" office:value="24.77421">
            <text:p>24.774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44">
            <text:p>8.44</text:p>
          </table:table-cell>
          <table:table-cell table:formula="of:=ROUND([.J76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SDSS J130426.62+245951.6</text:p>
          </table:table-cell>
          <table:table-cell office:value-type="float" office:value="196.11093">
            <text:p>196.11093</text:p>
          </table:table-cell>
          <table:table-cell office:value-type="float" office:value="24.99768">
            <text:p>24.997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585">
            <text:p>7.585</text:p>
          </table:table-cell>
          <table:table-cell table:formula="of:=ROUND([.J76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DSS J130457.88+250216.1</text:p>
          </table:table-cell>
          <table:table-cell office:value-type="float" office:value="196.24119">
            <text:p>196.24119</text:p>
          </table:table-cell>
          <table:table-cell office:value-type="float" office:value="25.03781">
            <text:p>25.037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646">
            <text:p>7.646</text:p>
          </table:table-cell>
          <table:table-cell table:formula="of:=ROUND([.J76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SDSS J130506.85+244754.2</text:p>
          </table:table-cell>
          <table:table-cell office:value-type="float" office:value="196.27857">
            <text:p>196.27857</text:p>
          </table:table-cell>
          <table:table-cell office:value-type="float" office:value="24.7984">
            <text:p>24.79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704">
            <text:p>7.704</text:p>
          </table:table-cell>
          <table:table-cell table:formula="of:=ROUND([.J76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SDSS J130509.97+244817.7</text:p>
          </table:table-cell>
          <table:table-cell office:value-type="float" office:value="196.29157">
            <text:p>196.29157</text:p>
          </table:table-cell>
          <table:table-cell office:value-type="float" office:value="24.80492">
            <text:p>24.804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72">
            <text:p>7.72</text:p>
          </table:table-cell>
          <table:table-cell table:formula="of:=ROUND([.J76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SDSS J130441.64+244718.8</text:p>
          </table:table-cell>
          <table:table-cell office:value-type="float" office:value="196.1735">
            <text:p>196.1735</text:p>
          </table:table-cell>
          <table:table-cell office:value-type="float" office:value="24.78857">
            <text:p>24.788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774">
            <text:p>7.774</text:p>
          </table:table-cell>
          <table:table-cell table:formula="of:=ROUND([.J76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SDSS J130434.53+244755.8</text:p>
          </table:table-cell>
          <table:table-cell office:value-type="float" office:value="196.14391">
            <text:p>196.14391</text:p>
          </table:table-cell>
          <table:table-cell office:value-type="float" office:value="24.79885">
            <text:p>24.798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833">
            <text:p>7.833</text:p>
          </table:table-cell>
          <table:table-cell table:formula="of:=ROUND([.J76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SDSS J130415.88+245657.1</text:p>
          </table:table-cell>
          <table:table-cell office:value-type="float" office:value="196.06618">
            <text:p>196.06618</text:p>
          </table:table-cell>
          <table:table-cell office:value-type="float" office:value="24.94921">
            <text:p>24.949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346">
            <text:p>8.346</text:p>
          </table:table-cell>
          <table:table-cell table:formula="of:=ROUND([.J76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SDSS J130414.61+245403.0</text:p>
          </table:table-cell>
          <table:table-cell office:value-type="float" office:value="196.06088">
            <text:p>196.06088</text:p>
          </table:table-cell>
          <table:table-cell office:value-type="float" office:value="24.90084">
            <text:p>24.900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374">
            <text:p>8.374</text:p>
          </table:table-cell>
          <table:table-cell table:formula="of:=ROUND([.J76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SDSS J130417.63+245118.0</text:p>
          </table:table-cell>
          <table:table-cell office:value-type="float" office:value="196.07347">
            <text:p>196.07347</text:p>
          </table:table-cell>
          <table:table-cell office:value-type="float" office:value="24.85501">
            <text:p>24.855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407">
            <text:p>8.407</text:p>
          </table:table-cell>
          <table:table-cell table:formula="of:=ROUND([.J76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SDSS J130419.77+245220.9</text:p>
          </table:table-cell>
          <table:table-cell office:value-type="float" office:value="196.08239">
            <text:p>196.08239</text:p>
          </table:table-cell>
          <table:table-cell office:value-type="float" office:value="24.87247">
            <text:p>24.872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57">
            <text:p>7.57</text:p>
          </table:table-cell>
          <table:table-cell table:formula="of:=ROUND([.J77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SDSS J130438.72+250146.4</text:p>
          </table:table-cell>
          <table:table-cell office:value-type="float" office:value="196.16134">
            <text:p>196.16134</text:p>
          </table:table-cell>
          <table:table-cell office:value-type="float" office:value="25.02956">
            <text:p>25.029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575">
            <text:p>7.575</text:p>
          </table:table-cell>
          <table:table-cell table:formula="of:=ROUND([.J77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SDSS J130524.14+245653.5</text:p>
          </table:table-cell>
          <table:table-cell office:value-type="float" office:value="196.35062">
            <text:p>196.35062</text:p>
          </table:table-cell>
          <table:table-cell office:value-type="float" office:value="24.94821">
            <text:p>24.948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721">
            <text:p>7.721</text:p>
          </table:table-cell>
          <table:table-cell table:formula="of:=ROUND([.J77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SDSS J130521.89+245112.7</text:p>
          </table:table-cell>
          <table:table-cell office:value-type="float" office:value="196.34122">
            <text:p>196.34122</text:p>
          </table:table-cell>
          <table:table-cell office:value-type="float" office:value="24.85354">
            <text:p>24.853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772">
            <text:p>7.772</text:p>
          </table:table-cell>
          <table:table-cell table:formula="of:=ROUND([.J77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SDSS J130452.94+250238.6</text:p>
          </table:table-cell>
          <table:table-cell office:value-type="float" office:value="196.22059">
            <text:p>196.22059</text:p>
          </table:table-cell>
          <table:table-cell office:value-type="float" office:value="25.04407">
            <text:p>25.04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887">
            <text:p>7.887</text:p>
          </table:table-cell>
          <table:table-cell table:formula="of:=ROUND([.J77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SDSS J130416.66+245417.8</text:p>
          </table:table-cell>
          <table:table-cell office:value-type="float" office:value="196.06942">
            <text:p>196.06942</text:p>
          </table:table-cell>
          <table:table-cell office:value-type="float" office:value="24.90495">
            <text:p>24.904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893">
            <text:p>7.893</text:p>
          </table:table-cell>
          <table:table-cell table:formula="of:=ROUND([.J77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SDSS J130416.96+245601.8</text:p>
          </table:table-cell>
          <table:table-cell office:value-type="float" office:value="196.07067">
            <text:p>196.07067</text:p>
          </table:table-cell>
          <table:table-cell office:value-type="float" office:value="24.93384">
            <text:p>24.933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912">
            <text:p>7.912</text:p>
          </table:table-cell>
          <table:table-cell table:formula="of:=ROUND([.J77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SDSS J130526.01+245549.0</text:p>
          </table:table-cell>
          <table:table-cell office:value-type="float" office:value="196.35839">
            <text:p>196.35839</text:p>
          </table:table-cell>
          <table:table-cell office:value-type="float" office:value="24.93028">
            <text:p>24.930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916">
            <text:p>7.916</text:p>
          </table:table-cell>
          <table:table-cell table:formula="of:=ROUND([.J77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SDSS J130424.70+244938.2</text:p>
          </table:table-cell>
          <table:table-cell office:value-type="float" office:value="196.10293">
            <text:p>196.10293</text:p>
          </table:table-cell>
          <table:table-cell office:value-type="float" office:value="24.82728">
            <text:p>24.827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937">
            <text:p>7.937</text:p>
          </table:table-cell>
          <table:table-cell table:formula="of:=ROUND([.J77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SDSS J130519.16+244904.5</text:p>
          </table:table-cell>
          <table:table-cell office:value-type="float" office:value="196.32986">
            <text:p>196.32986</text:p>
          </table:table-cell>
          <table:table-cell office:value-type="float" office:value="24.81792">
            <text:p>24.817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486">
            <text:p>8.486</text:p>
          </table:table-cell>
          <table:table-cell table:formula="of:=ROUND([.J77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SDSS J130452.66+244711.2</text:p>
          </table:table-cell>
          <table:table-cell office:value-type="float" office:value="196.21943">
            <text:p>196.21943</text:p>
          </table:table-cell>
          <table:table-cell office:value-type="float" office:value="24.78646">
            <text:p>24.786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583">
            <text:p>7.583</text:p>
          </table:table-cell>
          <table:table-cell table:formula="of:=ROUND([.J78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SDSS J130417.97+245542.9</text:p>
          </table:table-cell>
          <table:table-cell office:value-type="float" office:value="196.07491">
            <text:p>196.07491</text:p>
          </table:table-cell>
          <table:table-cell office:value-type="float" office:value="24.92858">
            <text:p>24.928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639">
            <text:p>7.639</text:p>
          </table:table-cell>
          <table:table-cell table:formula="of:=ROUND([.J78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DSS J130520.07+245040.1</text:p>
          </table:table-cell>
          <table:table-cell office:value-type="float" office:value="196.33365">
            <text:p>196.33365</text:p>
          </table:table-cell>
          <table:table-cell office:value-type="float" office:value="24.84447">
            <text:p>24.844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685">
            <text:p>7.685</text:p>
          </table:table-cell>
          <table:table-cell table:formula="of:=ROUND([.J78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SDSS J130517.72+244949.9</text:p>
          </table:table-cell>
          <table:table-cell office:value-type="float" office:value="196.32384">
            <text:p>196.32384</text:p>
          </table:table-cell>
          <table:table-cell office:value-type="float" office:value="24.83055">
            <text:p>24.830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742">
            <text:p>7.742</text:p>
          </table:table-cell>
          <table:table-cell table:formula="of:=ROUND([.J78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SDSS J130417.71+245601.8</text:p>
          </table:table-cell>
          <table:table-cell office:value-type="float" office:value="196.0738">
            <text:p>196.0738</text:p>
          </table:table-cell>
          <table:table-cell office:value-type="float" office:value="24.93385">
            <text:p>24.933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744">
            <text:p>7.744</text:p>
          </table:table-cell>
          <table:table-cell table:formula="of:=ROUND([.J78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SDSS J130420.38+245818.0</text:p>
          </table:table-cell>
          <table:table-cell office:value-type="float" office:value="196.08494">
            <text:p>196.08494</text:p>
          </table:table-cell>
          <table:table-cell office:value-type="float" office:value="24.97169">
            <text:p>24.971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872">
            <text:p>7.872</text:p>
          </table:table-cell>
          <table:table-cell table:formula="of:=ROUND([.J78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DSS J130429.52+244824.8</text:p>
          </table:table-cell>
          <table:table-cell office:value-type="float" office:value="196.12301">
            <text:p>196.12301</text:p>
          </table:table-cell>
          <table:table-cell office:value-type="float" office:value="24.80692">
            <text:p>24.80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061">
            <text:p>8.061</text:p>
          </table:table-cell>
          <table:table-cell table:formula="of:=ROUND([.J78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SDSS J130423.07+245940.8</text:p>
          </table:table-cell>
          <table:table-cell office:value-type="float" office:value="196.09613">
            <text:p>196.09613</text:p>
          </table:table-cell>
          <table:table-cell office:value-type="float" office:value="24.99469">
            <text:p>24.994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089">
            <text:p>8.089</text:p>
          </table:table-cell>
          <table:table-cell table:formula="of:=ROUND([.J78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SDSS J130523.31+245107.0</text:p>
          </table:table-cell>
          <table:table-cell office:value-type="float" office:value="196.34714">
            <text:p>196.34714</text:p>
          </table:table-cell>
          <table:table-cell office:value-type="float" office:value="24.85197">
            <text:p>24.851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103">
            <text:p>8.103</text:p>
          </table:table-cell>
          <table:table-cell table:formula="of:=ROUND([.J78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SDSS J130417.56+245151.6</text:p>
          </table:table-cell>
          <table:table-cell office:value-type="float" office:value="196.07319">
            <text:p>196.07319</text:p>
          </table:table-cell>
          <table:table-cell office:value-type="float" office:value="24.86433">
            <text:p>24.864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207">
            <text:p>8.207</text:p>
          </table:table-cell>
          <table:table-cell table:formula="of:=ROUND([.J78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SDSS J130445.37+250301.7</text:p>
          </table:table-cell>
          <table:table-cell office:value-type="float" office:value="196.18908">
            <text:p>196.18908</text:p>
          </table:table-cell>
          <table:table-cell office:value-type="float" office:value="25.05049">
            <text:p>25.050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376">
            <text:p>8.376</text:p>
          </table:table-cell>
          <table:table-cell table:formula="of:=ROUND([.J79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DSS J130431.44+250149.8</text:p>
          </table:table-cell>
          <table:table-cell office:value-type="float" office:value="196.131">
            <text:p>196.131</text:p>
          </table:table-cell>
          <table:table-cell office:value-type="float" office:value="25.03051">
            <text:p>25.030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391">
            <text:p>8.391</text:p>
          </table:table-cell>
          <table:table-cell table:formula="of:=ROUND([.J79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SDSS J130418.24+245616.1</text:p>
          </table:table-cell>
          <table:table-cell office:value-type="float" office:value="196.07603">
            <text:p>196.07603</text:p>
          </table:table-cell>
          <table:table-cell office:value-type="float" office:value="24.93783">
            <text:p>24.937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668">
            <text:p>7.668</text:p>
          </table:table-cell>
          <table:table-cell table:formula="of:=ROUND([.J79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SDSS J130506.36+250139.7</text:p>
          </table:table-cell>
          <table:table-cell office:value-type="float" office:value="196.27653">
            <text:p>196.27653</text:p>
          </table:table-cell>
          <table:table-cell office:value-type="float" office:value="25.0277">
            <text:p>25.02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685">
            <text:p>7.685</text:p>
          </table:table-cell>
          <table:table-cell table:formula="of:=ROUND([.J79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SDSS J130426.37+245957.1</text:p>
          </table:table-cell>
          <table:table-cell office:value-type="float" office:value="196.1099">
            <text:p>196.1099</text:p>
          </table:table-cell>
          <table:table-cell office:value-type="float" office:value="24.9992">
            <text:p>24.99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688">
            <text:p>7.688</text:p>
          </table:table-cell>
          <table:table-cell table:formula="of:=ROUND([.J79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SDSS J130424.79+245941.1</text:p>
          </table:table-cell>
          <table:table-cell office:value-type="float" office:value="196.10333">
            <text:p>196.10333</text:p>
          </table:table-cell>
          <table:table-cell office:value-type="float" office:value="24.99477">
            <text:p>24.994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785">
            <text:p>7.785</text:p>
          </table:table-cell>
          <table:table-cell table:formula="of:=ROUND([.J79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SDSS J130516.06+244905.7</text:p>
          </table:table-cell>
          <table:table-cell office:value-type="float" office:value="196.31695">
            <text:p>196.31695</text:p>
          </table:table-cell>
          <table:table-cell office:value-type="float" office:value="24.81826">
            <text:p>24.818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964">
            <text:p>7.964</text:p>
          </table:table-cell>
          <table:table-cell table:formula="of:=ROUND([.J79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SDSS J130426.89+250030.0</text:p>
          </table:table-cell>
          <table:table-cell office:value-type="float" office:value="196.11207">
            <text:p>196.11207</text:p>
          </table:table-cell>
          <table:table-cell office:value-type="float" office:value="25.00834">
            <text:p>25.008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985">
            <text:p>7.985</text:p>
          </table:table-cell>
          <table:table-cell table:formula="of:=ROUND([.J79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SDSS J130416.97+245229.0</text:p>
          </table:table-cell>
          <table:table-cell office:value-type="float" office:value="196.07074">
            <text:p>196.07074</text:p>
          </table:table-cell>
          <table:table-cell office:value-type="float" office:value="24.87473">
            <text:p>24.874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135">
            <text:p>8.135</text:p>
          </table:table-cell>
          <table:table-cell table:formula="of:=ROUND([.J79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SDSS J130431.67+250138.5</text:p>
          </table:table-cell>
          <table:table-cell office:value-type="float" office:value="196.13197">
            <text:p>196.13197</text:p>
          </table:table-cell>
          <table:table-cell office:value-type="float" office:value="25.02737">
            <text:p>25.027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204">
            <text:p>8.204</text:p>
          </table:table-cell>
          <table:table-cell table:formula="of:=ROUND([.J79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SDSS J130415.22+245322.6</text:p>
          </table:table-cell>
          <table:table-cell office:value-type="float" office:value="196.06343">
            <text:p>196.06343</text:p>
          </table:table-cell>
          <table:table-cell office:value-type="float" office:value="24.88962">
            <text:p>24.889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322">
            <text:p>8.322</text:p>
          </table:table-cell>
          <table:table-cell table:formula="of:=ROUND([.J80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SDSS J130458.46+250259.7</text:p>
          </table:table-cell>
          <table:table-cell office:value-type="float" office:value="196.24361">
            <text:p>196.24361</text:p>
          </table:table-cell>
          <table:table-cell office:value-type="float" office:value="25.04993">
            <text:p>25.049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384">
            <text:p>8.384</text:p>
          </table:table-cell>
          <table:table-cell table:formula="of:=ROUND([.J80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SDSS J130417.81+245821.0</text:p>
          </table:table-cell>
          <table:table-cell office:value-type="float" office:value="196.07421">
            <text:p>196.07421</text:p>
          </table:table-cell>
          <table:table-cell office:value-type="float" office:value="24.97252">
            <text:p>24.972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418">
            <text:p>8.418</text:p>
          </table:table-cell>
          <table:table-cell table:formula="of:=ROUND([.J80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SDSS J130441.63+250254.1</text:p>
          </table:table-cell>
          <table:table-cell office:value-type="float" office:value="196.17348">
            <text:p>196.17348</text:p>
          </table:table-cell>
          <table:table-cell office:value-type="float" office:value="25.04836">
            <text:p>25.048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433">
            <text:p>8.433</text:p>
          </table:table-cell>
          <table:table-cell table:formula="of:=ROUND([.J80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SDSS J130427.90+244927.3</text:p>
          </table:table-cell>
          <table:table-cell office:value-type="float" office:value="196.11629">
            <text:p>196.11629</text:p>
          </table:table-cell>
          <table:table-cell office:value-type="float" office:value="24.82428">
            <text:p>24.824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523">
            <text:p>7.523</text:p>
          </table:table-cell>
          <table:table-cell table:formula="of:=ROUND([.J80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DSS J130425.22+245935.2</text:p>
          </table:table-cell>
          <table:table-cell office:value-type="float" office:value="196.10509">
            <text:p>196.10509</text:p>
          </table:table-cell>
          <table:table-cell office:value-type="float" office:value="24.99314">
            <text:p>24.993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648">
            <text:p>7.648</text:p>
          </table:table-cell>
          <table:table-cell table:formula="of:=ROUND([.J80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SDSS J130421.83+245105.2</text:p>
          </table:table-cell>
          <table:table-cell office:value-type="float" office:value="196.09096">
            <text:p>196.09096</text:p>
          </table:table-cell>
          <table:table-cell office:value-type="float" office:value="24.85145">
            <text:p>24.851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651">
            <text:p>7.651</text:p>
          </table:table-cell>
          <table:table-cell table:formula="of:=ROUND([.J80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SDSS J130519.76+245023.5</text:p>
          </table:table-cell>
          <table:table-cell office:value-type="float" office:value="196.33236">
            <text:p>196.33236</text:p>
          </table:table-cell>
          <table:table-cell office:value-type="float" office:value="24.83988">
            <text:p>24.839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777">
            <text:p>7.777</text:p>
          </table:table-cell>
          <table:table-cell table:formula="of:=ROUND([.J80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SDSS J130427.72+244903.9</text:p>
          </table:table-cell>
          <table:table-cell office:value-type="float" office:value="196.11552">
            <text:p>196.11552</text:p>
          </table:table-cell>
          <table:table-cell office:value-type="float" office:value="24.81777">
            <text:p>24.817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832">
            <text:p>7.832</text:p>
          </table:table-cell>
          <table:table-cell table:formula="of:=ROUND([.J80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SDSS J130507.05+244741.9</text:p>
          </table:table-cell>
          <table:table-cell office:value-type="float" office:value="196.2794">
            <text:p>196.2794</text:p>
          </table:table-cell>
          <table:table-cell office:value-type="float" office:value="24.79498">
            <text:p>24.794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908">
            <text:p>7.908</text:p>
          </table:table-cell>
          <table:table-cell table:formula="of:=ROUND([.J80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SDSS J130507.87+250145.4</text:p>
          </table:table-cell>
          <table:table-cell office:value-type="float" office:value="196.28283">
            <text:p>196.28283</text:p>
          </table:table-cell>
          <table:table-cell office:value-type="float" office:value="25.0293">
            <text:p>25.02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927">
            <text:p>7.927</text:p>
          </table:table-cell>
          <table:table-cell table:formula="of:=ROUND([.J81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SDSS J130458.15+244642.5</text:p>
          </table:table-cell>
          <table:table-cell office:value-type="float" office:value="196.24229">
            <text:p>196.24229</text:p>
          </table:table-cell>
          <table:table-cell office:value-type="float" office:value="24.77848">
            <text:p>24.778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2">
            <text:p>8.2</text:p>
          </table:table-cell>
          <table:table-cell table:formula="of:=ROUND([.J81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SDSS J130452.83+250305.1</text:p>
          </table:table-cell>
          <table:table-cell office:value-type="float" office:value="196.22016">
            <text:p>196.22016</text:p>
          </table:table-cell>
          <table:table-cell office:value-type="float" office:value="25.05144">
            <text:p>25.051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328">
            <text:p>8.328</text:p>
          </table:table-cell>
          <table:table-cell table:formula="of:=ROUND([.J81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SDSS J130438.15+250232.2</text:p>
          </table:table-cell>
          <table:table-cell office:value-type="float" office:value="196.15896">
            <text:p>196.15896</text:p>
          </table:table-cell>
          <table:table-cell office:value-type="float" office:value="25.0423">
            <text:p>25.04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333">
            <text:p>8.333</text:p>
          </table:table-cell>
          <table:table-cell table:formula="of:=ROUND([.J81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SDSS J130519.47+244914.9</text:p>
          </table:table-cell>
          <table:table-cell office:value-type="float" office:value="196.33114">
            <text:p>196.33114</text:p>
          </table:table-cell>
          <table:table-cell office:value-type="float" office:value="24.82083">
            <text:p>24.820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422">
            <text:p>8.422</text:p>
          </table:table-cell>
          <table:table-cell table:formula="of:=ROUND([.J81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DSS J130415.91+245209.3</text:p>
          </table:table-cell>
          <table:table-cell office:value-type="float" office:value="196.06629">
            <text:p>196.06629</text:p>
          </table:table-cell>
          <table:table-cell office:value-type="float" office:value="24.86927">
            <text:p>24.869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463">
            <text:p>8.463</text:p>
          </table:table-cell>
          <table:table-cell table:formula="of:=ROUND([.J81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SDSS J130429.28+244754.7</text:p>
          </table:table-cell>
          <table:table-cell office:value-type="float" office:value="196.122">
            <text:p>196.122</text:p>
          </table:table-cell>
          <table:table-cell office:value-type="float" office:value="24.79854">
            <text:p>24.798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495">
            <text:p>8.495</text:p>
          </table:table-cell>
          <table:table-cell table:formula="of:=ROUND([.J81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SDSS J130417.37+245517.1</text:p>
          </table:table-cell>
          <table:table-cell office:value-type="float" office:value="196.07238">
            <text:p>196.07238</text:p>
          </table:table-cell>
          <table:table-cell office:value-type="float" office:value="24.92142">
            <text:p>24.921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735">
            <text:p>7.735</text:p>
          </table:table-cell>
          <table:table-cell table:formula="of:=ROUND([.J81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SDSS J130439.33+244730.4</text:p>
          </table:table-cell>
          <table:table-cell office:value-type="float" office:value="196.16388">
            <text:p>196.16388</text:p>
          </table:table-cell>
          <table:table-cell office:value-type="float" office:value="24.79178">
            <text:p>24.791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758">
            <text:p>7.758</text:p>
          </table:table-cell>
          <table:table-cell table:formula="of:=ROUND([.J81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DSS J130459.37+244711.3</text:p>
          </table:table-cell>
          <table:table-cell office:value-type="float" office:value="196.24738">
            <text:p>196.24738</text:p>
          </table:table-cell>
          <table:table-cell office:value-type="float" office:value="24.78647">
            <text:p>24.786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789">
            <text:p>7.789</text:p>
          </table:table-cell>
          <table:table-cell table:formula="of:=ROUND([.J81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SDSS J130417.69+245630.8</text:p>
          </table:table-cell>
          <table:table-cell office:value-type="float" office:value="196.07374">
            <text:p>196.07374</text:p>
          </table:table-cell>
          <table:table-cell office:value-type="float" office:value="24.94191">
            <text:p>24.941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841">
            <text:p>7.841</text:p>
          </table:table-cell>
          <table:table-cell table:formula="of:=ROUND([.J82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SDSS J130445.50+244701.4</text:p>
          </table:table-cell>
          <table:table-cell office:value-type="float" office:value="196.1896">
            <text:p>196.1896</text:p>
          </table:table-cell>
          <table:table-cell office:value-type="float" office:value="24.78375">
            <text:p>24.783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855">
            <text:p>7.855</text:p>
          </table:table-cell>
          <table:table-cell table:formula="of:=ROUND([.J82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SDSS J130508.69+250143.7</text:p>
          </table:table-cell>
          <table:table-cell office:value-type="float" office:value="196.28624">
            <text:p>196.28624</text:p>
          </table:table-cell>
          <table:table-cell office:value-type="float" office:value="25.02883">
            <text:p>25.028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991">
            <text:p>7.991</text:p>
          </table:table-cell>
          <table:table-cell table:formula="of:=ROUND([.J82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SDSS J130439.05+250216.4</text:p>
          </table:table-cell>
          <table:table-cell office:value-type="float" office:value="196.16275">
            <text:p>196.16275</text:p>
          </table:table-cell>
          <table:table-cell office:value-type="float" office:value="25.0379">
            <text:p>25.03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014">
            <text:p>8.014</text:p>
          </table:table-cell>
          <table:table-cell table:formula="of:=ROUND([.J82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SDSS J130506.44+244717.6</text:p>
          </table:table-cell>
          <table:table-cell office:value-type="float" office:value="196.27686">
            <text:p>196.27686</text:p>
          </table:table-cell>
          <table:table-cell office:value-type="float" office:value="24.78823">
            <text:p>24.788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213">
            <text:p>8.213</text:p>
          </table:table-cell>
          <table:table-cell table:formula="of:=ROUND([.J82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SDSS J130418.69+245820.5</text:p>
          </table:table-cell>
          <table:table-cell office:value-type="float" office:value="196.07788">
            <text:p>196.07788</text:p>
          </table:table-cell>
          <table:table-cell office:value-type="float" office:value="24.97238">
            <text:p>24.972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234">
            <text:p>8.234</text:p>
          </table:table-cell>
          <table:table-cell table:formula="of:=ROUND([.J82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SDSS J130457.33+244633.9</text:p>
          </table:table-cell>
          <table:table-cell office:value-type="float" office:value="196.23889">
            <text:p>196.23889</text:p>
          </table:table-cell>
          <table:table-cell office:value-type="float" office:value="24.77611">
            <text:p>24.776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308">
            <text:p>8.308</text:p>
          </table:table-cell>
          <table:table-cell table:formula="of:=ROUND([.J82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SDSS J130422.25+244926.2</text:p>
          </table:table-cell>
          <table:table-cell office:value-type="float" office:value="196.09271">
            <text:p>196.09271</text:p>
          </table:table-cell>
          <table:table-cell office:value-type="float" office:value="24.82395">
            <text:p>24.823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493">
            <text:p>8.493</text:p>
          </table:table-cell>
          <table:table-cell table:formula="of:=ROUND([.J82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SDSS J130513.45+244902.8</text:p>
          </table:table-cell>
          <table:table-cell office:value-type="float" office:value="196.30608">
            <text:p>196.30608</text:p>
          </table:table-cell>
          <table:table-cell office:value-type="float" office:value="24.81745">
            <text:p>24.817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597">
            <text:p>7.597</text:p>
          </table:table-cell>
          <table:table-cell table:formula="of:=ROUND([.J82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SDSS J130456.30+244711.3</text:p>
          </table:table-cell>
          <table:table-cell office:value-type="float" office:value="196.2346">
            <text:p>196.2346</text:p>
          </table:table-cell>
          <table:table-cell office:value-type="float" office:value="24.78648">
            <text:p>24.786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657">
            <text:p>7.657</text:p>
          </table:table-cell>
          <table:table-cell table:formula="of:=ROUND([.J82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SDSS J130453.91+244704.6</text:p>
          </table:table-cell>
          <table:table-cell office:value-type="float" office:value="196.22463">
            <text:p>196.22463</text:p>
          </table:table-cell>
          <table:table-cell office:value-type="float" office:value="24.78462">
            <text:p>24.784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709">
            <text:p>7.709</text:p>
          </table:table-cell>
          <table:table-cell table:formula="of:=ROUND([.J83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SDSS J130416.43+245348.7</text:p>
          </table:table-cell>
          <table:table-cell office:value-type="float" office:value="196.06848">
            <text:p>196.06848</text:p>
          </table:table-cell>
          <table:table-cell office:value-type="float" office:value="24.89686">
            <text:p>24.896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988">
            <text:p>7.988</text:p>
          </table:table-cell>
          <table:table-cell table:formula="of:=ROUND([.J83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SDSS J130433.82+244735.5</text:p>
          </table:table-cell>
          <table:table-cell office:value-type="float" office:value="196.14095">
            <text:p>196.14095</text:p>
          </table:table-cell>
          <table:table-cell office:value-type="float" office:value="24.7932">
            <text:p>24.79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208">
            <text:p>8.208</text:p>
          </table:table-cell>
          <table:table-cell table:formula="of:=ROUND([.J83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SDSS J130459.47+250252.8</text:p>
          </table:table-cell>
          <table:table-cell office:value-type="float" office:value="196.2478">
            <text:p>196.2478</text:p>
          </table:table-cell>
          <table:table-cell office:value-type="float" office:value="25.04801">
            <text:p>25.048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318">
            <text:p>8.318</text:p>
          </table:table-cell>
          <table:table-cell table:formula="of:=ROUND([.J83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SDSS J130451.36+244622.2</text:p>
          </table:table-cell>
          <table:table-cell office:value-type="float" office:value="196.21402">
            <text:p>196.21402</text:p>
          </table:table-cell>
          <table:table-cell office:value-type="float" office:value="24.77285">
            <text:p>24.772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394">
            <text:p>8.394</text:p>
          </table:table-cell>
          <table:table-cell table:formula="of:=ROUND([.J83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SDSS J130434.56+250120.3</text:p>
          </table:table-cell>
          <table:table-cell office:value-type="float" office:value="196.14403">
            <text:p>196.14403</text:p>
          </table:table-cell>
          <table:table-cell office:value-type="float" office:value="25.02233">
            <text:p>25.022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602">
            <text:p>7.602</text:p>
          </table:table-cell>
          <table:table-cell table:formula="of:=ROUND([.J83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SDSS J130526.01+245534.2</text:p>
          </table:table-cell>
          <table:table-cell office:value-type="float" office:value="196.3584">
            <text:p>196.3584</text:p>
          </table:table-cell>
          <table:table-cell office:value-type="float" office:value="24.92618">
            <text:p>24.926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887">
            <text:p>7.887</text:p>
          </table:table-cell>
          <table:table-cell table:formula="of:=ROUND([.J83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SDSS J130416.52+245451.3</text:p>
          </table:table-cell>
          <table:table-cell office:value-type="float" office:value="196.06885">
            <text:p>196.06885</text:p>
          </table:table-cell>
          <table:table-cell office:value-type="float" office:value="24.91426">
            <text:p>24.914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91">
            <text:p>7.91</text:p>
          </table:table-cell>
          <table:table-cell table:formula="of:=ROUND([.J83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SDSS J130515.79+244904.7</text:p>
          </table:table-cell>
          <table:table-cell office:value-type="float" office:value="196.31583">
            <text:p>196.31583</text:p>
          </table:table-cell>
          <table:table-cell office:value-type="float" office:value="24.81798">
            <text:p>24.817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933">
            <text:p>7.933</text:p>
          </table:table-cell>
          <table:table-cell table:formula="of:=ROUND([.J83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SDSS J130416.53+245544.7</text:p>
          </table:table-cell>
          <table:table-cell office:value-type="float" office:value="196.06891">
            <text:p>196.06891</text:p>
          </table:table-cell>
          <table:table-cell office:value-type="float" office:value="24.92909">
            <text:p>24.929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967">
            <text:p>7.967</text:p>
          </table:table-cell>
          <table:table-cell table:formula="of:=ROUND([.J83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SDSS J130526.73+245428.9</text:p>
          </table:table-cell>
          <table:table-cell office:value-type="float" office:value="196.36138">
            <text:p>196.36138</text:p>
          </table:table-cell>
          <table:table-cell office:value-type="float" office:value="24.90803">
            <text:p>24.908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014">
            <text:p>8.014</text:p>
          </table:table-cell>
          <table:table-cell table:formula="of:=ROUND([.J84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SDSS J130519.17+244919.3</text:p>
          </table:table-cell>
          <table:table-cell office:value-type="float" office:value="196.32989">
            <text:p>196.32989</text:p>
          </table:table-cell>
          <table:table-cell office:value-type="float" office:value="24.82205">
            <text:p>24.822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323">
            <text:p>8.323</text:p>
          </table:table-cell>
          <table:table-cell table:formula="of:=ROUND([.J84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SDSS J130424.50+250033.6</text:p>
          </table:table-cell>
          <table:table-cell office:value-type="float" office:value="196.10212">
            <text:p>196.10212</text:p>
          </table:table-cell>
          <table:table-cell office:value-type="float" office:value="25.00936">
            <text:p>25.009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412">
            <text:p>8.412</text:p>
          </table:table-cell>
          <table:table-cell table:formula="of:=ROUND([.J84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SDSS J130416.21+245733.2</text:p>
          </table:table-cell>
          <table:table-cell office:value-type="float" office:value="196.06758">
            <text:p>196.06758</text:p>
          </table:table-cell>
          <table:table-cell office:value-type="float" office:value="24.95925">
            <text:p>24.959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451">
            <text:p>8.451</text:p>
          </table:table-cell>
          <table:table-cell table:formula="of:=ROUND([.J84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SDSS J130440.05+250207.0</text:p>
          </table:table-cell>
          <table:table-cell office:value-type="float" office:value="196.16689">
            <text:p>196.16689</text:p>
          </table:table-cell>
          <table:table-cell office:value-type="float" office:value="25.0353">
            <text:p>25.03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79">
            <text:p>7.79</text:p>
          </table:table-cell>
          <table:table-cell table:formula="of:=ROUND([.J84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SDSS J130425.38+250000.7</text:p>
          </table:table-cell>
          <table:table-cell office:value-type="float" office:value="196.10576">
            <text:p>196.10576</text:p>
          </table:table-cell>
          <table:table-cell office:value-type="float" office:value="25.0002">
            <text:p>25.00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895">
            <text:p>7.895</text:p>
          </table:table-cell>
          <table:table-cell table:formula="of:=ROUND([.J84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SDSS J130424.72+245950.7</text:p>
          </table:table-cell>
          <table:table-cell office:value-type="float" office:value="196.103">
            <text:p>196.103</text:p>
          </table:table-cell>
          <table:table-cell office:value-type="float" office:value="24.99742">
            <text:p>24.997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9">
            <text:p>7.9</text:p>
          </table:table-cell>
          <table:table-cell table:formula="of:=ROUND([.J84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SDSS J130426.79+250028.2</text:p>
          </table:table-cell>
          <table:table-cell office:value-type="float" office:value="196.11165">
            <text:p>196.11165</text:p>
          </table:table-cell>
          <table:table-cell office:value-type="float" office:value="25.00784">
            <text:p>25.007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979">
            <text:p>7.979</text:p>
          </table:table-cell>
          <table:table-cell table:formula="of:=ROUND([.J84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SDSS J130417.09+245259.3</text:p>
          </table:table-cell>
          <table:table-cell office:value-type="float" office:value="196.07123">
            <text:p>196.07123</text:p>
          </table:table-cell>
          <table:table-cell office:value-type="float" office:value="24.88314">
            <text:p>24.883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982">
            <text:p>7.982</text:p>
          </table:table-cell>
          <table:table-cell table:formula="of:=ROUND([.J84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SDSS J130415.73+245424.4</text:p>
          </table:table-cell>
          <table:table-cell office:value-type="float" office:value="196.06557">
            <text:p>196.06557</text:p>
          </table:table-cell>
          <table:table-cell office:value-type="float" office:value="24.90679">
            <text:p>24.906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097">
            <text:p>8.097</text:p>
          </table:table-cell>
          <table:table-cell table:formula="of:=ROUND([.J84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SDSS J130440.81+244659.0</text:p>
          </table:table-cell>
          <table:table-cell office:value-type="float" office:value="196.17006">
            <text:p>196.17006</text:p>
          </table:table-cell>
          <table:table-cell office:value-type="float" office:value="24.78308">
            <text:p>24.783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143">
            <text:p>8.143</text:p>
          </table:table-cell>
          <table:table-cell table:formula="of:=ROUND([.J85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SDSS J130438.68+250224.7</text:p>
          </table:table-cell>
          <table:table-cell office:value-type="float" office:value="196.16119">
            <text:p>196.16119</text:p>
          </table:table-cell>
          <table:table-cell office:value-type="float" office:value="25.04021">
            <text:p>25.040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173">
            <text:p>8.173</text:p>
          </table:table-cell>
          <table:table-cell table:formula="of:=ROUND([.J85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SDSS J130415.92+245622.0</text:p>
          </table:table-cell>
          <table:table-cell office:value-type="float" office:value="196.06635">
            <text:p>196.06635</text:p>
          </table:table-cell>
          <table:table-cell office:value-type="float" office:value="24.93946">
            <text:p>24.939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203">
            <text:p>8.203</text:p>
          </table:table-cell>
          <table:table-cell table:formula="of:=ROUND([.J85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SDSS J130430.25+244749.8</text:p>
          </table:table-cell>
          <table:table-cell office:value-type="float" office:value="196.12605">
            <text:p>196.12605</text:p>
          </table:table-cell>
          <table:table-cell office:value-type="float" office:value="24.79719">
            <text:p>24.797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433">
            <text:p>8.433</text:p>
          </table:table-cell>
          <table:table-cell table:formula="of:=ROUND([.J85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SDSS J130441.02+250254.8</text:p>
          </table:table-cell>
          <table:table-cell office:value-type="float" office:value="196.17096">
            <text:p>196.17096</text:p>
          </table:table-cell>
          <table:table-cell office:value-type="float" office:value="25.04857">
            <text:p>25.048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482">
            <text:p>8.482</text:p>
          </table:table-cell>
          <table:table-cell table:formula="of:=ROUND([.J85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SDSS J130516.77+250007.9</text:p>
          </table:table-cell>
          <table:table-cell office:value-type="float" office:value="196.31989">
            <text:p>196.31989</text:p>
          </table:table-cell>
          <table:table-cell office:value-type="float" office:value="25.0022">
            <text:p>25.00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865">
            <text:p>7.865</text:p>
          </table:table-cell>
          <table:table-cell table:formula="of:=ROUND([.J85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SDSS J130416.76+245414.8</text:p>
          </table:table-cell>
          <table:table-cell office:value-type="float" office:value="196.06985">
            <text:p>196.06985</text:p>
          </table:table-cell>
          <table:table-cell office:value-type="float" office:value="24.90412">
            <text:p>24.904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873">
            <text:p>7.873</text:p>
          </table:table-cell>
          <table:table-cell table:formula="of:=ROUND([.J85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SDSS J130429.20+244842.7</text:p>
          </table:table-cell>
          <table:table-cell office:value-type="float" office:value="196.12169">
            <text:p>196.12169</text:p>
          </table:table-cell>
          <table:table-cell office:value-type="float" office:value="24.81187">
            <text:p>24.811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874">
            <text:p>7.874</text:p>
          </table:table-cell>
          <table:table-cell table:formula="of:=ROUND([.J85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SDSS J130521.33+245044.2</text:p>
          </table:table-cell>
          <table:table-cell office:value-type="float" office:value="196.33889">
            <text:p>196.33889</text:p>
          </table:table-cell>
          <table:table-cell office:value-type="float" office:value="24.84562">
            <text:p>24.845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892">
            <text:p>7.892</text:p>
          </table:table-cell>
          <table:table-cell table:formula="of:=ROUND([.J85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SDSS J130527.48+245339.4</text:p>
          </table:table-cell>
          <table:table-cell office:value-type="float" office:value="196.36451">
            <text:p>196.36451</text:p>
          </table:table-cell>
          <table:table-cell office:value-type="float" office:value="24.89428">
            <text:p>24.894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254">
            <text:p>8.254</text:p>
          </table:table-cell>
          <table:table-cell table:formula="of:=ROUND([.J85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SDSS J130420.80+245005.6</text:p>
          </table:table-cell>
          <table:table-cell office:value-type="float" office:value="196.08668">
            <text:p>196.08668</text:p>
          </table:table-cell>
          <table:table-cell office:value-type="float" office:value="24.8349">
            <text:p>24.83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367">
            <text:p>8.367</text:p>
          </table:table-cell>
          <table:table-cell table:formula="of:=ROUND([.J86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SDSS J130417.40+245549.7</text:p>
          </table:table-cell>
          <table:table-cell office:value-type="float" office:value="196.07252">
            <text:p>196.07252</text:p>
          </table:table-cell>
          <table:table-cell office:value-type="float" office:value="24.93047">
            <text:p>24.930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783">
            <text:p>7.783</text:p>
          </table:table-cell>
          <table:table-cell table:formula="of:=ROUND([.J86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SDSS J130525.86+245630.9</text:p>
          </table:table-cell>
          <table:table-cell office:value-type="float" office:value="196.35777">
            <text:p>196.35777</text:p>
          </table:table-cell>
          <table:table-cell office:value-type="float" office:value="24.94194">
            <text:p>24.941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005">
            <text:p>8.005</text:p>
          </table:table-cell>
          <table:table-cell table:formula="of:=ROUND([.J86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SDSS J130414.72+245413.1</text:p>
          </table:table-cell>
          <table:table-cell office:value-type="float" office:value="196.06136">
            <text:p>196.06136</text:p>
          </table:table-cell>
          <table:table-cell office:value-type="float" office:value="24.90366">
            <text:p>24.903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336">
            <text:p>8.336</text:p>
          </table:table-cell>
          <table:table-cell table:formula="of:=ROUND([.J86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SDSS J130500.64+250205.3</text:p>
          </table:table-cell>
          <table:table-cell office:value-type="float" office:value="196.25267">
            <text:p>196.25267</text:p>
          </table:table-cell>
          <table:table-cell office:value-type="float" office:value="25.03482">
            <text:p>25.034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617">
            <text:p>7.617</text:p>
          </table:table-cell>
          <table:table-cell table:formula="of:=ROUND([.J86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DSS J130524.89+245804.2</text:p>
          </table:table-cell>
          <table:table-cell office:value-type="float" office:value="196.35373">
            <text:p>196.35373</text:p>
          </table:table-cell>
          <table:table-cell office:value-type="float" office:value="24.96784">
            <text:p>24.967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279">
            <text:p>8.279</text:p>
          </table:table-cell>
          <table:table-cell table:formula="of:=ROUND([.J86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SDSS J130456.19+250306.5</text:p>
          </table:table-cell>
          <table:table-cell office:value-type="float" office:value="196.23415">
            <text:p>196.23415</text:p>
          </table:table-cell>
          <table:table-cell office:value-type="float" office:value="25.05182">
            <text:p>25.051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414">
            <text:p>8.414</text:p>
          </table:table-cell>
          <table:table-cell table:formula="of:=ROUND([.J86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SDSS J130528.67+245404.1</text:p>
          </table:table-cell>
          <table:table-cell office:value-type="float" office:value="196.36948">
            <text:p>196.36948</text:p>
          </table:table-cell>
          <table:table-cell office:value-type="float" office:value="24.90115">
            <text:p>24.901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479">
            <text:p>8.479</text:p>
          </table:table-cell>
          <table:table-cell table:formula="of:=ROUND([.J86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SDSS J130416.97+245551.0</text:p>
          </table:table-cell>
          <table:table-cell office:value-type="float" office:value="196.07075">
            <text:p>196.07075</text:p>
          </table:table-cell>
          <table:table-cell office:value-type="float" office:value="24.93084">
            <text:p>24.930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881">
            <text:p>7.881</text:p>
          </table:table-cell>
          <table:table-cell table:formula="of:=ROUND([.J86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SDSS J130444.94+244633.9</text:p>
          </table:table-cell>
          <table:table-cell office:value-type="float" office:value="196.18728">
            <text:p>196.18728</text:p>
          </table:table-cell>
          <table:table-cell office:value-type="float" office:value="24.7761">
            <text:p>24.77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8.329">
            <text:p>8.329</text:p>
          </table:table-cell>
          <table:table-cell table:formula="of:=ROUND([.J86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SDSS J130500.62+244650.5</text:p>
          </table:table-cell>
          <table:table-cell office:value-type="float" office:value="196.25259">
            <text:p>196.25259</text:p>
          </table:table-cell>
          <table:table-cell office:value-type="float" office:value="24.7807">
            <text:p>24.7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8.194">
            <text:p>8.194</text:p>
          </table:table-cell>
          <table:table-cell table:formula="of:=ROUND([.J87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SDSS J130414.83+245629.0</text:p>
          </table:table-cell>
          <table:table-cell office:value-type="float" office:value="196.06181">
            <text:p>196.06181</text:p>
          </table:table-cell>
          <table:table-cell office:value-type="float" office:value="24.94141">
            <text:p>24.941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8.468">
            <text:p>8.468</text:p>
          </table:table-cell>
          <table:table-cell table:formula="of:=ROUND([.J87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SDSS J130438.89+250206.1</text:p>
          </table:table-cell>
          <table:table-cell office:value-type="float" office:value="196.16207">
            <text:p>196.16207</text:p>
          </table:table-cell>
          <table:table-cell office:value-type="float" office:value="25.03503">
            <text:p>25.03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7.866">
            <text:p>7.866</text:p>
          </table:table-cell>
          <table:table-cell table:formula="of:=ROUND([.J87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SDSS J130503.90+244705.4</text:p>
          </table:table-cell>
          <table:table-cell office:value-type="float" office:value="196.26628">
            <text:p>196.26628</text:p>
          </table:table-cell>
          <table:table-cell office:value-type="float" office:value="24.78486">
            <text:p>24.784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8.181">
            <text:p>8.181</text:p>
          </table:table-cell>
          <table:table-cell table:formula="of:=ROUND([.J87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SDSS J130446.45+250226.8</text:p>
          </table:table-cell>
          <table:table-cell office:value-type="float" office:value="196.19358">
            <text:p>196.19358</text:p>
          </table:table-cell>
          <table:table-cell office:value-type="float" office:value="25.0408">
            <text:p>25.04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7g</text:p>
          </table:table-cell>
          <table:table-cell office:value-type="float" office:value="7.764">
            <text:p>7.764</text:p>
          </table:table-cell>
          <table:table-cell table:formula="of:=ROUND([.J87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SDSS J130445.63+250240.5</text:p>
          </table:table-cell>
          <table:table-cell office:value-type="float" office:value="196.19014">
            <text:p>196.19014</text:p>
          </table:table-cell>
          <table:table-cell office:value-type="float" office:value="25.04461">
            <text:p>25.044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7g</text:p>
          </table:table-cell>
          <table:table-cell office:value-type="float" office:value="8.019">
            <text:p>8.019</text:p>
          </table:table-cell>
          <table:table-cell table:formula="of:=ROUND([.J87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SDSS J130503.45+250240.0</text:p>
          </table:table-cell>
          <table:table-cell office:value-type="float" office:value="196.2644">
            <text:p>196.2644</text:p>
          </table:table-cell>
          <table:table-cell office:value-type="float" office:value="25.04447">
            <text:p>25.044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g</text:p>
          </table:table-cell>
          <table:table-cell office:value-type="float" office:value="8.361">
            <text:p>8.361</text:p>
          </table:table-cell>
          <table:table-cell table:formula="of:=ROUND([.J87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SDSS J130456.47+244612.1</text:p>
          </table:table-cell>
          <table:table-cell office:value-type="float" office:value="196.23531">
            <text:p>196.23531</text:p>
          </table:table-cell>
          <table:table-cell office:value-type="float" office:value="24.77004">
            <text:p>24.77004</text:p>
          </table:table-cell>
          <table:table-cell office:value-type="string">
            <text:p>G</text:p>
          </table:table-cell>
          <table:table-cell office:value-type="float" office:value="18147">
            <text:p>18147</text:p>
          </table:table-cell>
          <table:table-cell office:value-type="float" office:value="0.060531">
            <text:p>0.060531</text:p>
          </table:table-cell>
          <table:table-cell office:value-type="string">
            <text:p><text:s text:c="4"/></text:p>
          </table:table-cell>
          <table:table-cell office:value-type="float" office:value="18.17">
            <text:p>18.17</text:p>
          </table:table-cell>
          <table:table-cell office:value-type="float" office:value="8.639">
            <text:p>8.639</text:p>
          </table:table-cell>
          <table:table-cell table:formula="of:=ROUND([.J877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NGP9 F379-0189603</text:p>
          </table:table-cell>
          <table:table-cell office:value-type="float" office:value="196.32954">
            <text:p>196.32954</text:p>
          </table:table-cell>
          <table:table-cell office:value-type="float" office:value="24.8164">
            <text:p>24.8164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87">
            <text:p>19.87</text:p>
          </table:table-cell>
          <table:table-cell office:value-type="float" office:value="8.535">
            <text:p>8.535</text:p>
          </table:table-cell>
          <table:table-cell table:formula="of:=ROUND([.J87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SDSS J130427.92+244716.9</text:p>
          </table:table-cell>
          <table:table-cell office:value-type="float" office:value="196.11634">
            <text:p>196.11634</text:p>
          </table:table-cell>
          <table:table-cell office:value-type="float" office:value="24.78803">
            <text:p>24.788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g</text:p>
          </table:table-cell>
          <table:table-cell office:value-type="float" office:value="9.187">
            <text:p>9.187</text:p>
          </table:table-cell>
          <table:table-cell table:formula="of:=ROUND([.J87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SDSS J130527.04+245012.5</text:p>
          </table:table-cell>
          <table:table-cell office:value-type="float" office:value="196.36268">
            <text:p>196.36268</text:p>
          </table:table-cell>
          <table:table-cell office:value-type="float" office:value="24.83682">
            <text:p>24.836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9.277">
            <text:p>9.277</text:p>
          </table:table-cell>
          <table:table-cell table:formula="of:=ROUND([.J88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SDSS J130510.00+250229.1</text:p>
          </table:table-cell>
          <table:table-cell office:value-type="float" office:value="196.29171">
            <text:p>196.29171</text:p>
          </table:table-cell>
          <table:table-cell office:value-type="float" office:value="25.04142">
            <text:p>25.041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8.796">
            <text:p>8.796</text:p>
          </table:table-cell>
          <table:table-cell table:formula="of:=ROUND([.J88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SDSS J130528.86+245042.9</text:p>
          </table:table-cell>
          <table:table-cell office:value-type="float" office:value="196.37025">
            <text:p>196.37025</text:p>
          </table:table-cell>
          <table:table-cell office:value-type="float" office:value="24.84526">
            <text:p>24.845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9.41">
            <text:p>9.41</text:p>
          </table:table-cell>
          <table:table-cell table:formula="of:=ROUND([.J88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SDSS J130437.04+250239.9</text:p>
          </table:table-cell>
          <table:table-cell office:value-type="float" office:value="196.15434">
            <text:p>196.15434</text:p>
          </table:table-cell>
          <table:table-cell office:value-type="float" office:value="25.04444">
            <text:p>25.044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8.546">
            <text:p>8.546</text:p>
          </table:table-cell>
          <table:table-cell table:formula="of:=ROUND([.J88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SDSS J130410.40+245419.5</text:p>
          </table:table-cell>
          <table:table-cell office:value-type="float" office:value="196.04334">
            <text:p>196.04334</text:p>
          </table:table-cell>
          <table:table-cell office:value-type="float" office:value="24.90543">
            <text:p>24.905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9.309">
            <text:p>9.309</text:p>
          </table:table-cell>
          <table:table-cell table:formula="of:=ROUND([.J88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SDSS J130427.74+244745.3</text:p>
          </table:table-cell>
          <table:table-cell office:value-type="float" office:value="196.1156">
            <text:p>196.1156</text:p>
          </table:table-cell>
          <table:table-cell office:value-type="float" office:value="24.79593">
            <text:p>24.795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8.829">
            <text:p>8.829</text:p>
          </table:table-cell>
          <table:table-cell table:formula="of:=ROUND([.J88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SDSS J130419.66+244903.5</text:p>
          </table:table-cell>
          <table:table-cell office:value-type="float" office:value="196.08192">
            <text:p>196.08192</text:p>
          </table:table-cell>
          <table:table-cell office:value-type="float" office:value="24.81765">
            <text:p>24.817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9.188">
            <text:p>9.188</text:p>
          </table:table-cell>
          <table:table-cell table:formula="of:=ROUND([.J88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SDSS J130500.54+250300.8</text:p>
          </table:table-cell>
          <table:table-cell office:value-type="float" office:value="196.25226">
            <text:p>196.25226</text:p>
          </table:table-cell>
          <table:table-cell office:value-type="float" office:value="25.05024">
            <text:p>25.050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8.505">
            <text:p>8.505</text:p>
          </table:table-cell>
          <table:table-cell table:formula="of:=ROUND([.J88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SDSS J130416.73+245046.4</text:p>
          </table:table-cell>
          <table:table-cell office:value-type="float" office:value="196.06974">
            <text:p>196.06974</text:p>
          </table:table-cell>
          <table:table-cell office:value-type="float" office:value="24.84624">
            <text:p>24.846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8.819">
            <text:p>8.819</text:p>
          </table:table-cell>
          <table:table-cell table:formula="of:=ROUND([.J88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SDSS J130459.30+250350.9</text:p>
          </table:table-cell>
          <table:table-cell office:value-type="float" office:value="196.24711">
            <text:p>196.24711</text:p>
          </table:table-cell>
          <table:table-cell office:value-type="float" office:value="25.06416">
            <text:p>25.064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9.259">
            <text:p>9.259</text:p>
          </table:table-cell>
          <table:table-cell table:formula="of:=ROUND([.J88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SDSS J130510.57+244713.3</text:p>
          </table:table-cell>
          <table:table-cell office:value-type="float" office:value="196.29408">
            <text:p>196.29408</text:p>
          </table:table-cell>
          <table:table-cell office:value-type="float" office:value="24.78705">
            <text:p>24.787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8.706">
            <text:p>8.706</text:p>
          </table:table-cell>
          <table:table-cell table:formula="of:=ROUND([.J89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SDSS J130410.70+245357.9</text:p>
          </table:table-cell>
          <table:table-cell office:value-type="float" office:value="196.04461">
            <text:p>196.04461</text:p>
          </table:table-cell>
          <table:table-cell office:value-type="float" office:value="24.89942">
            <text:p>24.899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9.264">
            <text:p>9.264</text:p>
          </table:table-cell>
          <table:table-cell table:formula="of:=ROUND([.J89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SDSS J130455.11+250404.6</text:p>
          </table:table-cell>
          <table:table-cell office:value-type="float" office:value="196.22966">
            <text:p>196.22966</text:p>
          </table:table-cell>
          <table:table-cell office:value-type="float" office:value="25.06797">
            <text:p>25.067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9.351">
            <text:p>9.351</text:p>
          </table:table-cell>
          <table:table-cell table:formula="of:=ROUND([.J89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SDSS J130414.67+245250.0</text:p>
          </table:table-cell>
          <table:table-cell office:value-type="float" office:value="196.06113">
            <text:p>196.06113</text:p>
          </table:table-cell>
          <table:table-cell office:value-type="float" office:value="24.88058">
            <text:p>24.880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552">
            <text:p>8.552</text:p>
          </table:table-cell>
          <table:table-cell table:formula="of:=ROUND([.J89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SDSS J130528.27+245110.4</text:p>
          </table:table-cell>
          <table:table-cell office:value-type="float" office:value="196.36779">
            <text:p>196.36779</text:p>
          </table:table-cell>
          <table:table-cell office:value-type="float" office:value="24.8529">
            <text:p>24.85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098">
            <text:p>9.098</text:p>
          </table:table-cell>
          <table:table-cell table:formula="of:=ROUND([.J89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SDSS J130426.11+250218.1</text:p>
          </table:table-cell>
          <table:table-cell office:value-type="float" office:value="196.10881">
            <text:p>196.10881</text:p>
          </table:table-cell>
          <table:table-cell office:value-type="float" office:value="25.03839">
            <text:p>25.03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47">
            <text:p>9.47</text:p>
          </table:table-cell>
          <table:table-cell table:formula="of:=ROUND([.J89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SDSS J130417.69+245016.0</text:p>
          </table:table-cell>
          <table:table-cell office:value-type="float" office:value="196.07372">
            <text:p>196.07372</text:p>
          </table:table-cell>
          <table:table-cell office:value-type="float" office:value="24.83778">
            <text:p>24.837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8.872">
            <text:p>8.872</text:p>
          </table:table-cell>
          <table:table-cell table:formula="of:=ROUND([.J89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SDSS J130432.41+250242.8</text:p>
          </table:table-cell>
          <table:table-cell office:value-type="float" office:value="196.13504">
            <text:p>196.13504</text:p>
          </table:table-cell>
          <table:table-cell office:value-type="float" office:value="25.04525">
            <text:p>25.045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9.041">
            <text:p>9.041</text:p>
          </table:table-cell>
          <table:table-cell table:formula="of:=ROUND([.J89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SDSS J130528.07+245051.6</text:p>
          </table:table-cell>
          <table:table-cell office:value-type="float" office:value="196.36696">
            <text:p>196.36696</text:p>
          </table:table-cell>
          <table:table-cell office:value-type="float" office:value="24.84769">
            <text:p>24.847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186">
            <text:p>9.186</text:p>
          </table:table-cell>
          <table:table-cell table:formula="of:=ROUND([.J89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SDSS J130414.02+245400.5</text:p>
          </table:table-cell>
          <table:table-cell office:value-type="float" office:value="196.05846">
            <text:p>196.05846</text:p>
          </table:table-cell>
          <table:table-cell office:value-type="float" office:value="24.90016">
            <text:p>24.900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8.51">
            <text:p>8.51</text:p>
          </table:table-cell>
          <table:table-cell table:formula="of:=ROUND([.J89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SDSS J130439.57+244619.8</text:p>
          </table:table-cell>
          <table:table-cell office:value-type="float" office:value="196.16492">
            <text:p>196.16492</text:p>
          </table:table-cell>
          <table:table-cell office:value-type="float" office:value="24.77217">
            <text:p>24.772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8.852">
            <text:p>8.852</text:p>
          </table:table-cell>
          <table:table-cell table:formula="of:=ROUND([.J90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DSS J130429.22+250148.5</text:p>
          </table:table-cell>
          <table:table-cell office:value-type="float" office:value="196.12178">
            <text:p>196.12178</text:p>
          </table:table-cell>
          <table:table-cell office:value-type="float" office:value="25.03014">
            <text:p>25.030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654">
            <text:p>8.654</text:p>
          </table:table-cell>
          <table:table-cell table:formula="of:=ROUND([.J90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SDSS J130413.41+245236.0</text:p>
          </table:table-cell>
          <table:table-cell office:value-type="float" office:value="196.05591">
            <text:p>196.05591</text:p>
          </table:table-cell>
          <table:table-cell office:value-type="float" office:value="24.87669">
            <text:p>24.876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883">
            <text:p>8.883</text:p>
          </table:table-cell>
          <table:table-cell table:formula="of:=ROUND([.J90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SDSS J130434.44+250306.5</text:p>
          </table:table-cell>
          <table:table-cell office:value-type="float" office:value="196.14353">
            <text:p>196.14353</text:p>
          </table:table-cell>
          <table:table-cell office:value-type="float" office:value="25.05181">
            <text:p>25.051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9.186">
            <text:p>9.186</text:p>
          </table:table-cell>
          <table:table-cell table:formula="of:=ROUND([.J90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SDSS J130454.72+250314.8</text:p>
          </table:table-cell>
          <table:table-cell office:value-type="float" office:value="196.22801">
            <text:p>196.22801</text:p>
          </table:table-cell>
          <table:table-cell office:value-type="float" office:value="25.05413">
            <text:p>25.054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516">
            <text:p>8.516</text:p>
          </table:table-cell>
          <table:table-cell table:formula="of:=ROUND([.J90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SDSS J130430.10+250157.7</text:p>
          </table:table-cell>
          <table:table-cell office:value-type="float" office:value="196.12544">
            <text:p>196.12544</text:p>
          </table:table-cell>
          <table:table-cell office:value-type="float" office:value="25.03272">
            <text:p>25.032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667">
            <text:p>8.667</text:p>
          </table:table-cell>
          <table:table-cell table:formula="of:=ROUND([.J90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SDSS J130412.57+245510.1</text:p>
          </table:table-cell>
          <table:table-cell office:value-type="float" office:value="196.05239">
            <text:p>196.05239</text:p>
          </table:table-cell>
          <table:table-cell office:value-type="float" office:value="24.91948">
            <text:p>24.919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815">
            <text:p>8.815</text:p>
          </table:table-cell>
          <table:table-cell table:formula="of:=ROUND([.J90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SDSS J130432.98+250248.6</text:p>
          </table:table-cell>
          <table:table-cell office:value-type="float" office:value="196.13745">
            <text:p>196.13745</text:p>
          </table:table-cell>
          <table:table-cell office:value-type="float" office:value="25.04685">
            <text:p>25.046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065">
            <text:p>9.065</text:p>
          </table:table-cell>
          <table:table-cell table:formula="of:=ROUND([.J90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SDSS J130412.99+245824.9</text:p>
          </table:table-cell>
          <table:table-cell office:value-type="float" office:value="196.05416">
            <text:p>196.05416</text:p>
          </table:table-cell>
          <table:table-cell office:value-type="float" office:value="24.9736">
            <text:p>24.97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442">
            <text:p>9.442</text:p>
          </table:table-cell>
          <table:table-cell table:formula="of:=ROUND([.J90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SDSS J130414.55+245218.5</text:p>
          </table:table-cell>
          <table:table-cell office:value-type="float" office:value="196.06066">
            <text:p>196.06066</text:p>
          </table:table-cell>
          <table:table-cell office:value-type="float" office:value="24.87183">
            <text:p>24.871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71">
            <text:p>8.71</text:p>
          </table:table-cell>
          <table:table-cell table:formula="of:=ROUND([.J90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SDSS J130528.00+245142.9</text:p>
          </table:table-cell>
          <table:table-cell office:value-type="float" office:value="196.36668">
            <text:p>196.36668</text:p>
          </table:table-cell>
          <table:table-cell office:value-type="float" office:value="24.86193">
            <text:p>24.861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841">
            <text:p>8.841</text:p>
          </table:table-cell>
          <table:table-cell table:formula="of:=ROUND([.J91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SDSS J130413.80+245204.8</text:p>
          </table:table-cell>
          <table:table-cell office:value-type="float" office:value="196.05751">
            <text:p>196.05751</text:p>
          </table:table-cell>
          <table:table-cell office:value-type="float" office:value="24.86801">
            <text:p>24.868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941">
            <text:p>8.941</text:p>
          </table:table-cell>
          <table:table-cell table:formula="of:=ROUND([.J91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SDSS J130411.89+245440.2</text:p>
          </table:table-cell>
          <table:table-cell office:value-type="float" office:value="196.04957">
            <text:p>196.04957</text:p>
          </table:table-cell>
          <table:table-cell office:value-type="float" office:value="24.91118">
            <text:p>24.911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96">
            <text:p>8.96</text:p>
          </table:table-cell>
          <table:table-cell table:formula="of:=ROUND([.J91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SDSS J130424.24+250148.3</text:p>
          </table:table-cell>
          <table:table-cell office:value-type="float" office:value="196.10104">
            <text:p>196.10104</text:p>
          </table:table-cell>
          <table:table-cell office:value-type="float" office:value="25.03009">
            <text:p>25.030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352">
            <text:p>9.352</text:p>
          </table:table-cell>
          <table:table-cell table:formula="of:=ROUND([.J91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SDSS J130453.90+250334.3</text:p>
          </table:table-cell>
          <table:table-cell office:value-type="float" office:value="196.22462">
            <text:p>196.22462</text:p>
          </table:table-cell>
          <table:table-cell office:value-type="float" office:value="25.05953">
            <text:p>25.059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825">
            <text:p>8.825</text:p>
          </table:table-cell>
          <table:table-cell table:formula="of:=ROUND([.J91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SDSS J130442.29+244610.9</text:p>
          </table:table-cell>
          <table:table-cell office:value-type="float" office:value="196.17621">
            <text:p>196.17621</text:p>
          </table:table-cell>
          <table:table-cell office:value-type="float" office:value="24.7697">
            <text:p>24.76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829">
            <text:p>8.829</text:p>
          </table:table-cell>
          <table:table-cell table:formula="of:=ROUND([.J91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SDSS J130444.40+250328.7</text:p>
          </table:table-cell>
          <table:table-cell office:value-type="float" office:value="196.18503">
            <text:p>196.18503</text:p>
          </table:table-cell>
          <table:table-cell office:value-type="float" office:value="25.05797">
            <text:p>25.057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857">
            <text:p>8.857</text:p>
          </table:table-cell>
          <table:table-cell table:formula="of:=ROUND([.J91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SDSS J130437.31+244603.1</text:p>
          </table:table-cell>
          <table:table-cell office:value-type="float" office:value="196.15548">
            <text:p>196.15548</text:p>
          </table:table-cell>
          <table:table-cell office:value-type="float" office:value="24.76753">
            <text:p>24.767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282">
            <text:p>9.282</text:p>
          </table:table-cell>
          <table:table-cell table:formula="of:=ROUND([.J91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SDSS J130410.26+245508.5</text:p>
          </table:table-cell>
          <table:table-cell office:value-type="float" office:value="196.04277">
            <text:p>196.04277</text:p>
          </table:table-cell>
          <table:table-cell office:value-type="float" office:value="24.91904">
            <text:p>24.919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336">
            <text:p>9.336</text:p>
          </table:table-cell>
          <table:table-cell table:formula="of:=ROUND([.J91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SDSS J130518.28+250151.2</text:p>
          </table:table-cell>
          <table:table-cell office:value-type="float" office:value="196.32617">
            <text:p>196.32617</text:p>
          </table:table-cell>
          <table:table-cell office:value-type="float" office:value="25.03089">
            <text:p>25.030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345">
            <text:p>9.345</text:p>
          </table:table-cell>
          <table:table-cell table:formula="of:=ROUND([.J91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SDSS J130459.08+244602.6</text:p>
          </table:table-cell>
          <table:table-cell office:value-type="float" office:value="196.24617">
            <text:p>196.24617</text:p>
          </table:table-cell>
          <table:table-cell office:value-type="float" office:value="24.76741">
            <text:p>24.767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893">
            <text:p>8.893</text:p>
          </table:table-cell>
          <table:table-cell table:formula="of:=ROUND([.J92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SDSS J130420.75+250057.4</text:p>
          </table:table-cell>
          <table:table-cell office:value-type="float" office:value="196.08646">
            <text:p>196.08646</text:p>
          </table:table-cell>
          <table:table-cell office:value-type="float" office:value="25.01595">
            <text:p>25.01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307">
            <text:p>9.307</text:p>
          </table:table-cell>
          <table:table-cell table:formula="of:=ROUND([.J92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SDSS J130450.29+250325.1</text:p>
          </table:table-cell>
          <table:table-cell office:value-type="float" office:value="196.20957">
            <text:p>196.20957</text:p>
          </table:table-cell>
          <table:table-cell office:value-type="float" office:value="25.05698">
            <text:p>25.056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658">
            <text:p>8.658</text:p>
          </table:table-cell>
          <table:table-cell table:formula="of:=ROUND([.J92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SDSS J130422.92+244844.2</text:p>
          </table:table-cell>
          <table:table-cell office:value-type="float" office:value="196.09553">
            <text:p>196.09553</text:p>
          </table:table-cell>
          <table:table-cell office:value-type="float" office:value="24.81229">
            <text:p>24.812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836">
            <text:p>8.836</text:p>
          </table:table-cell>
          <table:table-cell table:formula="of:=ROUND([.J92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SDSS J130418.56+250003.8</text:p>
          </table:table-cell>
          <table:table-cell office:value-type="float" office:value="196.07735">
            <text:p>196.07735</text:p>
          </table:table-cell>
          <table:table-cell office:value-type="float" office:value="25.00106">
            <text:p>25.001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138">
            <text:p>9.138</text:p>
          </table:table-cell>
          <table:table-cell table:formula="of:=ROUND([.J92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SDSS J130459.78+244527.5</text:p>
          </table:table-cell>
          <table:table-cell office:value-type="float" office:value="196.24908">
            <text:p>196.24908</text:p>
          </table:table-cell>
          <table:table-cell office:value-type="float" office:value="24.75764">
            <text:p>24.757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499">
            <text:p>9.499</text:p>
          </table:table-cell>
          <table:table-cell table:formula="of:=ROUND([.J92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SDSS J130501.98+250256.3</text:p>
          </table:table-cell>
          <table:table-cell office:value-type="float" office:value="196.25827">
            <text:p>196.25827</text:p>
          </table:table-cell>
          <table:table-cell office:value-type="float" office:value="25.04899">
            <text:p>25.048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518">
            <text:p>8.518</text:p>
          </table:table-cell>
          <table:table-cell table:formula="of:=ROUND([.J92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SDSS J130434.13+250220.1</text:p>
          </table:table-cell>
          <table:table-cell office:value-type="float" office:value="196.14221">
            <text:p>196.14221</text:p>
          </table:table-cell>
          <table:table-cell office:value-type="float" office:value="25.03894">
            <text:p>25.038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524">
            <text:p>8.524</text:p>
          </table:table-cell>
          <table:table-cell table:formula="of:=ROUND([.J92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DSS J130421.51+244923.7</text:p>
          </table:table-cell>
          <table:table-cell office:value-type="float" office:value="196.08964">
            <text:p>196.08964</text:p>
          </table:table-cell>
          <table:table-cell office:value-type="float" office:value="24.82326">
            <text:p>24.82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649">
            <text:p>8.649</text:p>
          </table:table-cell>
          <table:table-cell table:formula="of:=ROUND([.J92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DSS J130445.35+250323.6</text:p>
          </table:table-cell>
          <table:table-cell office:value-type="float" office:value="196.18898">
            <text:p>196.18898</text:p>
          </table:table-cell>
          <table:table-cell office:value-type="float" office:value="25.05658">
            <text:p>25.056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738">
            <text:p>8.738</text:p>
          </table:table-cell>
          <table:table-cell table:formula="of:=ROUND([.J92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SDSS J130424.17+244825.5</text:p>
          </table:table-cell>
          <table:table-cell office:value-type="float" office:value="196.10074">
            <text:p>196.10074</text:p>
          </table:table-cell>
          <table:table-cell office:value-type="float" office:value="24.8071">
            <text:p>24.80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851">
            <text:p>8.851</text:p>
          </table:table-cell>
          <table:table-cell table:formula="of:=ROUND([.J93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SDSS J130422.99+244804.4</text:p>
          </table:table-cell>
          <table:table-cell office:value-type="float" office:value="196.09581">
            <text:p>196.09581</text:p>
          </table:table-cell>
          <table:table-cell office:value-type="float" office:value="24.80122">
            <text:p>24.80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291">
            <text:p>9.291</text:p>
          </table:table-cell>
          <table:table-cell table:formula="of:=ROUND([.J93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SDSS J130441.63+250303.6</text:p>
          </table:table-cell>
          <table:table-cell office:value-type="float" office:value="196.17346">
            <text:p>196.17346</text:p>
          </table:table-cell>
          <table:table-cell office:value-type="float" office:value="25.05102">
            <text:p>25.051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587">
            <text:p>8.587</text:p>
          </table:table-cell>
          <table:table-cell table:formula="of:=ROUND([.J93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SDSS J130429.19+250145.7</text:p>
          </table:table-cell>
          <table:table-cell office:value-type="float" office:value="196.12164">
            <text:p>196.12164</text:p>
          </table:table-cell>
          <table:table-cell office:value-type="float" office:value="25.02938">
            <text:p>25.029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621">
            <text:p>8.621</text:p>
          </table:table-cell>
          <table:table-cell table:formula="of:=ROUND([.J93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DSS J130455.57+250325.9</text:p>
          </table:table-cell>
          <table:table-cell office:value-type="float" office:value="196.23157">
            <text:p>196.23157</text:p>
          </table:table-cell>
          <table:table-cell office:value-type="float" office:value="25.05721">
            <text:p>25.05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719">
            <text:p>8.719</text:p>
          </table:table-cell>
          <table:table-cell table:formula="of:=ROUND([.J93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SDSS J130519.21+250058.3</text:p>
          </table:table-cell>
          <table:table-cell office:value-type="float" office:value="196.33004">
            <text:p>196.33004</text:p>
          </table:table-cell>
          <table:table-cell office:value-type="float" office:value="25.01619">
            <text:p>25.016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844">
            <text:p>8.844</text:p>
          </table:table-cell>
          <table:table-cell table:formula="of:=ROUND([.J93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SDSS J130525.85+244938.9</text:p>
          </table:table-cell>
          <table:table-cell office:value-type="float" office:value="196.35771">
            <text:p>196.35771</text:p>
          </table:table-cell>
          <table:table-cell office:value-type="float" office:value="24.82748">
            <text:p>24.827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338">
            <text:p>9.338</text:p>
          </table:table-cell>
          <table:table-cell table:formula="of:=ROUND([.J93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SDSS J130418.44+244906.2</text:p>
          </table:table-cell>
          <table:table-cell office:value-type="float" office:value="196.07684">
            <text:p>196.07684</text:p>
          </table:table-cell>
          <table:table-cell office:value-type="float" office:value="24.81841">
            <text:p>24.818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379">
            <text:p>9.379</text:p>
          </table:table-cell>
          <table:table-cell table:formula="of:=ROUND([.J9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SDSS J130524.75+244910.5</text:p>
          </table:table-cell>
          <table:table-cell office:value-type="float" office:value="196.35313">
            <text:p>196.35313</text:p>
          </table:table-cell>
          <table:table-cell office:value-type="float" office:value="24.81961">
            <text:p>24.819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404">
            <text:p>9.404</text:p>
          </table:table-cell>
          <table:table-cell table:formula="of:=ROUND([.J93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DSS J130527.12+245752.3</text:p>
          </table:table-cell>
          <table:table-cell office:value-type="float" office:value="196.36303">
            <text:p>196.36303</text:p>
          </table:table-cell>
          <table:table-cell office:value-type="float" office:value="24.96454">
            <text:p>24.964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672">
            <text:p>8.672</text:p>
          </table:table-cell>
          <table:table-cell table:formula="of:=ROUND([.J93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SDSS J130454.13+244604.8</text:p>
          </table:table-cell>
          <table:table-cell office:value-type="float" office:value="196.22557">
            <text:p>196.22557</text:p>
          </table:table-cell>
          <table:table-cell office:value-type="float" office:value="24.76801">
            <text:p>24.768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707">
            <text:p>8.707</text:p>
          </table:table-cell>
          <table:table-cell table:formula="of:=ROUND([.J94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SDSS J130511.31+250213.6</text:p>
          </table:table-cell>
          <table:table-cell office:value-type="float" office:value="196.29713">
            <text:p>196.29713</text:p>
          </table:table-cell>
          <table:table-cell office:value-type="float" office:value="25.03713">
            <text:p>25.037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72">
            <text:p>8.72</text:p>
          </table:table-cell>
          <table:table-cell table:formula="of:=ROUND([.J9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SDSS J130413.11+245600.9</text:p>
          </table:table-cell>
          <table:table-cell office:value-type="float" office:value="196.05466">
            <text:p>196.05466</text:p>
          </table:table-cell>
          <table:table-cell office:value-type="float" office:value="24.93361">
            <text:p>24.933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771">
            <text:p>8.771</text:p>
          </table:table-cell>
          <table:table-cell table:formula="of:=ROUND([.J94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SDSS J130526.93+245102.5</text:p>
          </table:table-cell>
          <table:table-cell office:value-type="float" office:value="196.36225">
            <text:p>196.36225</text:p>
          </table:table-cell>
          <table:table-cell office:value-type="float" office:value="24.85071">
            <text:p>24.850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876">
            <text:p>8.876</text:p>
          </table:table-cell>
          <table:table-cell table:formula="of:=ROUND([.J94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SDSS J130414.09+245826.0</text:p>
          </table:table-cell>
          <table:table-cell office:value-type="float" office:value="196.05871">
            <text:p>196.05871</text:p>
          </table:table-cell>
          <table:table-cell office:value-type="float" office:value="24.97391">
            <text:p>24.973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221">
            <text:p>9.221</text:p>
          </table:table-cell>
          <table:table-cell table:formula="of:=ROUND([.J94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SDSS J130411.57+245247.8</text:p>
          </table:table-cell>
          <table:table-cell office:value-type="float" office:value="196.04822">
            <text:p>196.04822</text:p>
          </table:table-cell>
          <table:table-cell office:value-type="float" office:value="24.87995">
            <text:p>24.879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246">
            <text:p>9.246</text:p>
          </table:table-cell>
          <table:table-cell table:formula="of:=ROUND([.J9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SDSS J130410.05+245421.7</text:p>
          </table:table-cell>
          <table:table-cell office:value-type="float" office:value="196.0419">
            <text:p>196.0419</text:p>
          </table:table-cell>
          <table:table-cell office:value-type="float" office:value="24.90605">
            <text:p>24.906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385">
            <text:p>9.385</text:p>
          </table:table-cell>
          <table:table-cell table:formula="of:=ROUND([.J94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SDSS J130528.67+245550.5</text:p>
          </table:table-cell>
          <table:table-cell office:value-type="float" office:value="196.36948">
            <text:p>196.36948</text:p>
          </table:table-cell>
          <table:table-cell office:value-type="float" office:value="24.9307">
            <text:p>24.93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517">
            <text:p>8.517</text:p>
          </table:table-cell>
          <table:table-cell table:formula="of:=ROUND([.J94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SDSS J130453.39+250317.5</text:p>
          </table:table-cell>
          <table:table-cell office:value-type="float" office:value="196.22248">
            <text:p>196.22248</text:p>
          </table:table-cell>
          <table:table-cell office:value-type="float" office:value="25.05487">
            <text:p>25.054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539">
            <text:p>8.539</text:p>
          </table:table-cell>
          <table:table-cell table:formula="of:=ROUND([.J94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SDSS J130428.76+250152.4</text:p>
          </table:table-cell>
          <table:table-cell office:value-type="float" office:value="196.11986">
            <text:p>196.11986</text:p>
          </table:table-cell>
          <table:table-cell office:value-type="float" office:value="25.03124">
            <text:p>25.031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768">
            <text:p>8.768</text:p>
          </table:table-cell>
          <table:table-cell table:formula="of:=ROUND([.J9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SDSS J130417.10+245028.1</text:p>
          </table:table-cell>
          <table:table-cell office:value-type="float" office:value="196.07127">
            <text:p>196.07127</text:p>
          </table:table-cell>
          <table:table-cell office:value-type="float" office:value="24.84116">
            <text:p>24.841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888">
            <text:p>8.888</text:p>
          </table:table-cell>
          <table:table-cell table:formula="of:=ROUND([.J95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SDSS J130420.77+250027.4</text:p>
          </table:table-cell>
          <table:table-cell office:value-type="float" office:value="196.08654">
            <text:p>196.08654</text:p>
          </table:table-cell>
          <table:table-cell office:value-type="float" office:value="25.00764">
            <text:p>25.007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98">
            <text:p>8.98</text:p>
          </table:table-cell>
          <table:table-cell table:formula="of:=ROUND([.J95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SDSS J130411.64+245406.3</text:p>
          </table:table-cell>
          <table:table-cell office:value-type="float" office:value="196.04851">
            <text:p>196.04851</text:p>
          </table:table-cell>
          <table:table-cell office:value-type="float" office:value="24.90176">
            <text:p>24.901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041">
            <text:p>9.041</text:p>
          </table:table-cell>
          <table:table-cell table:formula="of:=ROUND([.J95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SDSS J130525.41+244951.5</text:p>
          </table:table-cell>
          <table:table-cell office:value-type="float" office:value="196.35591">
            <text:p>196.35591</text:p>
          </table:table-cell>
          <table:table-cell office:value-type="float" office:value="24.83099">
            <text:p>24.830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141">
            <text:p>9.141</text:p>
          </table:table-cell>
          <table:table-cell table:formula="of:=ROUND([.J9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SDSS J130425.90+250157.2</text:p>
          </table:table-cell>
          <table:table-cell office:value-type="float" office:value="196.10792">
            <text:p>196.10792</text:p>
          </table:table-cell>
          <table:table-cell office:value-type="float" office:value="25.03258">
            <text:p>25.032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225">
            <text:p>9.225</text:p>
          </table:table-cell>
          <table:table-cell table:formula="of:=ROUND([.J95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SDSS J130512.85+250253.2</text:p>
          </table:table-cell>
          <table:table-cell office:value-type="float" office:value="196.30358">
            <text:p>196.30358</text:p>
          </table:table-cell>
          <table:table-cell office:value-type="float" office:value="25.04812">
            <text:p>25.048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465">
            <text:p>9.465</text:p>
          </table:table-cell>
          <table:table-cell table:formula="of:=ROUND([.J95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SDSS J130501.93+244624.4</text:p>
          </table:table-cell>
          <table:table-cell office:value-type="float" office:value="196.25807">
            <text:p>196.25807</text:p>
          </table:table-cell>
          <table:table-cell office:value-type="float" office:value="24.77345">
            <text:p>24.77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693">
            <text:p>8.693</text:p>
          </table:table-cell>
          <table:table-cell table:formula="of:=ROUND([.J95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SDSS J130423.75+250111.1</text:p>
          </table:table-cell>
          <table:table-cell office:value-type="float" office:value="196.09896">
            <text:p>196.09896</text:p>
          </table:table-cell>
          <table:table-cell office:value-type="float" office:value="25.01976">
            <text:p>25.019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973">
            <text:p>8.973</text:p>
          </table:table-cell>
          <table:table-cell table:formula="of:=ROUND([.J95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SDSS J130412.36+245643.3</text:p>
          </table:table-cell>
          <table:table-cell office:value-type="float" office:value="196.05153">
            <text:p>196.05153</text:p>
          </table:table-cell>
          <table:table-cell office:value-type="float" office:value="24.94539">
            <text:p>24.945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065">
            <text:p>9.065</text:p>
          </table:table-cell>
          <table:table-cell table:formula="of:=ROUND([.J95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SDSS J130412.37+245248.4</text:p>
          </table:table-cell>
          <table:table-cell office:value-type="float" office:value="196.05156">
            <text:p>196.05156</text:p>
          </table:table-cell>
          <table:table-cell office:value-type="float" office:value="24.88011">
            <text:p>24.880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066">
            <text:p>9.066</text:p>
          </table:table-cell>
          <table:table-cell table:formula="of:=ROUND([.J95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SDSS J130518.19+250131.0</text:p>
          </table:table-cell>
          <table:table-cell office:value-type="float" office:value="196.32583">
            <text:p>196.32583</text:p>
          </table:table-cell>
          <table:table-cell office:value-type="float" office:value="25.02529">
            <text:p>25.025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08">
            <text:p>9.08</text:p>
          </table:table-cell>
          <table:table-cell table:formula="of:=ROUND([.J96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SDSS J130448.56+250400.0</text:p>
          </table:table-cell>
          <table:table-cell office:value-type="float" office:value="196.20236">
            <text:p>196.20236</text:p>
          </table:table-cell>
          <table:table-cell office:value-type="float" office:value="25.06668">
            <text:p>25.066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258">
            <text:p>9.258</text:p>
          </table:table-cell>
          <table:table-cell table:formula="of:=ROUND([.J96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SDSS J130446.57+244527.9</text:p>
          </table:table-cell>
          <table:table-cell office:value-type="float" office:value="196.19405">
            <text:p>196.19405</text:p>
          </table:table-cell>
          <table:table-cell office:value-type="float" office:value="24.75777">
            <text:p>24.757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364">
            <text:p>9.364</text:p>
          </table:table-cell>
          <table:table-cell table:formula="of:=ROUND([.J96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SDSS J130448.83+250406.8</text:p>
          </table:table-cell>
          <table:table-cell office:value-type="float" office:value="196.20349">
            <text:p>196.20349</text:p>
          </table:table-cell>
          <table:table-cell office:value-type="float" office:value="25.06857">
            <text:p>25.068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367">
            <text:p>9.367</text:p>
          </table:table-cell>
          <table:table-cell table:formula="of:=ROUND([.J96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SDSS J130527.73+245208.8</text:p>
          </table:table-cell>
          <table:table-cell office:value-type="float" office:value="196.36555">
            <text:p>196.36555</text:p>
          </table:table-cell>
          <table:table-cell office:value-type="float" office:value="24.86912">
            <text:p>24.869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643">
            <text:p>8.643</text:p>
          </table:table-cell>
          <table:table-cell table:formula="of:=ROUND([.J96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SDSS J130455.61+244607.8</text:p>
          </table:table-cell>
          <table:table-cell office:value-type="float" office:value="196.23174">
            <text:p>196.23174</text:p>
          </table:table-cell>
          <table:table-cell office:value-type="float" office:value="24.76883">
            <text:p>24.768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688">
            <text:p>8.688</text:p>
          </table:table-cell>
          <table:table-cell table:formula="of:=ROUND([.J96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SDSS J130436.06+250246.5</text:p>
          </table:table-cell>
          <table:table-cell office:value-type="float" office:value="196.15026">
            <text:p>196.15026</text:p>
          </table:table-cell>
          <table:table-cell office:value-type="float" office:value="25.04626">
            <text:p>25.046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733">
            <text:p>8.733</text:p>
          </table:table-cell>
          <table:table-cell table:formula="of:=ROUND([.J96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SDSS J130419.14+245938.2</text:p>
          </table:table-cell>
          <table:table-cell office:value-type="float" office:value="196.07978">
            <text:p>196.07978</text:p>
          </table:table-cell>
          <table:table-cell office:value-type="float" office:value="24.99395">
            <text:p>24.993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787">
            <text:p>8.787</text:p>
          </table:table-cell>
          <table:table-cell table:formula="of:=ROUND([.J96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SDSS J130413.99+245723.6</text:p>
          </table:table-cell>
          <table:table-cell office:value-type="float" office:value="196.05832">
            <text:p>196.05832</text:p>
          </table:table-cell>
          <table:table-cell office:value-type="float" office:value="24.95656">
            <text:p>24.956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88">
            <text:p>8.88</text:p>
          </table:table-cell>
          <table:table-cell table:formula="of:=ROUND([.J96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SDSS J130518.95+250107.5</text:p>
          </table:table-cell>
          <table:table-cell office:value-type="float" office:value="196.32899">
            <text:p>196.32899</text:p>
          </table:table-cell>
          <table:table-cell office:value-type="float" office:value="25.01878">
            <text:p>25.018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913">
            <text:p>8.913</text:p>
          </table:table-cell>
          <table:table-cell table:formula="of:=ROUND([.J96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SDSS J130530.36+245321.7</text:p>
          </table:table-cell>
          <table:table-cell office:value-type="float" office:value="196.37654">
            <text:p>196.37654</text:p>
          </table:table-cell>
          <table:table-cell office:value-type="float" office:value="24.88936">
            <text:p>24.889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945">
            <text:p>8.945</text:p>
          </table:table-cell>
          <table:table-cell table:formula="of:=ROUND([.J97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SDSS J130428.64+244721.8</text:p>
          </table:table-cell>
          <table:table-cell office:value-type="float" office:value="196.11936">
            <text:p>196.11936</text:p>
          </table:table-cell>
          <table:table-cell office:value-type="float" office:value="24.78941">
            <text:p>24.789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024">
            <text:p>9.024</text:p>
          </table:table-cell>
          <table:table-cell table:formula="of:=ROUND([.J97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SDSS J130434.35+250301.9</text:p>
          </table:table-cell>
          <table:table-cell office:value-type="float" office:value="196.14316">
            <text:p>196.14316</text:p>
          </table:table-cell>
          <table:table-cell office:value-type="float" office:value="25.05053">
            <text:p>25.050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125">
            <text:p>9.125</text:p>
          </table:table-cell>
          <table:table-cell table:formula="of:=ROUND([.J97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SDSS J130411.78+245634.0</text:p>
          </table:table-cell>
          <table:table-cell office:value-type="float" office:value="196.04908">
            <text:p>196.04908</text:p>
          </table:table-cell>
          <table:table-cell office:value-type="float" office:value="24.94279">
            <text:p>24.942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163">
            <text:p>9.163</text:p>
          </table:table-cell>
          <table:table-cell table:formula="of:=ROUND([.J9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SDSS J130411.11+245359.5</text:p>
          </table:table-cell>
          <table:table-cell office:value-type="float" office:value="196.04632">
            <text:p>196.04632</text:p>
          </table:table-cell>
          <table:table-cell office:value-type="float" office:value="24.89988">
            <text:p>24.899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169">
            <text:p>9.169</text:p>
          </table:table-cell>
          <table:table-cell table:formula="of:=ROUND([.J97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SDSS J130530.09+245148.5</text:p>
          </table:table-cell>
          <table:table-cell office:value-type="float" office:value="196.37541">
            <text:p>196.37541</text:p>
          </table:table-cell>
          <table:table-cell office:value-type="float" office:value="24.8635">
            <text:p>24.86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258">
            <text:p>9.258</text:p>
          </table:table-cell>
          <table:table-cell table:formula="of:=ROUND([.J97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SDSS J130415.56+245011.7</text:p>
          </table:table-cell>
          <table:table-cell office:value-type="float" office:value="196.06486">
            <text:p>196.06486</text:p>
          </table:table-cell>
          <table:table-cell office:value-type="float" office:value="24.8366">
            <text:p>24.83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326">
            <text:p>9.326</text:p>
          </table:table-cell>
          <table:table-cell table:formula="of:=ROUND([.J97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SDSS J130458.57+250404.1</text:p>
          </table:table-cell>
          <table:table-cell office:value-type="float" office:value="196.24404">
            <text:p>196.24404</text:p>
          </table:table-cell>
          <table:table-cell office:value-type="float" office:value="25.06782">
            <text:p>25.067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445">
            <text:p>9.445</text:p>
          </table:table-cell>
          <table:table-cell table:formula="of:=ROUND([.J97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SDSS J130415.27+245217.7</text:p>
          </table:table-cell>
          <table:table-cell office:value-type="float" office:value="196.06365">
            <text:p>196.06365</text:p>
          </table:table-cell>
          <table:table-cell office:value-type="float" office:value="24.87159">
            <text:p>24.871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558">
            <text:p>8.558</text:p>
          </table:table-cell>
          <table:table-cell table:formula="of:=ROUND([.J97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SDSS J130506.30+250255.9</text:p>
          </table:table-cell>
          <table:table-cell office:value-type="float" office:value="196.27629">
            <text:p>196.27629</text:p>
          </table:table-cell>
          <table:table-cell office:value-type="float" office:value="25.04889">
            <text:p>25.048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838">
            <text:p>8.838</text:p>
          </table:table-cell>
          <table:table-cell table:formula="of:=ROUND([.J97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SDSS J130453.29+244548.6</text:p>
          </table:table-cell>
          <table:table-cell office:value-type="float" office:value="196.22206">
            <text:p>196.22206</text:p>
          </table:table-cell>
          <table:table-cell office:value-type="float" office:value="24.76352">
            <text:p>24.76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964">
            <text:p>8.964</text:p>
          </table:table-cell>
          <table:table-cell table:formula="of:=ROUND([.J98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SDSS J130522.62+250048.0</text:p>
          </table:table-cell>
          <table:table-cell office:value-type="float" office:value="196.34426">
            <text:p>196.34426</text:p>
          </table:table-cell>
          <table:table-cell office:value-type="float" office:value="25.01334">
            <text:p>25.013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299">
            <text:p>9.299</text:p>
          </table:table-cell>
          <table:table-cell table:formula="of:=ROUND([.J98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SDSS J130411.08+245256.3</text:p>
          </table:table-cell>
          <table:table-cell office:value-type="float" office:value="196.0462">
            <text:p>196.0462</text:p>
          </table:table-cell>
          <table:table-cell office:value-type="float" office:value="24.88232">
            <text:p>24.882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324">
            <text:p>9.324</text:p>
          </table:table-cell>
          <table:table-cell table:formula="of:=ROUND([.J98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SDSS J130414.62+245859.0</text:p>
          </table:table-cell>
          <table:table-cell office:value-type="float" office:value="196.06094">
            <text:p>196.06094</text:p>
          </table:table-cell>
          <table:table-cell office:value-type="float" office:value="24.98306">
            <text:p>24.983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344">
            <text:p>9.344</text:p>
          </table:table-cell>
          <table:table-cell table:formula="of:=ROUND([.J98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SDSS J130448.26+244520.9</text:p>
          </table:table-cell>
          <table:table-cell office:value-type="float" office:value="196.20112">
            <text:p>196.20112</text:p>
          </table:table-cell>
          <table:table-cell office:value-type="float" office:value="24.75582">
            <text:p>24.755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443">
            <text:p>9.443</text:p>
          </table:table-cell>
          <table:table-cell table:formula="of:=ROUND([.J98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SDSS J130426.14+244713.0</text:p>
          </table:table-cell>
          <table:table-cell office:value-type="float" office:value="196.10895">
            <text:p>196.10895</text:p>
          </table:table-cell>
          <table:table-cell office:value-type="float" office:value="24.78696">
            <text:p>24.78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476">
            <text:p>9.476</text:p>
          </table:table-cell>
          <table:table-cell table:formula="of:=ROUND([.J98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SDSS J130413.23+245053.8</text:p>
          </table:table-cell>
          <table:table-cell office:value-type="float" office:value="196.05515">
            <text:p>196.05515</text:p>
          </table:table-cell>
          <table:table-cell office:value-type="float" office:value="24.84828">
            <text:p>24.848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482">
            <text:p>9.482</text:p>
          </table:table-cell>
          <table:table-cell table:formula="of:=ROUND([.J98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DSS J130442.72+250311.0</text:p>
          </table:table-cell>
          <table:table-cell office:value-type="float" office:value="196.178">
            <text:p>196.178</text:p>
          </table:table-cell>
          <table:table-cell office:value-type="float" office:value="25.05308">
            <text:p>25.053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647">
            <text:p>8.647</text:p>
          </table:table-cell>
          <table:table-cell table:formula="of:=ROUND([.J98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SDSS J130517.18+250122.0</text:p>
          </table:table-cell>
          <table:table-cell office:value-type="float" office:value="196.32159">
            <text:p>196.32159</text:p>
          </table:table-cell>
          <table:table-cell office:value-type="float" office:value="25.02278">
            <text:p>25.02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814">
            <text:p>8.814</text:p>
          </table:table-cell>
          <table:table-cell table:formula="of:=ROUND([.J98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SDSS J130519.56+250108.0</text:p>
          </table:table-cell>
          <table:table-cell office:value-type="float" office:value="196.33152">
            <text:p>196.33152</text:p>
          </table:table-cell>
          <table:table-cell office:value-type="float" office:value="25.0189">
            <text:p>25.01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015">
            <text:p>9.015</text:p>
          </table:table-cell>
          <table:table-cell table:formula="of:=ROUND([.J98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SDSS J130451.02+250352.5</text:p>
          </table:table-cell>
          <table:table-cell office:value-type="float" office:value="196.21259">
            <text:p>196.21259</text:p>
          </table:table-cell>
          <table:table-cell office:value-type="float" office:value="25.06459">
            <text:p>25.064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111">
            <text:p>9.111</text:p>
          </table:table-cell>
          <table:table-cell table:formula="of:=ROUND([.J99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SDSS J130423.16+244756.0</text:p>
          </table:table-cell>
          <table:table-cell office:value-type="float" office:value="196.09654">
            <text:p>196.09654</text:p>
          </table:table-cell>
          <table:table-cell office:value-type="float" office:value="24.7989">
            <text:p>24.79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365">
            <text:p>9.365</text:p>
          </table:table-cell>
          <table:table-cell table:formula="of:=ROUND([.J99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SDSS J130511.61+244629.5</text:p>
          </table:table-cell>
          <table:table-cell office:value-type="float" office:value="196.2984">
            <text:p>196.2984</text:p>
          </table:table-cell>
          <table:table-cell office:value-type="float" office:value="24.77488">
            <text:p>24.77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457">
            <text:p>9.457</text:p>
          </table:table-cell>
          <table:table-cell table:formula="of:=ROUND([.J99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SDSS J130428.54+244754.4</text:p>
          </table:table-cell>
          <table:table-cell office:value-type="float" office:value="196.11894">
            <text:p>196.11894</text:p>
          </table:table-cell>
          <table:table-cell office:value-type="float" office:value="24.79847">
            <text:p>24.798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598">
            <text:p>8.598</text:p>
          </table:table-cell>
          <table:table-cell table:formula="of:=ROUND([.J99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SDSS J130435.50+250235.2</text:p>
          </table:table-cell>
          <table:table-cell office:value-type="float" office:value="196.14792">
            <text:p>196.14792</text:p>
          </table:table-cell>
          <table:table-cell office:value-type="float" office:value="25.04313">
            <text:p>25.043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613">
            <text:p>8.613</text:p>
          </table:table-cell>
          <table:table-cell table:formula="of:=ROUND([.J99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SDSS J130431.77+244719.9</text:p>
          </table:table-cell>
          <table:table-cell office:value-type="float" office:value="196.13241">
            <text:p>196.13241</text:p>
          </table:table-cell>
          <table:table-cell office:value-type="float" office:value="24.78888">
            <text:p>24.788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665">
            <text:p>8.665</text:p>
          </table:table-cell>
          <table:table-cell table:formula="of:=ROUND([.J99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SDSS J130423.77+250055.8</text:p>
          </table:table-cell>
          <table:table-cell office:value-type="float" office:value="196.09907">
            <text:p>196.09907</text:p>
          </table:table-cell>
          <table:table-cell office:value-type="float" office:value="25.01551">
            <text:p>25.01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788">
            <text:p>8.788</text:p>
          </table:table-cell>
          <table:table-cell table:formula="of:=ROUND([.J99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SDSS J130517.61+250124.4</text:p>
          </table:table-cell>
          <table:table-cell office:value-type="float" office:value="196.3234">
            <text:p>196.3234</text:p>
          </table:table-cell>
          <table:table-cell office:value-type="float" office:value="25.02345">
            <text:p>25.02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91">
            <text:p>8.91</text:p>
          </table:table-cell>
          <table:table-cell table:formula="of:=ROUND([.J99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SDSS J130526.59+245043.8</text:p>
          </table:table-cell>
          <table:table-cell office:value-type="float" office:value="196.36081">
            <text:p>196.36081</text:p>
          </table:table-cell>
          <table:table-cell office:value-type="float" office:value="24.84551">
            <text:p>24.84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942">
            <text:p>8.942</text:p>
          </table:table-cell>
          <table:table-cell table:formula="of:=ROUND([.J99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SDSS J130449.57+250343.8</text:p>
          </table:table-cell>
          <table:table-cell office:value-type="float" office:value="196.20656">
            <text:p>196.20656</text:p>
          </table:table-cell>
          <table:table-cell office:value-type="float" office:value="25.06217">
            <text:p>25.062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975">
            <text:p>8.975</text:p>
          </table:table-cell>
          <table:table-cell table:formula="of:=ROUND([.J99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SDSS J130411.35+245513.9</text:p>
          </table:table-cell>
          <table:table-cell office:value-type="float" office:value="196.04731">
            <text:p>196.04731</text:p>
          </table:table-cell>
          <table:table-cell office:value-type="float" office:value="24.92055">
            <text:p>24.920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094">
            <text:p>9.094</text:p>
          </table:table-cell>
          <table:table-cell table:formula="of:=ROUND([.J100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SDSS J130436.50+244617.0</text:p>
          </table:table-cell>
          <table:table-cell office:value-type="float" office:value="196.15211">
            <text:p>196.15211</text:p>
          </table:table-cell>
          <table:table-cell office:value-type="float" office:value="24.7714">
            <text:p>24.77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13">
            <text:p>9.13</text:p>
          </table:table-cell>
          <table:table-cell table:formula="of:=ROUND([.J100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SDSS J130522.16+244849.9</text:p>
          </table:table-cell>
          <table:table-cell office:value-type="float" office:value="196.34234">
            <text:p>196.34234</text:p>
          </table:table-cell>
          <table:table-cell office:value-type="float" office:value="24.81388">
            <text:p>24.813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157">
            <text:p>9.157</text:p>
          </table:table-cell>
          <table:table-cell table:formula="of:=ROUND([.J100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SDSS J130415.59+245906.0</text:p>
          </table:table-cell>
          <table:table-cell office:value-type="float" office:value="196.06499">
            <text:p>196.06499</text:p>
          </table:table-cell>
          <table:table-cell office:value-type="float" office:value="24.98503">
            <text:p>24.98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203">
            <text:p>9.203</text:p>
          </table:table-cell>
          <table:table-cell table:formula="of:=ROUND([.J100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SDSS J130410.95+245646.8</text:p>
          </table:table-cell>
          <table:table-cell office:value-type="float" office:value="196.04566">
            <text:p>196.04566</text:p>
          </table:table-cell>
          <table:table-cell office:value-type="float" office:value="24.94634">
            <text:p>24.946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389">
            <text:p>9.389</text:p>
          </table:table-cell>
          <table:table-cell table:formula="of:=ROUND([.J100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SDSS J130413.88+245604.4</text:p>
          </table:table-cell>
          <table:table-cell office:value-type="float" office:value="196.05785">
            <text:p>196.05785</text:p>
          </table:table-cell>
          <table:table-cell office:value-type="float" office:value="24.93457">
            <text:p>24.934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608">
            <text:p>8.608</text:p>
          </table:table-cell>
          <table:table-cell table:formula="of:=ROUND([.J100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SDSS J130414.82+245743.6</text:p>
          </table:table-cell>
          <table:table-cell office:value-type="float" office:value="196.06175">
            <text:p>196.06175</text:p>
          </table:table-cell>
          <table:table-cell office:value-type="float" office:value="24.96213">
            <text:p>24.962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808">
            <text:p>8.808</text:p>
          </table:table-cell>
          <table:table-cell table:formula="of:=ROUND([.J100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SDSS J130531.27+245353.0</text:p>
          </table:table-cell>
          <table:table-cell office:value-type="float" office:value="196.3803">
            <text:p>196.3803</text:p>
          </table:table-cell>
          <table:table-cell office:value-type="float" office:value="24.89806">
            <text:p>24.898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082">
            <text:p>9.082</text:p>
          </table:table-cell>
          <table:table-cell table:formula="of:=ROUND([.J100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SDSS J130532.08+245424.5</text:p>
          </table:table-cell>
          <table:table-cell office:value-type="float" office:value="196.3837">
            <text:p>196.3837</text:p>
          </table:table-cell>
          <table:table-cell office:value-type="float" office:value="24.90682">
            <text:p>24.906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23">
            <text:p>9.23</text:p>
          </table:table-cell>
          <table:table-cell table:formula="of:=ROUND([.J100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SDSS J130502.54+244541.2</text:p>
          </table:table-cell>
          <table:table-cell office:value-type="float" office:value="196.26062">
            <text:p>196.26062</text:p>
          </table:table-cell>
          <table:table-cell office:value-type="float" office:value="24.76145">
            <text:p>24.761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423">
            <text:p>9.423</text:p>
          </table:table-cell>
          <table:table-cell table:formula="of:=ROUND([.J100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SDSS J130431.58+244731.0</text:p>
          </table:table-cell>
          <table:table-cell office:value-type="float" office:value="196.1316">
            <text:p>196.1316</text:p>
          </table:table-cell>
          <table:table-cell office:value-type="float" office:value="24.79197">
            <text:p>24.791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529">
            <text:p>8.529</text:p>
          </table:table-cell>
          <table:table-cell table:formula="of:=ROUND([.J101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SDSS J130414.92+245752.6</text:p>
          </table:table-cell>
          <table:table-cell office:value-type="float" office:value="196.06218">
            <text:p>196.06218</text:p>
          </table:table-cell>
          <table:table-cell office:value-type="float" office:value="24.96461">
            <text:p>24.964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837">
            <text:p>8.837</text:p>
          </table:table-cell>
          <table:table-cell table:formula="of:=ROUND([.J101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SDSS J130413.75+245727.4</text:p>
          </table:table-cell>
          <table:table-cell office:value-type="float" office:value="196.05731">
            <text:p>196.05731</text:p>
          </table:table-cell>
          <table:table-cell office:value-type="float" office:value="24.95762">
            <text:p>24.957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951">
            <text:p>8.951</text:p>
          </table:table-cell>
          <table:table-cell table:formula="of:=ROUND([.J101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SDSS J130430.47+244707.5</text:p>
          </table:table-cell>
          <table:table-cell office:value-type="float" office:value="196.12699">
            <text:p>196.12699</text:p>
          </table:table-cell>
          <table:table-cell office:value-type="float" office:value="24.78543">
            <text:p>24.785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995">
            <text:p>8.995</text:p>
          </table:table-cell>
          <table:table-cell table:formula="of:=ROUND([.J101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SDSS J130424.27+244751.3</text:p>
          </table:table-cell>
          <table:table-cell office:value-type="float" office:value="196.10116">
            <text:p>196.10116</text:p>
          </table:table-cell>
          <table:table-cell office:value-type="float" office:value="24.79761">
            <text:p>24.797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253">
            <text:p>9.253</text:p>
          </table:table-cell>
          <table:table-cell table:formula="of:=ROUND([.J101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SDSS J130503.46+250338.0</text:p>
          </table:table-cell>
          <table:table-cell office:value-type="float" office:value="196.26446">
            <text:p>196.26446</text:p>
          </table:table-cell>
          <table:table-cell office:value-type="float" office:value="25.06056">
            <text:p>25.060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28">
            <text:p>9.28</text:p>
          </table:table-cell>
          <table:table-cell table:formula="of:=ROUND([.J101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SDSS J130422.16+250127.4</text:p>
          </table:table-cell>
          <table:table-cell office:value-type="float" office:value="196.09235">
            <text:p>196.09235</text:p>
          </table:table-cell>
          <table:table-cell office:value-type="float" office:value="25.02428">
            <text:p>25.024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419">
            <text:p>9.419</text:p>
          </table:table-cell>
          <table:table-cell table:formula="of:=ROUND([.J101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SDSS J130503.45+250249.0</text:p>
          </table:table-cell>
          <table:table-cell office:value-type="float" office:value="196.26441">
            <text:p>196.26441</text:p>
          </table:table-cell>
          <table:table-cell office:value-type="float" office:value="25.04696">
            <text:p>25.04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503">
            <text:p>8.503</text:p>
          </table:table-cell>
          <table:table-cell table:formula="of:=ROUND([.J101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SDSS J130446.64+244619.4</text:p>
          </table:table-cell>
          <table:table-cell office:value-type="float" office:value="196.19437">
            <text:p>196.19437</text:p>
          </table:table-cell>
          <table:table-cell office:value-type="float" office:value="24.77208">
            <text:p>24.772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509">
            <text:p>8.509</text:p>
          </table:table-cell>
          <table:table-cell table:formula="of:=ROUND([.J101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SDSS J130415.45+245147.9</text:p>
          </table:table-cell>
          <table:table-cell office:value-type="float" office:value="196.06438">
            <text:p>196.06438</text:p>
          </table:table-cell>
          <table:table-cell office:value-type="float" office:value="24.86332">
            <text:p>24.863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677">
            <text:p>8.677</text:p>
          </table:table-cell>
          <table:table-cell table:formula="of:=ROUND([.J101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SDSS J130519.26+250043.1</text:p>
          </table:table-cell>
          <table:table-cell office:value-type="float" office:value="196.33029">
            <text:p>196.33029</text:p>
          </table:table-cell>
          <table:table-cell office:value-type="float" office:value="25.01198">
            <text:p>25.011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679">
            <text:p>8.679</text:p>
          </table:table-cell>
          <table:table-cell table:formula="of:=ROUND([.J102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DSS J130443.29+244615.5</text:p>
          </table:table-cell>
          <table:table-cell office:value-type="float" office:value="196.18041">
            <text:p>196.18041</text:p>
          </table:table-cell>
          <table:table-cell office:value-type="float" office:value="24.77098">
            <text:p>24.770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703">
            <text:p>8.703</text:p>
          </table:table-cell>
          <table:table-cell table:formula="of:=ROUND([.J102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SDSS J130424.69+244818.3</text:p>
          </table:table-cell>
          <table:table-cell office:value-type="float" office:value="196.10288">
            <text:p>196.10288</text:p>
          </table:table-cell>
          <table:table-cell office:value-type="float" office:value="24.80511">
            <text:p>24.805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857">
            <text:p>8.857</text:p>
          </table:table-cell>
          <table:table-cell table:formula="of:=ROUND([.J102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SDSS J130456.55+244538.9</text:p>
          </table:table-cell>
          <table:table-cell office:value-type="float" office:value="196.23563">
            <text:p>196.23563</text:p>
          </table:table-cell>
          <table:table-cell office:value-type="float" office:value="24.76082">
            <text:p>24.760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19">
            <text:p>9.19</text:p>
          </table:table-cell>
          <table:table-cell table:formula="of:=ROUND([.J102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SDSS J130431.11+244646.7</text:p>
          </table:table-cell>
          <table:table-cell office:value-type="float" office:value="196.12965">
            <text:p>196.12965</text:p>
          </table:table-cell>
          <table:table-cell office:value-type="float" office:value="24.77966">
            <text:p>24.779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17">
            <text:p>9.217</text:p>
          </table:table-cell>
          <table:table-cell table:formula="of:=ROUND([.J102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SDSS J130528.85+245104.0</text:p>
          </table:table-cell>
          <table:table-cell office:value-type="float" office:value="196.37024">
            <text:p>196.37024</text:p>
          </table:table-cell>
          <table:table-cell office:value-type="float" office:value="24.85111">
            <text:p>24.851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63">
            <text:p>9.263</text:p>
          </table:table-cell>
          <table:table-cell table:formula="of:=ROUND([.J102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SDSS J130417.07+244922.2</text:p>
          </table:table-cell>
          <table:table-cell office:value-type="float" office:value="196.07113">
            <text:p>196.07113</text:p>
          </table:table-cell>
          <table:table-cell office:value-type="float" office:value="24.82284">
            <text:p>24.822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475">
            <text:p>9.475</text:p>
          </table:table-cell>
          <table:table-cell table:formula="of:=ROUND([.J102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SDSS J130531.13+245148.0</text:p>
          </table:table-cell>
          <table:table-cell office:value-type="float" office:value="196.37973">
            <text:p>196.37973</text:p>
          </table:table-cell>
          <table:table-cell office:value-type="float" office:value="24.86336">
            <text:p>24.863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484">
            <text:p>9.484</text:p>
          </table:table-cell>
          <table:table-cell table:formula="of:=ROUND([.J102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SDSS J130502.04+244633.9</text:p>
          </table:table-cell>
          <table:table-cell office:value-type="float" office:value="196.25852">
            <text:p>196.25852</text:p>
          </table:table-cell>
          <table:table-cell office:value-type="float" office:value="24.77611">
            <text:p>24.776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546">
            <text:p>8.546</text:p>
          </table:table-cell>
          <table:table-cell table:formula="of:=ROUND([.J102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SDSS J130444.34+250347.3</text:p>
          </table:table-cell>
          <table:table-cell office:value-type="float" office:value="196.18478">
            <text:p>196.18478</text:p>
          </table:table-cell>
          <table:table-cell office:value-type="float" office:value="25.06315">
            <text:p>25.063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164">
            <text:p>9.164</text:p>
          </table:table-cell>
          <table:table-cell table:formula="of:=ROUND([.J102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SDSS J130530.96+245241.1</text:p>
          </table:table-cell>
          <table:table-cell office:value-type="float" office:value="196.37903">
            <text:p>196.37903</text:p>
          </table:table-cell>
          <table:table-cell office:value-type="float" office:value="24.8781">
            <text:p>24.87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208">
            <text:p>9.208</text:p>
          </table:table-cell>
          <table:table-cell table:formula="of:=ROUND([.J103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SDSS J130446.80+244533.1</text:p>
          </table:table-cell>
          <table:table-cell office:value-type="float" office:value="196.19501">
            <text:p>196.19501</text:p>
          </table:table-cell>
          <table:table-cell office:value-type="float" office:value="24.75922">
            <text:p>24.759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271">
            <text:p>9.271</text:p>
          </table:table-cell>
          <table:table-cell table:formula="of:=ROUND([.J103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SDSS J130419.46+244837.3</text:p>
          </table:table-cell>
          <table:table-cell office:value-type="float" office:value="196.0811">
            <text:p>196.0811</text:p>
          </table:table-cell>
          <table:table-cell office:value-type="float" office:value="24.81038">
            <text:p>24.810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499">
            <text:p>9.499</text:p>
          </table:table-cell>
          <table:table-cell table:formula="of:=ROUND([.J103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SDSS J130451.36+250319.9</text:p>
          </table:table-cell>
          <table:table-cell office:value-type="float" office:value="196.21403">
            <text:p>196.21403</text:p>
          </table:table-cell>
          <table:table-cell office:value-type="float" office:value="25.05555">
            <text:p>25.055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568">
            <text:p>8.568</text:p>
          </table:table-cell>
          <table:table-cell table:formula="of:=ROUND([.J103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SDSS J130500.33+244624.9</text:p>
          </table:table-cell>
          <table:table-cell office:value-type="float" office:value="196.25138">
            <text:p>196.25138</text:p>
          </table:table-cell>
          <table:table-cell office:value-type="float" office:value="24.77359">
            <text:p>24.773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591">
            <text:p>8.591</text:p>
          </table:table-cell>
          <table:table-cell table:formula="of:=ROUND([.J103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SDSS J130415.16+245215.6</text:p>
          </table:table-cell>
          <table:table-cell office:value-type="float" office:value="196.06317">
            <text:p>196.06317</text:p>
          </table:table-cell>
          <table:table-cell office:value-type="float" office:value="24.87103">
            <text:p>24.871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593">
            <text:p>8.593</text:p>
          </table:table-cell>
          <table:table-cell table:formula="of:=ROUND([.J103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SDSS J130515.46+250139.8</text:p>
          </table:table-cell>
          <table:table-cell office:value-type="float" office:value="196.31445">
            <text:p>196.31445</text:p>
          </table:table-cell>
          <table:table-cell office:value-type="float" office:value="25.02773">
            <text:p>25.027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793">
            <text:p>8.793</text:p>
          </table:table-cell>
          <table:table-cell table:formula="of:=ROUND([.J103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SDSS J130426.24+250134.1</text:p>
          </table:table-cell>
          <table:table-cell office:value-type="float" office:value="196.10935">
            <text:p>196.10935</text:p>
          </table:table-cell>
          <table:table-cell office:value-type="float" office:value="25.02614">
            <text:p>25.026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878">
            <text:p>8.878</text:p>
          </table:table-cell>
          <table:table-cell table:formula="of:=ROUND([.J10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SDSS J130413.46+245714.6</text:p>
          </table:table-cell>
          <table:table-cell office:value-type="float" office:value="196.05611">
            <text:p>196.05611</text:p>
          </table:table-cell>
          <table:table-cell office:value-type="float" office:value="24.95407">
            <text:p>24.95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952">
            <text:p>8.952</text:p>
          </table:table-cell>
          <table:table-cell table:formula="of:=ROUND([.J103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SDSS J130419.96+250018.1</text:p>
          </table:table-cell>
          <table:table-cell office:value-type="float" office:value="196.08319">
            <text:p>196.08319</text:p>
          </table:table-cell>
          <table:table-cell office:value-type="float" office:value="25.00505">
            <text:p>25.005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026">
            <text:p>9.026</text:p>
          </table:table-cell>
          <table:table-cell table:formula="of:=ROUND([.J103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SDSS J130413.31+245135.0</text:p>
          </table:table-cell>
          <table:table-cell office:value-type="float" office:value="196.0555">
            <text:p>196.0555</text:p>
          </table:table-cell>
          <table:table-cell office:value-type="float" office:value="24.85973">
            <text:p>24.859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206">
            <text:p>9.206</text:p>
          </table:table-cell>
          <table:table-cell table:formula="of:=ROUND([.J104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SDSS J130447.10+250403.4</text:p>
          </table:table-cell>
          <table:table-cell office:value-type="float" office:value="196.19627">
            <text:p>196.19627</text:p>
          </table:table-cell>
          <table:table-cell office:value-type="float" office:value="25.06764">
            <text:p>25.067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344">
            <text:p>9.344</text:p>
          </table:table-cell>
          <table:table-cell table:formula="of:=ROUND([.J10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DSS J130433.48+244709.4</text:p>
          </table:table-cell>
          <table:table-cell office:value-type="float" office:value="196.13954">
            <text:p>196.13954</text:p>
          </table:table-cell>
          <table:table-cell office:value-type="float" office:value="24.78597">
            <text:p>24.785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625">
            <text:p>8.625</text:p>
          </table:table-cell>
          <table:table-cell table:formula="of:=ROUND([.J104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SDSS J130529.12+245300.4</text:p>
          </table:table-cell>
          <table:table-cell office:value-type="float" office:value="196.37137">
            <text:p>196.37137</text:p>
          </table:table-cell>
          <table:table-cell office:value-type="float" office:value="24.88347">
            <text:p>24.883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732">
            <text:p>8.732</text:p>
          </table:table-cell>
          <table:table-cell table:formula="of:=ROUND([.J104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SDSS J130429.40+250207.8</text:p>
          </table:table-cell>
          <table:table-cell office:value-type="float" office:value="196.12251">
            <text:p>196.12251</text:p>
          </table:table-cell>
          <table:table-cell office:value-type="float" office:value="25.03552">
            <text:p>25.035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895">
            <text:p>8.895</text:p>
          </table:table-cell>
          <table:table-cell table:formula="of:=ROUND([.J104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SDSS J130521.75+244902.0</text:p>
          </table:table-cell>
          <table:table-cell office:value-type="float" office:value="196.34064">
            <text:p>196.34064</text:p>
          </table:table-cell>
          <table:table-cell office:value-type="float" office:value="24.81723">
            <text:p>24.817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956">
            <text:p>8.956</text:p>
          </table:table-cell>
          <table:table-cell table:formula="of:=ROUND([.J10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SDSS J130526.71+245859.0</text:p>
          </table:table-cell>
          <table:table-cell office:value-type="float" office:value="196.3613">
            <text:p>196.3613</text:p>
          </table:table-cell>
          <table:table-cell office:value-type="float" office:value="24.98307">
            <text:p>24.983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046">
            <text:p>9.046</text:p>
          </table:table-cell>
          <table:table-cell table:formula="of:=ROUND([.J104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SDSS J130411.73+245645.3</text:p>
          </table:table-cell>
          <table:table-cell office:value-type="float" office:value="196.0489">
            <text:p>196.0489</text:p>
          </table:table-cell>
          <table:table-cell office:value-type="float" office:value="24.94592">
            <text:p>24.945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212">
            <text:p>9.212</text:p>
          </table:table-cell>
          <table:table-cell table:formula="of:=ROUND([.J104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SDSS J130409.86+245430.7</text:p>
          </table:table-cell>
          <table:table-cell office:value-type="float" office:value="196.04112">
            <text:p>196.04112</text:p>
          </table:table-cell>
          <table:table-cell office:value-type="float" office:value="24.90855">
            <text:p>24.908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422">
            <text:p>9.422</text:p>
          </table:table-cell>
          <table:table-cell table:formula="of:=ROUND([.J104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SDSS J130434.57+250323.7</text:p>
          </table:table-cell>
          <table:table-cell office:value-type="float" office:value="196.14405">
            <text:p>196.14405</text:p>
          </table:table-cell>
          <table:table-cell office:value-type="float" office:value="25.05658">
            <text:p>25.056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436">
            <text:p>9.436</text:p>
          </table:table-cell>
          <table:table-cell table:formula="of:=ROUND([.J10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SDSS J130420.58+244823.3</text:p>
          </table:table-cell>
          <table:table-cell office:value-type="float" office:value="196.08578">
            <text:p>196.08578</text:p>
          </table:table-cell>
          <table:table-cell office:value-type="float" office:value="24.80648">
            <text:p>24.806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463">
            <text:p>9.463</text:p>
          </table:table-cell>
          <table:table-cell table:formula="of:=ROUND([.J105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SDSS J130424.77+250205.7</text:p>
          </table:table-cell>
          <table:table-cell office:value-type="float" office:value="196.10325">
            <text:p>196.10325</text:p>
          </table:table-cell>
          <table:table-cell office:value-type="float" office:value="25.03494">
            <text:p>25.034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496">
            <text:p>9.496</text:p>
          </table:table-cell>
          <table:table-cell table:formula="of:=ROUND([.J105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SDSS J130430.98+250159.1</text:p>
          </table:table-cell>
          <table:table-cell office:value-type="float" office:value="196.12911">
            <text:p>196.12911</text:p>
          </table:table-cell>
          <table:table-cell office:value-type="float" office:value="25.03309">
            <text:p>25.033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577">
            <text:p>8.577</text:p>
          </table:table-cell>
          <table:table-cell table:formula="of:=ROUND([.J105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SDSS J130428.47+250141.4</text:p>
          </table:table-cell>
          <table:table-cell office:value-type="float" office:value="196.11864">
            <text:p>196.11864</text:p>
          </table:table-cell>
          <table:table-cell office:value-type="float" office:value="25.02819">
            <text:p>25.028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66">
            <text:p>8.66</text:p>
          </table:table-cell>
          <table:table-cell table:formula="of:=ROUND([.J10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SDSS J130529.23+245254.3</text:p>
          </table:table-cell>
          <table:table-cell office:value-type="float" office:value="196.37179">
            <text:p>196.37179</text:p>
          </table:table-cell>
          <table:table-cell office:value-type="float" office:value="24.88175">
            <text:p>24.881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776">
            <text:p>8.776</text:p>
          </table:table-cell>
          <table:table-cell table:formula="of:=ROUND([.J105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SDSS J130412.47+245507.4</text:p>
          </table:table-cell>
          <table:table-cell office:value-type="float" office:value="196.05196">
            <text:p>196.05196</text:p>
          </table:table-cell>
          <table:table-cell office:value-type="float" office:value="24.91873">
            <text:p>24.918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836">
            <text:p>8.836</text:p>
          </table:table-cell>
          <table:table-cell table:formula="of:=ROUND([.J105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SDSS J130412.57+245543.3</text:p>
          </table:table-cell>
          <table:table-cell office:value-type="float" office:value="196.05238">
            <text:p>196.05238</text:p>
          </table:table-cell>
          <table:table-cell office:value-type="float" office:value="24.92871">
            <text:p>24.928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858">
            <text:p>8.858</text:p>
          </table:table-cell>
          <table:table-cell table:formula="of:=ROUND([.J105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SDSS J130416.11+245050.3</text:p>
          </table:table-cell>
          <table:table-cell office:value-type="float" office:value="196.06713">
            <text:p>196.06713</text:p>
          </table:table-cell>
          <table:table-cell office:value-type="float" office:value="24.84733">
            <text:p>24.847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916">
            <text:p>8.916</text:p>
          </table:table-cell>
          <table:table-cell table:formula="of:=ROUND([.J105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SDSS J130437.73+250308.3</text:p>
          </table:table-cell>
          <table:table-cell office:value-type="float" office:value="196.15724">
            <text:p>196.15724</text:p>
          </table:table-cell>
          <table:table-cell office:value-type="float" office:value="25.05232">
            <text:p>25.052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929">
            <text:p>8.929</text:p>
          </table:table-cell>
          <table:table-cell table:formula="of:=ROUND([.J105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SDSS J130415.44+245106.6</text:p>
          </table:table-cell>
          <table:table-cell office:value-type="float" office:value="196.06435">
            <text:p>196.06435</text:p>
          </table:table-cell>
          <table:table-cell office:value-type="float" office:value="24.85185">
            <text:p>24.851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938">
            <text:p>8.938</text:p>
          </table:table-cell>
          <table:table-cell table:formula="of:=ROUND([.J105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SDSS J130421.79+244840.7</text:p>
          </table:table-cell>
          <table:table-cell office:value-type="float" office:value="196.09082">
            <text:p>196.09082</text:p>
          </table:table-cell>
          <table:table-cell office:value-type="float" office:value="24.81131">
            <text:p>24.81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065">
            <text:p>9.065</text:p>
          </table:table-cell>
          <table:table-cell table:formula="of:=ROUND([.J106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SDSS J130449.71+250409.9</text:p>
          </table:table-cell>
          <table:table-cell office:value-type="float" office:value="196.20713">
            <text:p>196.20713</text:p>
          </table:table-cell>
          <table:table-cell office:value-type="float" office:value="25.06944">
            <text:p>25.069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409">
            <text:p>9.409</text:p>
          </table:table-cell>
          <table:table-cell table:formula="of:=ROUND([.J106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DSS J130440.31+250308.8</text:p>
          </table:table-cell>
          <table:table-cell office:value-type="float" office:value="196.16799">
            <text:p>196.16799</text:p>
          </table:table-cell>
          <table:table-cell office:value-type="float" office:value="25.05244">
            <text:p>25.052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75">
            <text:p>8.75</text:p>
          </table:table-cell>
          <table:table-cell table:formula="of:=ROUND([.J106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SDSS J130531.01+245610.6</text:p>
          </table:table-cell>
          <table:table-cell office:value-type="float" office:value="196.37923">
            <text:p>196.37923</text:p>
          </table:table-cell>
          <table:table-cell office:value-type="float" office:value="24.9363">
            <text:p>24.93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089">
            <text:p>9.089</text:p>
          </table:table-cell>
          <table:table-cell table:formula="of:=ROUND([.J106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SDSS J130435.38+250306.4</text:p>
          </table:table-cell>
          <table:table-cell office:value-type="float" office:value="196.14743">
            <text:p>196.14743</text:p>
          </table:table-cell>
          <table:table-cell office:value-type="float" office:value="25.05179">
            <text:p>25.051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098">
            <text:p>9.098</text:p>
          </table:table-cell>
          <table:table-cell table:formula="of:=ROUND([.J106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SDSS J130500.29+244552.8</text:p>
          </table:table-cell>
          <table:table-cell office:value-type="float" office:value="196.25121">
            <text:p>196.25121</text:p>
          </table:table-cell>
          <table:table-cell office:value-type="float" office:value="24.76469">
            <text:p>24.764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109">
            <text:p>9.109</text:p>
          </table:table-cell>
          <table:table-cell table:formula="of:=ROUND([.J106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SDSS J130427.50+250222.0</text:p>
          </table:table-cell>
          <table:table-cell office:value-type="float" office:value="196.11459">
            <text:p>196.11459</text:p>
          </table:table-cell>
          <table:table-cell office:value-type="float" office:value="25.03946">
            <text:p>25.039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336">
            <text:p>9.336</text:p>
          </table:table-cell>
          <table:table-cell table:formula="of:=ROUND([.J106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SDSS J130416.28+245135.7</text:p>
          </table:table-cell>
          <table:table-cell office:value-type="float" office:value="196.06784">
            <text:p>196.06784</text:p>
          </table:table-cell>
          <table:table-cell office:value-type="float" office:value="24.85994">
            <text:p>24.859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574">
            <text:p>8.574</text:p>
          </table:table-cell>
          <table:table-cell table:formula="of:=ROUND([.J106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SDSS J130503.95+250251.3</text:p>
          </table:table-cell>
          <table:table-cell office:value-type="float" office:value="196.26647">
            <text:p>196.26647</text:p>
          </table:table-cell>
          <table:table-cell office:value-type="float" office:value="25.0476">
            <text:p>25.04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576">
            <text:p>8.576</text:p>
          </table:table-cell>
          <table:table-cell table:formula="of:=ROUND([.J106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DSS J130435.98+250238.8</text:p>
          </table:table-cell>
          <table:table-cell office:value-type="float" office:value="196.14992">
            <text:p>196.14992</text:p>
          </table:table-cell>
          <table:table-cell office:value-type="float" office:value="25.04412">
            <text:p>25.044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623">
            <text:p>8.623</text:p>
          </table:table-cell>
          <table:table-cell table:formula="of:=ROUND([.J106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SDSS J130456.37+250319.9</text:p>
          </table:table-cell>
          <table:table-cell office:value-type="float" office:value="196.23491">
            <text:p>196.23491</text:p>
          </table:table-cell>
          <table:table-cell office:value-type="float" office:value="25.05556">
            <text:p>25.055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642">
            <text:p>8.642</text:p>
          </table:table-cell>
          <table:table-cell table:formula="of:=ROUND([.J107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SDSS J130423.97+250106.4</text:p>
          </table:table-cell>
          <table:table-cell office:value-type="float" office:value="196.09989">
            <text:p>196.09989</text:p>
          </table:table-cell>
          <table:table-cell office:value-type="float" office:value="25.01846">
            <text:p>25.018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882">
            <text:p>8.882</text:p>
          </table:table-cell>
          <table:table-cell table:formula="of:=ROUND([.J107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SDSS J130509.64+250253.3</text:p>
          </table:table-cell>
          <table:table-cell office:value-type="float" office:value="196.29019">
            <text:p>196.29019</text:p>
          </table:table-cell>
          <table:table-cell office:value-type="float" office:value="25.04815">
            <text:p>25.048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114">
            <text:p>9.114</text:p>
          </table:table-cell>
          <table:table-cell table:formula="of:=ROUND([.J107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SDSS J130531.38+245647.8</text:p>
          </table:table-cell>
          <table:table-cell office:value-type="float" office:value="196.38078">
            <text:p>196.38078</text:p>
          </table:table-cell>
          <table:table-cell office:value-type="float" office:value="24.94662">
            <text:p>24.946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288">
            <text:p>9.288</text:p>
          </table:table-cell>
          <table:table-cell table:formula="of:=ROUND([.J10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SDSS J130422.43+244841.3</text:p>
          </table:table-cell>
          <table:table-cell office:value-type="float" office:value="196.09349">
            <text:p>196.09349</text:p>
          </table:table-cell>
          <table:table-cell office:value-type="float" office:value="24.81147">
            <text:p>24.811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951">
            <text:p>8.951</text:p>
          </table:table-cell>
          <table:table-cell table:formula="of:=ROUND([.J107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SDSS J130413.04+245708.7</text:p>
          </table:table-cell>
          <table:table-cell office:value-type="float" office:value="196.05435">
            <text:p>196.05435</text:p>
          </table:table-cell>
          <table:table-cell office:value-type="float" office:value="24.95243">
            <text:p>24.952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017">
            <text:p>9.017</text:p>
          </table:table-cell>
          <table:table-cell table:formula="of:=ROUND([.J107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SDSS J130410.83+245456.5</text:p>
          </table:table-cell>
          <table:table-cell office:value-type="float" office:value="196.04513">
            <text:p>196.04513</text:p>
          </table:table-cell>
          <table:table-cell office:value-type="float" office:value="24.9157">
            <text:p>24.91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202">
            <text:p>9.202</text:p>
          </table:table-cell>
          <table:table-cell table:formula="of:=ROUND([.J107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SDSS J130450.54+244612.0</text:p>
          </table:table-cell>
          <table:table-cell office:value-type="float" office:value="196.21059">
            <text:p>196.21059</text:p>
          </table:table-cell>
          <table:table-cell office:value-type="float" office:value="24.77002">
            <text:p>24.770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8.566">
            <text:p>8.566</text:p>
          </table:table-cell>
          <table:table-cell table:formula="of:=ROUND([.J107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SDSS J130413.13+245312.1</text:p>
          </table:table-cell>
          <table:table-cell office:value-type="float" office:value="196.05474">
            <text:p>196.05474</text:p>
          </table:table-cell>
          <table:table-cell office:value-type="float" office:value="24.8867">
            <text:p>24.88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8.819">
            <text:p>8.819</text:p>
          </table:table-cell>
          <table:table-cell table:formula="of:=ROUND([.J107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SDSS J130518.54+244814.9</text:p>
          </table:table-cell>
          <table:table-cell office:value-type="float" office:value="196.32725">
            <text:p>196.32725</text:p>
          </table:table-cell>
          <table:table-cell office:value-type="float" office:value="24.80414">
            <text:p>24.804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8.963">
            <text:p>8.963</text:p>
          </table:table-cell>
          <table:table-cell table:formula="of:=ROUND([.J107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SDSS J130522.19+250037.1</text:p>
          </table:table-cell>
          <table:table-cell office:value-type="float" office:value="196.34248">
            <text:p>196.34248</text:p>
          </table:table-cell>
          <table:table-cell office:value-type="float" office:value="25.01031">
            <text:p>25.010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107">
            <text:p>9.107</text:p>
          </table:table-cell>
          <table:table-cell table:formula="of:=ROUND([.J108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SDSS J130412.72+245737.4</text:p>
          </table:table-cell>
          <table:table-cell office:value-type="float" office:value="196.05301">
            <text:p>196.05301</text:p>
          </table:table-cell>
          <table:table-cell office:value-type="float" office:value="24.96041">
            <text:p>24.960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225">
            <text:p>9.225</text:p>
          </table:table-cell>
          <table:table-cell table:formula="of:=ROUND([.J108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SDSS J130513.96+250226.9</text:p>
          </table:table-cell>
          <table:table-cell office:value-type="float" office:value="196.30818">
            <text:p>196.30818</text:p>
          </table:table-cell>
          <table:table-cell office:value-type="float" office:value="25.04081">
            <text:p>25.040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228">
            <text:p>9.228</text:p>
          </table:table-cell>
          <table:table-cell table:formula="of:=ROUND([.J108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SDSS J130523.89+250032.8</text:p>
          </table:table-cell>
          <table:table-cell office:value-type="float" office:value="196.34957">
            <text:p>196.34957</text:p>
          </table:table-cell>
          <table:table-cell office:value-type="float" office:value="25.00913">
            <text:p>25.009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362">
            <text:p>9.362</text:p>
          </table:table-cell>
          <table:table-cell table:formula="of:=ROUND([.J108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SDSS J130424.48+244748.9</text:p>
          </table:table-cell>
          <table:table-cell office:value-type="float" office:value="196.10203">
            <text:p>196.10203</text:p>
          </table:table-cell>
          <table:table-cell office:value-type="float" office:value="24.79693">
            <text:p>24.796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9.251">
            <text:p>9.251</text:p>
          </table:table-cell>
          <table:table-cell table:formula="of:=ROUND([.J108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SDSS J130440.84+244605.6</text:p>
          </table:table-cell>
          <table:table-cell office:value-type="float" office:value="196.17019">
            <text:p>196.17019</text:p>
          </table:table-cell>
          <table:table-cell office:value-type="float" office:value="24.76824">
            <text:p>24.768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8.996">
            <text:p>8.996</text:p>
          </table:table-cell>
          <table:table-cell table:formula="of:=ROUND([.J108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SDSS J130425.32+250105.5</text:p>
          </table:table-cell>
          <table:table-cell office:value-type="float" office:value="196.10551">
            <text:p>196.10551</text:p>
          </table:table-cell>
          <table:table-cell office:value-type="float" office:value="25.01822">
            <text:p>25.018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8.66">
            <text:p>8.66</text:p>
          </table:table-cell>
          <table:table-cell table:formula="of:=ROUND([.J108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SDSS J130412.57+245212.6</text:p>
          </table:table-cell>
          <table:table-cell office:value-type="float" office:value="196.05241">
            <text:p>196.05241</text:p>
          </table:table-cell>
          <table:table-cell office:value-type="float" office:value="24.87017">
            <text:p>24.870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9.169">
            <text:p>9.169</text:p>
          </table:table-cell>
          <table:table-cell table:formula="of:=ROUND([.J108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SDSS J130514.21+250155.6</text:p>
          </table:table-cell>
          <table:table-cell office:value-type="float" office:value="196.30921">
            <text:p>196.30921</text:p>
          </table:table-cell>
          <table:table-cell office:value-type="float" office:value="25.03212">
            <text:p>25.032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8.831">
            <text:p>8.831</text:p>
          </table:table-cell>
          <table:table-cell table:formula="of:=ROUND([.J108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SDSS J130412.77+245656.3</text:p>
          </table:table-cell>
          <table:table-cell office:value-type="float" office:value="196.05323">
            <text:p>196.05323</text:p>
          </table:table-cell>
          <table:table-cell office:value-type="float" office:value="24.94899">
            <text:p>24.948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9.024">
            <text:p>9.024</text:p>
          </table:table-cell>
          <table:table-cell table:formula="of:=ROUND([.J108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SDSS J130429.56+250243.7</text:p>
          </table:table-cell>
          <table:table-cell office:value-type="float" office:value="196.1232">
            <text:p>196.1232</text:p>
          </table:table-cell>
          <table:table-cell office:value-type="float" office:value="25.04548">
            <text:p>25.045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9.377">
            <text:p>9.377</text:p>
          </table:table-cell>
          <table:table-cell table:formula="of:=ROUND([.J109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SDSS J130518.88+250150.6</text:p>
          </table:table-cell>
          <table:table-cell office:value-type="float" office:value="196.3287">
            <text:p>196.3287</text:p>
          </table:table-cell>
          <table:table-cell office:value-type="float" office:value="25.03073">
            <text:p>25.030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9.428">
            <text:p>9.428</text:p>
          </table:table-cell>
          <table:table-cell table:formula="of:=ROUND([.J109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SDSS J130530.85+245457.0</text:p>
          </table:table-cell>
          <table:table-cell office:value-type="float" office:value="196.37858">
            <text:p>196.37858</text:p>
          </table:table-cell>
          <table:table-cell office:value-type="float" office:value="24.91585">
            <text:p>24.915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g</text:p>
          </table:table-cell>
          <table:table-cell office:value-type="float" office:value="8.946">
            <text:p>8.946</text:p>
          </table:table-cell>
          <table:table-cell table:formula="of:=ROUND([.J109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SDSS J130515.08+250210.5</text:p>
          </table:table-cell>
          <table:table-cell office:value-type="float" office:value="196.31287">
            <text:p>196.31287</text:p>
          </table:table-cell>
          <table:table-cell office:value-type="float" office:value="25.03627">
            <text:p>25.036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3g</text:p>
          </table:table-cell>
          <table:table-cell office:value-type="float" office:value="9.15">
            <text:p>9.15</text:p>
          </table:table-cell>
          <table:table-cell table:formula="of:=ROUND([.J109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SDSS J130420.38+244853.3</text:p>
          </table:table-cell>
          <table:table-cell office:value-type="float" office:value="196.08493">
            <text:p>196.08493</text:p>
          </table:table-cell>
          <table:table-cell office:value-type="float" office:value="24.81483">
            <text:p>24.814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3g</text:p>
          </table:table-cell>
          <table:table-cell office:value-type="float" office:value="9.168">
            <text:p>9.168</text:p>
          </table:table-cell>
          <table:table-cell table:formula="of:=ROUND([.J109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SDSS J130531.83+245521.0</text:p>
          </table:table-cell>
          <table:table-cell office:value-type="float" office:value="196.38266">
            <text:p>196.38266</text:p>
          </table:table-cell>
          <table:table-cell office:value-type="float" office:value="24.9225">
            <text:p>24.92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3g</text:p>
          </table:table-cell>
          <table:table-cell office:value-type="float" office:value="9.185">
            <text:p>9.185</text:p>
          </table:table-cell>
          <table:table-cell table:formula="of:=ROUND([.J109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SDSS J130529.90+244953.8</text:p>
          </table:table-cell>
          <table:table-cell office:value-type="float" office:value="196.37463">
            <text:p>196.37463</text:p>
          </table:table-cell>
          <table:table-cell office:value-type="float" office:value="24.83163">
            <text:p>24.83163</text:p>
          </table:table-cell>
          <table:table-cell office:value-type="string">
            <text:p>G</text:p>
          </table:table-cell>
          <table:table-cell office:value-type="float" office:value="40715">
            <text:p>40715</text:p>
          </table:table-cell>
          <table:table-cell office:value-type="float" office:value="0.135811">
            <text:p>0.135811</text:p>
          </table:table-cell>
          <table:table-cell office:value-type="string">
            <text:p><text:s text:c="4"/></text:p>
          </table:table-cell>
          <table:table-cell office:value-type="string">
            <text:p>18.0g</text:p>
          </table:table-cell>
          <table:table-cell office:value-type="float" office:value="9.997">
            <text:p>9.997</text:p>
          </table:table-cell>
          <table:table-cell table:formula="of:=ROUND([.J1096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SDSS J130435.24+244550.5</text:p>
          </table:table-cell>
          <table:table-cell office:value-type="float" office:value="196.14684">
            <text:p>196.14684</text:p>
          </table:table-cell>
          <table:table-cell office:value-type="float" office:value="24.76405">
            <text:p>24.764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9.647">
            <text:p>9.647</text:p>
          </table:table-cell>
          <table:table-cell table:formula="of:=ROUND([.J109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SDSS J130535.26+245520.7</text:p>
          </table:table-cell>
          <table:table-cell office:value-type="float" office:value="196.39695">
            <text:p>196.39695</text:p>
          </table:table-cell>
          <table:table-cell office:value-type="float" office:value="24.92242">
            <text:p>24.922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9.961">
            <text:p>9.961</text:p>
          </table:table-cell>
          <table:table-cell table:formula="of:=ROUND([.J109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SDSS J130418.62+250058.9</text:p>
          </table:table-cell>
          <table:table-cell office:value-type="float" office:value="196.07759">
            <text:p>196.07759</text:p>
          </table:table-cell>
          <table:table-cell office:value-type="float" office:value="25.01639">
            <text:p>25.01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9.689">
            <text:p>9.689</text:p>
          </table:table-cell>
          <table:table-cell table:formula="of:=ROUND([.J109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SDSS J130424.97+250234.5</text:p>
          </table:table-cell>
          <table:table-cell office:value-type="float" office:value="196.10406">
            <text:p>196.10406</text:p>
          </table:table-cell>
          <table:table-cell office:value-type="float" office:value="25.04293">
            <text:p>25.042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9.844">
            <text:p>9.844</text:p>
          </table:table-cell>
          <table:table-cell table:formula="of:=ROUND([.J110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SDSS J130409.40+245417.4</text:p>
          </table:table-cell>
          <table:table-cell office:value-type="float" office:value="196.03918">
            <text:p>196.03918</text:p>
          </table:table-cell>
          <table:table-cell office:value-type="float" office:value="24.90485">
            <text:p>24.904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9.537">
            <text:p>9.537</text:p>
          </table:table-cell>
          <table:table-cell table:formula="of:=ROUND([.J110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SDSS J130456.09+250419.1</text:p>
          </table:table-cell>
          <table:table-cell office:value-type="float" office:value="196.23374">
            <text:p>196.23374</text:p>
          </table:table-cell>
          <table:table-cell office:value-type="float" office:value="25.07199">
            <text:p>25.071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9.613">
            <text:p>9.613</text:p>
          </table:table-cell>
          <table:table-cell table:formula="of:=ROUND([.J110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SDSS J130422.70+250206.7</text:p>
          </table:table-cell>
          <table:table-cell office:value-type="float" office:value="196.09462">
            <text:p>196.09462</text:p>
          </table:table-cell>
          <table:table-cell office:value-type="float" office:value="25.03521">
            <text:p>25.035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9.813">
            <text:p>9.813</text:p>
          </table:table-cell>
          <table:table-cell table:formula="of:=ROUND([.J110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SDSS J130533.36+245635.6</text:p>
          </table:table-cell>
          <table:table-cell office:value-type="float" office:value="196.38902">
            <text:p>196.38902</text:p>
          </table:table-cell>
          <table:table-cell office:value-type="float" office:value="24.94324">
            <text:p>24.943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686">
            <text:p>9.686</text:p>
          </table:table-cell>
          <table:table-cell table:formula="of:=ROUND([.J110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SDSS J130529.12+245031.4</text:p>
          </table:table-cell>
          <table:table-cell office:value-type="float" office:value="196.37134">
            <text:p>196.37134</text:p>
          </table:table-cell>
          <table:table-cell office:value-type="float" office:value="24.84207">
            <text:p>24.842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9.547">
            <text:p>9.547</text:p>
          </table:table-cell>
          <table:table-cell table:formula="of:=ROUND([.J110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SDSS J130428.07+250259.4</text:p>
          </table:table-cell>
          <table:table-cell office:value-type="float" office:value="196.11697">
            <text:p>196.11697</text:p>
          </table:table-cell>
          <table:table-cell office:value-type="float" office:value="25.04985">
            <text:p>25.049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779">
            <text:p>9.779</text:p>
          </table:table-cell>
          <table:table-cell table:formula="of:=ROUND([.J110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SDSS J130510.25+250326.2</text:p>
          </table:table-cell>
          <table:table-cell office:value-type="float" office:value="196.29275">
            <text:p>196.29275</text:p>
          </table:table-cell>
          <table:table-cell office:value-type="float" office:value="25.05728">
            <text:p>25.057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9.667">
            <text:p>9.667</text:p>
          </table:table-cell>
          <table:table-cell table:formula="of:=ROUND([.J110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SDSS J130507.30+244539.9</text:p>
          </table:table-cell>
          <table:table-cell office:value-type="float" office:value="196.28045">
            <text:p>196.28045</text:p>
          </table:table-cell>
          <table:table-cell office:value-type="float" office:value="24.76111">
            <text:p>24.761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9.788">
            <text:p>9.788</text:p>
          </table:table-cell>
          <table:table-cell table:formula="of:=ROUND([.J110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SDSS J130527.36+250014.6</text:p>
          </table:table-cell>
          <table:table-cell office:value-type="float" office:value="196.36402">
            <text:p>196.36402</text:p>
          </table:table-cell>
          <table:table-cell office:value-type="float" office:value="25.00408">
            <text:p>25.004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9.82">
            <text:p>9.82</text:p>
          </table:table-cell>
          <table:table-cell table:formula="of:=ROUND([.J110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SDSS J130531.94+245055.9</text:p>
          </table:table-cell>
          <table:table-cell office:value-type="float" office:value="196.3831">
            <text:p>196.3831</text:p>
          </table:table-cell>
          <table:table-cell office:value-type="float" office:value="24.84887">
            <text:p>24.848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9.96">
            <text:p>9.96</text:p>
          </table:table-cell>
          <table:table-cell table:formula="of:=ROUND([.J111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SDSS J130414.51+244943.1</text:p>
          </table:table-cell>
          <table:table-cell office:value-type="float" office:value="196.06049">
            <text:p>196.06049</text:p>
          </table:table-cell>
          <table:table-cell office:value-type="float" office:value="24.82866">
            <text:p>24.828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771">
            <text:p>9.771</text:p>
          </table:table-cell>
          <table:table-cell table:formula="of:=ROUND([.J111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SDSS J130423.26+244740.1</text:p>
          </table:table-cell>
          <table:table-cell office:value-type="float" office:value="196.09692">
            <text:p>196.09692</text:p>
          </table:table-cell>
          <table:table-cell office:value-type="float" office:value="24.79448">
            <text:p>24.794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546">
            <text:p>9.546</text:p>
          </table:table-cell>
          <table:table-cell table:formula="of:=ROUND([.J111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SDSS J130516.57+250230.6</text:p>
          </table:table-cell>
          <table:table-cell office:value-type="float" office:value="196.31907">
            <text:p>196.31907</text:p>
          </table:table-cell>
          <table:table-cell office:value-type="float" office:value="25.04185">
            <text:p>25.041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619">
            <text:p>9.619</text:p>
          </table:table-cell>
          <table:table-cell table:formula="of:=ROUND([.J111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SDSS J130534.04+245340.1</text:p>
          </table:table-cell>
          <table:table-cell office:value-type="float" office:value="196.39187">
            <text:p>196.39187</text:p>
          </table:table-cell>
          <table:table-cell office:value-type="float" office:value="24.89448">
            <text:p>24.894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731">
            <text:p>9.731</text:p>
          </table:table-cell>
          <table:table-cell table:formula="of:=ROUND([.J111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SDSS J130531.08+245028.0</text:p>
          </table:table-cell>
          <table:table-cell office:value-type="float" office:value="196.37952">
            <text:p>196.37952</text:p>
          </table:table-cell>
          <table:table-cell office:value-type="float" office:value="24.84113">
            <text:p>24.841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972">
            <text:p>9.972</text:p>
          </table:table-cell>
          <table:table-cell table:formula="of:=ROUND([.J111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SDSS J130415.59+244904.6</text:p>
          </table:table-cell>
          <table:table-cell office:value-type="float" office:value="196.06497">
            <text:p>196.06497</text:p>
          </table:table-cell>
          <table:table-cell office:value-type="float" office:value="24.81795">
            <text:p>24.817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918">
            <text:p>9.918</text:p>
          </table:table-cell>
          <table:table-cell table:formula="of:=ROUND([.J111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SDSS J130413.89+244934.3</text:p>
          </table:table-cell>
          <table:table-cell office:value-type="float" office:value="196.05789">
            <text:p>196.05789</text:p>
          </table:table-cell>
          <table:table-cell office:value-type="float" office:value="24.8262">
            <text:p>24.82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969">
            <text:p>9.969</text:p>
          </table:table-cell>
          <table:table-cell table:formula="of:=ROUND([.J111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SDSS J130518.85+244735.4</text:p>
          </table:table-cell>
          <table:table-cell office:value-type="float" office:value="196.32857">
            <text:p>196.32857</text:p>
          </table:table-cell>
          <table:table-cell office:value-type="float" office:value="24.79317">
            <text:p>24.793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5">
            <text:p>9.5</text:p>
          </table:table-cell>
          <table:table-cell table:formula="of:=ROUND([.J111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SDSS J130448.92+250424.7</text:p>
          </table:table-cell>
          <table:table-cell office:value-type="float" office:value="196.20383">
            <text:p>196.20383</text:p>
          </table:table-cell>
          <table:table-cell office:value-type="float" office:value="25.07355">
            <text:p>25.073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664">
            <text:p>9.664</text:p>
          </table:table-cell>
          <table:table-cell table:formula="of:=ROUND([.J111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SDSS J130434.10+250338.4</text:p>
          </table:table-cell>
          <table:table-cell office:value-type="float" office:value="196.14212">
            <text:p>196.14212</text:p>
          </table:table-cell>
          <table:table-cell office:value-type="float" office:value="25.06067">
            <text:p>25.060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702">
            <text:p>9.702</text:p>
          </table:table-cell>
          <table:table-cell table:formula="of:=ROUND([.J112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SDSS J130509.03+250324.5</text:p>
          </table:table-cell>
          <table:table-cell office:value-type="float" office:value="196.28767">
            <text:p>196.28767</text:p>
          </table:table-cell>
          <table:table-cell office:value-type="float" office:value="25.05681">
            <text:p>25.056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522">
            <text:p>9.522</text:p>
          </table:table-cell>
          <table:table-cell table:formula="of:=ROUND([.J112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SDSS J130421.51+244800.2</text:p>
          </table:table-cell>
          <table:table-cell office:value-type="float" office:value="196.08964">
            <text:p>196.08964</text:p>
          </table:table-cell>
          <table:table-cell office:value-type="float" office:value="24.80006">
            <text:p>24.800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576">
            <text:p>9.576</text:p>
          </table:table-cell>
          <table:table-cell table:formula="of:=ROUND([.J112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SDSS J130531.38+245753.4</text:p>
          </table:table-cell>
          <table:table-cell office:value-type="float" office:value="196.38076">
            <text:p>196.38076</text:p>
          </table:table-cell>
          <table:table-cell office:value-type="float" office:value="24.96486">
            <text:p>24.964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585">
            <text:p>9.585</text:p>
          </table:table-cell>
          <table:table-cell table:formula="of:=ROUND([.J112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SDSS J130524.40+244837.1</text:p>
          </table:table-cell>
          <table:table-cell office:value-type="float" office:value="196.35169">
            <text:p>196.35169</text:p>
          </table:table-cell>
          <table:table-cell office:value-type="float" office:value="24.81031">
            <text:p>24.810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685">
            <text:p>9.685</text:p>
          </table:table-cell>
          <table:table-cell table:formula="of:=ROUND([.J112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SDSS J130408.27+245347.0</text:p>
          </table:table-cell>
          <table:table-cell office:value-type="float" office:value="196.03448">
            <text:p>196.03448</text:p>
          </table:table-cell>
          <table:table-cell office:value-type="float" office:value="24.89641">
            <text:p>24.896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83">
            <text:p>9.83</text:p>
          </table:table-cell>
          <table:table-cell table:formula="of:=ROUND([.J112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SDSS J130529.59+244950.3</text:p>
          </table:table-cell>
          <table:table-cell office:value-type="float" office:value="196.37329">
            <text:p>196.37329</text:p>
          </table:table-cell>
          <table:table-cell office:value-type="float" office:value="24.83065">
            <text:p>24.830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963">
            <text:p>9.963</text:p>
          </table:table-cell>
          <table:table-cell table:formula="of:=ROUND([.J112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SDSS J130515.60+244629.1</text:p>
          </table:table-cell>
          <table:table-cell office:value-type="float" office:value="196.31501">
            <text:p>196.31501</text:p>
          </table:table-cell>
          <table:table-cell office:value-type="float" office:value="24.77477">
            <text:p>24.774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933">
            <text:p>9.933</text:p>
          </table:table-cell>
          <table:table-cell table:formula="of:=ROUND([.J112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SDSS J130431.52+250310.4</text:p>
          </table:table-cell>
          <table:table-cell office:value-type="float" office:value="196.13137">
            <text:p>196.13137</text:p>
          </table:table-cell>
          <table:table-cell office:value-type="float" office:value="25.0529">
            <text:p>25.05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54">
            <text:p>9.54</text:p>
          </table:table-cell>
          <table:table-cell table:formula="of:=ROUND([.J112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SDSS J130423.05+244738.9</text:p>
          </table:table-cell>
          <table:table-cell office:value-type="float" office:value="196.09608">
            <text:p>196.09608</text:p>
          </table:table-cell>
          <table:table-cell office:value-type="float" office:value="24.79415">
            <text:p>24.794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592">
            <text:p>9.592</text:p>
          </table:table-cell>
          <table:table-cell table:formula="of:=ROUND([.J112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SDSS J130422.21+244739.8</text:p>
          </table:table-cell>
          <table:table-cell office:value-type="float" office:value="196.09256">
            <text:p>196.09256</text:p>
          </table:table-cell>
          <table:table-cell office:value-type="float" office:value="24.79442">
            <text:p>24.794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709">
            <text:p>9.709</text:p>
          </table:table-cell>
          <table:table-cell table:formula="of:=ROUND([.J113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SDSS J130418.72+244828.6</text:p>
          </table:table-cell>
          <table:table-cell office:value-type="float" office:value="196.07801">
            <text:p>196.07801</text:p>
          </table:table-cell>
          <table:table-cell office:value-type="float" office:value="24.80795">
            <text:p>24.807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722">
            <text:p>9.722</text:p>
          </table:table-cell>
          <table:table-cell table:formula="of:=ROUND([.J113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SDSS J130522.00+250135.9</text:p>
          </table:table-cell>
          <table:table-cell office:value-type="float" office:value="196.34167">
            <text:p>196.34167</text:p>
          </table:table-cell>
          <table:table-cell office:value-type="float" office:value="25.02666">
            <text:p>25.026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735">
            <text:p>9.735</text:p>
          </table:table-cell>
          <table:table-cell table:formula="of:=ROUND([.J113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SDSS J130534.85+245518.6</text:p>
          </table:table-cell>
          <table:table-cell office:value-type="float" office:value="196.39523">
            <text:p>196.39523</text:p>
          </table:table-cell>
          <table:table-cell office:value-type="float" office:value="24.92186">
            <text:p>24.921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866">
            <text:p>9.866</text:p>
          </table:table-cell>
          <table:table-cell table:formula="of:=ROUND([.J113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SDSS J130415.67+250024.4</text:p>
          </table:table-cell>
          <table:table-cell office:value-type="float" office:value="196.06532">
            <text:p>196.06532</text:p>
          </table:table-cell>
          <table:table-cell office:value-type="float" office:value="25.00679">
            <text:p>25.006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87">
            <text:p>9.87</text:p>
          </table:table-cell>
          <table:table-cell table:formula="of:=ROUND([.J113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SDSS J130408.81+245530.2</text:p>
          </table:table-cell>
          <table:table-cell office:value-type="float" office:value="196.03673">
            <text:p>196.03673</text:p>
          </table:table-cell>
          <table:table-cell office:value-type="float" office:value="24.92506">
            <text:p>24.925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685">
            <text:p>9.685</text:p>
          </table:table-cell>
          <table:table-cell table:formula="of:=ROUND([.J113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SDSS J130411.73+245824.6</text:p>
          </table:table-cell>
          <table:table-cell office:value-type="float" office:value="196.04888">
            <text:p>196.04888</text:p>
          </table:table-cell>
          <table:table-cell office:value-type="float" office:value="24.97351">
            <text:p>24.973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705">
            <text:p>9.705</text:p>
          </table:table-cell>
          <table:table-cell table:formula="of:=ROUND([.J113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SDSS J130455.89+250430.8</text:p>
          </table:table-cell>
          <table:table-cell office:value-type="float" office:value="196.23291">
            <text:p>196.23291</text:p>
          </table:table-cell>
          <table:table-cell office:value-type="float" office:value="25.07524">
            <text:p>25.075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802">
            <text:p>9.802</text:p>
          </table:table-cell>
          <table:table-cell table:formula="of:=ROUND([.J113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SDSS J130449.00+250433.4</text:p>
          </table:table-cell>
          <table:table-cell office:value-type="float" office:value="196.20419">
            <text:p>196.20419</text:p>
          </table:table-cell>
          <table:table-cell office:value-type="float" office:value="25.07595">
            <text:p>25.07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807">
            <text:p>9.807</text:p>
          </table:table-cell>
          <table:table-cell table:formula="of:=ROUND([.J113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SDSS J130533.58+245659.7</text:p>
          </table:table-cell>
          <table:table-cell office:value-type="float" office:value="196.38994">
            <text:p>196.38994</text:p>
          </table:table-cell>
          <table:table-cell office:value-type="float" office:value="24.94993">
            <text:p>24.949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818">
            <text:p>9.818</text:p>
          </table:table-cell>
          <table:table-cell table:formula="of:=ROUND([.J113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SDSS J130408.10+245339.3</text:p>
          </table:table-cell>
          <table:table-cell office:value-type="float" office:value="196.03376">
            <text:p>196.03376</text:p>
          </table:table-cell>
          <table:table-cell office:value-type="float" office:value="24.89427">
            <text:p>24.894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883">
            <text:p>9.883</text:p>
          </table:table-cell>
          <table:table-cell table:formula="of:=ROUND([.J114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SDSS J130412.36+245047.3</text:p>
          </table:table-cell>
          <table:table-cell office:value-type="float" office:value="196.05154">
            <text:p>196.05154</text:p>
          </table:table-cell>
          <table:table-cell office:value-type="float" office:value="24.84649">
            <text:p>24.846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706">
            <text:p>9.706</text:p>
          </table:table-cell>
          <table:table-cell table:formula="of:=ROUND([.J114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SDSS J130410.25+245225.0</text:p>
          </table:table-cell>
          <table:table-cell office:value-type="float" office:value="196.04273">
            <text:p>196.04273</text:p>
          </table:table-cell>
          <table:table-cell office:value-type="float" office:value="24.87364">
            <text:p>24.873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623">
            <text:p>9.623</text:p>
          </table:table-cell>
          <table:table-cell table:formula="of:=ROUND([.J114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SDSS J130505.74+244534.5</text:p>
          </table:table-cell>
          <table:table-cell office:value-type="float" office:value="196.27394">
            <text:p>196.27394</text:p>
          </table:table-cell>
          <table:table-cell office:value-type="float" office:value="24.7596">
            <text:p>24.75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748">
            <text:p>9.748</text:p>
          </table:table-cell>
          <table:table-cell table:formula="of:=ROUND([.J114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SDSS J130415.39+250006.1</text:p>
          </table:table-cell>
          <table:table-cell office:value-type="float" office:value="196.06413">
            <text:p>196.06413</text:p>
          </table:table-cell>
          <table:table-cell office:value-type="float" office:value="25.0017">
            <text:p>25.00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753">
            <text:p>9.753</text:p>
          </table:table-cell>
          <table:table-cell table:formula="of:=ROUND([.J114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SDSS J130533.85+245258.2</text:p>
          </table:table-cell>
          <table:table-cell office:value-type="float" office:value="196.39106">
            <text:p>196.39106</text:p>
          </table:table-cell>
          <table:table-cell office:value-type="float" office:value="24.88284">
            <text:p>24.882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791">
            <text:p>9.791</text:p>
          </table:table-cell>
          <table:table-cell table:formula="of:=ROUND([.J114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SDSS J130503.41+250419.8</text:p>
          </table:table-cell>
          <table:table-cell office:value-type="float" office:value="196.26424">
            <text:p>196.26424</text:p>
          </table:table-cell>
          <table:table-cell office:value-type="float" office:value="25.07217">
            <text:p>25.072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945">
            <text:p>9.945</text:p>
          </table:table-cell>
          <table:table-cell table:formula="of:=ROUND([.J114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SDSS J130533.00+245625.9</text:p>
          </table:table-cell>
          <table:table-cell office:value-type="float" office:value="196.38751">
            <text:p>196.38751</text:p>
          </table:table-cell>
          <table:table-cell office:value-type="float" office:value="24.94053">
            <text:p>24.940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575">
            <text:p>9.575</text:p>
          </table:table-cell>
          <table:table-cell table:formula="of:=ROUND([.J114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SDSS J130416.18+250005.7</text:p>
          </table:table-cell>
          <table:table-cell office:value-type="float" office:value="196.06744">
            <text:p>196.06744</text:p>
          </table:table-cell>
          <table:table-cell office:value-type="float" office:value="25.00158">
            <text:p>25.001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599">
            <text:p>9.599</text:p>
          </table:table-cell>
          <table:table-cell table:formula="of:=ROUND([.J114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SDSS J130409.59+245250.7</text:p>
          </table:table-cell>
          <table:table-cell office:value-type="float" office:value="196.03997">
            <text:p>196.03997</text:p>
          </table:table-cell>
          <table:table-cell office:value-type="float" office:value="24.88077">
            <text:p>24.880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675">
            <text:p>9.675</text:p>
          </table:table-cell>
          <table:table-cell table:formula="of:=ROUND([.J114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SDSS J130500.93+244518.6</text:p>
          </table:table-cell>
          <table:table-cell office:value-type="float" office:value="196.25387">
            <text:p>196.25387</text:p>
          </table:table-cell>
          <table:table-cell office:value-type="float" office:value="24.75517">
            <text:p>24.755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698">
            <text:p>9.698</text:p>
          </table:table-cell>
          <table:table-cell table:formula="of:=ROUND([.J115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SDSS J130501.43+250359.4</text:p>
          </table:table-cell>
          <table:table-cell office:value-type="float" office:value="196.25597">
            <text:p>196.25597</text:p>
          </table:table-cell>
          <table:table-cell office:value-type="float" office:value="25.0665">
            <text:p>25.06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5">
            <text:p>9.5</text:p>
          </table:table-cell>
          <table:table-cell table:formula="of:=ROUND([.J115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SDSS J130443.48+250416.6</text:p>
          </table:table-cell>
          <table:table-cell office:value-type="float" office:value="196.18118">
            <text:p>196.18118</text:p>
          </table:table-cell>
          <table:table-cell office:value-type="float" office:value="25.07129">
            <text:p>25.071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68">
            <text:p>9.68</text:p>
          </table:table-cell>
          <table:table-cell table:formula="of:=ROUND([.J115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SDSS J130533.52+245257.3</text:p>
          </table:table-cell>
          <table:table-cell office:value-type="float" office:value="196.3897">
            <text:p>196.3897</text:p>
          </table:table-cell>
          <table:table-cell office:value-type="float" office:value="24.88259">
            <text:p>24.882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721">
            <text:p>9.721</text:p>
          </table:table-cell>
          <table:table-cell table:formula="of:=ROUND([.J115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SDSS J130421.22+244736.6</text:p>
          </table:table-cell>
          <table:table-cell office:value-type="float" office:value="196.08845">
            <text:p>196.08845</text:p>
          </table:table-cell>
          <table:table-cell office:value-type="float" office:value="24.79351">
            <text:p>24.793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903">
            <text:p>9.903</text:p>
          </table:table-cell>
          <table:table-cell table:formula="of:=ROUND([.J115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SDSS J130426.35+244638.4</text:p>
          </table:table-cell>
          <table:table-cell office:value-type="float" office:value="196.1098">
            <text:p>196.1098</text:p>
          </table:table-cell>
          <table:table-cell office:value-type="float" office:value="24.77736">
            <text:p>24.777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915">
            <text:p>9.915</text:p>
          </table:table-cell>
          <table:table-cell table:formula="of:=ROUND([.J115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SDSS J130429.64+244609.6</text:p>
          </table:table-cell>
          <table:table-cell office:value-type="float" office:value="196.12353">
            <text:p>196.12353</text:p>
          </table:table-cell>
          <table:table-cell office:value-type="float" office:value="24.76934">
            <text:p>24.76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921">
            <text:p>9.921</text:p>
          </table:table-cell>
          <table:table-cell table:formula="of:=ROUND([.J115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SDSS J130418.13+250033.6</text:p>
          </table:table-cell>
          <table:table-cell office:value-type="float" office:value="196.07558">
            <text:p>196.07558</text:p>
          </table:table-cell>
          <table:table-cell office:value-type="float" office:value="25.00935">
            <text:p>25.009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511">
            <text:p>9.511</text:p>
          </table:table-cell>
          <table:table-cell table:formula="of:=ROUND([.J115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SDSS J130411.97+245829.4</text:p>
          </table:table-cell>
          <table:table-cell office:value-type="float" office:value="196.04988">
            <text:p>196.04988</text:p>
          </table:table-cell>
          <table:table-cell office:value-type="float" office:value="24.97486">
            <text:p>24.974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685">
            <text:p>9.685</text:p>
          </table:table-cell>
          <table:table-cell table:formula="of:=ROUND([.J115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SDSS J130504.71+250401.1</text:p>
          </table:table-cell>
          <table:table-cell office:value-type="float" office:value="196.26966">
            <text:p>196.26966</text:p>
          </table:table-cell>
          <table:table-cell office:value-type="float" office:value="25.06698">
            <text:p>25.066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733">
            <text:p>9.733</text:p>
          </table:table-cell>
          <table:table-cell table:formula="of:=ROUND([.J115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SDSS J130432.83+250341.4</text:p>
          </table:table-cell>
          <table:table-cell office:value-type="float" office:value="196.13682">
            <text:p>196.13682</text:p>
          </table:table-cell>
          <table:table-cell office:value-type="float" office:value="25.0615">
            <text:p>25.06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868">
            <text:p>9.868</text:p>
          </table:table-cell>
          <table:table-cell table:formula="of:=ROUND([.J116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SDSS J130529.42+245937.4</text:p>
          </table:table-cell>
          <table:table-cell office:value-type="float" office:value="196.37259">
            <text:p>196.37259</text:p>
          </table:table-cell>
          <table:table-cell office:value-type="float" office:value="24.99373">
            <text:p>24.993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891">
            <text:p>9.891</text:p>
          </table:table-cell>
          <table:table-cell table:formula="of:=ROUND([.J116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SDSS J130445.94+250436.5</text:p>
          </table:table-cell>
          <table:table-cell office:value-type="float" office:value="196.19146">
            <text:p>196.19146</text:p>
          </table:table-cell>
          <table:table-cell office:value-type="float" office:value="25.07682">
            <text:p>25.076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922">
            <text:p>9.922</text:p>
          </table:table-cell>
          <table:table-cell table:formula="of:=ROUND([.J116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SDSS J130431.87+244550.6</text:p>
          </table:table-cell>
          <table:table-cell office:value-type="float" office:value="196.13282">
            <text:p>196.13282</text:p>
          </table:table-cell>
          <table:table-cell office:value-type="float" office:value="24.76407">
            <text:p>24.76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961">
            <text:p>9.961</text:p>
          </table:table-cell>
          <table:table-cell table:formula="of:=ROUND([.J116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SDSS J130409.62+245710.8</text:p>
          </table:table-cell>
          <table:table-cell office:value-type="float" office:value="196.04011">
            <text:p>196.04011</text:p>
          </table:table-cell>
          <table:table-cell office:value-type="float" office:value="24.95303">
            <text:p>24.95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776">
            <text:p>9.776</text:p>
          </table:table-cell>
          <table:table-cell table:formula="of:=ROUND([.J116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SDSS J130435.84+250357.6</text:p>
          </table:table-cell>
          <table:table-cell office:value-type="float" office:value="196.14937">
            <text:p>196.14937</text:p>
          </table:table-cell>
          <table:table-cell office:value-type="float" office:value="25.06601">
            <text:p>25.066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848">
            <text:p>9.848</text:p>
          </table:table-cell>
          <table:table-cell table:formula="of:=ROUND([.J116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SDSS J130519.60+244707.3</text:p>
          </table:table-cell>
          <table:table-cell office:value-type="float" office:value="196.33167">
            <text:p>196.33167</text:p>
          </table:table-cell>
          <table:table-cell office:value-type="float" office:value="24.78538">
            <text:p>24.785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965">
            <text:p>9.965</text:p>
          </table:table-cell>
          <table:table-cell table:formula="of:=ROUND([.J116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SDSS J130436.46+244521.9</text:p>
          </table:table-cell>
          <table:table-cell office:value-type="float" office:value="196.15193">
            <text:p>196.15193</text:p>
          </table:table-cell>
          <table:table-cell office:value-type="float" office:value="24.7561">
            <text:p>24.75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992">
            <text:p>9.992</text:p>
          </table:table-cell>
          <table:table-cell table:formula="of:=ROUND([.J116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SDSS J130433.42+250321.6</text:p>
          </table:table-cell>
          <table:table-cell office:value-type="float" office:value="196.13927">
            <text:p>196.13927</text:p>
          </table:table-cell>
          <table:table-cell office:value-type="float" office:value="25.05601">
            <text:p>25.056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513">
            <text:p>9.513</text:p>
          </table:table-cell>
          <table:table-cell table:formula="of:=ROUND([.J116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SDSS J130448.39+244513.2</text:p>
          </table:table-cell>
          <table:table-cell office:value-type="float" office:value="196.20165">
            <text:p>196.20165</text:p>
          </table:table-cell>
          <table:table-cell office:value-type="float" office:value="24.75367">
            <text:p>24.753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57">
            <text:p>9.57</text:p>
          </table:table-cell>
          <table:table-cell table:formula="of:=ROUND([.J116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SDSS J130412.92+245856.5</text:p>
          </table:table-cell>
          <table:table-cell office:value-type="float" office:value="196.05385">
            <text:p>196.05385</text:p>
          </table:table-cell>
          <table:table-cell office:value-type="float" office:value="24.98239">
            <text:p>24.982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673">
            <text:p>9.673</text:p>
          </table:table-cell>
          <table:table-cell table:formula="of:=ROUND([.J117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SDSS J130506.61+250350.4</text:p>
          </table:table-cell>
          <table:table-cell office:value-type="float" office:value="196.27756">
            <text:p>196.27756</text:p>
          </table:table-cell>
          <table:table-cell office:value-type="float" office:value="25.06402">
            <text:p>25.064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708">
            <text:p>9.708</text:p>
          </table:table-cell>
          <table:table-cell table:formula="of:=ROUND([.J117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SDSS J130459.74+250431.4</text:p>
          </table:table-cell>
          <table:table-cell office:value-type="float" office:value="196.24893">
            <text:p>196.24893</text:p>
          </table:table-cell>
          <table:table-cell office:value-type="float" office:value="25.07541">
            <text:p>25.075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94">
            <text:p>9.94</text:p>
          </table:table-cell>
          <table:table-cell table:formula="of:=ROUND([.J117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SDSS J130424.26+244728.6</text:p>
          </table:table-cell>
          <table:table-cell office:value-type="float" office:value="196.1011">
            <text:p>196.1011</text:p>
          </table:table-cell>
          <table:table-cell office:value-type="float" office:value="24.7913">
            <text:p>24.79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54">
            <text:p>9.54</text:p>
          </table:table-cell>
          <table:table-cell table:formula="of:=ROUND([.J117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SDSS J130410.01+245148.1</text:p>
          </table:table-cell>
          <table:table-cell office:value-type="float" office:value="196.04173">
            <text:p>196.04173</text:p>
          </table:table-cell>
          <table:table-cell office:value-type="float" office:value="24.86337">
            <text:p>24.863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844">
            <text:p>9.844</text:p>
          </table:table-cell>
          <table:table-cell table:formula="of:=ROUND([.J117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SDSS J130408.76+245241.4</text:p>
          </table:table-cell>
          <table:table-cell office:value-type="float" office:value="196.03653">
            <text:p>196.03653</text:p>
          </table:table-cell>
          <table:table-cell office:value-type="float" office:value="24.87817">
            <text:p>24.878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89">
            <text:p>9.89</text:p>
          </table:table-cell>
          <table:table-cell table:formula="of:=ROUND([.J117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SDSS J130531.19+245804.2</text:p>
          </table:table-cell>
          <table:table-cell office:value-type="float" office:value="196.37998">
            <text:p>196.37998</text:p>
          </table:table-cell>
          <table:table-cell office:value-type="float" office:value="24.96786">
            <text:p>24.967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606">
            <text:p>9.606</text:p>
          </table:table-cell>
          <table:table-cell table:formula="of:=ROUND([.J117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SDSS J130452.61+244506.6</text:p>
          </table:table-cell>
          <table:table-cell office:value-type="float" office:value="196.21925">
            <text:p>196.21925</text:p>
          </table:table-cell>
          <table:table-cell office:value-type="float" office:value="24.75186">
            <text:p>24.751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657">
            <text:p>9.657</text:p>
          </table:table-cell>
          <table:table-cell table:formula="of:=ROUND([.J117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SDSS J130428.40+244635.7</text:p>
          </table:table-cell>
          <table:table-cell office:value-type="float" office:value="196.11837">
            <text:p>196.11837</text:p>
          </table:table-cell>
          <table:table-cell office:value-type="float" office:value="24.77659">
            <text:p>24.776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694">
            <text:p>9.694</text:p>
          </table:table-cell>
          <table:table-cell table:formula="of:=ROUND([.J117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SDSS J130530.62+245819.5</text:p>
          </table:table-cell>
          <table:table-cell office:value-type="float" office:value="196.3776">
            <text:p>196.3776</text:p>
          </table:table-cell>
          <table:table-cell office:value-type="float" office:value="24.97211">
            <text:p>24.972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576">
            <text:p>9.576</text:p>
          </table:table-cell>
          <table:table-cell table:formula="of:=ROUND([.J117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SDSS J130507.36+250349.9</text:p>
          </table:table-cell>
          <table:table-cell office:value-type="float" office:value="196.2807">
            <text:p>196.2807</text:p>
          </table:table-cell>
          <table:table-cell office:value-type="float" office:value="25.06387">
            <text:p>25.06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762">
            <text:p>9.762</text:p>
          </table:table-cell>
          <table:table-cell table:formula="of:=ROUND([.J118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SDSS J130530.04+245927.8</text:p>
          </table:table-cell>
          <table:table-cell office:value-type="float" office:value="196.3752">
            <text:p>196.3752</text:p>
          </table:table-cell>
          <table:table-cell office:value-type="float" office:value="24.99108">
            <text:p>24.991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939">
            <text:p>9.939</text:p>
          </table:table-cell>
          <table:table-cell table:formula="of:=ROUND([.J118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SDSS J130458.87+250435.8</text:p>
          </table:table-cell>
          <table:table-cell office:value-type="float" office:value="196.24533">
            <text:p>196.24533</text:p>
          </table:table-cell>
          <table:table-cell office:value-type="float" office:value="25.07664">
            <text:p>25.076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978">
            <text:p>9.978</text:p>
          </table:table-cell>
          <table:table-cell table:formula="of:=ROUND([.J118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SDSS J130534.07+245520.7</text:p>
          </table:table-cell>
          <table:table-cell office:value-type="float" office:value="196.39199">
            <text:p>196.39199</text:p>
          </table:table-cell>
          <table:table-cell office:value-type="float" office:value="24.92242">
            <text:p>24.922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691">
            <text:p>9.691</text:p>
          </table:table-cell>
          <table:table-cell table:formula="of:=ROUND([.J118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SDSS J130532.46+245741.5</text:p>
          </table:table-cell>
          <table:table-cell office:value-type="float" office:value="196.38526">
            <text:p>196.38526</text:p>
          </table:table-cell>
          <table:table-cell office:value-type="float" office:value="24.96153">
            <text:p>24.961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756">
            <text:p>9.756</text:p>
          </table:table-cell>
          <table:table-cell table:formula="of:=ROUND([.J118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SDSS J130409.19+245245.0</text:p>
          </table:table-cell>
          <table:table-cell office:value-type="float" office:value="196.03831">
            <text:p>196.03831</text:p>
          </table:table-cell>
          <table:table-cell office:value-type="float" office:value="24.87919">
            <text:p>24.879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783">
            <text:p>9.783</text:p>
          </table:table-cell>
          <table:table-cell table:formula="of:=ROUND([.J118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SDSS J130408.69+245609.6</text:p>
          </table:table-cell>
          <table:table-cell office:value-type="float" office:value="196.03622">
            <text:p>196.03622</text:p>
          </table:table-cell>
          <table:table-cell office:value-type="float" office:value="24.93602">
            <text:p>24.936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785">
            <text:p>9.785</text:p>
          </table:table-cell>
          <table:table-cell table:formula="of:=ROUND([.J118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SDSS J130504.00+244524.2</text:p>
          </table:table-cell>
          <table:table-cell office:value-type="float" office:value="196.26668">
            <text:p>196.26668</text:p>
          </table:table-cell>
          <table:table-cell office:value-type="float" office:value="24.75673">
            <text:p>24.756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788">
            <text:p>9.788</text:p>
          </table:table-cell>
          <table:table-cell table:formula="of:=ROUND([.J118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SDSS J130422.83+244720.3</text:p>
          </table:table-cell>
          <table:table-cell office:value-type="float" office:value="196.09516">
            <text:p>196.09516</text:p>
          </table:table-cell>
          <table:table-cell office:value-type="float" office:value="24.78898">
            <text:p>24.788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857">
            <text:p>9.857</text:p>
          </table:table-cell>
          <table:table-cell table:formula="of:=ROUND([.J118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SDSS J130408.35+245256.7</text:p>
          </table:table-cell>
          <table:table-cell office:value-type="float" office:value="196.0348">
            <text:p>196.0348</text:p>
          </table:table-cell>
          <table:table-cell office:value-type="float" office:value="24.88244">
            <text:p>24.882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932">
            <text:p>9.932</text:p>
          </table:table-cell>
          <table:table-cell table:formula="of:=ROUND([.J118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SDSS J130509.56+250321.5</text:p>
          </table:table-cell>
          <table:table-cell office:value-type="float" office:value="196.28987">
            <text:p>196.28987</text:p>
          </table:table-cell>
          <table:table-cell office:value-type="float" office:value="25.056">
            <text:p>25.0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529">
            <text:p>9.529</text:p>
          </table:table-cell>
          <table:table-cell table:formula="of:=ROUND([.J119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SDSS J130410.84+245725.8</text:p>
          </table:table-cell>
          <table:table-cell office:value-type="float" office:value="196.04521">
            <text:p>196.04521</text:p>
          </table:table-cell>
          <table:table-cell office:value-type="float" office:value="24.95719">
            <text:p>24.957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574">
            <text:p>9.574</text:p>
          </table:table-cell>
          <table:table-cell table:formula="of:=ROUND([.J119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SDSS J130409.09+245501.4</text:p>
          </table:table-cell>
          <table:table-cell office:value-type="float" office:value="196.03788">
            <text:p>196.03788</text:p>
          </table:table-cell>
          <table:table-cell office:value-type="float" office:value="24.91706">
            <text:p>24.917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599">
            <text:p>9.599</text:p>
          </table:table-cell>
          <table:table-cell table:formula="of:=ROUND([.J119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SDSS J130420.94+244749.0</text:p>
          </table:table-cell>
          <table:table-cell office:value-type="float" office:value="196.08726">
            <text:p>196.08726</text:p>
          </table:table-cell>
          <table:table-cell office:value-type="float" office:value="24.79696">
            <text:p>24.79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8">
            <text:p>9.8</text:p>
          </table:table-cell>
          <table:table-cell table:formula="of:=ROUND([.J119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SDSS J130408.06+245530.5</text:p>
          </table:table-cell>
          <table:table-cell office:value-type="float" office:value="196.03362">
            <text:p>196.03362</text:p>
          </table:table-cell>
          <table:table-cell office:value-type="float" office:value="24.92516">
            <text:p>24.925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855">
            <text:p>9.855</text:p>
          </table:table-cell>
          <table:table-cell table:formula="of:=ROUND([.J119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SDSS J130459.59+250433.2</text:p>
          </table:table-cell>
          <table:table-cell office:value-type="float" office:value="196.24831">
            <text:p>196.24831</text:p>
          </table:table-cell>
          <table:table-cell office:value-type="float" office:value="25.0759">
            <text:p>25.07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963">
            <text:p>9.963</text:p>
          </table:table-cell>
          <table:table-cell table:formula="of:=ROUND([.J119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SDSS J130532.48+245112.3</text:p>
          </table:table-cell>
          <table:table-cell office:value-type="float" office:value="196.38536">
            <text:p>196.38536</text:p>
          </table:table-cell>
          <table:table-cell office:value-type="float" office:value="24.85342">
            <text:p>24.853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973">
            <text:p>9.973</text:p>
          </table:table-cell>
          <table:table-cell table:formula="of:=ROUND([.J119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SDSS J130524.70+244856.4</text:p>
          </table:table-cell>
          <table:table-cell office:value-type="float" office:value="196.35295">
            <text:p>196.35295</text:p>
          </table:table-cell>
          <table:table-cell office:value-type="float" office:value="24.81569">
            <text:p>24.815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537">
            <text:p>9.537</text:p>
          </table:table-cell>
          <table:table-cell table:formula="of:=ROUND([.J119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SDSS J130500.17+250410.5</text:p>
          </table:table-cell>
          <table:table-cell office:value-type="float" office:value="196.25074">
            <text:p>196.25074</text:p>
          </table:table-cell>
          <table:table-cell office:value-type="float" office:value="25.06959">
            <text:p>25.069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618">
            <text:p>9.618</text:p>
          </table:table-cell>
          <table:table-cell table:formula="of:=ROUND([.J119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SDSS J130435.77+250350.8</text:p>
          </table:table-cell>
          <table:table-cell office:value-type="float" office:value="196.14908">
            <text:p>196.14908</text:p>
          </table:table-cell>
          <table:table-cell office:value-type="float" office:value="25.06414">
            <text:p>25.064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749">
            <text:p>9.749</text:p>
          </table:table-cell>
          <table:table-cell table:formula="of:=ROUND([.J119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SDSS J130420.95+244752.5</text:p>
          </table:table-cell>
          <table:table-cell office:value-type="float" office:value="196.08731">
            <text:p>196.08731</text:p>
          </table:table-cell>
          <table:table-cell office:value-type="float" office:value="24.79794">
            <text:p>24.797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756">
            <text:p>9.756</text:p>
          </table:table-cell>
          <table:table-cell table:formula="of:=ROUND([.J120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SDSS J130432.34+244555.6</text:p>
          </table:table-cell>
          <table:table-cell office:value-type="float" office:value="196.13476">
            <text:p>196.13476</text:p>
          </table:table-cell>
          <table:table-cell office:value-type="float" office:value="24.76545">
            <text:p>24.765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84">
            <text:p>9.84</text:p>
          </table:table-cell>
          <table:table-cell table:formula="of:=ROUND([.J120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SDSS J130440.29+250410.4</text:p>
          </table:table-cell>
          <table:table-cell office:value-type="float" office:value="196.16792">
            <text:p>196.16792</text:p>
          </table:table-cell>
          <table:table-cell office:value-type="float" office:value="25.06957">
            <text:p>25.069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74">
            <text:p>9.74</text:p>
          </table:table-cell>
          <table:table-cell table:formula="of:=ROUND([.J120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SDSS J130532.01+245115.5</text:p>
          </table:table-cell>
          <table:table-cell office:value-type="float" office:value="196.38341">
            <text:p>196.38341</text:p>
          </table:table-cell>
          <table:table-cell office:value-type="float" office:value="24.85432">
            <text:p>24.854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855">
            <text:p>9.855</text:p>
          </table:table-cell>
          <table:table-cell table:formula="of:=ROUND([.J120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SDSS J130423.93+244658.9</text:p>
          </table:table-cell>
          <table:table-cell office:value-type="float" office:value="196.09974">
            <text:p>196.09974</text:p>
          </table:table-cell>
          <table:table-cell office:value-type="float" office:value="24.78303">
            <text:p>24.78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971">
            <text:p>9.971</text:p>
          </table:table-cell>
          <table:table-cell table:formula="of:=ROUND([.J120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SDSS J130426.39+244705.7</text:p>
          </table:table-cell>
          <table:table-cell office:value-type="float" office:value="196.10998">
            <text:p>196.10998</text:p>
          </table:table-cell>
          <table:table-cell office:value-type="float" office:value="24.78493">
            <text:p>24.784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54">
            <text:p>9.54</text:p>
          </table:table-cell>
          <table:table-cell table:formula="of:=ROUND([.J120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SDSS J130420.68+244755.5</text:p>
          </table:table-cell>
          <table:table-cell office:value-type="float" office:value="196.08617">
            <text:p>196.08617</text:p>
          </table:table-cell>
          <table:table-cell office:value-type="float" office:value="24.79877">
            <text:p>24.798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765">
            <text:p>9.765</text:p>
          </table:table-cell>
          <table:table-cell table:formula="of:=ROUND([.J120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SDSS J130420.13+244750.3</text:p>
          </table:table-cell>
          <table:table-cell office:value-type="float" office:value="196.08388">
            <text:p>196.08388</text:p>
          </table:table-cell>
          <table:table-cell office:value-type="float" office:value="24.79733">
            <text:p>24.797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915">
            <text:p>9.915</text:p>
          </table:table-cell>
          <table:table-cell table:formula="of:=ROUND([.J120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SDSS J130445.31+250438.1</text:p>
          </table:table-cell>
          <table:table-cell office:value-type="float" office:value="196.1888">
            <text:p>196.1888</text:p>
          </table:table-cell>
          <table:table-cell office:value-type="float" office:value="25.07725">
            <text:p>25.077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966">
            <text:p>9.966</text:p>
          </table:table-cell>
          <table:table-cell table:formula="of:=ROUND([.J120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SDSS J130410.53+245716.8</text:p>
          </table:table-cell>
          <table:table-cell office:value-type="float" office:value="196.0439">
            <text:p>196.0439</text:p>
          </table:table-cell>
          <table:table-cell office:value-type="float" office:value="24.95467">
            <text:p>24.954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602">
            <text:p>9.602</text:p>
          </table:table-cell>
          <table:table-cell table:formula="of:=ROUND([.J120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SDSS J130532.31+245745.2</text:p>
          </table:table-cell>
          <table:table-cell office:value-type="float" office:value="196.38463">
            <text:p>196.38463</text:p>
          </table:table-cell>
          <table:table-cell office:value-type="float" office:value="24.96256">
            <text:p>24.962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742">
            <text:p>9.742</text:p>
          </table:table-cell>
          <table:table-cell table:formula="of:=ROUND([.J121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SDSS J130431.85+250317.2</text:p>
          </table:table-cell>
          <table:table-cell office:value-type="float" office:value="196.13271">
            <text:p>196.13271</text:p>
          </table:table-cell>
          <table:table-cell office:value-type="float" office:value="25.0548">
            <text:p>25.05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9.606">
            <text:p>9.606</text:p>
          </table:table-cell>
          <table:table-cell table:formula="of:=ROUND([.J121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SDSS J130449.69+250418.8</text:p>
          </table:table-cell>
          <table:table-cell office:value-type="float" office:value="196.20707">
            <text:p>196.20707</text:p>
          </table:table-cell>
          <table:table-cell office:value-type="float" office:value="25.07191">
            <text:p>25.071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9.557">
            <text:p>9.557</text:p>
          </table:table-cell>
          <table:table-cell table:formula="of:=ROUND([.J121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SDSS J130409.20+245516.2</text:p>
          </table:table-cell>
          <table:table-cell office:value-type="float" office:value="196.03836">
            <text:p>196.03836</text:p>
          </table:table-cell>
          <table:table-cell office:value-type="float" office:value="24.92118">
            <text:p>24.921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9.582">
            <text:p>9.582</text:p>
          </table:table-cell>
          <table:table-cell table:formula="of:=ROUND([.J121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SDSS J130409.03+245717.5</text:p>
          </table:table-cell>
          <table:table-cell office:value-type="float" office:value="196.03765">
            <text:p>196.03765</text:p>
          </table:table-cell>
          <table:table-cell office:value-type="float" office:value="24.95488">
            <text:p>24.95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9.933">
            <text:p>9.933</text:p>
          </table:table-cell>
          <table:table-cell table:formula="of:=ROUND([.J121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SDSS J130424.97+244719.0</text:p>
          </table:table-cell>
          <table:table-cell office:value-type="float" office:value="196.10405">
            <text:p>196.10405</text:p>
          </table:table-cell>
          <table:table-cell office:value-type="float" office:value="24.78863">
            <text:p>24.788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9.562">
            <text:p>9.562</text:p>
          </table:table-cell>
          <table:table-cell table:formula="of:=ROUND([.J121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SDSS J130415.17+244941.1</text:p>
          </table:table-cell>
          <table:table-cell office:value-type="float" office:value="196.06321">
            <text:p>196.06321</text:p>
          </table:table-cell>
          <table:table-cell office:value-type="float" office:value="24.82811">
            <text:p>24.828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7.0g</text:p>
          </table:table-cell>
          <table:table-cell office:value-type="float" office:value="9.662">
            <text:p>9.662</text:p>
          </table:table-cell>
          <table:table-cell table:formula="of:=ROUND([.J121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No.</text:p>
          </table:table-cell>
          <table:table-cell office:value-type="string">
            <text:p>Object Name</text:p>
          </table:table-cell>
          <table:table-cell office:value-type="string">
            <text:p>RA(deg)</text:p>
          </table:table-cell>
          <table:table-cell office:value-type="string">
            <text:p>DEC(deg)</text:p>
          </table:table-cell>
          <table:table-cell office:value-type="string">
            <text:p>Type</text:p>
          </table:table-cell>
          <table:table-cell office:value-type="string">
            <text:p>Velocity</text:p>
          </table:table-cell>
          <table:table-cell office:value-type="string">
            <text:p>Redshift</text:p>
          </table:table-cell>
          <table:table-cell office:value-type="string">
            <text:p>Redshift Flag</text:p>
          </table:table-cell>
          <table:table-cell office:value-type="string">
            <text:p>Magnitude and Filter</text:p>
          </table:table-cell>
          <table:table-cell office:value-type="string">
            <text:p>Distance (arcmin)</text:p>
          </table:table-cell>
          <table:table-cell/>
          <table:table-cell office:value-type="string">
            <text:p>References</text:p>
          </table:table-cell>
          <table:table-cell office:value-type="string">
            <text:p>Notes</text:p>
          </table:table-cell>
          <table:table-cell office:value-type="string">
            <text:p>Photometry Points</text:p>
          </table:table-cell>
          <table:table-cell office:value-type="string">
            <text:p>Positions</text:p>
          </table:table-cell>
          <table:table-cell office:value-type="string">
            <text:p>Redshift Points</text:p>
          </table:table-cell>
          <table:table-cell office:value-type="string">
            <text:p>Diameter Points</text:p>
          </table:table-cell>
          <table:table-cell office:value-type="string">
            <text:p>Associations</text:p>
          </table:table-cell>
          <table:table-cell table:number-columns-repeated="1006"/>
        </table:table-row>
        <table:table-row table:style-name="ro1" table:number-rows-repeated="10473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0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6:21:28</meta:creation-date>
    <dc:date>2014-04-10T16:28:47</dc:date>
    <meta:editing-duration>P0D</meta:editing-duration>
    <meta:editing-cycles>1</meta:editing-cycles>
    <meta:document-statistic meta:table-count="3" meta:cell-count="18284" meta:object-count="0"/>
    <meta:generator>LibreOffice/3.5$Linux_X86_64 LibreOffice_project/350m1$Build-2</meta:generator>
  </office:meta>
</office:document-meta>
</file>